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Calibri Light" svg:font-family="'Calibri Light'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299in"/>
    </style:style>
    <style:style style:name="co2" style:family="table-column">
      <style:table-column-properties fo:break-before="auto" style:column-width="1.1571in"/>
    </style:style>
    <style:style style:name="co3" style:family="table-column">
      <style:table-column-properties fo:break-before="auto" style:column-width="0.8984in"/>
    </style:style>
    <style:style style:name="ro1" style:family="table-row">
      <style:table-row-properties style:row-height="0.2189in" fo:break-before="auto" style:use-optimal-row-height="true"/>
    </style:style>
    <style:style style:name="ta1" style:family="table" style:master-page-name="PageStyle_5f_bisiklet_5f_fiyatları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bisiklet_fiyatları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1021" table:default-cell-style-name="Default"/>
        <table:table-row table:style-name="ro1">
          <table:table-cell office:value-type="string" calcext:value-type="string">
            <text:p>Fiyat</text:p>
          </table:table-cell>
          <table:table-cell office:value-type="string" calcext:value-type="string">
            <text:p>BisikletOzellik1</text:p>
          </table:table-cell>
          <table:table-cell office:value-type="string" calcext:value-type="string">
            <text:p>BisikletOzellik2</text:p>
          </table:table-cell>
          <table:table-cell table:number-columns-repeated="1021"/>
        </table:table-row>
        <table:table-row table:style-name="ro1">
          <table:table-cell office:value-type="float" office:value="807.6738764" calcext:value-type="float">
            <text:p>807.6738764</text:p>
          </table:table-cell>
          <table:table-cell office:value-type="float" office:value="1749.628226" calcext:value-type="float">
            <text:p>1749.628226</text:p>
          </table:table-cell>
          <table:table-cell office:value-type="float" office:value="1749.590668" calcext:value-type="float">
            <text:p>1749.590668</text:p>
          </table:table-cell>
          <table:table-cell table:number-columns-repeated="1021"/>
        </table:table-row>
        <table:table-row table:style-name="ro1">
          <table:table-cell office:value-type="float" office:value="959.2275201" calcext:value-type="float">
            <text:p>959.2275201</text:p>
          </table:table-cell>
          <table:table-cell office:value-type="float" office:value="1748.007826" calcext:value-type="float">
            <text:p>1748.007826</text:p>
          </table:table-cell>
          <table:table-cell office:value-type="float" office:value="1751.824206" calcext:value-type="float">
            <text:p>1751.824206</text:p>
          </table:table-cell>
          <table:table-cell table:number-columns-repeated="1021"/>
        </table:table-row>
        <table:table-row table:style-name="ro1">
          <table:table-cell office:value-type="float" office:value="718.0200329" calcext:value-type="float">
            <text:p>718.0200329</text:p>
          </table:table-cell>
          <table:table-cell office:value-type="float" office:value="1750.122967" calcext:value-type="float">
            <text:p>1750.122967</text:p>
          </table:table-cell>
          <table:table-cell office:value-type="float" office:value="1747.977026" calcext:value-type="float">
            <text:p>1747.977026</text:p>
          </table:table-cell>
          <table:table-cell table:number-columns-repeated="1021"/>
        </table:table-row>
        <table:table-row table:style-name="ro1">
          <table:table-cell office:value-type="float" office:value="945.6688847" calcext:value-type="float">
            <text:p>945.6688847</text:p>
          </table:table-cell>
          <table:table-cell office:value-type="float" office:value="1749.91644" calcext:value-type="float">
            <text:p>1749.91644</text:p>
          </table:table-cell>
          <table:table-cell office:value-type="float" office:value="1750.771646" calcext:value-type="float">
            <text:p>1750.771646</text:p>
          </table:table-cell>
          <table:table-cell table:number-columns-repeated="1021"/>
        </table:table-row>
        <table:table-row table:style-name="ro1">
          <table:table-cell office:value-type="float" office:value="955.5429676" calcext:value-type="float">
            <text:p>955.5429676</text:p>
          </table:table-cell>
          <table:table-cell office:value-type="float" office:value="1750.780519" calcext:value-type="float">
            <text:p>1750.780519</text:p>
          </table:table-cell>
          <table:table-cell office:value-type="float" office:value="1750.59243" calcext:value-type="float">
            <text:p>1750.59243</text:p>
          </table:table-cell>
          <table:table-cell table:number-columns-repeated="1021"/>
        </table:table-row>
        <table:table-row table:style-name="ro1">
          <table:table-cell office:value-type="float" office:value="950.2214253" calcext:value-type="float">
            <text:p>950.2214253</text:p>
          </table:table-cell>
          <table:table-cell office:value-type="float" office:value="1749.463071" calcext:value-type="float">
            <text:p>1749.463071</text:p>
          </table:table-cell>
          <table:table-cell office:value-type="float" office:value="1751.099011" calcext:value-type="float">
            <text:p>1751.099011</text:p>
          </table:table-cell>
          <table:table-cell table:number-columns-repeated="1021"/>
        </table:table-row>
        <table:table-row table:style-name="ro1">
          <table:table-cell office:value-type="float" office:value="972.0999123" calcext:value-type="float">
            <text:p>972.0999123</text:p>
          </table:table-cell>
          <table:table-cell office:value-type="float" office:value="1750.482746" calcext:value-type="float">
            <text:p>1750.482746</text:p>
          </table:table-cell>
          <table:table-cell office:value-type="float" office:value="1750.778662" calcext:value-type="float">
            <text:p>1750.778662</text:p>
          </table:table-cell>
          <table:table-cell table:number-columns-repeated="1021"/>
        </table:table-row>
        <table:table-row table:style-name="ro1">
          <table:table-cell office:value-type="float" office:value="730.7470179" calcext:value-type="float">
            <text:p>730.7470179</text:p>
          </table:table-cell>
          <table:table-cell office:value-type="float" office:value="1750.724858" calcext:value-type="float">
            <text:p>1750.724858</text:p>
          </table:table-cell>
          <table:table-cell office:value-type="float" office:value="1748.037351" calcext:value-type="float">
            <text:p>1748.037351</text:p>
          </table:table-cell>
          <table:table-cell table:number-columns-repeated="1021"/>
        </table:table-row>
        <table:table-row table:style-name="ro1">
          <table:table-cell office:value-type="float" office:value="653.0064296" calcext:value-type="float">
            <text:p>653.0064296</text:p>
          </table:table-cell>
          <table:table-cell office:value-type="float" office:value="1750.029061" calcext:value-type="float">
            <text:p>1750.029061</text:p>
          </table:table-cell>
          <table:table-cell office:value-type="float" office:value="1747.332994" calcext:value-type="float">
            <text:p>1747.332994</text:p>
          </table:table-cell>
          <table:table-cell table:number-columns-repeated="1021"/>
        </table:table-row>
        <table:table-row table:style-name="ro1">
          <table:table-cell office:value-type="float" office:value="1108.363012" calcext:value-type="float">
            <text:p>1108.363012</text:p>
          </table:table-cell>
          <table:table-cell office:value-type="float" office:value="1749.83488" calcext:value-type="float">
            <text:p>1749.83488</text:p>
          </table:table-cell>
          <table:table-cell office:value-type="float" office:value="1752.790342" calcext:value-type="float">
            <text:p>1752.790342</text:p>
          </table:table-cell>
          <table:table-cell table:number-columns-repeated="1021"/>
        </table:table-row>
        <table:table-row table:style-name="ro1">
          <table:table-cell office:value-type="float" office:value="1092.432411" calcext:value-type="float">
            <text:p>1092.432411</text:p>
          </table:table-cell>
          <table:table-cell office:value-type="float" office:value="1753.674957" calcext:value-type="float">
            <text:p>1753.674957</text:p>
          </table:table-cell>
          <table:table-cell office:value-type="float" office:value="1750.855601" calcext:value-type="float">
            <text:p>1750.855601</text:p>
          </table:table-cell>
          <table:table-cell table:number-columns-repeated="1021"/>
        </table:table-row>
        <table:table-row table:style-name="ro1">
          <table:table-cell office:value-type="float" office:value="831.9017301" calcext:value-type="float">
            <text:p>831.9017301</text:p>
          </table:table-cell>
          <table:table-cell office:value-type="float" office:value="1750.403934" calcext:value-type="float">
            <text:p>1750.403934</text:p>
          </table:table-cell>
          <table:table-cell office:value-type="float" office:value="1749.2369" calcext:value-type="float">
            <text:p>1749.2369</text:p>
          </table:table-cell>
          <table:table-cell table:number-columns-repeated="1021"/>
        </table:table-row>
        <table:table-row table:style-name="ro1">
          <table:table-cell office:value-type="float" office:value="1050.644778" calcext:value-type="float">
            <text:p>1050.644778</text:p>
          </table:table-cell>
          <table:table-cell office:value-type="float" office:value="1749.482545" calcext:value-type="float">
            <text:p>1749.482545</text:p>
          </table:table-cell>
          <table:table-cell office:value-type="float" office:value="1752.425774" calcext:value-type="float">
            <text:p>1752.425774</text:p>
          </table:table-cell>
          <table:table-cell table:number-columns-repeated="1021"/>
        </table:table-row>
        <table:table-row table:style-name="ro1">
          <table:table-cell office:value-type="float" office:value="932.4576656" calcext:value-type="float">
            <text:p>932.4576656</text:p>
          </table:table-cell>
          <table:table-cell office:value-type="float" office:value="1751.350257" calcext:value-type="float">
            <text:p>1751.350257</text:p>
          </table:table-cell>
          <table:table-cell office:value-type="float" office:value="1749.893437" calcext:value-type="float">
            <text:p>1749.893437</text:p>
          </table:table-cell>
          <table:table-cell table:number-columns-repeated="1021"/>
        </table:table-row>
        <table:table-row table:style-name="ro1">
          <table:table-cell office:value-type="float" office:value="827.4618849" calcext:value-type="float">
            <text:p>827.4618849</text:p>
          </table:table-cell>
          <table:table-cell office:value-type="float" office:value="1748.815151" calcext:value-type="float">
            <text:p>1748.815151</text:p>
          </table:table-cell>
          <table:table-cell office:value-type="float" office:value="1750.096879" calcext:value-type="float">
            <text:p>1750.096879</text:p>
          </table:table-cell>
          <table:table-cell table:number-columns-repeated="1021"/>
        </table:table-row>
        <table:table-row table:style-name="ro1">
          <table:table-cell office:value-type="float" office:value="886.0465092" calcext:value-type="float">
            <text:p>886.0465092</text:p>
          </table:table-cell>
          <table:table-cell office:value-type="float" office:value="1750.663955" calcext:value-type="float">
            <text:p>1750.663955</text:p>
          </table:table-cell>
          <table:table-cell office:value-type="float" office:value="1749.70124" calcext:value-type="float">
            <text:p>1749.70124</text:p>
          </table:table-cell>
          <table:table-cell table:number-columns-repeated="1021"/>
        </table:table-row>
        <table:table-row table:style-name="ro1">
          <table:table-cell office:value-type="float" office:value="889.7252105" calcext:value-type="float">
            <text:p>889.7252105</text:p>
          </table:table-cell>
          <table:table-cell office:value-type="float" office:value="1747.39798" calcext:value-type="float">
            <text:p>1747.39798</text:p>
          </table:table-cell>
          <table:table-cell office:value-type="float" office:value="1751.256074" calcext:value-type="float">
            <text:p>1751.256074</text:p>
          </table:table-cell>
          <table:table-cell table:number-columns-repeated="1021"/>
        </table:table-row>
        <table:table-row table:style-name="ro1">
          <table:table-cell office:value-type="float" office:value="1068.296866" calcext:value-type="float">
            <text:p>1068.296866</text:p>
          </table:table-cell>
          <table:table-cell office:value-type="float" office:value="1752.451952" calcext:value-type="float">
            <text:p>1752.451952</text:p>
          </table:table-cell>
          <table:table-cell office:value-type="float" office:value="1750.851538" calcext:value-type="float">
            <text:p>1750.851538</text:p>
          </table:table-cell>
          <table:table-cell table:number-columns-repeated="1021"/>
        </table:table-row>
        <table:table-row table:style-name="ro1">
          <table:table-cell office:value-type="float" office:value="566.4010835" calcext:value-type="float">
            <text:p>566.4010835</text:p>
          </table:table-cell>
          <table:table-cell office:value-type="float" office:value="1749.452746" calcext:value-type="float">
            <text:p>1749.452746</text:p>
          </table:table-cell>
          <table:table-cell office:value-type="float" office:value="1746.810549" calcext:value-type="float">
            <text:p>1746.810549</text:p>
          </table:table-cell>
          <table:table-cell table:number-columns-repeated="1021"/>
        </table:table-row>
        <table:table-row table:style-name="ro1">
          <table:table-cell office:value-type="float" office:value="780.8715318" calcext:value-type="float">
            <text:p>780.8715318</text:p>
          </table:table-cell>
          <table:table-cell office:value-type="float" office:value="1752.19596" calcext:value-type="float">
            <text:p>1752.19596</text:p>
          </table:table-cell>
          <table:table-cell office:value-type="float" office:value="1747.851739" calcext:value-type="float">
            <text:p>1747.851739</text:p>
          </table:table-cell>
          <table:table-cell table:number-columns-repeated="1021"/>
        </table:table-row>
        <table:table-row table:style-name="ro1">
          <table:table-cell office:value-type="float" office:value="633.7147302" calcext:value-type="float">
            <text:p>633.7147302</text:p>
          </table:table-cell>
          <table:table-cell office:value-type="float" office:value="1747.911291" calcext:value-type="float">
            <text:p>1747.911291</text:p>
          </table:table-cell>
          <table:table-cell office:value-type="float" office:value="1748.17437" calcext:value-type="float">
            <text:p>1748.17437</text:p>
          </table:table-cell>
          <table:table-cell table:number-columns-repeated="1021"/>
        </table:table-row>
        <table:table-row table:style-name="ro1">
          <table:table-cell office:value-type="float" office:value="758.4686205" calcext:value-type="float">
            <text:p>758.4686205</text:p>
          </table:table-cell>
          <table:table-cell office:value-type="float" office:value="1750.005335" calcext:value-type="float">
            <text:p>1750.005335</text:p>
          </table:table-cell>
          <table:table-cell office:value-type="float" office:value="1748.500451" calcext:value-type="float">
            <text:p>1748.500451</text:p>
          </table:table-cell>
          <table:table-cell table:number-columns-repeated="1021"/>
        </table:table-row>
        <table:table-row table:style-name="ro1">
          <table:table-cell office:value-type="float" office:value="983.5045088" calcext:value-type="float">
            <text:p>983.5045088</text:p>
          </table:table-cell>
          <table:table-cell office:value-type="float" office:value="1753.688115" calcext:value-type="float">
            <text:p>1753.688115</text:p>
          </table:table-cell>
          <table:table-cell office:value-type="float" office:value="1749.610612" calcext:value-type="float">
            <text:p>1749.610612</text:p>
          </table:table-cell>
          <table:table-cell table:number-columns-repeated="1021"/>
        </table:table-row>
        <table:table-row table:style-name="ro1">
          <table:table-cell office:value-type="float" office:value="1115.291836" calcext:value-type="float">
            <text:p>1115.291836</text:p>
          </table:table-cell>
          <table:table-cell office:value-type="float" office:value="1752.028208" calcext:value-type="float">
            <text:p>1752.028208</text:p>
          </table:table-cell>
          <table:table-cell office:value-type="float" office:value="1751.886485" calcext:value-type="float">
            <text:p>1751.886485</text:p>
          </table:table-cell>
          <table:table-cell table:number-columns-repeated="1021"/>
        </table:table-row>
        <table:table-row table:style-name="ro1">
          <table:table-cell office:value-type="float" office:value="914.9140132" calcext:value-type="float">
            <text:p>914.9140132</text:p>
          </table:table-cell>
          <table:table-cell office:value-type="float" office:value="1749.10965" calcext:value-type="float">
            <text:p>1749.10965</text:p>
          </table:table-cell>
          <table:table-cell office:value-type="float" office:value="1750.954059" calcext:value-type="float">
            <text:p>1750.954059</text:p>
          </table:table-cell>
          <table:table-cell table:number-columns-repeated="1021"/>
        </table:table-row>
        <table:table-row table:style-name="ro1">
          <table:table-cell office:value-type="float" office:value="822.1549425" calcext:value-type="float">
            <text:p>822.1549425</text:p>
          </table:table-cell>
          <table:table-cell office:value-type="float" office:value="1750.75579" calcext:value-type="float">
            <text:p>1750.75579</text:p>
          </table:table-cell>
          <table:table-cell office:value-type="float" office:value="1749.000053" calcext:value-type="float">
            <text:p>1749.000053</text:p>
          </table:table-cell>
          <table:table-cell table:number-columns-repeated="1021"/>
        </table:table-row>
        <table:table-row table:style-name="ro1">
          <table:table-cell office:value-type="float" office:value="950.4423736" calcext:value-type="float">
            <text:p>950.4423736</text:p>
          </table:table-cell>
          <table:table-cell office:value-type="float" office:value="1750.230771" calcext:value-type="float">
            <text:p>1750.230771</text:p>
          </table:table-cell>
          <table:table-cell office:value-type="float" office:value="1750.716489" calcext:value-type="float">
            <text:p>1750.716489</text:p>
          </table:table-cell>
          <table:table-cell table:number-columns-repeated="1021"/>
        </table:table-row>
        <table:table-row table:style-name="ro1">
          <table:table-cell office:value-type="float" office:value="989.5097974" calcext:value-type="float">
            <text:p>989.5097974</text:p>
          </table:table-cell>
          <table:table-cell office:value-type="float" office:value="1748.85742" calcext:value-type="float">
            <text:p>1748.85742</text:p>
          </table:table-cell>
          <table:table-cell office:value-type="float" office:value="1751.783591" calcext:value-type="float">
            <text:p>1751.783591</text:p>
          </table:table-cell>
          <table:table-cell table:number-columns-repeated="1021"/>
        </table:table-row>
        <table:table-row table:style-name="ro1">
          <table:table-cell office:value-type="float" office:value="927.5574942" calcext:value-type="float">
            <text:p>927.5574942</text:p>
          </table:table-cell>
          <table:table-cell office:value-type="float" office:value="1750.392753" calcext:value-type="float">
            <text:p>1750.392753</text:p>
          </table:table-cell>
          <table:table-cell office:value-type="float" office:value="1750.483304" calcext:value-type="float">
            <text:p>1750.483304</text:p>
          </table:table-cell>
          <table:table-cell table:number-columns-repeated="1021"/>
        </table:table-row>
        <table:table-row table:style-name="ro1">
          <table:table-cell office:value-type="float" office:value="1068.515289" calcext:value-type="float">
            <text:p>1068.515289</text:p>
          </table:table-cell>
          <table:table-cell office:value-type="float" office:value="1751.412486" calcext:value-type="float">
            <text:p>1751.412486</text:p>
          </table:table-cell>
          <table:table-cell office:value-type="float" office:value="1751.474736" calcext:value-type="float">
            <text:p>1751.474736</text:p>
          </table:table-cell>
          <table:table-cell table:number-columns-repeated="1021"/>
        </table:table-row>
        <table:table-row table:style-name="ro1">
          <table:table-cell office:value-type="float" office:value="844.4737208" calcext:value-type="float">
            <text:p>844.4737208</text:p>
          </table:table-cell>
          <table:table-cell office:value-type="float" office:value="1749.390491" calcext:value-type="float">
            <text:p>1749.390491</text:p>
          </table:table-cell>
          <table:table-cell office:value-type="float" office:value="1750.105018" calcext:value-type="float">
            <text:p>1750.105018</text:p>
          </table:table-cell>
          <table:table-cell table:number-columns-repeated="1021"/>
        </table:table-row>
        <table:table-row table:style-name="ro1">
          <table:table-cell office:value-type="float" office:value="573.2300709" calcext:value-type="float">
            <text:p>573.2300709</text:p>
          </table:table-cell>
          <table:table-cell office:value-type="float" office:value="1750.198287" calcext:value-type="float">
            <text:p>1750.198287</text:p>
          </table:table-cell>
          <table:table-cell office:value-type="float" office:value="1746.458225" calcext:value-type="float">
            <text:p>1746.458225</text:p>
          </table:table-cell>
          <table:table-cell table:number-columns-repeated="1021"/>
        </table:table-row>
        <table:table-row table:style-name="ro1">
          <table:table-cell office:value-type="float" office:value="1014.528968" calcext:value-type="float">
            <text:p>1014.528968</text:p>
          </table:table-cell>
          <table:table-cell office:value-type="float" office:value="1749.86701" calcext:value-type="float">
            <text:p>1749.86701</text:p>
          </table:table-cell>
          <table:table-cell office:value-type="float" office:value="1751.620021" calcext:value-type="float">
            <text:p>1751.620021</text:p>
          </table:table-cell>
          <table:table-cell table:number-columns-repeated="1021"/>
        </table:table-row>
        <table:table-row table:style-name="ro1">
          <table:table-cell office:value-type="float" office:value="784.7521757" calcext:value-type="float">
            <text:p>784.7521757</text:p>
          </table:table-cell>
          <table:table-cell office:value-type="float" office:value="1749.417185" calcext:value-type="float">
            <text:p>1749.417185</text:p>
          </table:table-cell>
          <table:table-cell office:value-type="float" office:value="1749.481991" calcext:value-type="float">
            <text:p>1749.481991</text:p>
          </table:table-cell>
          <table:table-cell table:number-columns-repeated="1021"/>
        </table:table-row>
        <table:table-row table:style-name="ro1">
          <table:table-cell office:value-type="float" office:value="1100.709911" calcext:value-type="float">
            <text:p>1100.709911</text:p>
          </table:table-cell>
          <table:table-cell office:value-type="float" office:value="1751.274375" calcext:value-type="float">
            <text:p>1751.274375</text:p>
          </table:table-cell>
          <table:table-cell office:value-type="float" office:value="1751.943308" calcext:value-type="float">
            <text:p>1751.943308</text:p>
          </table:table-cell>
          <table:table-cell table:number-columns-repeated="1021"/>
        </table:table-row>
        <table:table-row table:style-name="ro1">
          <table:table-cell office:value-type="float" office:value="939.3954013" calcext:value-type="float">
            <text:p>939.3954013</text:p>
          </table:table-cell>
          <table:table-cell office:value-type="float" office:value="1752.54663" calcext:value-type="float">
            <text:p>1752.54663</text:p>
          </table:table-cell>
          <table:table-cell office:value-type="float" office:value="1749.58896" calcext:value-type="float">
            <text:p>1749.58896</text:p>
          </table:table-cell>
          <table:table-cell table:number-columns-repeated="1021"/>
        </table:table-row>
        <table:table-row table:style-name="ro1">
          <table:table-cell office:value-type="float" office:value="997.617767" calcext:value-type="float">
            <text:p>997.617767</text:p>
          </table:table-cell>
          <table:table-cell office:value-type="float" office:value="1750.844326" calcext:value-type="float">
            <text:p>1750.844326</text:p>
          </table:table-cell>
          <table:table-cell office:value-type="float" office:value="1750.904433" calcext:value-type="float">
            <text:p>1750.904433</text:p>
          </table:table-cell>
          <table:table-cell table:number-columns-repeated="1021"/>
        </table:table-row>
        <table:table-row table:style-name="ro1">
          <table:table-cell office:value-type="float" office:value="626.1947566" calcext:value-type="float">
            <text:p>626.1947566</text:p>
          </table:table-cell>
          <table:table-cell office:value-type="float" office:value="1747.393432" calcext:value-type="float">
            <text:p>1747.393432</text:p>
          </table:table-cell>
          <table:table-cell office:value-type="float" office:value="1748.303847" calcext:value-type="float">
            <text:p>1748.303847</text:p>
          </table:table-cell>
          <table:table-cell table:number-columns-repeated="1021"/>
        </table:table-row>
        <table:table-row table:style-name="ro1">
          <table:table-cell office:value-type="float" office:value="1071.148623" calcext:value-type="float">
            <text:p>1071.148623</text:p>
          </table:table-cell>
          <table:table-cell office:value-type="float" office:value="1753.172852" calcext:value-type="float">
            <text:p>1753.172852</text:p>
          </table:table-cell>
          <table:table-cell office:value-type="float" office:value="1750.689555" calcext:value-type="float">
            <text:p>1750.689555</text:p>
          </table:table-cell>
          <table:table-cell table:number-columns-repeated="1021"/>
        </table:table-row>
        <table:table-row table:style-name="ro1">
          <table:table-cell office:value-type="float" office:value="778.1894898" calcext:value-type="float">
            <text:p>778.1894898</text:p>
          </table:table-cell>
          <table:table-cell office:value-type="float" office:value="1747.888698" calcext:value-type="float">
            <text:p>1747.888698</text:p>
          </table:table-cell>
          <table:table-cell office:value-type="float" office:value="1749.840062" calcext:value-type="float">
            <text:p>1749.840062</text:p>
          </table:table-cell>
          <table:table-cell table:number-columns-repeated="1021"/>
        </table:table-row>
        <table:table-row table:style-name="ro1">
          <table:table-cell office:value-type="float" office:value="1050.207614" calcext:value-type="float">
            <text:p>1050.207614</text:p>
          </table:table-cell>
          <table:table-cell office:value-type="float" office:value="1749.195628" calcext:value-type="float">
            <text:p>1749.195628</text:p>
          </table:table-cell>
          <table:table-cell office:value-type="float" office:value="1752.160562" calcext:value-type="float">
            <text:p>1752.160562</text:p>
          </table:table-cell>
          <table:table-cell table:number-columns-repeated="1021"/>
        </table:table-row>
        <table:table-row table:style-name="ro1">
          <table:table-cell office:value-type="float" office:value="916.1829736" calcext:value-type="float">
            <text:p>916.1829736</text:p>
          </table:table-cell>
          <table:table-cell office:value-type="float" office:value="1748.681773" calcext:value-type="float">
            <text:p>1748.681773</text:p>
          </table:table-cell>
          <table:table-cell office:value-type="float" office:value="1751.183114" calcext:value-type="float">
            <text:p>1751.183114</text:p>
          </table:table-cell>
          <table:table-cell table:number-columns-repeated="1021"/>
        </table:table-row>
        <table:table-row table:style-name="ro1">
          <table:table-cell office:value-type="float" office:value="897.6624037" calcext:value-type="float">
            <text:p>897.6624037</text:p>
          </table:table-cell>
          <table:table-cell office:value-type="float" office:value="1747.681905" calcext:value-type="float">
            <text:p>1747.681905</text:p>
          </table:table-cell>
          <table:table-cell office:value-type="float" office:value="1751.334307" calcext:value-type="float">
            <text:p>1751.334307</text:p>
          </table:table-cell>
          <table:table-cell table:number-columns-repeated="1021"/>
        </table:table-row>
        <table:table-row table:style-name="ro1">
          <table:table-cell office:value-type="float" office:value="1076.042305" calcext:value-type="float">
            <text:p>1076.042305</text:p>
          </table:table-cell>
          <table:table-cell office:value-type="float" office:value="1752.684971" calcext:value-type="float">
            <text:p>1752.684971</text:p>
          </table:table-cell>
          <table:table-cell office:value-type="float" office:value="1750.969123" calcext:value-type="float">
            <text:p>1750.969123</text:p>
          </table:table-cell>
          <table:table-cell table:number-columns-repeated="1021"/>
        </table:table-row>
        <table:table-row table:style-name="ro1">
          <table:table-cell office:value-type="float" office:value="707.6178069" calcext:value-type="float">
            <text:p>707.6178069</text:p>
          </table:table-cell>
          <table:table-cell office:value-type="float" office:value="1748.994534" calcext:value-type="float">
            <text:p>1748.994534</text:p>
          </table:table-cell>
          <table:table-cell office:value-type="float" office:value="1748.59648" calcext:value-type="float">
            <text:p>1748.59648</text:p>
          </table:table-cell>
          <table:table-cell table:number-columns-repeated="1021"/>
        </table:table-row>
        <table:table-row table:style-name="ro1">
          <table:table-cell office:value-type="float" office:value="1126.454907" calcext:value-type="float">
            <text:p>1126.454907</text:p>
          </table:table-cell>
          <table:table-cell office:value-type="float" office:value="1748.248518" calcext:value-type="float">
            <text:p>1748.248518</text:p>
          </table:table-cell>
          <table:table-cell office:value-type="float" office:value="1753.598271" calcext:value-type="float">
            <text:p>1753.598271</text:p>
          </table:table-cell>
          <table:table-cell table:number-columns-repeated="1021"/>
        </table:table-row>
        <table:table-row table:style-name="ro1">
          <table:table-cell office:value-type="float" office:value="855.674057" calcext:value-type="float">
            <text:p>855.674057</text:p>
          </table:table-cell>
          <table:table-cell office:value-type="float" office:value="1750.13324" calcext:value-type="float">
            <text:p>1750.13324</text:p>
          </table:table-cell>
          <table:table-cell office:value-type="float" office:value="1749.610684" calcext:value-type="float">
            <text:p>1749.610684</text:p>
          </table:table-cell>
          <table:table-cell table:number-columns-repeated="1021"/>
        </table:table-row>
        <table:table-row table:style-name="ro1">
          <table:table-cell office:value-type="float" office:value="775.6082" calcext:value-type="float">
            <text:p>775.6082</text:p>
          </table:table-cell>
          <table:table-cell office:value-type="float" office:value="1751.718377" calcext:value-type="float">
            <text:p>1751.718377</text:p>
          </table:table-cell>
          <table:table-cell office:value-type="float" office:value="1748.180213" calcext:value-type="float">
            <text:p>1748.180213</text:p>
          </table:table-cell>
          <table:table-cell table:number-columns-repeated="1021"/>
        </table:table-row>
        <table:table-row table:style-name="ro1">
          <table:table-cell office:value-type="float" office:value="900.3383662" calcext:value-type="float">
            <text:p>900.3383662</text:p>
          </table:table-cell>
          <table:table-cell office:value-type="float" office:value="1750.110818" calcext:value-type="float">
            <text:p>1750.110818</text:p>
          </table:table-cell>
          <table:table-cell office:value-type="float" office:value="1750.285228" calcext:value-type="float">
            <text:p>1750.285228</text:p>
          </table:table-cell>
          <table:table-cell table:number-columns-repeated="1021"/>
        </table:table-row>
        <table:table-row table:style-name="ro1">
          <table:table-cell office:value-type="float" office:value="901.043046" calcext:value-type="float">
            <text:p>901.043046</text:p>
          </table:table-cell>
          <table:table-cell office:value-type="float" office:value="1752.277763" calcext:value-type="float">
            <text:p>1752.277763</text:p>
          </table:table-cell>
          <table:table-cell office:value-type="float" office:value="1749.200642" calcext:value-type="float">
            <text:p>1749.200642</text:p>
          </table:table-cell>
          <table:table-cell table:number-columns-repeated="1021"/>
        </table:table-row>
        <table:table-row table:style-name="ro1">
          <table:table-cell office:value-type="float" office:value="568.8524138" calcext:value-type="float">
            <text:p>568.8524138</text:p>
          </table:table-cell>
          <table:table-cell office:value-type="float" office:value="1749.759473" calcext:value-type="float">
            <text:p>1749.759473</text:p>
          </table:table-cell>
          <table:table-cell office:value-type="float" office:value="1746.609264" calcext:value-type="float">
            <text:p>1746.609264</text:p>
          </table:table-cell>
          <table:table-cell table:number-columns-repeated="1021"/>
        </table:table-row>
        <table:table-row table:style-name="ro1">
          <table:table-cell office:value-type="float" office:value="970.6586024" calcext:value-type="float">
            <text:p>970.6586024</text:p>
          </table:table-cell>
          <table:table-cell office:value-type="float" office:value="1753.217563" calcext:value-type="float">
            <text:p>1753.217563</text:p>
          </table:table-cell>
          <table:table-cell office:value-type="float" office:value="1749.703528" calcext:value-type="float">
            <text:p>1749.703528</text:p>
          </table:table-cell>
          <table:table-cell table:number-columns-repeated="1021"/>
        </table:table-row>
        <table:table-row table:style-name="ro1">
          <table:table-cell office:value-type="float" office:value="789.93495" calcext:value-type="float">
            <text:p>789.93495</text:p>
          </table:table-cell>
          <table:table-cell office:value-type="float" office:value="1748.351436" calcext:value-type="float">
            <text:p>1748.351436</text:p>
          </table:table-cell>
          <table:table-cell office:value-type="float" office:value="1749.804005" calcext:value-type="float">
            <text:p>1749.804005</text:p>
          </table:table-cell>
          <table:table-cell table:number-columns-repeated="1021"/>
        </table:table-row>
        <table:table-row table:style-name="ro1">
          <table:table-cell office:value-type="float" office:value="1028.438035" calcext:value-type="float">
            <text:p>1028.438035</text:p>
          </table:table-cell>
          <table:table-cell office:value-type="float" office:value="1751.318222" calcext:value-type="float">
            <text:p>1751.318222</text:p>
          </table:table-cell>
          <table:table-cell office:value-type="float" office:value="1750.975769" calcext:value-type="float">
            <text:p>1750.975769</text:p>
          </table:table-cell>
          <table:table-cell table:number-columns-repeated="1021"/>
        </table:table-row>
        <table:table-row table:style-name="ro1">
          <table:table-cell office:value-type="float" office:value="836.0406201" calcext:value-type="float">
            <text:p>836.0406201</text:p>
          </table:table-cell>
          <table:table-cell office:value-type="float" office:value="1750.602591" calcext:value-type="float">
            <text:p>1750.602591</text:p>
          </table:table-cell>
          <table:table-cell office:value-type="float" office:value="1749.230631" calcext:value-type="float">
            <text:p>1749.230631</text:p>
          </table:table-cell>
          <table:table-cell table:number-columns-repeated="1021"/>
        </table:table-row>
        <table:table-row table:style-name="ro1">
          <table:table-cell office:value-type="float" office:value="1005.402312" calcext:value-type="float">
            <text:p>1005.402312</text:p>
          </table:table-cell>
          <table:table-cell office:value-type="float" office:value="1753.542033" calcext:value-type="float">
            <text:p>1753.542033</text:p>
          </table:table-cell>
          <table:table-cell office:value-type="float" office:value="1749.859981" calcext:value-type="float">
            <text:p>1749.859981</text:p>
          </table:table-cell>
          <table:table-cell table:number-columns-repeated="1021"/>
        </table:table-row>
        <table:table-row table:style-name="ro1">
          <table:table-cell office:value-type="float" office:value="960.5938984" calcext:value-type="float">
            <text:p>960.5938984</text:p>
          </table:table-cell>
          <table:table-cell office:value-type="float" office:value="1748.964866" calcext:value-type="float">
            <text:p>1748.964866</text:p>
          </table:table-cell>
          <table:table-cell office:value-type="float" office:value="1751.516754" calcext:value-type="float">
            <text:p>1751.516754</text:p>
          </table:table-cell>
          <table:table-cell table:number-columns-repeated="1021"/>
        </table:table-row>
        <table:table-row table:style-name="ro1">
          <table:table-cell office:value-type="float" office:value="925.2090462" calcext:value-type="float">
            <text:p>925.2090462</text:p>
          </table:table-cell>
          <table:table-cell office:value-type="float" office:value="1750.261642" calcext:value-type="float">
            <text:p>1750.261642</text:p>
          </table:table-cell>
          <table:table-cell office:value-type="float" office:value="1750.567466" calcext:value-type="float">
            <text:p>1750.567466</text:p>
          </table:table-cell>
          <table:table-cell table:number-columns-repeated="1021"/>
        </table:table-row>
        <table:table-row table:style-name="ro1">
          <table:table-cell office:value-type="float" office:value="775.6192584" calcext:value-type="float">
            <text:p>775.6192584</text:p>
          </table:table-cell>
          <table:table-cell office:value-type="float" office:value="1751.578952" calcext:value-type="float">
            <text:p>1751.578952</text:p>
          </table:table-cell>
          <table:table-cell office:value-type="float" office:value="1748.167051" calcext:value-type="float">
            <text:p>1748.167051</text:p>
          </table:table-cell>
          <table:table-cell table:number-columns-repeated="1021"/>
        </table:table-row>
        <table:table-row table:style-name="ro1">
          <table:table-cell office:value-type="float" office:value="696.2936631" calcext:value-type="float">
            <text:p>696.2936631</text:p>
          </table:table-cell>
          <table:table-cell office:value-type="float" office:value="1746.227794" calcext:value-type="float">
            <text:p>1746.227794</text:p>
          </table:table-cell>
          <table:table-cell office:value-type="float" office:value="1749.642171" calcext:value-type="float">
            <text:p>1749.642171</text:p>
          </table:table-cell>
          <table:table-cell table:number-columns-repeated="1021"/>
        </table:table-row>
        <table:table-row table:style-name="ro1">
          <table:table-cell office:value-type="float" office:value="622.6418664" calcext:value-type="float">
            <text:p>622.6418664</text:p>
          </table:table-cell>
          <table:table-cell office:value-type="float" office:value="1750.481237" calcext:value-type="float">
            <text:p>1750.481237</text:p>
          </table:table-cell>
          <table:table-cell office:value-type="float" office:value="1746.747469" calcext:value-type="float">
            <text:p>1746.747469</text:p>
          </table:table-cell>
          <table:table-cell table:number-columns-repeated="1021"/>
        </table:table-row>
        <table:table-row table:style-name="ro1">
          <table:table-cell office:value-type="float" office:value="806.2158674" calcext:value-type="float">
            <text:p>806.2158674</text:p>
          </table:table-cell>
          <table:table-cell office:value-type="float" office:value="1748.345335" calcext:value-type="float">
            <text:p>1748.345335</text:p>
          </table:table-cell>
          <table:table-cell office:value-type="float" office:value="1750.090361" calcext:value-type="float">
            <text:p>1750.090361</text:p>
          </table:table-cell>
          <table:table-cell table:number-columns-repeated="1021"/>
        </table:table-row>
        <table:table-row table:style-name="ro1">
          <table:table-cell office:value-type="float" office:value="935.842904" calcext:value-type="float">
            <text:p>935.842904</text:p>
          </table:table-cell>
          <table:table-cell office:value-type="float" office:value="1749.773043" calcext:value-type="float">
            <text:p>1749.773043</text:p>
          </table:table-cell>
          <table:table-cell office:value-type="float" office:value="1750.870413" calcext:value-type="float">
            <text:p>1750.870413</text:p>
          </table:table-cell>
          <table:table-cell table:number-columns-repeated="1021"/>
        </table:table-row>
        <table:table-row table:style-name="ro1">
          <table:table-cell office:value-type="float" office:value="940.8117826" calcext:value-type="float">
            <text:p>940.8117826</text:p>
          </table:table-cell>
          <table:table-cell office:value-type="float" office:value="1751.039918" calcext:value-type="float">
            <text:p>1751.039918</text:p>
          </table:table-cell>
          <table:table-cell office:value-type="float" office:value="1750.254453" calcext:value-type="float">
            <text:p>1750.254453</text:p>
          </table:table-cell>
          <table:table-cell table:number-columns-repeated="1021"/>
        </table:table-row>
        <table:table-row table:style-name="ro1">
          <table:table-cell office:value-type="float" office:value="1056.422331" calcext:value-type="float">
            <text:p>1056.422331</text:p>
          </table:table-cell>
          <table:table-cell office:value-type="float" office:value="1751.226003" calcext:value-type="float">
            <text:p>1751.226003</text:p>
          </table:table-cell>
          <table:table-cell office:value-type="float" office:value="1751.531186" calcext:value-type="float">
            <text:p>1751.531186</text:p>
          </table:table-cell>
          <table:table-cell table:number-columns-repeated="1021"/>
        </table:table-row>
        <table:table-row table:style-name="ro1">
          <table:table-cell office:value-type="float" office:value="957.7326352" calcext:value-type="float">
            <text:p>957.7326352</text:p>
          </table:table-cell>
          <table:table-cell office:value-type="float" office:value="1749.419019" calcext:value-type="float">
            <text:p>1749.419019</text:p>
          </table:table-cell>
          <table:table-cell office:value-type="float" office:value="1751.276294" calcext:value-type="float">
            <text:p>1751.276294</text:p>
          </table:table-cell>
          <table:table-cell table:number-columns-repeated="1021"/>
        </table:table-row>
        <table:table-row table:style-name="ro1">
          <table:table-cell office:value-type="float" office:value="992.7900877" calcext:value-type="float">
            <text:p>992.7900877</text:p>
          </table:table-cell>
          <table:table-cell office:value-type="float" office:value="1751.326933" calcext:value-type="float">
            <text:p>1751.326933</text:p>
          </table:table-cell>
          <table:table-cell office:value-type="float" office:value="1750.735763" calcext:value-type="float">
            <text:p>1750.735763</text:p>
          </table:table-cell>
          <table:table-cell table:number-columns-repeated="1021"/>
        </table:table-row>
        <table:table-row table:style-name="ro1">
          <table:table-cell office:value-type="float" office:value="795.0757731" calcext:value-type="float">
            <text:p>795.0757731</text:p>
          </table:table-cell>
          <table:table-cell office:value-type="float" office:value="1748.69652" calcext:value-type="float">
            <text:p>1748.69652</text:p>
          </table:table-cell>
          <table:table-cell office:value-type="float" office:value="1749.77945" calcext:value-type="float">
            <text:p>1749.77945</text:p>
          </table:table-cell>
          <table:table-cell table:number-columns-repeated="1021"/>
        </table:table-row>
        <table:table-row table:style-name="ro1">
          <table:table-cell office:value-type="float" office:value="862.0579003" calcext:value-type="float">
            <text:p>862.0579003</text:p>
          </table:table-cell>
          <table:table-cell office:value-type="float" office:value="1749.892452" calcext:value-type="float">
            <text:p>1749.892452</text:p>
          </table:table-cell>
          <table:table-cell office:value-type="float" office:value="1749.897858" calcext:value-type="float">
            <text:p>1749.897858</text:p>
          </table:table-cell>
          <table:table-cell table:number-columns-repeated="1021"/>
        </table:table-row>
        <table:table-row table:style-name="ro1">
          <table:table-cell office:value-type="float" office:value="1125.487881" calcext:value-type="float">
            <text:p>1125.487881</text:p>
          </table:table-cell>
          <table:table-cell office:value-type="float" office:value="1749.897624" calcext:value-type="float">
            <text:p>1749.897624</text:p>
          </table:table-cell>
          <table:table-cell office:value-type="float" office:value="1752.91177" calcext:value-type="float">
            <text:p>1752.91177</text:p>
          </table:table-cell>
          <table:table-cell table:number-columns-repeated="1021"/>
        </table:table-row>
        <table:table-row table:style-name="ro1">
          <table:table-cell office:value-type="float" office:value="835.5034035" calcext:value-type="float">
            <text:p>835.5034035</text:p>
          </table:table-cell>
          <table:table-cell office:value-type="float" office:value="1749.735007" calcext:value-type="float">
            <text:p>1749.735007</text:p>
          </table:table-cell>
          <table:table-cell office:value-type="float" office:value="1749.82092" calcext:value-type="float">
            <text:p>1749.82092</text:p>
          </table:table-cell>
          <table:table-cell table:number-columns-repeated="1021"/>
        </table:table-row>
        <table:table-row table:style-name="ro1">
          <table:table-cell office:value-type="float" office:value="870.4719071" calcext:value-type="float">
            <text:p>870.4719071</text:p>
          </table:table-cell>
          <table:table-cell office:value-type="float" office:value="1751.849342" calcext:value-type="float">
            <text:p>1751.849342</text:p>
          </table:table-cell>
          <table:table-cell office:value-type="float" office:value="1749.033897" calcext:value-type="float">
            <text:p>1749.033897</text:p>
          </table:table-cell>
          <table:table-cell table:number-columns-repeated="1021"/>
        </table:table-row>
        <table:table-row table:style-name="ro1">
          <table:table-cell office:value-type="float" office:value="978.3266243" calcext:value-type="float">
            <text:p>978.3266243</text:p>
          </table:table-cell>
          <table:table-cell office:value-type="float" office:value="1751.801165" calcext:value-type="float">
            <text:p>1751.801165</text:p>
          </table:table-cell>
          <table:table-cell office:value-type="float" office:value="1750.463821" calcext:value-type="float">
            <text:p>1750.463821</text:p>
          </table:table-cell>
          <table:table-cell table:number-columns-repeated="1021"/>
        </table:table-row>
        <table:table-row table:style-name="ro1">
          <table:table-cell office:value-type="float" office:value="1009.187267" calcext:value-type="float">
            <text:p>1009.187267</text:p>
          </table:table-cell>
          <table:table-cell office:value-type="float" office:value="1749.542181" calcext:value-type="float">
            <text:p>1749.542181</text:p>
          </table:table-cell>
          <table:table-cell office:value-type="float" office:value="1751.728759" calcext:value-type="float">
            <text:p>1751.728759</text:p>
          </table:table-cell>
          <table:table-cell table:number-columns-repeated="1021"/>
        </table:table-row>
        <table:table-row table:style-name="ro1">
          <table:table-cell office:value-type="float" office:value="511.3356169" calcext:value-type="float">
            <text:p>511.3356169</text:p>
          </table:table-cell>
          <table:table-cell office:value-type="float" office:value="1746.930394" calcext:value-type="float">
            <text:p>1746.930394</text:p>
          </table:table-cell>
          <table:table-cell office:value-type="float" office:value="1747.370439" calcext:value-type="float">
            <text:p>1747.370439</text:p>
          </table:table-cell>
          <table:table-cell table:number-columns-repeated="1021"/>
        </table:table-row>
        <table:table-row table:style-name="ro1">
          <table:table-cell office:value-type="float" office:value="950.2419499" calcext:value-type="float">
            <text:p>950.2419499</text:p>
          </table:table-cell>
          <table:table-cell office:value-type="float" office:value="1750.495798" calcext:value-type="float">
            <text:p>1750.495798</text:p>
          </table:table-cell>
          <table:table-cell office:value-type="float" office:value="1750.662669" calcext:value-type="float">
            <text:p>1750.662669</text:p>
          </table:table-cell>
          <table:table-cell table:number-columns-repeated="1021"/>
        </table:table-row>
        <table:table-row table:style-name="ro1">
          <table:table-cell office:value-type="float" office:value="958.5309692" calcext:value-type="float">
            <text:p>958.5309692</text:p>
          </table:table-cell>
          <table:table-cell office:value-type="float" office:value="1753.44579" calcext:value-type="float">
            <text:p>1753.44579</text:p>
          </table:table-cell>
          <table:table-cell office:value-type="float" office:value="1749.416565" calcext:value-type="float">
            <text:p>1749.416565</text:p>
          </table:table-cell>
          <table:table-cell table:number-columns-repeated="1021"/>
        </table:table-row>
        <table:table-row table:style-name="ro1">
          <table:table-cell office:value-type="float" office:value="888.010185" calcext:value-type="float">
            <text:p>888.010185</text:p>
          </table:table-cell>
          <table:table-cell office:value-type="float" office:value="1751.770806" calcext:value-type="float">
            <text:p>1751.770806</text:p>
          </table:table-cell>
          <table:table-cell office:value-type="float" office:value="1749.321272" calcext:value-type="float">
            <text:p>1749.321272</text:p>
          </table:table-cell>
          <table:table-cell table:number-columns-repeated="1021"/>
        </table:table-row>
        <table:table-row table:style-name="ro1">
          <table:table-cell office:value-type="float" office:value="714.2135013" calcext:value-type="float">
            <text:p>714.2135013</text:p>
          </table:table-cell>
          <table:table-cell office:value-type="float" office:value="1751.073339" calcext:value-type="float">
            <text:p>1751.073339</text:p>
          </table:table-cell>
          <table:table-cell office:value-type="float" office:value="1747.745612" calcext:value-type="float">
            <text:p>1747.745612</text:p>
          </table:table-cell>
          <table:table-cell table:number-columns-repeated="1021"/>
        </table:table-row>
        <table:table-row table:style-name="ro1">
          <table:table-cell office:value-type="float" office:value="1042.0086" calcext:value-type="float">
            <text:p>1042.0086</text:p>
          </table:table-cell>
          <table:table-cell office:value-type="float" office:value="1749.777431" calcext:value-type="float">
            <text:p>1749.777431</text:p>
          </table:table-cell>
          <table:table-cell office:value-type="float" office:value="1751.883994" calcext:value-type="float">
            <text:p>1751.883994</text:p>
          </table:table-cell>
          <table:table-cell table:number-columns-repeated="1021"/>
        </table:table-row>
        <table:table-row table:style-name="ro1">
          <table:table-cell office:value-type="float" office:value="810.8716063" calcext:value-type="float">
            <text:p>810.8716063</text:p>
          </table:table-cell>
          <table:table-cell office:value-type="float" office:value="1749.224196" calcext:value-type="float">
            <text:p>1749.224196</text:p>
          </table:table-cell>
          <table:table-cell office:value-type="float" office:value="1749.758469" calcext:value-type="float">
            <text:p>1749.758469</text:p>
          </table:table-cell>
          <table:table-cell table:number-columns-repeated="1021"/>
        </table:table-row>
        <table:table-row table:style-name="ro1">
          <table:table-cell office:value-type="float" office:value="819.6247158" calcext:value-type="float">
            <text:p>819.6247158</text:p>
          </table:table-cell>
          <table:table-cell office:value-type="float" office:value="1748.620167" calcext:value-type="float">
            <text:p>1748.620167</text:p>
          </table:table-cell>
          <table:table-cell office:value-type="float" office:value="1750.038832" calcext:value-type="float">
            <text:p>1750.038832</text:p>
          </table:table-cell>
          <table:table-cell table:number-columns-repeated="1021"/>
        </table:table-row>
        <table:table-row table:style-name="ro1">
          <table:table-cell office:value-type="float" office:value="808.5084033" calcext:value-type="float">
            <text:p>808.5084033</text:p>
          </table:table-cell>
          <table:table-cell office:value-type="float" office:value="1749.032218" calcext:value-type="float">
            <text:p>1749.032218</text:p>
          </table:table-cell>
          <table:table-cell office:value-type="float" office:value="1749.769697" calcext:value-type="float">
            <text:p>1749.769697</text:p>
          </table:table-cell>
          <table:table-cell table:number-columns-repeated="1021"/>
        </table:table-row>
        <table:table-row table:style-name="ro1">
          <table:table-cell office:value-type="float" office:value="718.1284671" calcext:value-type="float">
            <text:p>718.1284671</text:p>
          </table:table-cell>
          <table:table-cell office:value-type="float" office:value="1750.68959" calcext:value-type="float">
            <text:p>1750.68959</text:p>
          </table:table-cell>
          <table:table-cell office:value-type="float" office:value="1747.851167" calcext:value-type="float">
            <text:p>1747.851167</text:p>
          </table:table-cell>
          <table:table-cell table:number-columns-repeated="1021"/>
        </table:table-row>
        <table:table-row table:style-name="ro1">
          <table:table-cell office:value-type="float" office:value="818.0560422" calcext:value-type="float">
            <text:p>818.0560422</text:p>
          </table:table-cell>
          <table:table-cell office:value-type="float" office:value="1750.409374" calcext:value-type="float">
            <text:p>1750.409374</text:p>
          </table:table-cell>
          <table:table-cell office:value-type="float" office:value="1749.052522" calcext:value-type="float">
            <text:p>1749.052522</text:p>
          </table:table-cell>
          <table:table-cell table:number-columns-repeated="1021"/>
        </table:table-row>
        <table:table-row table:style-name="ro1">
          <table:table-cell office:value-type="float" office:value="870.1696257" calcext:value-type="float">
            <text:p>870.1696257</text:p>
          </table:table-cell>
          <table:table-cell office:value-type="float" office:value="1749.981961" calcext:value-type="float">
            <text:p>1749.981961</text:p>
          </table:table-cell>
          <table:table-cell office:value-type="float" office:value="1749.931562" calcext:value-type="float">
            <text:p>1749.931562</text:p>
          </table:table-cell>
          <table:table-cell table:number-columns-repeated="1021"/>
        </table:table-row>
        <table:table-row table:style-name="ro1">
          <table:table-cell office:value-type="float" office:value="720.3664031" calcext:value-type="float">
            <text:p>720.3664031</text:p>
          </table:table-cell>
          <table:table-cell office:value-type="float" office:value="1749.160358" calcext:value-type="float">
            <text:p>1749.160358</text:p>
          </table:table-cell>
          <table:table-cell office:value-type="float" office:value="1748.758826" calcext:value-type="float">
            <text:p>1748.758826</text:p>
          </table:table-cell>
          <table:table-cell table:number-columns-repeated="1021"/>
        </table:table-row>
        <table:table-row table:style-name="ro1">
          <table:table-cell office:value-type="float" office:value="1020.365472" calcext:value-type="float">
            <text:p>1020.365472</text:p>
          </table:table-cell>
          <table:table-cell office:value-type="float" office:value="1751.950602" calcext:value-type="float">
            <text:p>1751.950602</text:p>
          </table:table-cell>
          <table:table-cell office:value-type="float" office:value="1750.976167" calcext:value-type="float">
            <text:p>1750.976167</text:p>
          </table:table-cell>
          <table:table-cell table:number-columns-repeated="1021"/>
        </table:table-row>
        <table:table-row table:style-name="ro1">
          <table:table-cell office:value-type="float" office:value="773.4131421" calcext:value-type="float">
            <text:p>773.4131421</text:p>
          </table:table-cell>
          <table:table-cell office:value-type="float" office:value="1750.194633" calcext:value-type="float">
            <text:p>1750.194633</text:p>
          </table:table-cell>
          <table:table-cell office:value-type="float" office:value="1748.65867" calcext:value-type="float">
            <text:p>1748.65867</text:p>
          </table:table-cell>
          <table:table-cell table:number-columns-repeated="1021"/>
        </table:table-row>
        <table:table-row table:style-name="ro1">
          <table:table-cell office:value-type="float" office:value="938.071591" calcext:value-type="float">
            <text:p>938.071591</text:p>
          </table:table-cell>
          <table:table-cell office:value-type="float" office:value="1749.198503" calcext:value-type="float">
            <text:p>1749.198503</text:p>
          </table:table-cell>
          <table:table-cell office:value-type="float" office:value="1751.12579" calcext:value-type="float">
            <text:p>1751.12579</text:p>
          </table:table-cell>
          <table:table-cell table:number-columns-repeated="1021"/>
        </table:table-row>
        <table:table-row table:style-name="ro1">
          <table:table-cell office:value-type="float" office:value="929.2275552" calcext:value-type="float">
            <text:p>929.2275552</text:p>
          </table:table-cell>
          <table:table-cell office:value-type="float" office:value="1750.347288" calcext:value-type="float">
            <text:p>1750.347288</text:p>
          </table:table-cell>
          <table:table-cell office:value-type="float" office:value="1750.377973" calcext:value-type="float">
            <text:p>1750.377973</text:p>
          </table:table-cell>
          <table:table-cell table:number-columns-repeated="1021"/>
        </table:table-row>
        <table:table-row table:style-name="ro1">
          <table:table-cell office:value-type="float" office:value="637.8897366" calcext:value-type="float">
            <text:p>637.8897366</text:p>
          </table:table-cell>
          <table:table-cell office:value-type="float" office:value="1750.052898" calcext:value-type="float">
            <text:p>1750.052898</text:p>
          </table:table-cell>
          <table:table-cell office:value-type="float" office:value="1747.241863" calcext:value-type="float">
            <text:p>1747.241863</text:p>
          </table:table-cell>
          <table:table-cell table:number-columns-repeated="1021"/>
        </table:table-row>
        <table:table-row table:style-name="ro1">
          <table:table-cell office:value-type="float" office:value="1095.62014" calcext:value-type="float">
            <text:p>1095.62014</text:p>
          </table:table-cell>
          <table:table-cell office:value-type="float" office:value="1751.469938" calcext:value-type="float">
            <text:p>1751.469938</text:p>
          </table:table-cell>
          <table:table-cell office:value-type="float" office:value="1751.695269" calcext:value-type="float">
            <text:p>1751.695269</text:p>
          </table:table-cell>
          <table:table-cell table:number-columns-repeated="1021"/>
        </table:table-row>
        <table:table-row table:style-name="ro1">
          <table:table-cell office:value-type="float" office:value="760.6019926" calcext:value-type="float">
            <text:p>760.6019926</text:p>
          </table:table-cell>
          <table:table-cell office:value-type="float" office:value="1749.727072" calcext:value-type="float">
            <text:p>1749.727072</text:p>
          </table:table-cell>
          <table:table-cell office:value-type="float" office:value="1748.944351" calcext:value-type="float">
            <text:p>1748.944351</text:p>
          </table:table-cell>
          <table:table-cell table:number-columns-repeated="1021"/>
        </table:table-row>
        <table:table-row table:style-name="ro1">
          <table:table-cell office:value-type="float" office:value="915.2910235" calcext:value-type="float">
            <text:p>915.2910235</text:p>
          </table:table-cell>
          <table:table-cell office:value-type="float" office:value="1752.232041" calcext:value-type="float">
            <text:p>1752.232041</text:p>
          </table:table-cell>
          <table:table-cell office:value-type="float" office:value="1749.481392" calcext:value-type="float">
            <text:p>1749.481392</text:p>
          </table:table-cell>
          <table:table-cell table:number-columns-repeated="1021"/>
        </table:table-row>
        <table:table-row table:style-name="ro1">
          <table:table-cell office:value-type="float" office:value="847.1904158" calcext:value-type="float">
            <text:p>847.1904158</text:p>
          </table:table-cell>
          <table:table-cell office:value-type="float" office:value="1750.523044" calcext:value-type="float">
            <text:p>1750.523044</text:p>
          </table:table-cell>
          <table:table-cell office:value-type="float" office:value="1749.589853" calcext:value-type="float">
            <text:p>1749.589853</text:p>
          </table:table-cell>
          <table:table-cell table:number-columns-repeated="1021"/>
        </table:table-row>
        <table:table-row table:style-name="ro1">
          <table:table-cell office:value-type="float" office:value="720.2573123" calcext:value-type="float">
            <text:p>720.2573123</text:p>
          </table:table-cell>
          <table:table-cell office:value-type="float" office:value="1750.180652" calcext:value-type="float">
            <text:p>1750.180652</text:p>
          </table:table-cell>
          <table:table-cell office:value-type="float" office:value="1748.276758" calcext:value-type="float">
            <text:p>1748.276758</text:p>
          </table:table-cell>
          <table:table-cell table:number-columns-repeated="1021"/>
        </table:table-row>
        <table:table-row table:style-name="ro1">
          <table:table-cell office:value-type="float" office:value="1263.961903" calcext:value-type="float">
            <text:p>1263.961903</text:p>
          </table:table-cell>
          <table:table-cell office:value-type="float" office:value="1751.580415" calcext:value-type="float">
            <text:p>1751.580415</text:p>
          </table:table-cell>
          <table:table-cell office:value-type="float" office:value="1753.658535" calcext:value-type="float">
            <text:p>1753.658535</text:p>
          </table:table-cell>
          <table:table-cell table:number-columns-repeated="1021"/>
        </table:table-row>
        <table:table-row table:style-name="ro1">
          <table:table-cell office:value-type="float" office:value="909.0602356" calcext:value-type="float">
            <text:p>909.0602356</text:p>
          </table:table-cell>
          <table:table-cell office:value-type="float" office:value="1747.083344" calcext:value-type="float">
            <text:p>1747.083344</text:p>
          </table:table-cell>
          <table:table-cell office:value-type="float" office:value="1751.701046" calcext:value-type="float">
            <text:p>1751.701046</text:p>
          </table:table-cell>
          <table:table-cell table:number-columns-repeated="1021"/>
        </table:table-row>
        <table:table-row table:style-name="ro1">
          <table:table-cell office:value-type="float" office:value="977.3806183" calcext:value-type="float">
            <text:p>977.3806183</text:p>
          </table:table-cell>
          <table:table-cell office:value-type="float" office:value="1749.652707" calcext:value-type="float">
            <text:p>1749.652707</text:p>
          </table:table-cell>
          <table:table-cell office:value-type="float" office:value="1751.275336" calcext:value-type="float">
            <text:p>1751.275336</text:p>
          </table:table-cell>
          <table:table-cell table:number-columns-repeated="1021"/>
        </table:table-row>
        <table:table-row table:style-name="ro1">
          <table:table-cell office:value-type="float" office:value="920.9252112" calcext:value-type="float">
            <text:p>920.9252112</text:p>
          </table:table-cell>
          <table:table-cell office:value-type="float" office:value="1751.494914" calcext:value-type="float">
            <text:p>1751.494914</text:p>
          </table:table-cell>
          <table:table-cell office:value-type="float" office:value="1749.843411" calcext:value-type="float">
            <text:p>1749.843411</text:p>
          </table:table-cell>
          <table:table-cell table:number-columns-repeated="1021"/>
        </table:table-row>
        <table:table-row table:style-name="ro1">
          <table:table-cell office:value-type="float" office:value="929.735707" calcext:value-type="float">
            <text:p>929.735707</text:p>
          </table:table-cell>
          <table:table-cell office:value-type="float" office:value="1749.844248" calcext:value-type="float">
            <text:p>1749.844248</text:p>
          </table:table-cell>
          <table:table-cell office:value-type="float" office:value="1750.716473" calcext:value-type="float">
            <text:p>1750.716473</text:p>
          </table:table-cell>
          <table:table-cell table:number-columns-repeated="1021"/>
        </table:table-row>
        <table:table-row table:style-name="ro1">
          <table:table-cell office:value-type="float" office:value="824.0586726" calcext:value-type="float">
            <text:p>824.0586726</text:p>
          </table:table-cell>
          <table:table-cell office:value-type="float" office:value="1750.974579" calcext:value-type="float">
            <text:p>1750.974579</text:p>
          </table:table-cell>
          <table:table-cell office:value-type="float" office:value="1748.87023" calcext:value-type="float">
            <text:p>1748.87023</text:p>
          </table:table-cell>
          <table:table-cell table:number-columns-repeated="1021"/>
        </table:table-row>
        <table:table-row table:style-name="ro1">
          <table:table-cell office:value-type="float" office:value="804.8686544" calcext:value-type="float">
            <text:p>804.8686544</text:p>
          </table:table-cell>
          <table:table-cell office:value-type="float" office:value="1748.899472" calcext:value-type="float">
            <text:p>1748.899472</text:p>
          </table:table-cell>
          <table:table-cell office:value-type="float" office:value="1749.703417" calcext:value-type="float">
            <text:p>1749.703417</text:p>
          </table:table-cell>
          <table:table-cell table:number-columns-repeated="1021"/>
        </table:table-row>
        <table:table-row table:style-name="ro1">
          <table:table-cell office:value-type="float" office:value="1010.770224" calcext:value-type="float">
            <text:p>1010.770224</text:p>
          </table:table-cell>
          <table:table-cell office:value-type="float" office:value="1751.120117" calcext:value-type="float">
            <text:p>1751.120117</text:p>
          </table:table-cell>
          <table:table-cell office:value-type="float" office:value="1751.02474" calcext:value-type="float">
            <text:p>1751.02474</text:p>
          </table:table-cell>
          <table:table-cell table:number-columns-repeated="1021"/>
        </table:table-row>
        <table:table-row table:style-name="ro1">
          <table:table-cell office:value-type="float" office:value="1049.83503" calcext:value-type="float">
            <text:p>1049.83503</text:p>
          </table:table-cell>
          <table:table-cell office:value-type="float" office:value="1749.732341" calcext:value-type="float">
            <text:p>1749.732341</text:p>
          </table:table-cell>
          <table:table-cell office:value-type="float" office:value="1752.087581" calcext:value-type="float">
            <text:p>1752.087581</text:p>
          </table:table-cell>
          <table:table-cell table:number-columns-repeated="1021"/>
        </table:table-row>
        <table:table-row table:style-name="ro1">
          <table:table-cell office:value-type="float" office:value="1023.624766" calcext:value-type="float">
            <text:p>1023.624766</text:p>
          </table:table-cell>
          <table:table-cell office:value-type="float" office:value="1750.396474" calcext:value-type="float">
            <text:p>1750.396474</text:p>
          </table:table-cell>
          <table:table-cell office:value-type="float" office:value="1751.445855" calcext:value-type="float">
            <text:p>1751.445855</text:p>
          </table:table-cell>
          <table:table-cell table:number-columns-repeated="1021"/>
        </table:table-row>
        <table:table-row table:style-name="ro1">
          <table:table-cell office:value-type="float" office:value="625.3489093" calcext:value-type="float">
            <text:p>625.3489093</text:p>
          </table:table-cell>
          <table:table-cell office:value-type="float" office:value="1749.166022" calcext:value-type="float">
            <text:p>1749.166022</text:p>
          </table:table-cell>
          <table:table-cell office:value-type="float" office:value="1747.640246" calcext:value-type="float">
            <text:p>1747.640246</text:p>
          </table:table-cell>
          <table:table-cell table:number-columns-repeated="1021"/>
        </table:table-row>
        <table:table-row table:style-name="ro1">
          <table:table-cell office:value-type="float" office:value="686.0827202" calcext:value-type="float">
            <text:p>686.0827202</text:p>
          </table:table-cell>
          <table:table-cell office:value-type="float" office:value="1747.784982" calcext:value-type="float">
            <text:p>1747.784982</text:p>
          </table:table-cell>
          <table:table-cell office:value-type="float" office:value="1748.912704" calcext:value-type="float">
            <text:p>1748.912704</text:p>
          </table:table-cell>
          <table:table-cell table:number-columns-repeated="1021"/>
        </table:table-row>
        <table:table-row table:style-name="ro1">
          <table:table-cell office:value-type="float" office:value="902.6122804" calcext:value-type="float">
            <text:p>902.6122804</text:p>
          </table:table-cell>
          <table:table-cell office:value-type="float" office:value="1748.654044" calcext:value-type="float">
            <text:p>1748.654044</text:p>
          </table:table-cell>
          <table:table-cell office:value-type="float" office:value="1750.986268" calcext:value-type="float">
            <text:p>1750.986268</text:p>
          </table:table-cell>
          <table:table-cell table:number-columns-repeated="1021"/>
        </table:table-row>
        <table:table-row table:style-name="ro1">
          <table:table-cell office:value-type="float" office:value="682.8661644" calcext:value-type="float">
            <text:p>682.8661644</text:p>
          </table:table-cell>
          <table:table-cell office:value-type="float" office:value="1749.355564" calcext:value-type="float">
            <text:p>1749.355564</text:p>
          </table:table-cell>
          <table:table-cell office:value-type="float" office:value="1748.173734" calcext:value-type="float">
            <text:p>1748.173734</text:p>
          </table:table-cell>
          <table:table-cell table:number-columns-repeated="1021"/>
        </table:table-row>
        <table:table-row table:style-name="ro1">
          <table:table-cell office:value-type="float" office:value="870.6100942" calcext:value-type="float">
            <text:p>870.6100942</text:p>
          </table:table-cell>
          <table:table-cell office:value-type="float" office:value="1749.138424" calcext:value-type="float">
            <text:p>1749.138424</text:p>
          </table:table-cell>
          <table:table-cell office:value-type="float" office:value="1750.191323" calcext:value-type="float">
            <text:p>1750.191323</text:p>
          </table:table-cell>
          <table:table-cell table:number-columns-repeated="1021"/>
        </table:table-row>
        <table:table-row table:style-name="ro1">
          <table:table-cell office:value-type="float" office:value="886.7955689" calcext:value-type="float">
            <text:p>886.7955689</text:p>
          </table:table-cell>
          <table:table-cell office:value-type="float" office:value="1750.183575" calcext:value-type="float">
            <text:p>1750.183575</text:p>
          </table:table-cell>
          <table:table-cell office:value-type="float" office:value="1749.996238" calcext:value-type="float">
            <text:p>1749.996238</text:p>
          </table:table-cell>
          <table:table-cell table:number-columns-repeated="1021"/>
        </table:table-row>
        <table:table-row table:style-name="ro1">
          <table:table-cell office:value-type="float" office:value="692.1508565" calcext:value-type="float">
            <text:p>692.1508565</text:p>
          </table:table-cell>
          <table:table-cell office:value-type="float" office:value="1751.225246" calcext:value-type="float">
            <text:p>1751.225246</text:p>
          </table:table-cell>
          <table:table-cell office:value-type="float" office:value="1747.55411" calcext:value-type="float">
            <text:p>1747.55411</text:p>
          </table:table-cell>
          <table:table-cell table:number-columns-repeated="1021"/>
        </table:table-row>
        <table:table-row table:style-name="ro1">
          <table:table-cell office:value-type="float" office:value="419.3984616" calcext:value-type="float">
            <text:p>419.3984616</text:p>
          </table:table-cell>
          <table:table-cell office:value-type="float" office:value="1747.960884" calcext:value-type="float">
            <text:p>1747.960884</text:p>
          </table:table-cell>
          <table:table-cell office:value-type="float" office:value="1745.777454" calcext:value-type="float">
            <text:p>1745.777454</text:p>
          </table:table-cell>
          <table:table-cell table:number-columns-repeated="1021"/>
        </table:table-row>
        <table:table-row table:style-name="ro1">
          <table:table-cell office:value-type="float" office:value="888.309265" calcext:value-type="float">
            <text:p>888.309265</text:p>
          </table:table-cell>
          <table:table-cell office:value-type="float" office:value="1749.256786" calcext:value-type="float">
            <text:p>1749.256786</text:p>
          </table:table-cell>
          <table:table-cell office:value-type="float" office:value="1750.52005" calcext:value-type="float">
            <text:p>1750.52005</text:p>
          </table:table-cell>
          <table:table-cell table:number-columns-repeated="1021"/>
        </table:table-row>
        <table:table-row table:style-name="ro1">
          <table:table-cell office:value-type="float" office:value="1100.486458" calcext:value-type="float">
            <text:p>1100.486458</text:p>
          </table:table-cell>
          <table:table-cell office:value-type="float" office:value="1751.970401" calcext:value-type="float">
            <text:p>1751.970401</text:p>
          </table:table-cell>
          <table:table-cell office:value-type="float" office:value="1751.671485" calcext:value-type="float">
            <text:p>1751.671485</text:p>
          </table:table-cell>
          <table:table-cell table:number-columns-repeated="1021"/>
        </table:table-row>
        <table:table-row table:style-name="ro1">
          <table:table-cell office:value-type="float" office:value="819.128182" calcext:value-type="float">
            <text:p>819.128182</text:p>
          </table:table-cell>
          <table:table-cell office:value-type="float" office:value="1750.613294" calcext:value-type="float">
            <text:p>1750.613294</text:p>
          </table:table-cell>
          <table:table-cell office:value-type="float" office:value="1749.081866" calcext:value-type="float">
            <text:p>1749.081866</text:p>
          </table:table-cell>
          <table:table-cell table:number-columns-repeated="1021"/>
        </table:table-row>
        <table:table-row table:style-name="ro1">
          <table:table-cell office:value-type="float" office:value="778.6532843" calcext:value-type="float">
            <text:p>778.6532843</text:p>
          </table:table-cell>
          <table:table-cell office:value-type="float" office:value="1749.704352" calcext:value-type="float">
            <text:p>1749.704352</text:p>
          </table:table-cell>
          <table:table-cell office:value-type="float" office:value="1749.112315" calcext:value-type="float">
            <text:p>1749.112315</text:p>
          </table:table-cell>
          <table:table-cell table:number-columns-repeated="1021"/>
        </table:table-row>
        <table:table-row table:style-name="ro1">
          <table:table-cell office:value-type="float" office:value="922.8050929" calcext:value-type="float">
            <text:p>922.8050929</text:p>
          </table:table-cell>
          <table:table-cell office:value-type="float" office:value="1750.446361" calcext:value-type="float">
            <text:p>1750.446361</text:p>
          </table:table-cell>
          <table:table-cell office:value-type="float" office:value="1750.285569" calcext:value-type="float">
            <text:p>1750.285569</text:p>
          </table:table-cell>
          <table:table-cell table:number-columns-repeated="1021"/>
        </table:table-row>
        <table:table-row table:style-name="ro1">
          <table:table-cell office:value-type="float" office:value="727.0252231" calcext:value-type="float">
            <text:p>727.0252231</text:p>
          </table:table-cell>
          <table:table-cell office:value-type="float" office:value="1746.673264" calcext:value-type="float">
            <text:p>1746.673264</text:p>
          </table:table-cell>
          <table:table-cell office:value-type="float" office:value="1749.828606" calcext:value-type="float">
            <text:p>1749.828606</text:p>
          </table:table-cell>
          <table:table-cell table:number-columns-repeated="1021"/>
        </table:table-row>
        <table:table-row table:style-name="ro1">
          <table:table-cell office:value-type="float" office:value="636.0031634" calcext:value-type="float">
            <text:p>636.0031634</text:p>
          </table:table-cell>
          <table:table-cell office:value-type="float" office:value="1751.383948" calcext:value-type="float">
            <text:p>1751.383948</text:p>
          </table:table-cell>
          <table:table-cell office:value-type="float" office:value="1746.712515" calcext:value-type="float">
            <text:p>1746.712515</text:p>
          </table:table-cell>
          <table:table-cell table:number-columns-repeated="1021"/>
        </table:table-row>
        <table:table-row table:style-name="ro1">
          <table:table-cell office:value-type="float" office:value="1035.770911" calcext:value-type="float">
            <text:p>1035.770911</text:p>
          </table:table-cell>
          <table:table-cell office:value-type="float" office:value="1749.250079" calcext:value-type="float">
            <text:p>1749.250079</text:p>
          </table:table-cell>
          <table:table-cell office:value-type="float" office:value="1752.27136" calcext:value-type="float">
            <text:p>1752.27136</text:p>
          </table:table-cell>
          <table:table-cell table:number-columns-repeated="1021"/>
        </table:table-row>
        <table:table-row table:style-name="ro1">
          <table:table-cell office:value-type="float" office:value="684.4681665" calcext:value-type="float">
            <text:p>684.4681665</text:p>
          </table:table-cell>
          <table:table-cell office:value-type="float" office:value="1749.68418" calcext:value-type="float">
            <text:p>1749.68418</text:p>
          </table:table-cell>
          <table:table-cell office:value-type="float" office:value="1748.087391" calcext:value-type="float">
            <text:p>1748.087391</text:p>
          </table:table-cell>
          <table:table-cell table:number-columns-repeated="1021"/>
        </table:table-row>
        <table:table-row table:style-name="ro1">
          <table:table-cell office:value-type="float" office:value="920.6783593" calcext:value-type="float">
            <text:p>920.6783593</text:p>
          </table:table-cell>
          <table:table-cell office:value-type="float" office:value="1751.04486" calcext:value-type="float">
            <text:p>1751.04486</text:p>
          </table:table-cell>
          <table:table-cell office:value-type="float" office:value="1750.004684" calcext:value-type="float">
            <text:p>1750.004684</text:p>
          </table:table-cell>
          <table:table-cell table:number-columns-repeated="1021"/>
        </table:table-row>
        <table:table-row table:style-name="ro1">
          <table:table-cell office:value-type="float" office:value="703.5167929" calcext:value-type="float">
            <text:p>703.5167929</text:p>
          </table:table-cell>
          <table:table-cell office:value-type="float" office:value="1746.888856" calcext:value-type="float">
            <text:p>1746.888856</text:p>
          </table:table-cell>
          <table:table-cell office:value-type="float" office:value="1749.347833" calcext:value-type="float">
            <text:p>1749.347833</text:p>
          </table:table-cell>
          <table:table-cell table:number-columns-repeated="1021"/>
        </table:table-row>
        <table:table-row table:style-name="ro1">
          <table:table-cell office:value-type="float" office:value="986.4361804" calcext:value-type="float">
            <text:p>986.4361804</text:p>
          </table:table-cell>
          <table:table-cell office:value-type="float" office:value="1752.224701" calcext:value-type="float">
            <text:p>1752.224701</text:p>
          </table:table-cell>
          <table:table-cell office:value-type="float" office:value="1750.27634" calcext:value-type="float">
            <text:p>1750.27634</text:p>
          </table:table-cell>
          <table:table-cell table:number-columns-repeated="1021"/>
        </table:table-row>
        <table:table-row table:style-name="ro1">
          <table:table-cell office:value-type="float" office:value="633.9203211" calcext:value-type="float">
            <text:p>633.9203211</text:p>
          </table:table-cell>
          <table:table-cell office:value-type="float" office:value="1747.042113" calcext:value-type="float">
            <text:p>1747.042113</text:p>
          </table:table-cell>
          <table:table-cell office:value-type="float" office:value="1748.741552" calcext:value-type="float">
            <text:p>1748.741552</text:p>
          </table:table-cell>
          <table:table-cell table:number-columns-repeated="1021"/>
        </table:table-row>
        <table:table-row table:style-name="ro1">
          <table:table-cell office:value-type="float" office:value="900.0486227" calcext:value-type="float">
            <text:p>900.0486227</text:p>
          </table:table-cell>
          <table:table-cell office:value-type="float" office:value="1751.703354" calcext:value-type="float">
            <text:p>1751.703354</text:p>
          </table:table-cell>
          <table:table-cell office:value-type="float" office:value="1749.484169" calcext:value-type="float">
            <text:p>1749.484169</text:p>
          </table:table-cell>
          <table:table-cell table:number-columns-repeated="1021"/>
        </table:table-row>
        <table:table-row table:style-name="ro1">
          <table:table-cell office:value-type="float" office:value="564.0501159" calcext:value-type="float">
            <text:p>564.0501159</text:p>
          </table:table-cell>
          <table:table-cell office:value-type="float" office:value="1746.44421" calcext:value-type="float">
            <text:p>1746.44421</text:p>
          </table:table-cell>
          <table:table-cell office:value-type="float" office:value="1748.267241" calcext:value-type="float">
            <text:p>1748.267241</text:p>
          </table:table-cell>
          <table:table-cell table:number-columns-repeated="1021"/>
        </table:table-row>
        <table:table-row table:style-name="ro1">
          <table:table-cell office:value-type="float" office:value="898.659531" calcext:value-type="float">
            <text:p>898.659531</text:p>
          </table:table-cell>
          <table:table-cell office:value-type="float" office:value="1749.834994" calcext:value-type="float">
            <text:p>1749.834994</text:p>
          </table:table-cell>
          <table:table-cell office:value-type="float" office:value="1750.2979" calcext:value-type="float">
            <text:p>1750.2979</text:p>
          </table:table-cell>
          <table:table-cell table:number-columns-repeated="1021"/>
        </table:table-row>
        <table:table-row table:style-name="ro1">
          <table:table-cell office:value-type="float" office:value="595.1017487" calcext:value-type="float">
            <text:p>595.1017487</text:p>
          </table:table-cell>
          <table:table-cell office:value-type="float" office:value="1750.709696" calcext:value-type="float">
            <text:p>1750.709696</text:p>
          </table:table-cell>
          <table:table-cell office:value-type="float" office:value="1746.642237" calcext:value-type="float">
            <text:p>1746.642237</text:p>
          </table:table-cell>
          <table:table-cell table:number-columns-repeated="1021"/>
        </table:table-row>
        <table:table-row table:style-name="ro1">
          <table:table-cell office:value-type="float" office:value="981.3907561" calcext:value-type="float">
            <text:p>981.3907561</text:p>
          </table:table-cell>
          <table:table-cell office:value-type="float" office:value="1748.281659" calcext:value-type="float">
            <text:p>1748.281659</text:p>
          </table:table-cell>
          <table:table-cell office:value-type="float" office:value="1751.94821" calcext:value-type="float">
            <text:p>1751.94821</text:p>
          </table:table-cell>
          <table:table-cell table:number-columns-repeated="1021"/>
        </table:table-row>
        <table:table-row table:style-name="ro1">
          <table:table-cell office:value-type="float" office:value="857.1405462" calcext:value-type="float">
            <text:p>857.1405462</text:p>
          </table:table-cell>
          <table:table-cell office:value-type="float" office:value="1748.330844" calcext:value-type="float">
            <text:p>1748.330844</text:p>
          </table:table-cell>
          <table:table-cell office:value-type="float" office:value="1750.703357" calcext:value-type="float">
            <text:p>1750.703357</text:p>
          </table:table-cell>
          <table:table-cell table:number-columns-repeated="1021"/>
        </table:table-row>
        <table:table-row table:style-name="ro1">
          <table:table-cell office:value-type="float" office:value="666.8789379" calcext:value-type="float">
            <text:p>666.8789379</text:p>
          </table:table-cell>
          <table:table-cell office:value-type="float" office:value="1748.37713" calcext:value-type="float">
            <text:p>1748.37713</text:p>
          </table:table-cell>
          <table:table-cell office:value-type="float" office:value="1748.332408" calcext:value-type="float">
            <text:p>1748.332408</text:p>
          </table:table-cell>
          <table:table-cell table:number-columns-repeated="1021"/>
        </table:table-row>
        <table:table-row table:style-name="ro1">
          <table:table-cell office:value-type="float" office:value="977.1114374" calcext:value-type="float">
            <text:p>977.1114374</text:p>
          </table:table-cell>
          <table:table-cell office:value-type="float" office:value="1749.12254" calcext:value-type="float">
            <text:p>1749.12254</text:p>
          </table:table-cell>
          <table:table-cell office:value-type="float" office:value="1751.514625" calcext:value-type="float">
            <text:p>1751.514625</text:p>
          </table:table-cell>
          <table:table-cell table:number-columns-repeated="1021"/>
        </table:table-row>
        <table:table-row table:style-name="ro1">
          <table:table-cell office:value-type="float" office:value="790.6573017" calcext:value-type="float">
            <text:p>790.6573017</text:p>
          </table:table-cell>
          <table:table-cell office:value-type="float" office:value="1750.994002" calcext:value-type="float">
            <text:p>1750.994002</text:p>
          </table:table-cell>
          <table:table-cell office:value-type="float" office:value="1748.519795" calcext:value-type="float">
            <text:p>1748.519795</text:p>
          </table:table-cell>
          <table:table-cell table:number-columns-repeated="1021"/>
        </table:table-row>
        <table:table-row table:style-name="ro1">
          <table:table-cell office:value-type="float" office:value="790.6349523" calcext:value-type="float">
            <text:p>790.6349523</text:p>
          </table:table-cell>
          <table:table-cell office:value-type="float" office:value="1751.874946" calcext:value-type="float">
            <text:p>1751.874946</text:p>
          </table:table-cell>
          <table:table-cell office:value-type="float" office:value="1748.054894" calcext:value-type="float">
            <text:p>1748.054894</text:p>
          </table:table-cell>
          <table:table-cell table:number-columns-repeated="1021"/>
        </table:table-row>
        <table:table-row table:style-name="ro1">
          <table:table-cell office:value-type="float" office:value="773.8010488" calcext:value-type="float">
            <text:p>773.8010488</text:p>
          </table:table-cell>
          <table:table-cell office:value-type="float" office:value="1747.488268" calcext:value-type="float">
            <text:p>1747.488268</text:p>
          </table:table-cell>
          <table:table-cell office:value-type="float" office:value="1749.787643" calcext:value-type="float">
            <text:p>1749.787643</text:p>
          </table:table-cell>
          <table:table-cell table:number-columns-repeated="1021"/>
        </table:table-row>
        <table:table-row table:style-name="ro1">
          <table:table-cell office:value-type="float" office:value="855.377106" calcext:value-type="float">
            <text:p>855.377106</text:p>
          </table:table-cell>
          <table:table-cell office:value-type="float" office:value="1749.898226" calcext:value-type="float">
            <text:p>1749.898226</text:p>
          </table:table-cell>
          <table:table-cell office:value-type="float" office:value="1749.758062" calcext:value-type="float">
            <text:p>1749.758062</text:p>
          </table:table-cell>
          <table:table-cell table:number-columns-repeated="1021"/>
        </table:table-row>
        <table:table-row table:style-name="ro1">
          <table:table-cell office:value-type="float" office:value="757.9140967" calcext:value-type="float">
            <text:p>757.9140967</text:p>
          </table:table-cell>
          <table:table-cell office:value-type="float" office:value="1750.512058" calcext:value-type="float">
            <text:p>1750.512058</text:p>
          </table:table-cell>
          <table:table-cell office:value-type="float" office:value="1748.444974" calcext:value-type="float">
            <text:p>1748.444974</text:p>
          </table:table-cell>
          <table:table-cell table:number-columns-repeated="1021"/>
        </table:table-row>
        <table:table-row table:style-name="ro1">
          <table:table-cell office:value-type="float" office:value="906.512419" calcext:value-type="float">
            <text:p>906.512419</text:p>
          </table:table-cell>
          <table:table-cell office:value-type="float" office:value="1749.265088" calcext:value-type="float">
            <text:p>1749.265088</text:p>
          </table:table-cell>
          <table:table-cell office:value-type="float" office:value="1750.75487" calcext:value-type="float">
            <text:p>1750.75487</text:p>
          </table:table-cell>
          <table:table-cell table:number-columns-repeated="1021"/>
        </table:table-row>
        <table:table-row table:style-name="ro1">
          <table:table-cell office:value-type="float" office:value="895.4654565" calcext:value-type="float">
            <text:p>895.4654565</text:p>
          </table:table-cell>
          <table:table-cell office:value-type="float" office:value="1750.202097" calcext:value-type="float">
            <text:p>1750.202097</text:p>
          </table:table-cell>
          <table:table-cell office:value-type="float" office:value="1750.117751" calcext:value-type="float">
            <text:p>1750.117751</text:p>
          </table:table-cell>
          <table:table-cell table:number-columns-repeated="1021"/>
        </table:table-row>
        <table:table-row table:style-name="ro1">
          <table:table-cell office:value-type="float" office:value="586.0655434" calcext:value-type="float">
            <text:p>586.0655434</text:p>
          </table:table-cell>
          <table:table-cell office:value-type="float" office:value="1745.200839" calcext:value-type="float">
            <text:p>1745.200839</text:p>
          </table:table-cell>
          <table:table-cell office:value-type="float" office:value="1748.811006" calcext:value-type="float">
            <text:p>1748.811006</text:p>
          </table:table-cell>
          <table:table-cell table:number-columns-repeated="1021"/>
        </table:table-row>
        <table:table-row table:style-name="ro1">
          <table:table-cell office:value-type="float" office:value="858.8735629" calcext:value-type="float">
            <text:p>858.8735629</text:p>
          </table:table-cell>
          <table:table-cell office:value-type="float" office:value="1750.689609" calcext:value-type="float">
            <text:p>1750.689609</text:p>
          </table:table-cell>
          <table:table-cell office:value-type="float" office:value="1749.487587" calcext:value-type="float">
            <text:p>1749.487587</text:p>
          </table:table-cell>
          <table:table-cell table:number-columns-repeated="1021"/>
        </table:table-row>
        <table:table-row table:style-name="ro1">
          <table:table-cell office:value-type="float" office:value="893.3112399" calcext:value-type="float">
            <text:p>893.3112399</text:p>
          </table:table-cell>
          <table:table-cell office:value-type="float" office:value="1749.744658" calcext:value-type="float">
            <text:p>1749.744658</text:p>
          </table:table-cell>
          <table:table-cell office:value-type="float" office:value="1750.170393" calcext:value-type="float">
            <text:p>1750.170393</text:p>
          </table:table-cell>
          <table:table-cell table:number-columns-repeated="1021"/>
        </table:table-row>
        <table:table-row table:style-name="ro1">
          <table:table-cell office:value-type="float" office:value="988.7944656" calcext:value-type="float">
            <text:p>988.7944656</text:p>
          </table:table-cell>
          <table:table-cell office:value-type="float" office:value="1751.335327" calcext:value-type="float">
            <text:p>1751.335327</text:p>
          </table:table-cell>
          <table:table-cell office:value-type="float" office:value="1750.597834" calcext:value-type="float">
            <text:p>1750.597834</text:p>
          </table:table-cell>
          <table:table-cell table:number-columns-repeated="1021"/>
        </table:table-row>
        <table:table-row table:style-name="ro1">
          <table:table-cell office:value-type="float" office:value="949.0274589" calcext:value-type="float">
            <text:p>949.0274589</text:p>
          </table:table-cell>
          <table:table-cell office:value-type="float" office:value="1750.699323" calcext:value-type="float">
            <text:p>1750.699323</text:p>
          </table:table-cell>
          <table:table-cell office:value-type="float" office:value="1750.494754" calcext:value-type="float">
            <text:p>1750.494754</text:p>
          </table:table-cell>
          <table:table-cell table:number-columns-repeated="1021"/>
        </table:table-row>
        <table:table-row table:style-name="ro1">
          <table:table-cell office:value-type="float" office:value="1146.995847" calcext:value-type="float">
            <text:p>1146.995847</text:p>
          </table:table-cell>
          <table:table-cell office:value-type="float" office:value="1748.646138" calcext:value-type="float">
            <text:p>1748.646138</text:p>
          </table:table-cell>
          <table:table-cell office:value-type="float" office:value="1753.552615" calcext:value-type="float">
            <text:p>1753.552615</text:p>
          </table:table-cell>
          <table:table-cell table:number-columns-repeated="1021"/>
        </table:table-row>
        <table:table-row table:style-name="ro1">
          <table:table-cell office:value-type="float" office:value="758.6556778" calcext:value-type="float">
            <text:p>758.6556778</text:p>
          </table:table-cell>
          <table:table-cell office:value-type="float" office:value="1746.437176" calcext:value-type="float">
            <text:p>1746.437176</text:p>
          </table:table-cell>
          <table:table-cell office:value-type="float" office:value="1750.422682" calcext:value-type="float">
            <text:p>1750.422682</text:p>
          </table:table-cell>
          <table:table-cell table:number-columns-repeated="1021"/>
        </table:table-row>
        <table:table-row table:style-name="ro1">
          <table:table-cell office:value-type="float" office:value="652.8583381" calcext:value-type="float">
            <text:p>652.8583381</text:p>
          </table:table-cell>
          <table:table-cell office:value-type="float" office:value="1745.001827" calcext:value-type="float">
            <text:p>1745.001827</text:p>
          </table:table-cell>
          <table:table-cell office:value-type="float" office:value="1749.663426" calcext:value-type="float">
            <text:p>1749.663426</text:p>
          </table:table-cell>
          <table:table-cell table:number-columns-repeated="1021"/>
        </table:table-row>
        <table:table-row table:style-name="ro1">
          <table:table-cell office:value-type="float" office:value="905.3135" calcext:value-type="float">
            <text:p>905.3135</text:p>
          </table:table-cell>
          <table:table-cell office:value-type="float" office:value="1749.126541" calcext:value-type="float">
            <text:p>1749.126541</text:p>
          </table:table-cell>
          <table:table-cell office:value-type="float" office:value="1750.692837" calcext:value-type="float">
            <text:p>1750.692837</text:p>
          </table:table-cell>
          <table:table-cell table:number-columns-repeated="1021"/>
        </table:table-row>
        <table:table-row table:style-name="ro1">
          <table:table-cell office:value-type="float" office:value="1067.446722" calcext:value-type="float">
            <text:p>1067.446722</text:p>
          </table:table-cell>
          <table:table-cell office:value-type="float" office:value="1752.217216" calcext:value-type="float">
            <text:p>1752.217216</text:p>
          </table:table-cell>
          <table:table-cell office:value-type="float" office:value="1751.262897" calcext:value-type="float">
            <text:p>1751.262897</text:p>
          </table:table-cell>
          <table:table-cell table:number-columns-repeated="1021"/>
        </table:table-row>
        <table:table-row table:style-name="ro1">
          <table:table-cell office:value-type="float" office:value="702.2405897" calcext:value-type="float">
            <text:p>702.2405897</text:p>
          </table:table-cell>
          <table:table-cell office:value-type="float" office:value="1747.26521" calcext:value-type="float">
            <text:p>1747.26521</text:p>
          </table:table-cell>
          <table:table-cell office:value-type="float" office:value="1749.297879" calcext:value-type="float">
            <text:p>1749.297879</text:p>
          </table:table-cell>
          <table:table-cell table:number-columns-repeated="1021"/>
        </table:table-row>
        <table:table-row table:style-name="ro1">
          <table:table-cell office:value-type="float" office:value="946.301683" calcext:value-type="float">
            <text:p>946.301683</text:p>
          </table:table-cell>
          <table:table-cell office:value-type="float" office:value="1751.174888" calcext:value-type="float">
            <text:p>1751.174888</text:p>
          </table:table-cell>
          <table:table-cell office:value-type="float" office:value="1750.30746" calcext:value-type="float">
            <text:p>1750.30746</text:p>
          </table:table-cell>
          <table:table-cell table:number-columns-repeated="1021"/>
        </table:table-row>
        <table:table-row table:style-name="ro1">
          <table:table-cell office:value-type="float" office:value="718.4419368" calcext:value-type="float">
            <text:p>718.4419368</text:p>
          </table:table-cell>
          <table:table-cell office:value-type="float" office:value="1748.082812" calcext:value-type="float">
            <text:p>1748.082812</text:p>
          </table:table-cell>
          <table:table-cell office:value-type="float" office:value="1749.11081" calcext:value-type="float">
            <text:p>1749.11081</text:p>
          </table:table-cell>
          <table:table-cell table:number-columns-repeated="1021"/>
        </table:table-row>
        <table:table-row table:style-name="ro1">
          <table:table-cell office:value-type="float" office:value="773.0481454" calcext:value-type="float">
            <text:p>773.0481454</text:p>
          </table:table-cell>
          <table:table-cell office:value-type="float" office:value="1750.648919" calcext:value-type="float">
            <text:p>1750.648919</text:p>
          </table:table-cell>
          <table:table-cell office:value-type="float" office:value="1748.531255" calcext:value-type="float">
            <text:p>1748.531255</text:p>
          </table:table-cell>
          <table:table-cell table:number-columns-repeated="1021"/>
        </table:table-row>
        <table:table-row table:style-name="ro1">
          <table:table-cell office:value-type="float" office:value="785.2274264" calcext:value-type="float">
            <text:p>785.2274264</text:p>
          </table:table-cell>
          <table:table-cell office:value-type="float" office:value="1746.643878" calcext:value-type="float">
            <text:p>1746.643878</text:p>
          </table:table-cell>
          <table:table-cell office:value-type="float" office:value="1750.332189" calcext:value-type="float">
            <text:p>1750.332189</text:p>
          </table:table-cell>
          <table:table-cell table:number-columns-repeated="1021"/>
        </table:table-row>
        <table:table-row table:style-name="ro1">
          <table:table-cell office:value-type="float" office:value="660.7482456" calcext:value-type="float">
            <text:p>660.7482456</text:p>
          </table:table-cell>
          <table:table-cell office:value-type="float" office:value="1746.676821" calcext:value-type="float">
            <text:p>1746.676821</text:p>
          </table:table-cell>
          <table:table-cell office:value-type="float" office:value="1748.9829" calcext:value-type="float">
            <text:p>1748.9829</text:p>
          </table:table-cell>
          <table:table-cell table:number-columns-repeated="1021"/>
        </table:table-row>
        <table:table-row table:style-name="ro1">
          <table:table-cell office:value-type="float" office:value="788.9906258" calcext:value-type="float">
            <text:p>788.9906258</text:p>
          </table:table-cell>
          <table:table-cell office:value-type="float" office:value="1750.278003" calcext:value-type="float">
            <text:p>1750.278003</text:p>
          </table:table-cell>
          <table:table-cell office:value-type="float" office:value="1749.048033" calcext:value-type="float">
            <text:p>1749.048033</text:p>
          </table:table-cell>
          <table:table-cell table:number-columns-repeated="1021"/>
        </table:table-row>
        <table:table-row table:style-name="ro1">
          <table:table-cell office:value-type="float" office:value="1216.391126" calcext:value-type="float">
            <text:p>1216.391126</text:p>
          </table:table-cell>
          <table:table-cell office:value-type="float" office:value="1750.74747" calcext:value-type="float">
            <text:p>1750.74747</text:p>
          </table:table-cell>
          <table:table-cell office:value-type="float" office:value="1753.458831" calcext:value-type="float">
            <text:p>1753.458831</text:p>
          </table:table-cell>
          <table:table-cell table:number-columns-repeated="1021"/>
        </table:table-row>
        <table:table-row table:style-name="ro1">
          <table:table-cell office:value-type="float" office:value="960.6598969" calcext:value-type="float">
            <text:p>960.6598969</text:p>
          </table:table-cell>
          <table:table-cell office:value-type="float" office:value="1752.483231" calcext:value-type="float">
            <text:p>1752.483231</text:p>
          </table:table-cell>
          <table:table-cell office:value-type="float" office:value="1749.834131" calcext:value-type="float">
            <text:p>1749.834131</text:p>
          </table:table-cell>
          <table:table-cell table:number-columns-repeated="1021"/>
        </table:table-row>
        <table:table-row table:style-name="ro1">
          <table:table-cell office:value-type="float" office:value="839.4905341" calcext:value-type="float">
            <text:p>839.4905341</text:p>
          </table:table-cell>
          <table:table-cell office:value-type="float" office:value="1749.482418" calcext:value-type="float">
            <text:p>1749.482418</text:p>
          </table:table-cell>
          <table:table-cell office:value-type="float" office:value="1749.977658" calcext:value-type="float">
            <text:p>1749.977658</text:p>
          </table:table-cell>
          <table:table-cell table:number-columns-repeated="1021"/>
        </table:table-row>
        <table:table-row table:style-name="ro1">
          <table:table-cell office:value-type="float" office:value="603.7706849" calcext:value-type="float">
            <text:p>603.7706849</text:p>
          </table:table-cell>
          <table:table-cell office:value-type="float" office:value="1750.857874" calcext:value-type="float">
            <text:p>1750.857874</text:p>
          </table:table-cell>
          <table:table-cell office:value-type="float" office:value="1746.495531" calcext:value-type="float">
            <text:p>1746.495531</text:p>
          </table:table-cell>
          <table:table-cell table:number-columns-repeated="1021"/>
        </table:table-row>
        <table:table-row table:style-name="ro1">
          <table:table-cell office:value-type="float" office:value="1009.491965" calcext:value-type="float">
            <text:p>1009.491965</text:p>
          </table:table-cell>
          <table:table-cell office:value-type="float" office:value="1748.428639" calcext:value-type="float">
            <text:p>1748.428639</text:p>
          </table:table-cell>
          <table:table-cell office:value-type="float" office:value="1752.114743" calcext:value-type="float">
            <text:p>1752.114743</text:p>
          </table:table-cell>
          <table:table-cell table:number-columns-repeated="1021"/>
        </table:table-row>
        <table:table-row table:style-name="ro1">
          <table:table-cell office:value-type="float" office:value="591.4147658" calcext:value-type="float">
            <text:p>591.4147658</text:p>
          </table:table-cell>
          <table:table-cell office:value-type="float" office:value="1751.620403" calcext:value-type="float">
            <text:p>1751.620403</text:p>
          </table:table-cell>
          <table:table-cell office:value-type="float" office:value="1746.129684" calcext:value-type="float">
            <text:p>1746.129684</text:p>
          </table:table-cell>
          <table:table-cell table:number-columns-repeated="1021"/>
        </table:table-row>
        <table:table-row table:style-name="ro1">
          <table:table-cell office:value-type="float" office:value="816.9690875" calcext:value-type="float">
            <text:p>816.9690875</text:p>
          </table:table-cell>
          <table:table-cell office:value-type="float" office:value="1748.901106" calcext:value-type="float">
            <text:p>1748.901106</text:p>
          </table:table-cell>
          <table:table-cell office:value-type="float" office:value="1749.834459" calcext:value-type="float">
            <text:p>1749.834459</text:p>
          </table:table-cell>
          <table:table-cell table:number-columns-repeated="1021"/>
        </table:table-row>
        <table:table-row table:style-name="ro1">
          <table:table-cell office:value-type="float" office:value="752.3519727" calcext:value-type="float">
            <text:p>752.3519727</text:p>
          </table:table-cell>
          <table:table-cell office:value-type="float" office:value="1748.621177" calcext:value-type="float">
            <text:p>1748.621177</text:p>
          </table:table-cell>
          <table:table-cell office:value-type="float" office:value="1749.214154" calcext:value-type="float">
            <text:p>1749.214154</text:p>
          </table:table-cell>
          <table:table-cell table:number-columns-repeated="1021"/>
        </table:table-row>
        <table:table-row table:style-name="ro1">
          <table:table-cell office:value-type="float" office:value="993.7933125" calcext:value-type="float">
            <text:p>993.7933125</text:p>
          </table:table-cell>
          <table:table-cell office:value-type="float" office:value="1747.73233" calcext:value-type="float">
            <text:p>1747.73233</text:p>
          </table:table-cell>
          <table:table-cell office:value-type="float" office:value="1752.339912" calcext:value-type="float">
            <text:p>1752.339912</text:p>
          </table:table-cell>
          <table:table-cell table:number-columns-repeated="1021"/>
        </table:table-row>
        <table:table-row table:style-name="ro1">
          <table:table-cell office:value-type="float" office:value="739.8624206" calcext:value-type="float">
            <text:p>739.8624206</text:p>
          </table:table-cell>
          <table:table-cell office:value-type="float" office:value="1748.195024" calcext:value-type="float">
            <text:p>1748.195024</text:p>
          </table:table-cell>
          <table:table-cell office:value-type="float" office:value="1749.298745" calcext:value-type="float">
            <text:p>1749.298745</text:p>
          </table:table-cell>
          <table:table-cell table:number-columns-repeated="1021"/>
        </table:table-row>
        <table:table-row table:style-name="ro1">
          <table:table-cell office:value-type="float" office:value="979.6232695" calcext:value-type="float">
            <text:p>979.6232695</text:p>
          </table:table-cell>
          <table:table-cell office:value-type="float" office:value="1751.654347" calcext:value-type="float">
            <text:p>1751.654347</text:p>
          </table:table-cell>
          <table:table-cell office:value-type="float" office:value="1750.642202" calcext:value-type="float">
            <text:p>1750.642202</text:p>
          </table:table-cell>
          <table:table-cell table:number-columns-repeated="1021"/>
        </table:table-row>
        <table:table-row table:style-name="ro1">
          <table:table-cell office:value-type="float" office:value="881.5745269" calcext:value-type="float">
            <text:p>881.5745269</text:p>
          </table:table-cell>
          <table:table-cell office:value-type="float" office:value="1750.725546" calcext:value-type="float">
            <text:p>1750.725546</text:p>
          </table:table-cell>
          <table:table-cell office:value-type="float" office:value="1749.734959" calcext:value-type="float">
            <text:p>1749.734959</text:p>
          </table:table-cell>
          <table:table-cell table:number-columns-repeated="1021"/>
        </table:table-row>
        <table:table-row table:style-name="ro1">
          <table:table-cell office:value-type="float" office:value="621.8665054" calcext:value-type="float">
            <text:p>621.8665054</text:p>
          </table:table-cell>
          <table:table-cell office:value-type="float" office:value="1748.193872" calcext:value-type="float">
            <text:p>1748.193872</text:p>
          </table:table-cell>
          <table:table-cell office:value-type="float" office:value="1747.896791" calcext:value-type="float">
            <text:p>1747.896791</text:p>
          </table:table-cell>
          <table:table-cell table:number-columns-repeated="1021"/>
        </table:table-row>
        <table:table-row table:style-name="ro1">
          <table:table-cell office:value-type="float" office:value="1089.150079" calcext:value-type="float">
            <text:p>1089.150079</text:p>
          </table:table-cell>
          <table:table-cell office:value-type="float" office:value="1750.600166" calcext:value-type="float">
            <text:p>1750.600166</text:p>
          </table:table-cell>
          <table:table-cell office:value-type="float" office:value="1752.128838" calcext:value-type="float">
            <text:p>1752.128838</text:p>
          </table:table-cell>
          <table:table-cell table:number-columns-repeated="1021"/>
        </table:table-row>
        <table:table-row table:style-name="ro1">
          <table:table-cell office:value-type="float" office:value="789.2081251" calcext:value-type="float">
            <text:p>789.2081251</text:p>
          </table:table-cell>
          <table:table-cell office:value-type="float" office:value="1749.350955" calcext:value-type="float">
            <text:p>1749.350955</text:p>
          </table:table-cell>
          <table:table-cell office:value-type="float" office:value="1749.208994" calcext:value-type="float">
            <text:p>1749.208994</text:p>
          </table:table-cell>
          <table:table-cell table:number-columns-repeated="1021"/>
        </table:table-row>
        <table:table-row table:style-name="ro1">
          <table:table-cell office:value-type="float" office:value="1035.499736" calcext:value-type="float">
            <text:p>1035.499736</text:p>
          </table:table-cell>
          <table:table-cell office:value-type="float" office:value="1753.072231" calcext:value-type="float">
            <text:p>1753.072231</text:p>
          </table:table-cell>
          <table:table-cell office:value-type="float" office:value="1750.440634" calcext:value-type="float">
            <text:p>1750.440634</text:p>
          </table:table-cell>
          <table:table-cell table:number-columns-repeated="1021"/>
        </table:table-row>
        <table:table-row table:style-name="ro1">
          <table:table-cell office:value-type="float" office:value="914.2523848" calcext:value-type="float">
            <text:p>914.2523848</text:p>
          </table:table-cell>
          <table:table-cell office:value-type="float" office:value="1751.725602" calcext:value-type="float">
            <text:p>1751.725602</text:p>
          </table:table-cell>
          <table:table-cell office:value-type="float" office:value="1749.875128" calcext:value-type="float">
            <text:p>1749.875128</text:p>
          </table:table-cell>
          <table:table-cell table:number-columns-repeated="1021"/>
        </table:table-row>
        <table:table-row table:style-name="ro1">
          <table:table-cell office:value-type="float" office:value="829.6511062" calcext:value-type="float">
            <text:p>829.6511062</text:p>
          </table:table-cell>
          <table:table-cell office:value-type="float" office:value="1752.153739" calcext:value-type="float">
            <text:p>1752.153739</text:p>
          </table:table-cell>
          <table:table-cell office:value-type="float" office:value="1748.435195" calcext:value-type="float">
            <text:p>1748.435195</text:p>
          </table:table-cell>
          <table:table-cell table:number-columns-repeated="1021"/>
        </table:table-row>
        <table:table-row table:style-name="ro1">
          <table:table-cell office:value-type="float" office:value="740.3417593" calcext:value-type="float">
            <text:p>740.3417593</text:p>
          </table:table-cell>
          <table:table-cell office:value-type="float" office:value="1750.72522" calcext:value-type="float">
            <text:p>1750.72522</text:p>
          </table:table-cell>
          <table:table-cell office:value-type="float" office:value="1748.181688" calcext:value-type="float">
            <text:p>1748.181688</text:p>
          </table:table-cell>
          <table:table-cell table:number-columns-repeated="1021"/>
        </table:table-row>
        <table:table-row table:style-name="ro1">
          <table:table-cell office:value-type="float" office:value="816.7328016" calcext:value-type="float">
            <text:p>816.7328016</text:p>
          </table:table-cell>
          <table:table-cell office:value-type="float" office:value="1748.425074" calcext:value-type="float">
            <text:p>1748.425074</text:p>
          </table:table-cell>
          <table:table-cell office:value-type="float" office:value="1750.004026" calcext:value-type="float">
            <text:p>1750.004026</text:p>
          </table:table-cell>
          <table:table-cell table:number-columns-repeated="1021"/>
        </table:table-row>
        <table:table-row table:style-name="ro1">
          <table:table-cell office:value-type="float" office:value="843.3695733" calcext:value-type="float">
            <text:p>843.3695733</text:p>
          </table:table-cell>
          <table:table-cell office:value-type="float" office:value="1750.462477" calcext:value-type="float">
            <text:p>1750.462477</text:p>
          </table:table-cell>
          <table:table-cell office:value-type="float" office:value="1749.429336" calcext:value-type="float">
            <text:p>1749.429336</text:p>
          </table:table-cell>
          <table:table-cell table:number-columns-repeated="1021"/>
        </table:table-row>
        <table:table-row table:style-name="ro1">
          <table:table-cell office:value-type="float" office:value="635.1076831" calcext:value-type="float">
            <text:p>635.1076831</text:p>
          </table:table-cell>
          <table:table-cell office:value-type="float" office:value="1748.583054" calcext:value-type="float">
            <text:p>1748.583054</text:p>
          </table:table-cell>
          <table:table-cell office:value-type="float" office:value="1748.11852" calcext:value-type="float">
            <text:p>1748.11852</text:p>
          </table:table-cell>
          <table:table-cell table:number-columns-repeated="1021"/>
        </table:table-row>
        <table:table-row table:style-name="ro1">
          <table:table-cell office:value-type="float" office:value="990.6008689" calcext:value-type="float">
            <text:p>990.6008689</text:p>
          </table:table-cell>
          <table:table-cell office:value-type="float" office:value="1750.038461" calcext:value-type="float">
            <text:p>1750.038461</text:p>
          </table:table-cell>
          <table:table-cell office:value-type="float" office:value="1751.247974" calcext:value-type="float">
            <text:p>1751.247974</text:p>
          </table:table-cell>
          <table:table-cell table:number-columns-repeated="1021"/>
        </table:table-row>
        <table:table-row table:style-name="ro1">
          <table:table-cell office:value-type="float" office:value="799.8542792" calcext:value-type="float">
            <text:p>799.8542792</text:p>
          </table:table-cell>
          <table:table-cell office:value-type="float" office:value="1749.625661" calcext:value-type="float">
            <text:p>1749.625661</text:p>
          </table:table-cell>
          <table:table-cell office:value-type="float" office:value="1749.321466" calcext:value-type="float">
            <text:p>1749.321466</text:p>
          </table:table-cell>
          <table:table-cell table:number-columns-repeated="1021"/>
        </table:table-row>
        <table:table-row table:style-name="ro1">
          <table:table-cell office:value-type="float" office:value="1016.541058" calcext:value-type="float">
            <text:p>1016.541058</text:p>
          </table:table-cell>
          <table:table-cell office:value-type="float" office:value="1750.782337" calcext:value-type="float">
            <text:p>1750.782337</text:p>
          </table:table-cell>
          <table:table-cell office:value-type="float" office:value="1751.36254" calcext:value-type="float">
            <text:p>1751.36254</text:p>
          </table:table-cell>
          <table:table-cell table:number-columns-repeated="1021"/>
        </table:table-row>
        <table:table-row table:style-name="ro1">
          <table:table-cell office:value-type="float" office:value="870.3436332" calcext:value-type="float">
            <text:p>870.3436332</text:p>
          </table:table-cell>
          <table:table-cell office:value-type="float" office:value="1749.009616" calcext:value-type="float">
            <text:p>1749.009616</text:p>
          </table:table-cell>
          <table:table-cell office:value-type="float" office:value="1750.186109" calcext:value-type="float">
            <text:p>1750.186109</text:p>
          </table:table-cell>
          <table:table-cell table:number-columns-repeated="1021"/>
        </table:table-row>
        <table:table-row table:style-name="ro1">
          <table:table-cell office:value-type="float" office:value="908.5516566" calcext:value-type="float">
            <text:p>908.5516566</text:p>
          </table:table-cell>
          <table:table-cell office:value-type="float" office:value="1749.702386" calcext:value-type="float">
            <text:p>1749.702386</text:p>
          </table:table-cell>
          <table:table-cell office:value-type="float" office:value="1750.60799" calcext:value-type="float">
            <text:p>1750.60799</text:p>
          </table:table-cell>
          <table:table-cell table:number-columns-repeated="1021"/>
        </table:table-row>
        <table:table-row table:style-name="ro1">
          <table:table-cell office:value-type="float" office:value="1120.708492" calcext:value-type="float">
            <text:p>1120.708492</text:p>
          </table:table-cell>
          <table:table-cell office:value-type="float" office:value="1751.333537" calcext:value-type="float">
            <text:p>1751.333537</text:p>
          </table:table-cell>
          <table:table-cell office:value-type="float" office:value="1752.132699" calcext:value-type="float">
            <text:p>1752.132699</text:p>
          </table:table-cell>
          <table:table-cell table:number-columns-repeated="1021"/>
        </table:table-row>
        <table:table-row table:style-name="ro1">
          <table:table-cell office:value-type="float" office:value="835.2021959" calcext:value-type="float">
            <text:p>835.2021959</text:p>
          </table:table-cell>
          <table:table-cell office:value-type="float" office:value="1751.326031" calcext:value-type="float">
            <text:p>1751.326031</text:p>
          </table:table-cell>
          <table:table-cell office:value-type="float" office:value="1748.989351" calcext:value-type="float">
            <text:p>1748.989351</text:p>
          </table:table-cell>
          <table:table-cell table:number-columns-repeated="1021"/>
        </table:table-row>
        <table:table-row table:style-name="ro1">
          <table:table-cell office:value-type="float" office:value="886.3814846" calcext:value-type="float">
            <text:p>886.3814846</text:p>
          </table:table-cell>
          <table:table-cell office:value-type="float" office:value="1748.407192" calcext:value-type="float">
            <text:p>1748.407192</text:p>
          </table:table-cell>
          <table:table-cell office:value-type="float" office:value="1750.874882" calcext:value-type="float">
            <text:p>1750.874882</text:p>
          </table:table-cell>
          <table:table-cell table:number-columns-repeated="1021"/>
        </table:table-row>
        <table:table-row table:style-name="ro1">
          <table:table-cell office:value-type="float" office:value="1109.934513" calcext:value-type="float">
            <text:p>1109.934513</text:p>
          </table:table-cell>
          <table:table-cell office:value-type="float" office:value="1751.618324" calcext:value-type="float">
            <text:p>1751.618324</text:p>
          </table:table-cell>
          <table:table-cell office:value-type="float" office:value="1751.862201" calcext:value-type="float">
            <text:p>1751.862201</text:p>
          </table:table-cell>
          <table:table-cell table:number-columns-repeated="1021"/>
        </table:table-row>
        <table:table-row table:style-name="ro1">
          <table:table-cell office:value-type="float" office:value="545.7749109" calcext:value-type="float">
            <text:p>545.7749109</text:p>
          </table:table-cell>
          <table:table-cell office:value-type="float" office:value="1747.299588" calcext:value-type="float">
            <text:p>1747.299588</text:p>
          </table:table-cell>
          <table:table-cell office:value-type="float" office:value="1747.484835" calcext:value-type="float">
            <text:p>1747.484835</text:p>
          </table:table-cell>
          <table:table-cell table:number-columns-repeated="1021"/>
        </table:table-row>
        <table:table-row table:style-name="ro1">
          <table:table-cell office:value-type="float" office:value="974.07127" calcext:value-type="float">
            <text:p>974.07127</text:p>
          </table:table-cell>
          <table:table-cell office:value-type="float" office:value="1751.294492" calcext:value-type="float">
            <text:p>1751.294492</text:p>
          </table:table-cell>
          <table:table-cell office:value-type="float" office:value="1750.532947" calcext:value-type="float">
            <text:p>1750.532947</text:p>
          </table:table-cell>
          <table:table-cell table:number-columns-repeated="1021"/>
        </table:table-row>
        <table:table-row table:style-name="ro1">
          <table:table-cell office:value-type="float" office:value="781.1305515" calcext:value-type="float">
            <text:p>781.1305515</text:p>
          </table:table-cell>
          <table:table-cell office:value-type="float" office:value="1752.086014" calcext:value-type="float">
            <text:p>1752.086014</text:p>
          </table:table-cell>
          <table:table-cell office:value-type="float" office:value="1748.103148" calcext:value-type="float">
            <text:p>1748.103148</text:p>
          </table:table-cell>
          <table:table-cell table:number-columns-repeated="1021"/>
        </table:table-row>
        <table:table-row table:style-name="ro1">
          <table:table-cell office:value-type="float" office:value="951.7029885" calcext:value-type="float">
            <text:p>951.7029885</text:p>
          </table:table-cell>
          <table:table-cell office:value-type="float" office:value="1748.910654" calcext:value-type="float">
            <text:p>1748.910654</text:p>
          </table:table-cell>
          <table:table-cell office:value-type="float" office:value="1751.327855" calcext:value-type="float">
            <text:p>1751.327855</text:p>
          </table:table-cell>
          <table:table-cell table:number-columns-repeated="1021"/>
        </table:table-row>
        <table:table-row table:style-name="ro1">
          <table:table-cell office:value-type="float" office:value="1080.826423" calcext:value-type="float">
            <text:p>1080.826423</text:p>
          </table:table-cell>
          <table:table-cell office:value-type="float" office:value="1747.167247" calcext:value-type="float">
            <text:p>1747.167247</text:p>
          </table:table-cell>
          <table:table-cell office:value-type="float" office:value="1753.692555" calcext:value-type="float">
            <text:p>1753.692555</text:p>
          </table:table-cell>
          <table:table-cell table:number-columns-repeated="1021"/>
        </table:table-row>
        <table:table-row table:style-name="ro1">
          <table:table-cell office:value-type="float" office:value="860.2147525" calcext:value-type="float">
            <text:p>860.2147525</text:p>
          </table:table-cell>
          <table:table-cell office:value-type="float" office:value="1752.416658" calcext:value-type="float">
            <text:p>1752.416658</text:p>
          </table:table-cell>
          <table:table-cell office:value-type="float" office:value="1748.846104" calcext:value-type="float">
            <text:p>1748.846104</text:p>
          </table:table-cell>
          <table:table-cell table:number-columns-repeated="1021"/>
        </table:table-row>
        <table:table-row table:style-name="ro1">
          <table:table-cell office:value-type="float" office:value="773.3341468" calcext:value-type="float">
            <text:p>773.3341468</text:p>
          </table:table-cell>
          <table:table-cell office:value-type="float" office:value="1750.644265" calcext:value-type="float">
            <text:p>1750.644265</text:p>
          </table:table-cell>
          <table:table-cell office:value-type="float" office:value="1748.606851" calcext:value-type="float">
            <text:p>1748.606851</text:p>
          </table:table-cell>
          <table:table-cell table:number-columns-repeated="1021"/>
        </table:table-row>
        <table:table-row table:style-name="ro1">
          <table:table-cell office:value-type="float" office:value="732.3000622" calcext:value-type="float">
            <text:p>732.3000622</text:p>
          </table:table-cell>
          <table:table-cell office:value-type="float" office:value="1748.020576" calcext:value-type="float">
            <text:p>1748.020576</text:p>
          </table:table-cell>
          <table:table-cell office:value-type="float" office:value="1749.27352" calcext:value-type="float">
            <text:p>1749.27352</text:p>
          </table:table-cell>
          <table:table-cell table:number-columns-repeated="1021"/>
        </table:table-row>
        <table:table-row table:style-name="ro1">
          <table:table-cell office:value-type="float" office:value="917.828597" calcext:value-type="float">
            <text:p>917.828597</text:p>
          </table:table-cell>
          <table:table-cell office:value-type="float" office:value="1748.840421" calcext:value-type="float">
            <text:p>1748.840421</text:p>
          </table:table-cell>
          <table:table-cell office:value-type="float" office:value="1751.031671" calcext:value-type="float">
            <text:p>1751.031671</text:p>
          </table:table-cell>
          <table:table-cell table:number-columns-repeated="1021"/>
        </table:table-row>
        <table:table-row table:style-name="ro1">
          <table:table-cell office:value-type="float" office:value="845.4859474" calcext:value-type="float">
            <text:p>845.4859474</text:p>
          </table:table-cell>
          <table:table-cell office:value-type="float" office:value="1749.76318" calcext:value-type="float">
            <text:p>1749.76318</text:p>
          </table:table-cell>
          <table:table-cell office:value-type="float" office:value="1749.719365" calcext:value-type="float">
            <text:p>1749.719365</text:p>
          </table:table-cell>
          <table:table-cell table:number-columns-repeated="1021"/>
        </table:table-row>
        <table:table-row table:style-name="ro1">
          <table:table-cell office:value-type="float" office:value="1090.245875" calcext:value-type="float">
            <text:p>1090.245875</text:p>
          </table:table-cell>
          <table:table-cell office:value-type="float" office:value="1749.46386" calcext:value-type="float">
            <text:p>1749.46386</text:p>
          </table:table-cell>
          <table:table-cell office:value-type="float" office:value="1752.553139" calcext:value-type="float">
            <text:p>1752.553139</text:p>
          </table:table-cell>
          <table:table-cell table:number-columns-repeated="1021"/>
        </table:table-row>
        <table:table-row table:style-name="ro1">
          <table:table-cell office:value-type="float" office:value="743.0647136" calcext:value-type="float">
            <text:p>743.0647136</text:p>
          </table:table-cell>
          <table:table-cell office:value-type="float" office:value="1750.884593" calcext:value-type="float">
            <text:p>1750.884593</text:p>
          </table:table-cell>
          <table:table-cell office:value-type="float" office:value="1748.033291" calcext:value-type="float">
            <text:p>1748.033291</text:p>
          </table:table-cell>
          <table:table-cell table:number-columns-repeated="1021"/>
        </table:table-row>
        <table:table-row table:style-name="ro1">
          <table:table-cell office:value-type="float" office:value="901.5081948" calcext:value-type="float">
            <text:p>901.5081948</text:p>
          </table:table-cell>
          <table:table-cell office:value-type="float" office:value="1748.410985" calcext:value-type="float">
            <text:p>1748.410985</text:p>
          </table:table-cell>
          <table:table-cell office:value-type="float" office:value="1750.916843" calcext:value-type="float">
            <text:p>1750.916843</text:p>
          </table:table-cell>
          <table:table-cell table:number-columns-repeated="1021"/>
        </table:table-row>
        <table:table-row table:style-name="ro1">
          <table:table-cell office:value-type="float" office:value="869.5583342" calcext:value-type="float">
            <text:p>869.5583342</text:p>
          </table:table-cell>
          <table:table-cell office:value-type="float" office:value="1751.098358" calcext:value-type="float">
            <text:p>1751.098358</text:p>
          </table:table-cell>
          <table:table-cell office:value-type="float" office:value="1749.572701" calcext:value-type="float">
            <text:p>1749.572701</text:p>
          </table:table-cell>
          <table:table-cell table:number-columns-repeated="1021"/>
        </table:table-row>
        <table:table-row table:style-name="ro1">
          <table:table-cell office:value-type="float" office:value="934.9101422" calcext:value-type="float">
            <text:p>934.9101422</text:p>
          </table:table-cell>
          <table:table-cell office:value-type="float" office:value="1752.565167" calcext:value-type="float">
            <text:p>1752.565167</text:p>
          </table:table-cell>
          <table:table-cell office:value-type="float" office:value="1749.593997" calcext:value-type="float">
            <text:p>1749.593997</text:p>
          </table:table-cell>
          <table:table-cell table:number-columns-repeated="1021"/>
        </table:table-row>
        <table:table-row table:style-name="ro1">
          <table:table-cell office:value-type="float" office:value="1097.915483" calcext:value-type="float">
            <text:p>1097.915483</text:p>
          </table:table-cell>
          <table:table-cell office:value-type="float" office:value="1752.054496" calcext:value-type="float">
            <text:p>1752.054496</text:p>
          </table:table-cell>
          <table:table-cell office:value-type="float" office:value="1751.51916" calcext:value-type="float">
            <text:p>1751.51916</text:p>
          </table:table-cell>
          <table:table-cell table:number-columns-repeated="1021"/>
        </table:table-row>
        <table:table-row table:style-name="ro1">
          <table:table-cell office:value-type="float" office:value="805.040758" calcext:value-type="float">
            <text:p>805.040758</text:p>
          </table:table-cell>
          <table:table-cell office:value-type="float" office:value="1750.829266" calcext:value-type="float">
            <text:p>1750.829266</text:p>
          </table:table-cell>
          <table:table-cell office:value-type="float" office:value="1748.905834" calcext:value-type="float">
            <text:p>1748.905834</text:p>
          </table:table-cell>
          <table:table-cell table:number-columns-repeated="1021"/>
        </table:table-row>
        <table:table-row table:style-name="ro1">
          <table:table-cell office:value-type="float" office:value="591.734223" calcext:value-type="float">
            <text:p>591.734223</text:p>
          </table:table-cell>
          <table:table-cell office:value-type="float" office:value="1748.621697" calcext:value-type="float">
            <text:p>1748.621697</text:p>
          </table:table-cell>
          <table:table-cell office:value-type="float" office:value="1747.411703" calcext:value-type="float">
            <text:p>1747.411703</text:p>
          </table:table-cell>
          <table:table-cell table:number-columns-repeated="1021"/>
        </table:table-row>
        <table:table-row table:style-name="ro1">
          <table:table-cell office:value-type="float" office:value="695.8360433" calcext:value-type="float">
            <text:p>695.8360433</text:p>
          </table:table-cell>
          <table:table-cell office:value-type="float" office:value="1748.168314" calcext:value-type="float">
            <text:p>1748.168314</text:p>
          </table:table-cell>
          <table:table-cell office:value-type="float" office:value="1748.922272" calcext:value-type="float">
            <text:p>1748.922272</text:p>
          </table:table-cell>
          <table:table-cell table:number-columns-repeated="1021"/>
        </table:table-row>
        <table:table-row table:style-name="ro1">
          <table:table-cell office:value-type="float" office:value="983.6013881" calcext:value-type="float">
            <text:p>983.6013881</text:p>
          </table:table-cell>
          <table:table-cell office:value-type="float" office:value="1750.377333" calcext:value-type="float">
            <text:p>1750.377333</text:p>
          </table:table-cell>
          <table:table-cell office:value-type="float" office:value="1751.1516" calcext:value-type="float">
            <text:p>1751.1516</text:p>
          </table:table-cell>
          <table:table-cell table:number-columns-repeated="1021"/>
        </table:table-row>
        <table:table-row table:style-name="ro1">
          <table:table-cell office:value-type="float" office:value="883.2143188" calcext:value-type="float">
            <text:p>883.2143188</text:p>
          </table:table-cell>
          <table:table-cell office:value-type="float" office:value="1748.831913" calcext:value-type="float">
            <text:p>1748.831913</text:p>
          </table:table-cell>
          <table:table-cell office:value-type="float" office:value="1750.519818" calcext:value-type="float">
            <text:p>1750.519818</text:p>
          </table:table-cell>
          <table:table-cell table:number-columns-repeated="1021"/>
        </table:table-row>
        <table:table-row table:style-name="ro1">
          <table:table-cell office:value-type="float" office:value="859.2462795" calcext:value-type="float">
            <text:p>859.2462795</text:p>
          </table:table-cell>
          <table:table-cell office:value-type="float" office:value="1749.678226" calcext:value-type="float">
            <text:p>1749.678226</text:p>
          </table:table-cell>
          <table:table-cell office:value-type="float" office:value="1749.823102" calcext:value-type="float">
            <text:p>1749.823102</text:p>
          </table:table-cell>
          <table:table-cell table:number-columns-repeated="1021"/>
        </table:table-row>
        <table:table-row table:style-name="ro1">
          <table:table-cell office:value-type="float" office:value="632.4962091" calcext:value-type="float">
            <text:p>632.4962091</text:p>
          </table:table-cell>
          <table:table-cell office:value-type="float" office:value="1748.169612" calcext:value-type="float">
            <text:p>1748.169612</text:p>
          </table:table-cell>
          <table:table-cell office:value-type="float" office:value="1748.014209" calcext:value-type="float">
            <text:p>1748.014209</text:p>
          </table:table-cell>
          <table:table-cell table:number-columns-repeated="1021"/>
        </table:table-row>
        <table:table-row table:style-name="ro1">
          <table:table-cell office:value-type="float" office:value="1064.22407" calcext:value-type="float">
            <text:p>1064.22407</text:p>
          </table:table-cell>
          <table:table-cell office:value-type="float" office:value="1751.435561" calcext:value-type="float">
            <text:p>1751.435561</text:p>
          </table:table-cell>
          <table:table-cell office:value-type="float" office:value="1751.485211" calcext:value-type="float">
            <text:p>1751.485211</text:p>
          </table:table-cell>
          <table:table-cell table:number-columns-repeated="1021"/>
        </table:table-row>
        <table:table-row table:style-name="ro1">
          <table:table-cell office:value-type="float" office:value="1093.888926" calcext:value-type="float">
            <text:p>1093.888926</text:p>
          </table:table-cell>
          <table:table-cell office:value-type="float" office:value="1751.612888" calcext:value-type="float">
            <text:p>1751.612888</text:p>
          </table:table-cell>
          <table:table-cell office:value-type="float" office:value="1751.859339" calcext:value-type="float">
            <text:p>1751.859339</text:p>
          </table:table-cell>
          <table:table-cell table:number-columns-repeated="1021"/>
        </table:table-row>
        <table:table-row table:style-name="ro1">
          <table:table-cell office:value-type="float" office:value="807.4163757" calcext:value-type="float">
            <text:p>807.4163757</text:p>
          </table:table-cell>
          <table:table-cell office:value-type="float" office:value="1749.173325" calcext:value-type="float">
            <text:p>1749.173325</text:p>
          </table:table-cell>
          <table:table-cell office:value-type="float" office:value="1749.694638" calcext:value-type="float">
            <text:p>1749.694638</text:p>
          </table:table-cell>
          <table:table-cell table:number-columns-repeated="1021"/>
        </table:table-row>
        <table:table-row table:style-name="ro1">
          <table:table-cell office:value-type="float" office:value="932.8761891" calcext:value-type="float">
            <text:p>932.8761891</text:p>
          </table:table-cell>
          <table:table-cell office:value-type="float" office:value="1751.375416" calcext:value-type="float">
            <text:p>1751.375416</text:p>
          </table:table-cell>
          <table:table-cell office:value-type="float" office:value="1749.987916" calcext:value-type="float">
            <text:p>1749.987916</text:p>
          </table:table-cell>
          <table:table-cell table:number-columns-repeated="1021"/>
        </table:table-row>
        <table:table-row table:style-name="ro1">
          <table:table-cell office:value-type="float" office:value="766.9644604" calcext:value-type="float">
            <text:p>766.9644604</text:p>
          </table:table-cell>
          <table:table-cell office:value-type="float" office:value="1748.912415" calcext:value-type="float">
            <text:p>1748.912415</text:p>
          </table:table-cell>
          <table:table-cell office:value-type="float" office:value="1749.217967" calcext:value-type="float">
            <text:p>1749.217967</text:p>
          </table:table-cell>
          <table:table-cell table:number-columns-repeated="1021"/>
        </table:table-row>
        <table:table-row table:style-name="ro1">
          <table:table-cell office:value-type="float" office:value="707.2491908" calcext:value-type="float">
            <text:p>707.2491908</text:p>
          </table:table-cell>
          <table:table-cell office:value-type="float" office:value="1749.64536" calcext:value-type="float">
            <text:p>1749.64536</text:p>
          </table:table-cell>
          <table:table-cell office:value-type="float" office:value="1748.196026" calcext:value-type="float">
            <text:p>1748.196026</text:p>
          </table:table-cell>
          <table:table-cell table:number-columns-repeated="1021"/>
        </table:table-row>
        <table:table-row table:style-name="ro1">
          <table:table-cell office:value-type="float" office:value="802.4238209" calcext:value-type="float">
            <text:p>802.4238209</text:p>
          </table:table-cell>
          <table:table-cell office:value-type="float" office:value="1748.122754" calcext:value-type="float">
            <text:p>1748.122754</text:p>
          </table:table-cell>
          <table:table-cell office:value-type="float" office:value="1750.113959" calcext:value-type="float">
            <text:p>1750.113959</text:p>
          </table:table-cell>
          <table:table-cell table:number-columns-repeated="1021"/>
        </table:table-row>
        <table:table-row table:style-name="ro1">
          <table:table-cell office:value-type="float" office:value="796.4941845" calcext:value-type="float">
            <text:p>796.4941845</text:p>
          </table:table-cell>
          <table:table-cell office:value-type="float" office:value="1749.745497" calcext:value-type="float">
            <text:p>1749.745497</text:p>
          </table:table-cell>
          <table:table-cell office:value-type="float" office:value="1749.074977" calcext:value-type="float">
            <text:p>1749.074977</text:p>
          </table:table-cell>
          <table:table-cell table:number-columns-repeated="1021"/>
        </table:table-row>
        <table:table-row table:style-name="ro1">
          <table:table-cell office:value-type="float" office:value="913.2892906" calcext:value-type="float">
            <text:p>913.2892906</text:p>
          </table:table-cell>
          <table:table-cell office:value-type="float" office:value="1752.727156" calcext:value-type="float">
            <text:p>1752.727156</text:p>
          </table:table-cell>
          <table:table-cell office:value-type="float" office:value="1749.244413" calcext:value-type="float">
            <text:p>1749.244413</text:p>
          </table:table-cell>
          <table:table-cell table:number-columns-repeated="1021"/>
        </table:table-row>
        <table:table-row table:style-name="ro1">
          <table:table-cell office:value-type="float" office:value="887.4214822" calcext:value-type="float">
            <text:p>887.4214822</text:p>
          </table:table-cell>
          <table:table-cell office:value-type="float" office:value="1748.245332" calcext:value-type="float">
            <text:p>1748.245332</text:p>
          </table:table-cell>
          <table:table-cell office:value-type="float" office:value="1751.022501" calcext:value-type="float">
            <text:p>1751.022501</text:p>
          </table:table-cell>
          <table:table-cell table:number-columns-repeated="1021"/>
        </table:table-row>
        <table:table-row table:style-name="ro1">
          <table:table-cell office:value-type="float" office:value="841.4121455" calcext:value-type="float">
            <text:p>841.4121455</text:p>
          </table:table-cell>
          <table:table-cell office:value-type="float" office:value="1747.382414" calcext:value-type="float">
            <text:p>1747.382414</text:p>
          </table:table-cell>
          <table:table-cell office:value-type="float" office:value="1750.726209" calcext:value-type="float">
            <text:p>1750.726209</text:p>
          </table:table-cell>
          <table:table-cell table:number-columns-repeated="1021"/>
        </table:table-row>
        <table:table-row table:style-name="ro1">
          <table:table-cell office:value-type="float" office:value="944.4469953" calcext:value-type="float">
            <text:p>944.4469953</text:p>
          </table:table-cell>
          <table:table-cell office:value-type="float" office:value="1752.479712" calcext:value-type="float">
            <text:p>1752.479712</text:p>
          </table:table-cell>
          <table:table-cell office:value-type="float" office:value="1749.79337" calcext:value-type="float">
            <text:p>1749.79337</text:p>
          </table:table-cell>
          <table:table-cell table:number-columns-repeated="1021"/>
        </table:table-row>
        <table:table-row table:style-name="ro1">
          <table:table-cell office:value-type="float" office:value="658.5709468" calcext:value-type="float">
            <text:p>658.5709468</text:p>
          </table:table-cell>
          <table:table-cell office:value-type="float" office:value="1749.870528" calcext:value-type="float">
            <text:p>1749.870528</text:p>
          </table:table-cell>
          <table:table-cell office:value-type="float" office:value="1747.722012" calcext:value-type="float">
            <text:p>1747.722012</text:p>
          </table:table-cell>
          <table:table-cell table:number-columns-repeated="1021"/>
        </table:table-row>
        <table:table-row table:style-name="ro1">
          <table:table-cell office:value-type="float" office:value="786.552347" calcext:value-type="float">
            <text:p>786.552347</text:p>
          </table:table-cell>
          <table:table-cell office:value-type="float" office:value="1747.049571" calcext:value-type="float">
            <text:p>1747.049571</text:p>
          </table:table-cell>
          <table:table-cell office:value-type="float" office:value="1750.339101" calcext:value-type="float">
            <text:p>1750.339101</text:p>
          </table:table-cell>
          <table:table-cell table:number-columns-repeated="1021"/>
        </table:table-row>
        <table:table-row table:style-name="ro1">
          <table:table-cell office:value-type="float" office:value="801.111406" calcext:value-type="float">
            <text:p>801.111406</text:p>
          </table:table-cell>
          <table:table-cell office:value-type="float" office:value="1749.100146" calcext:value-type="float">
            <text:p>1749.100146</text:p>
          </table:table-cell>
          <table:table-cell office:value-type="float" office:value="1749.425086" calcext:value-type="float">
            <text:p>1749.425086</text:p>
          </table:table-cell>
          <table:table-cell table:number-columns-repeated="1021"/>
        </table:table-row>
        <table:table-row table:style-name="ro1">
          <table:table-cell office:value-type="float" office:value="929.5359808" calcext:value-type="float">
            <text:p>929.5359808</text:p>
          </table:table-cell>
          <table:table-cell office:value-type="float" office:value="1751.99443" calcext:value-type="float">
            <text:p>1751.99443</text:p>
          </table:table-cell>
          <table:table-cell office:value-type="float" office:value="1749.774632" calcext:value-type="float">
            <text:p>1749.774632</text:p>
          </table:table-cell>
          <table:table-cell table:number-columns-repeated="1021"/>
        </table:table-row>
        <table:table-row table:style-name="ro1">
          <table:table-cell office:value-type="float" office:value="1049.670748" calcext:value-type="float">
            <text:p>1049.670748</text:p>
          </table:table-cell>
          <table:table-cell office:value-type="float" office:value="1752.033923" calcext:value-type="float">
            <text:p>1752.033923</text:p>
          </table:table-cell>
          <table:table-cell office:value-type="float" office:value="1750.856843" calcext:value-type="float">
            <text:p>1750.856843</text:p>
          </table:table-cell>
          <table:table-cell table:number-columns-repeated="1021"/>
        </table:table-row>
        <table:table-row table:style-name="ro1">
          <table:table-cell office:value-type="float" office:value="921.6788307" calcext:value-type="float">
            <text:p>921.6788307</text:p>
          </table:table-cell>
          <table:table-cell office:value-type="float" office:value="1751.862178" calcext:value-type="float">
            <text:p>1751.862178</text:p>
          </table:table-cell>
          <table:table-cell office:value-type="float" office:value="1749.534239" calcext:value-type="float">
            <text:p>1749.534239</text:p>
          </table:table-cell>
          <table:table-cell table:number-columns-repeated="1021"/>
        </table:table-row>
        <table:table-row table:style-name="ro1">
          <table:table-cell office:value-type="float" office:value="896.2651556" calcext:value-type="float">
            <text:p>896.2651556</text:p>
          </table:table-cell>
          <table:table-cell office:value-type="float" office:value="1750.041059" calcext:value-type="float">
            <text:p>1750.041059</text:p>
          </table:table-cell>
          <table:table-cell office:value-type="float" office:value="1750.348352" calcext:value-type="float">
            <text:p>1750.348352</text:p>
          </table:table-cell>
          <table:table-cell table:number-columns-repeated="1021"/>
        </table:table-row>
        <table:table-row table:style-name="ro1">
          <table:table-cell office:value-type="float" office:value="892.5516402" calcext:value-type="float">
            <text:p>892.5516402</text:p>
          </table:table-cell>
          <table:table-cell office:value-type="float" office:value="1748.713072" calcext:value-type="float">
            <text:p>1748.713072</text:p>
          </table:table-cell>
          <table:table-cell office:value-type="float" office:value="1750.731891" calcext:value-type="float">
            <text:p>1750.731891</text:p>
          </table:table-cell>
          <table:table-cell table:number-columns-repeated="1021"/>
        </table:table-row>
        <table:table-row table:style-name="ro1">
          <table:table-cell office:value-type="float" office:value="684.7145827" calcext:value-type="float">
            <text:p>684.7145827</text:p>
          </table:table-cell>
          <table:table-cell office:value-type="float" office:value="1753.815812" calcext:value-type="float">
            <text:p>1753.815812</text:p>
          </table:table-cell>
          <table:table-cell office:value-type="float" office:value="1746.201407" calcext:value-type="float">
            <text:p>1746.201407</text:p>
          </table:table-cell>
          <table:table-cell table:number-columns-repeated="1021"/>
        </table:table-row>
        <table:table-row table:style-name="ro1">
          <table:table-cell office:value-type="float" office:value="1038.918642" calcext:value-type="float">
            <text:p>1038.918642</text:p>
          </table:table-cell>
          <table:table-cell office:value-type="float" office:value="1749.380421" calcext:value-type="float">
            <text:p>1749.380421</text:p>
          </table:table-cell>
          <table:table-cell office:value-type="float" office:value="1752.471462" calcext:value-type="float">
            <text:p>1752.471462</text:p>
          </table:table-cell>
          <table:table-cell table:number-columns-repeated="1021"/>
        </table:table-row>
        <table:table-row table:style-name="ro1">
          <table:table-cell office:value-type="float" office:value="727.312402" calcext:value-type="float">
            <text:p>727.312402</text:p>
          </table:table-cell>
          <table:table-cell office:value-type="float" office:value="1748.807543" calcext:value-type="float">
            <text:p>1748.807543</text:p>
          </table:table-cell>
          <table:table-cell office:value-type="float" office:value="1748.968647" calcext:value-type="float">
            <text:p>1748.968647</text:p>
          </table:table-cell>
          <table:table-cell table:number-columns-repeated="1021"/>
        </table:table-row>
        <table:table-row table:style-name="ro1">
          <table:table-cell office:value-type="float" office:value="820.8774676" calcext:value-type="float">
            <text:p>820.8774676</text:p>
          </table:table-cell>
          <table:table-cell office:value-type="float" office:value="1750.531058" calcext:value-type="float">
            <text:p>1750.531058</text:p>
          </table:table-cell>
          <table:table-cell office:value-type="float" office:value="1749.363282" calcext:value-type="float">
            <text:p>1749.363282</text:p>
          </table:table-cell>
          <table:table-cell table:number-columns-repeated="1021"/>
        </table:table-row>
        <table:table-row table:style-name="ro1">
          <table:table-cell office:value-type="float" office:value="849.1433579" calcext:value-type="float">
            <text:p>849.1433579</text:p>
          </table:table-cell>
          <table:table-cell office:value-type="float" office:value="1751.230408" calcext:value-type="float">
            <text:p>1751.230408</text:p>
          </table:table-cell>
          <table:table-cell office:value-type="float" office:value="1748.999284" calcext:value-type="float">
            <text:p>1748.999284</text:p>
          </table:table-cell>
          <table:table-cell table:number-columns-repeated="1021"/>
        </table:table-row>
        <table:table-row table:style-name="ro1">
          <table:table-cell office:value-type="float" office:value="621.1254741" calcext:value-type="float">
            <text:p>621.1254741</text:p>
          </table:table-cell>
          <table:table-cell office:value-type="float" office:value="1748.658422" calcext:value-type="float">
            <text:p>1748.658422</text:p>
          </table:table-cell>
          <table:table-cell office:value-type="float" office:value="1747.65794" calcext:value-type="float">
            <text:p>1747.65794</text:p>
          </table:table-cell>
          <table:table-cell table:number-columns-repeated="1021"/>
        </table:table-row>
        <table:table-row table:style-name="ro1">
          <table:table-cell office:value-type="float" office:value="554.114484" calcext:value-type="float">
            <text:p>554.114484</text:p>
          </table:table-cell>
          <table:table-cell office:value-type="float" office:value="1746.372996" calcext:value-type="float">
            <text:p>1746.372996</text:p>
          </table:table-cell>
          <table:table-cell office:value-type="float" office:value="1748.094382" calcext:value-type="float">
            <text:p>1748.094382</text:p>
          </table:table-cell>
          <table:table-cell table:number-columns-repeated="1021"/>
        </table:table-row>
        <table:table-row table:style-name="ro1">
          <table:table-cell office:value-type="float" office:value="812.7786592" calcext:value-type="float">
            <text:p>812.7786592</text:p>
          </table:table-cell>
          <table:table-cell office:value-type="float" office:value="1750.454972" calcext:value-type="float">
            <text:p>1750.454972</text:p>
          </table:table-cell>
          <table:table-cell office:value-type="float" office:value="1749.108956" calcext:value-type="float">
            <text:p>1749.108956</text:p>
          </table:table-cell>
          <table:table-cell table:number-columns-repeated="1021"/>
        </table:table-row>
        <table:table-row table:style-name="ro1">
          <table:table-cell office:value-type="float" office:value="1136.442854" calcext:value-type="float">
            <text:p>1136.442854</text:p>
          </table:table-cell>
          <table:table-cell office:value-type="float" office:value="1749.500296" calcext:value-type="float">
            <text:p>1749.500296</text:p>
          </table:table-cell>
          <table:table-cell office:value-type="float" office:value="1753.225618" calcext:value-type="float">
            <text:p>1753.225618</text:p>
          </table:table-cell>
          <table:table-cell table:number-columns-repeated="1021"/>
        </table:table-row>
        <table:table-row table:style-name="ro1">
          <table:table-cell office:value-type="float" office:value="829.5437736" calcext:value-type="float">
            <text:p>829.5437736</text:p>
          </table:table-cell>
          <table:table-cell office:value-type="float" office:value="1749.263665" calcext:value-type="float">
            <text:p>1749.263665</text:p>
          </table:table-cell>
          <table:table-cell office:value-type="float" office:value="1749.801114" calcext:value-type="float">
            <text:p>1749.801114</text:p>
          </table:table-cell>
          <table:table-cell table:number-columns-repeated="1021"/>
        </table:table-row>
        <table:table-row table:style-name="ro1">
          <table:table-cell office:value-type="float" office:value="965.2301057" calcext:value-type="float">
            <text:p>965.2301057</text:p>
          </table:table-cell>
          <table:table-cell office:value-type="float" office:value="1748.945624" calcext:value-type="float">
            <text:p>1748.945624</text:p>
          </table:table-cell>
          <table:table-cell office:value-type="float" office:value="1751.320276" calcext:value-type="float">
            <text:p>1751.320276</text:p>
          </table:table-cell>
          <table:table-cell table:number-columns-repeated="1021"/>
        </table:table-row>
        <table:table-row table:style-name="ro1">
          <table:table-cell office:value-type="float" office:value="1105.806025" calcext:value-type="float">
            <text:p>1105.806025</text:p>
          </table:table-cell>
          <table:table-cell office:value-type="float" office:value="1747.56351" calcext:value-type="float">
            <text:p>1747.56351</text:p>
          </table:table-cell>
          <table:table-cell office:value-type="float" office:value="1753.706006" calcext:value-type="float">
            <text:p>1753.706006</text:p>
          </table:table-cell>
          <table:table-cell table:number-columns-repeated="1021"/>
        </table:table-row>
        <table:table-row table:style-name="ro1">
          <table:table-cell office:value-type="float" office:value="1045.997001" calcext:value-type="float">
            <text:p>1045.997001</text:p>
          </table:table-cell>
          <table:table-cell office:value-type="float" office:value="1753.16847" calcext:value-type="float">
            <text:p>1753.16847</text:p>
          </table:table-cell>
          <table:table-cell office:value-type="float" office:value="1750.598096" calcext:value-type="float">
            <text:p>1750.598096</text:p>
          </table:table-cell>
          <table:table-cell table:number-columns-repeated="1021"/>
        </table:table-row>
        <table:table-row table:style-name="ro1">
          <table:table-cell office:value-type="float" office:value="932.100396" calcext:value-type="float">
            <text:p>932.100396</text:p>
          </table:table-cell>
          <table:table-cell office:value-type="float" office:value="1750.011526" calcext:value-type="float">
            <text:p>1750.011526</text:p>
          </table:table-cell>
          <table:table-cell office:value-type="float" office:value="1750.636771" calcext:value-type="float">
            <text:p>1750.636771</text:p>
          </table:table-cell>
          <table:table-cell table:number-columns-repeated="1021"/>
        </table:table-row>
        <table:table-row table:style-name="ro1">
          <table:table-cell office:value-type="float" office:value="779.7699375" calcext:value-type="float">
            <text:p>779.7699375</text:p>
          </table:table-cell>
          <table:table-cell office:value-type="float" office:value="1748.371216" calcext:value-type="float">
            <text:p>1748.371216</text:p>
          </table:table-cell>
          <table:table-cell office:value-type="float" office:value="1749.648635" calcext:value-type="float">
            <text:p>1749.648635</text:p>
          </table:table-cell>
          <table:table-cell table:number-columns-repeated="1021"/>
        </table:table-row>
        <table:table-row table:style-name="ro1">
          <table:table-cell office:value-type="float" office:value="1049.866696" calcext:value-type="float">
            <text:p>1049.866696</text:p>
          </table:table-cell>
          <table:table-cell office:value-type="float" office:value="1747.62605" calcext:value-type="float">
            <text:p>1747.62605</text:p>
          </table:table-cell>
          <table:table-cell office:value-type="float" office:value="1753.119633" calcext:value-type="float">
            <text:p>1753.119633</text:p>
          </table:table-cell>
          <table:table-cell table:number-columns-repeated="1021"/>
        </table:table-row>
        <table:table-row table:style-name="ro1">
          <table:table-cell office:value-type="float" office:value="657.9289158" calcext:value-type="float">
            <text:p>657.9289158</text:p>
          </table:table-cell>
          <table:table-cell office:value-type="float" office:value="1749.498195" calcext:value-type="float">
            <text:p>1749.498195</text:p>
          </table:table-cell>
          <table:table-cell office:value-type="float" office:value="1747.896664" calcext:value-type="float">
            <text:p>1747.896664</text:p>
          </table:table-cell>
          <table:table-cell table:number-columns-repeated="1021"/>
        </table:table-row>
        <table:table-row table:style-name="ro1">
          <table:table-cell office:value-type="float" office:value="1018.338098" calcext:value-type="float">
            <text:p>1018.338098</text:p>
          </table:table-cell>
          <table:table-cell office:value-type="float" office:value="1750.214033" calcext:value-type="float">
            <text:p>1750.214033</text:p>
          </table:table-cell>
          <table:table-cell office:value-type="float" office:value="1751.557556" calcext:value-type="float">
            <text:p>1751.557556</text:p>
          </table:table-cell>
          <table:table-cell table:number-columns-repeated="1021"/>
        </table:table-row>
        <table:table-row table:style-name="ro1">
          <table:table-cell office:value-type="float" office:value="813.74021" calcext:value-type="float">
            <text:p>813.74021</text:p>
          </table:table-cell>
          <table:table-cell office:value-type="float" office:value="1748.346256" calcext:value-type="float">
            <text:p>1748.346256</text:p>
          </table:table-cell>
          <table:table-cell office:value-type="float" office:value="1750.031488" calcext:value-type="float">
            <text:p>1750.031488</text:p>
          </table:table-cell>
          <table:table-cell table:number-columns-repeated="1021"/>
        </table:table-row>
        <table:table-row table:style-name="ro1">
          <table:table-cell office:value-type="float" office:value="730.1680261" calcext:value-type="float">
            <text:p>730.1680261</text:p>
          </table:table-cell>
          <table:table-cell office:value-type="float" office:value="1750.082903" calcext:value-type="float">
            <text:p>1750.082903</text:p>
          </table:table-cell>
          <table:table-cell office:value-type="float" office:value="1748.445499" calcext:value-type="float">
            <text:p>1748.445499</text:p>
          </table:table-cell>
          <table:table-cell table:number-columns-repeated="1021"/>
        </table:table-row>
        <table:table-row table:style-name="ro1">
          <table:table-cell office:value-type="float" office:value="998.6306143" calcext:value-type="float">
            <text:p>998.6306143</text:p>
          </table:table-cell>
          <table:table-cell office:value-type="float" office:value="1749.161875" calcext:value-type="float">
            <text:p>1749.161875</text:p>
          </table:table-cell>
          <table:table-cell office:value-type="float" office:value="1751.9648" calcext:value-type="float">
            <text:p>1751.9648</text:p>
          </table:table-cell>
          <table:table-cell table:number-columns-repeated="1021"/>
        </table:table-row>
        <table:table-row table:style-name="ro1">
          <table:table-cell office:value-type="float" office:value="725.820291" calcext:value-type="float">
            <text:p>725.820291</text:p>
          </table:table-cell>
          <table:table-cell office:value-type="float" office:value="1752.468442" calcext:value-type="float">
            <text:p>1752.468442</text:p>
          </table:table-cell>
          <table:table-cell office:value-type="float" office:value="1747.120949" calcext:value-type="float">
            <text:p>1747.120949</text:p>
          </table:table-cell>
          <table:table-cell table:number-columns-repeated="1021"/>
        </table:table-row>
        <table:table-row table:style-name="ro1">
          <table:table-cell office:value-type="float" office:value="1011.892036" calcext:value-type="float">
            <text:p>1011.892036</text:p>
          </table:table-cell>
          <table:table-cell office:value-type="float" office:value="1752.778729" calcext:value-type="float">
            <text:p>1752.778729</text:p>
          </table:table-cell>
          <table:table-cell office:value-type="float" office:value="1750.255859" calcext:value-type="float">
            <text:p>1750.255859</text:p>
          </table:table-cell>
          <table:table-cell table:number-columns-repeated="1021"/>
        </table:table-row>
        <table:table-row table:style-name="ro1">
          <table:table-cell office:value-type="float" office:value="710.3757316" calcext:value-type="float">
            <text:p>710.3757316</text:p>
          </table:table-cell>
          <table:table-cell office:value-type="float" office:value="1749.762744" calcext:value-type="float">
            <text:p>1749.762744</text:p>
          </table:table-cell>
          <table:table-cell office:value-type="float" office:value="1748.052039" calcext:value-type="float">
            <text:p>1748.052039</text:p>
          </table:table-cell>
          <table:table-cell table:number-columns-repeated="1021"/>
        </table:table-row>
        <table:table-row table:style-name="ro1">
          <table:table-cell office:value-type="float" office:value="1096.68957" calcext:value-type="float">
            <text:p>1096.68957</text:p>
          </table:table-cell>
          <table:table-cell office:value-type="float" office:value="1751.360069" calcext:value-type="float">
            <text:p>1751.360069</text:p>
          </table:table-cell>
          <table:table-cell office:value-type="float" office:value="1751.795388" calcext:value-type="float">
            <text:p>1751.795388</text:p>
          </table:table-cell>
          <table:table-cell table:number-columns-repeated="1021"/>
        </table:table-row>
        <table:table-row table:style-name="ro1">
          <table:table-cell office:value-type="float" office:value="847.0341714" calcext:value-type="float">
            <text:p>847.0341714</text:p>
          </table:table-cell>
          <table:table-cell office:value-type="float" office:value="1747.999154" calcext:value-type="float">
            <text:p>1747.999154</text:p>
          </table:table-cell>
          <table:table-cell office:value-type="float" office:value="1750.707972" calcext:value-type="float">
            <text:p>1750.707972</text:p>
          </table:table-cell>
          <table:table-cell table:number-columns-repeated="1021"/>
        </table:table-row>
        <table:table-row table:style-name="ro1">
          <table:table-cell office:value-type="float" office:value="481.8334067" calcext:value-type="float">
            <text:p>481.8334067</text:p>
          </table:table-cell>
          <table:table-cell office:value-type="float" office:value="1747.255369" calcext:value-type="float">
            <text:p>1747.255369</text:p>
          </table:table-cell>
          <table:table-cell office:value-type="float" office:value="1746.924813" calcext:value-type="float">
            <text:p>1746.924813</text:p>
          </table:table-cell>
          <table:table-cell table:number-columns-repeated="1021"/>
        </table:table-row>
        <table:table-row table:style-name="ro1">
          <table:table-cell office:value-type="float" office:value="930.4083931" calcext:value-type="float">
            <text:p>930.4083931</text:p>
          </table:table-cell>
          <table:table-cell office:value-type="float" office:value="1752.634462" calcext:value-type="float">
            <text:p>1752.634462</text:p>
          </table:table-cell>
          <table:table-cell office:value-type="float" office:value="1749.644042" calcext:value-type="float">
            <text:p>1749.644042</text:p>
          </table:table-cell>
          <table:table-cell table:number-columns-repeated="1021"/>
        </table:table-row>
        <table:table-row table:style-name="ro1">
          <table:table-cell office:value-type="float" office:value="390.8568873" calcext:value-type="float">
            <text:p>390.8568873</text:p>
          </table:table-cell>
          <table:table-cell office:value-type="float" office:value="1749.836223" calcext:value-type="float">
            <text:p>1749.836223</text:p>
          </table:table-cell>
          <table:table-cell office:value-type="float" office:value="1744.742389" calcext:value-type="float">
            <text:p>1744.742389</text:p>
          </table:table-cell>
          <table:table-cell table:number-columns-repeated="1021"/>
        </table:table-row>
        <table:table-row table:style-name="ro1">
          <table:table-cell office:value-type="float" office:value="1116.113196" calcext:value-type="float">
            <text:p>1116.113196</text:p>
          </table:table-cell>
          <table:table-cell office:value-type="float" office:value="1750.014258" calcext:value-type="float">
            <text:p>1750.014258</text:p>
          </table:table-cell>
          <table:table-cell office:value-type="float" office:value="1752.734166" calcext:value-type="float">
            <text:p>1752.734166</text:p>
          </table:table-cell>
          <table:table-cell table:number-columns-repeated="1021"/>
        </table:table-row>
        <table:table-row table:style-name="ro1">
          <table:table-cell office:value-type="float" office:value="969.2899932" calcext:value-type="float">
            <text:p>969.2899932</text:p>
          </table:table-cell>
          <table:table-cell office:value-type="float" office:value="1750.162974" calcext:value-type="float">
            <text:p>1750.162974</text:p>
          </table:table-cell>
          <table:table-cell office:value-type="float" office:value="1750.910216" calcext:value-type="float">
            <text:p>1750.910216</text:p>
          </table:table-cell>
          <table:table-cell table:number-columns-repeated="1021"/>
        </table:table-row>
        <table:table-row table:style-name="ro1">
          <table:table-cell office:value-type="float" office:value="853.5413535" calcext:value-type="float">
            <text:p>853.5413535</text:p>
          </table:table-cell>
          <table:table-cell office:value-type="float" office:value="1749.32739" calcext:value-type="float">
            <text:p>1749.32739</text:p>
          </table:table-cell>
          <table:table-cell office:value-type="float" office:value="1750.180687" calcext:value-type="float">
            <text:p>1750.180687</text:p>
          </table:table-cell>
          <table:table-cell table:number-columns-repeated="1021"/>
        </table:table-row>
        <table:table-row table:style-name="ro1">
          <table:table-cell office:value-type="float" office:value="768.4079542" calcext:value-type="float">
            <text:p>768.4079542</text:p>
          </table:table-cell>
          <table:table-cell office:value-type="float" office:value="1746.915354" calcext:value-type="float">
            <text:p>1746.915354</text:p>
          </table:table-cell>
          <table:table-cell office:value-type="float" office:value="1750.070576" calcext:value-type="float">
            <text:p>1750.070576</text:p>
          </table:table-cell>
          <table:table-cell table:number-columns-repeated="1021"/>
        </table:table-row>
        <table:table-row table:style-name="ro1">
          <table:table-cell office:value-type="float" office:value="661.571222" calcext:value-type="float">
            <text:p>661.571222</text:p>
          </table:table-cell>
          <table:table-cell office:value-type="float" office:value="1748.414993" calcext:value-type="float">
            <text:p>1748.414993</text:p>
          </table:table-cell>
          <table:table-cell office:value-type="float" office:value="1748.178604" calcext:value-type="float">
            <text:p>1748.178604</text:p>
          </table:table-cell>
          <table:table-cell table:number-columns-repeated="1021"/>
        </table:table-row>
        <table:table-row table:style-name="ro1">
          <table:table-cell office:value-type="float" office:value="663.6642096" calcext:value-type="float">
            <text:p>663.6642096</text:p>
          </table:table-cell>
          <table:table-cell office:value-type="float" office:value="1751.065875" calcext:value-type="float">
            <text:p>1751.065875</text:p>
          </table:table-cell>
          <table:table-cell office:value-type="float" office:value="1747.192332" calcext:value-type="float">
            <text:p>1747.192332</text:p>
          </table:table-cell>
          <table:table-cell table:number-columns-repeated="1021"/>
        </table:table-row>
        <table:table-row table:style-name="ro1">
          <table:table-cell office:value-type="float" office:value="939.9691706" calcext:value-type="float">
            <text:p>939.9691706</text:p>
          </table:table-cell>
          <table:table-cell office:value-type="float" office:value="1750.540791" calcext:value-type="float">
            <text:p>1750.540791</text:p>
          </table:table-cell>
          <table:table-cell office:value-type="float" office:value="1750.363451" calcext:value-type="float">
            <text:p>1750.363451</text:p>
          </table:table-cell>
          <table:table-cell table:number-columns-repeated="1021"/>
        </table:table-row>
        <table:table-row table:style-name="ro1">
          <table:table-cell office:value-type="float" office:value="967.9667867" calcext:value-type="float">
            <text:p>967.9667867</text:p>
          </table:table-cell>
          <table:table-cell office:value-type="float" office:value="1751.205829" calcext:value-type="float">
            <text:p>1751.205829</text:p>
          </table:table-cell>
          <table:table-cell office:value-type="float" office:value="1750.546278" calcext:value-type="float">
            <text:p>1750.546278</text:p>
          </table:table-cell>
          <table:table-cell table:number-columns-repeated="1021"/>
        </table:table-row>
        <table:table-row table:style-name="ro1">
          <table:table-cell office:value-type="float" office:value="884.9622403" calcext:value-type="float">
            <text:p>884.9622403</text:p>
          </table:table-cell>
          <table:table-cell office:value-type="float" office:value="1749.753711" calcext:value-type="float">
            <text:p>1749.753711</text:p>
          </table:table-cell>
          <table:table-cell office:value-type="float" office:value="1750.285832" calcext:value-type="float">
            <text:p>1750.285832</text:p>
          </table:table-cell>
          <table:table-cell table:number-columns-repeated="1021"/>
        </table:table-row>
        <table:table-row table:style-name="ro1">
          <table:table-cell office:value-type="float" office:value="737.6916143" calcext:value-type="float">
            <text:p>737.6916143</text:p>
          </table:table-cell>
          <table:table-cell office:value-type="float" office:value="1750.063424" calcext:value-type="float">
            <text:p>1750.063424</text:p>
          </table:table-cell>
          <table:table-cell office:value-type="float" office:value="1748.592654" calcext:value-type="float">
            <text:p>1748.592654</text:p>
          </table:table-cell>
          <table:table-cell table:number-columns-repeated="1021"/>
        </table:table-row>
        <table:table-row table:style-name="ro1">
          <table:table-cell office:value-type="float" office:value="894.0488371" calcext:value-type="float">
            <text:p>894.0488371</text:p>
          </table:table-cell>
          <table:table-cell office:value-type="float" office:value="1750.720384" calcext:value-type="float">
            <text:p>1750.720384</text:p>
          </table:table-cell>
          <table:table-cell office:value-type="float" office:value="1749.767549" calcext:value-type="float">
            <text:p>1749.767549</text:p>
          </table:table-cell>
          <table:table-cell table:number-columns-repeated="1021"/>
        </table:table-row>
        <table:table-row table:style-name="ro1">
          <table:table-cell office:value-type="float" office:value="992.5907355" calcext:value-type="float">
            <text:p>992.5907355</text:p>
          </table:table-cell>
          <table:table-cell office:value-type="float" office:value="1752.48177" calcext:value-type="float">
            <text:p>1752.48177</text:p>
          </table:table-cell>
          <table:table-cell office:value-type="float" office:value="1750.008177" calcext:value-type="float">
            <text:p>1750.008177</text:p>
          </table:table-cell>
          <table:table-cell table:number-columns-repeated="1021"/>
        </table:table-row>
        <table:table-row table:style-name="ro1">
          <table:table-cell office:value-type="float" office:value="1220.987527" calcext:value-type="float">
            <text:p>1220.987527</text:p>
          </table:table-cell>
          <table:table-cell office:value-type="float" office:value="1753.690115" calcext:value-type="float">
            <text:p>1753.690115</text:p>
          </table:table-cell>
          <table:table-cell office:value-type="float" office:value="1752.108925" calcext:value-type="float">
            <text:p>1752.108925</text:p>
          </table:table-cell>
          <table:table-cell table:number-columns-repeated="1021"/>
        </table:table-row>
        <table:table-row table:style-name="ro1">
          <table:table-cell office:value-type="float" office:value="680.3066064" calcext:value-type="float">
            <text:p>680.3066064</text:p>
          </table:table-cell>
          <table:table-cell office:value-type="float" office:value="1748.861024" calcext:value-type="float">
            <text:p>1748.861024</text:p>
          </table:table-cell>
          <table:table-cell office:value-type="float" office:value="1748.339681" calcext:value-type="float">
            <text:p>1748.339681</text:p>
          </table:table-cell>
          <table:table-cell table:number-columns-repeated="1021"/>
        </table:table-row>
        <table:table-row table:style-name="ro1">
          <table:table-cell office:value-type="float" office:value="1012.075782" calcext:value-type="float">
            <text:p>1012.075782</text:p>
          </table:table-cell>
          <table:table-cell office:value-type="float" office:value="1754.024103" calcext:value-type="float">
            <text:p>1754.024103</text:p>
          </table:table-cell>
          <table:table-cell office:value-type="float" office:value="1749.802923" calcext:value-type="float">
            <text:p>1749.802923</text:p>
          </table:table-cell>
          <table:table-cell table:number-columns-repeated="1021"/>
        </table:table-row>
        <table:table-row table:style-name="ro1">
          <table:table-cell office:value-type="float" office:value="1284.98388" calcext:value-type="float">
            <text:p>1284.98388</text:p>
          </table:table-cell>
          <table:table-cell office:value-type="float" office:value="1753.851366" calcext:value-type="float">
            <text:p>1753.851366</text:p>
          </table:table-cell>
          <table:table-cell office:value-type="float" office:value="1753.051978" calcext:value-type="float">
            <text:p>1753.051978</text:p>
          </table:table-cell>
          <table:table-cell table:number-columns-repeated="1021"/>
        </table:table-row>
        <table:table-row table:style-name="ro1">
          <table:table-cell office:value-type="float" office:value="786.3242535" calcext:value-type="float">
            <text:p>786.3242535</text:p>
          </table:table-cell>
          <table:table-cell office:value-type="float" office:value="1748.463253" calcext:value-type="float">
            <text:p>1748.463253</text:p>
          </table:table-cell>
          <table:table-cell office:value-type="float" office:value="1749.703691" calcext:value-type="float">
            <text:p>1749.703691</text:p>
          </table:table-cell>
          <table:table-cell table:number-columns-repeated="1021"/>
        </table:table-row>
        <table:table-row table:style-name="ro1">
          <table:table-cell office:value-type="float" office:value="896.0858357" calcext:value-type="float">
            <text:p>896.0858357</text:p>
          </table:table-cell>
          <table:table-cell office:value-type="float" office:value="1752.599856" calcext:value-type="float">
            <text:p>1752.599856</text:p>
          </table:table-cell>
          <table:table-cell office:value-type="float" office:value="1748.998488" calcext:value-type="float">
            <text:p>1748.998488</text:p>
          </table:table-cell>
          <table:table-cell table:number-columns-repeated="1021"/>
        </table:table-row>
        <table:table-row table:style-name="ro1">
          <table:table-cell office:value-type="float" office:value="625.2678503" calcext:value-type="float">
            <text:p>625.2678503</text:p>
          </table:table-cell>
          <table:table-cell office:value-type="float" office:value="1747.724168" calcext:value-type="float">
            <text:p>1747.724168</text:p>
          </table:table-cell>
          <table:table-cell office:value-type="float" office:value="1748.209788" calcext:value-type="float">
            <text:p>1748.209788</text:p>
          </table:table-cell>
          <table:table-cell table:number-columns-repeated="1021"/>
        </table:table-row>
        <table:table-row table:style-name="ro1">
          <table:table-cell office:value-type="float" office:value="630.4062186" calcext:value-type="float">
            <text:p>630.4062186</text:p>
          </table:table-cell>
          <table:table-cell office:value-type="float" office:value="1746.558864" calcext:value-type="float">
            <text:p>1746.558864</text:p>
          </table:table-cell>
          <table:table-cell office:value-type="float" office:value="1748.736961" calcext:value-type="float">
            <text:p>1748.736961</text:p>
          </table:table-cell>
          <table:table-cell table:number-columns-repeated="1021"/>
        </table:table-row>
        <table:table-row table:style-name="ro1">
          <table:table-cell office:value-type="float" office:value="691.4607933" calcext:value-type="float">
            <text:p>691.4607933</text:p>
          </table:table-cell>
          <table:table-cell office:value-type="float" office:value="1749.374223" calcext:value-type="float">
            <text:p>1749.374223</text:p>
          </table:table-cell>
          <table:table-cell office:value-type="float" office:value="1748.356206" calcext:value-type="float">
            <text:p>1748.356206</text:p>
          </table:table-cell>
          <table:table-cell table:number-columns-repeated="1021"/>
        </table:table-row>
        <table:table-row table:style-name="ro1">
          <table:table-cell office:value-type="float" office:value="741.4750297" calcext:value-type="float">
            <text:p>741.4750297</text:p>
          </table:table-cell>
          <table:table-cell office:value-type="float" office:value="1750.863359" calcext:value-type="float">
            <text:p>1750.863359</text:p>
          </table:table-cell>
          <table:table-cell office:value-type="float" office:value="1748.088959" calcext:value-type="float">
            <text:p>1748.088959</text:p>
          </table:table-cell>
          <table:table-cell table:number-columns-repeated="1021"/>
        </table:table-row>
        <table:table-row table:style-name="ro1">
          <table:table-cell office:value-type="float" office:value="776.6672181" calcext:value-type="float">
            <text:p>776.6672181</text:p>
          </table:table-cell>
          <table:table-cell office:value-type="float" office:value="1748.985145" calcext:value-type="float">
            <text:p>1748.985145</text:p>
          </table:table-cell>
          <table:table-cell office:value-type="float" office:value="1749.379549" calcext:value-type="float">
            <text:p>1749.379549</text:p>
          </table:table-cell>
          <table:table-cell table:number-columns-repeated="1021"/>
        </table:table-row>
        <table:table-row table:style-name="ro1">
          <table:table-cell office:value-type="float" office:value="1042.940184" calcext:value-type="float">
            <text:p>1042.940184</text:p>
          </table:table-cell>
          <table:table-cell office:value-type="float" office:value="1753.437654" calcext:value-type="float">
            <text:p>1753.437654</text:p>
          </table:table-cell>
          <table:table-cell office:value-type="float" office:value="1750.265289" calcext:value-type="float">
            <text:p>1750.265289</text:p>
          </table:table-cell>
          <table:table-cell table:number-columns-repeated="1021"/>
        </table:table-row>
        <table:table-row table:style-name="ro1">
          <table:table-cell office:value-type="float" office:value="902.2331724" calcext:value-type="float">
            <text:p>902.2331724</text:p>
          </table:table-cell>
          <table:table-cell office:value-type="float" office:value="1750.798716" calcext:value-type="float">
            <text:p>1750.798716</text:p>
          </table:table-cell>
          <table:table-cell office:value-type="float" office:value="1749.874745" calcext:value-type="float">
            <text:p>1749.874745</text:p>
          </table:table-cell>
          <table:table-cell table:number-columns-repeated="1021"/>
        </table:table-row>
        <table:table-row table:style-name="ro1">
          <table:table-cell office:value-type="float" office:value="930.8759042" calcext:value-type="float">
            <text:p>930.8759042</text:p>
          </table:table-cell>
          <table:table-cell office:value-type="float" office:value="1751.321158" calcext:value-type="float">
            <text:p>1751.321158</text:p>
          </table:table-cell>
          <table:table-cell office:value-type="float" office:value="1750.006982" calcext:value-type="float">
            <text:p>1750.006982</text:p>
          </table:table-cell>
          <table:table-cell table:number-columns-repeated="1021"/>
        </table:table-row>
        <table:table-row table:style-name="ro1">
          <table:table-cell office:value-type="float" office:value="927.736401" calcext:value-type="float">
            <text:p>927.736401</text:p>
          </table:table-cell>
          <table:table-cell office:value-type="float" office:value="1751.111437" calcext:value-type="float">
            <text:p>1751.111437</text:p>
          </table:table-cell>
          <table:table-cell office:value-type="float" office:value="1750.119339" calcext:value-type="float">
            <text:p>1750.119339</text:p>
          </table:table-cell>
          <table:table-cell table:number-columns-repeated="1021"/>
        </table:table-row>
        <table:table-row table:style-name="ro1">
          <table:table-cell office:value-type="float" office:value="785.1067101" calcext:value-type="float">
            <text:p>785.1067101</text:p>
          </table:table-cell>
          <table:table-cell office:value-type="float" office:value="1747.355566" calcext:value-type="float">
            <text:p>1747.355566</text:p>
          </table:table-cell>
          <table:table-cell office:value-type="float" office:value="1750.221518" calcext:value-type="float">
            <text:p>1750.221518</text:p>
          </table:table-cell>
          <table:table-cell table:number-columns-repeated="1021"/>
        </table:table-row>
        <table:table-row table:style-name="ro1">
          <table:table-cell office:value-type="float" office:value="923.3277846" calcext:value-type="float">
            <text:p>923.3277846</text:p>
          </table:table-cell>
          <table:table-cell office:value-type="float" office:value="1748.652084" calcext:value-type="float">
            <text:p>1748.652084</text:p>
          </table:table-cell>
          <table:table-cell office:value-type="float" office:value="1751.116201" calcext:value-type="float">
            <text:p>1751.116201</text:p>
          </table:table-cell>
          <table:table-cell table:number-columns-repeated="1021"/>
        </table:table-row>
        <table:table-row table:style-name="ro1">
          <table:table-cell office:value-type="float" office:value="793.5520207" calcext:value-type="float">
            <text:p>793.5520207</text:p>
          </table:table-cell>
          <table:table-cell office:value-type="float" office:value="1750.144702" calcext:value-type="float">
            <text:p>1750.144702</text:p>
          </table:table-cell>
          <table:table-cell office:value-type="float" office:value="1749.026075" calcext:value-type="float">
            <text:p>1749.026075</text:p>
          </table:table-cell>
          <table:table-cell table:number-columns-repeated="1021"/>
        </table:table-row>
        <table:table-row table:style-name="ro1">
          <table:table-cell office:value-type="float" office:value="730.6971461" calcext:value-type="float">
            <text:p>730.6971461</text:p>
          </table:table-cell>
          <table:table-cell office:value-type="float" office:value="1748.623815" calcext:value-type="float">
            <text:p>1748.623815</text:p>
          </table:table-cell>
          <table:table-cell office:value-type="float" office:value="1749.152165" calcext:value-type="float">
            <text:p>1749.152165</text:p>
          </table:table-cell>
          <table:table-cell table:number-columns-repeated="1021"/>
        </table:table-row>
        <table:table-row table:style-name="ro1">
          <table:table-cell office:value-type="float" office:value="1149.7029" calcext:value-type="float">
            <text:p>1149.7029</text:p>
          </table:table-cell>
          <table:table-cell office:value-type="float" office:value="1748.432466" calcext:value-type="float">
            <text:p>1748.432466</text:p>
          </table:table-cell>
          <table:table-cell office:value-type="float" office:value="1753.864326" calcext:value-type="float">
            <text:p>1753.864326</text:p>
          </table:table-cell>
          <table:table-cell table:number-columns-repeated="1021"/>
        </table:table-row>
        <table:table-row table:style-name="ro1">
          <table:table-cell office:value-type="float" office:value="955.9049148" calcext:value-type="float">
            <text:p>955.9049148</text:p>
          </table:table-cell>
          <table:table-cell office:value-type="float" office:value="1752.910079" calcext:value-type="float">
            <text:p>1752.910079</text:p>
          </table:table-cell>
          <table:table-cell office:value-type="float" office:value="1749.729767" calcext:value-type="float">
            <text:p>1749.729767</text:p>
          </table:table-cell>
          <table:table-cell table:number-columns-repeated="1021"/>
        </table:table-row>
        <table:table-row table:style-name="ro1">
          <table:table-cell office:value-type="float" office:value="862.6378589" calcext:value-type="float">
            <text:p>862.6378589</text:p>
          </table:table-cell>
          <table:table-cell office:value-type="float" office:value="1748.819213" calcext:value-type="float">
            <text:p>1748.819213</text:p>
          </table:table-cell>
          <table:table-cell office:value-type="float" office:value="1750.364298" calcext:value-type="float">
            <text:p>1750.364298</text:p>
          </table:table-cell>
          <table:table-cell table:number-columns-repeated="1021"/>
        </table:table-row>
        <table:table-row table:style-name="ro1">
          <table:table-cell office:value-type="float" office:value="664.840984" calcext:value-type="float">
            <text:p>664.840984</text:p>
          </table:table-cell>
          <table:table-cell office:value-type="float" office:value="1748.810668" calcext:value-type="float">
            <text:p>1748.810668</text:p>
          </table:table-cell>
          <table:table-cell office:value-type="float" office:value="1748.173147" calcext:value-type="float">
            <text:p>1748.173147</text:p>
          </table:table-cell>
          <table:table-cell table:number-columns-repeated="1021"/>
        </table:table-row>
        <table:table-row table:style-name="ro1">
          <table:table-cell office:value-type="float" office:value="894.8917387" calcext:value-type="float">
            <text:p>894.8917387</text:p>
          </table:table-cell>
          <table:table-cell office:value-type="float" office:value="1753.741421" calcext:value-type="float">
            <text:p>1753.741421</text:p>
          </table:table-cell>
          <table:table-cell office:value-type="float" office:value="1748.559316" calcext:value-type="float">
            <text:p>1748.559316</text:p>
          </table:table-cell>
          <table:table-cell table:number-columns-repeated="1021"/>
        </table:table-row>
        <table:table-row table:style-name="ro1">
          <table:table-cell office:value-type="float" office:value="881.1498497" calcext:value-type="float">
            <text:p>881.1498497</text:p>
          </table:table-cell>
          <table:table-cell office:value-type="float" office:value="1749.975308" calcext:value-type="float">
            <text:p>1749.975308</text:p>
          </table:table-cell>
          <table:table-cell office:value-type="float" office:value="1750.056458" calcext:value-type="float">
            <text:p>1750.056458</text:p>
          </table:table-cell>
          <table:table-cell table:number-columns-repeated="1021"/>
        </table:table-row>
        <table:table-row table:style-name="ro1">
          <table:table-cell office:value-type="float" office:value="909.0559668" calcext:value-type="float">
            <text:p>909.0559668</text:p>
          </table:table-cell>
          <table:table-cell office:value-type="float" office:value="1751.628647" calcext:value-type="float">
            <text:p>1751.628647</text:p>
          </table:table-cell>
          <table:table-cell office:value-type="float" office:value="1749.601588" calcext:value-type="float">
            <text:p>1749.601588</text:p>
          </table:table-cell>
          <table:table-cell table:number-columns-repeated="1021"/>
        </table:table-row>
        <table:table-row table:style-name="ro1">
          <table:table-cell office:value-type="float" office:value="1069.508365" calcext:value-type="float">
            <text:p>1069.508365</text:p>
          </table:table-cell>
          <table:table-cell office:value-type="float" office:value="1750.936518" calcext:value-type="float">
            <text:p>1750.936518</text:p>
          </table:table-cell>
          <table:table-cell office:value-type="float" office:value="1751.667647" calcext:value-type="float">
            <text:p>1751.667647</text:p>
          </table:table-cell>
          <table:table-cell table:number-columns-repeated="1021"/>
        </table:table-row>
        <table:table-row table:style-name="ro1">
          <table:table-cell office:value-type="float" office:value="719.3402612" calcext:value-type="float">
            <text:p>719.3402612</text:p>
          </table:table-cell>
          <table:table-cell office:value-type="float" office:value="1749.767231" calcext:value-type="float">
            <text:p>1749.767231</text:p>
          </table:table-cell>
          <table:table-cell office:value-type="float" office:value="1748.379773" calcext:value-type="float">
            <text:p>1748.379773</text:p>
          </table:table-cell>
          <table:table-cell table:number-columns-repeated="1021"/>
        </table:table-row>
        <table:table-row table:style-name="ro1">
          <table:table-cell office:value-type="float" office:value="705.9727771" calcext:value-type="float">
            <text:p>705.9727771</text:p>
          </table:table-cell>
          <table:table-cell office:value-type="float" office:value="1750.501426" calcext:value-type="float">
            <text:p>1750.501426</text:p>
          </table:table-cell>
          <table:table-cell office:value-type="float" office:value="1747.951363" calcext:value-type="float">
            <text:p>1747.951363</text:p>
          </table:table-cell>
          <table:table-cell table:number-columns-repeated="1021"/>
        </table:table-row>
        <table:table-row table:style-name="ro1">
          <table:table-cell office:value-type="float" office:value="869.3197636" calcext:value-type="float">
            <text:p>869.3197636</text:p>
          </table:table-cell>
          <table:table-cell office:value-type="float" office:value="1749.300945" calcext:value-type="float">
            <text:p>1749.300945</text:p>
          </table:table-cell>
          <table:table-cell office:value-type="float" office:value="1750.180361" calcext:value-type="float">
            <text:p>1750.180361</text:p>
          </table:table-cell>
          <table:table-cell table:number-columns-repeated="1021"/>
        </table:table-row>
        <table:table-row table:style-name="ro1">
          <table:table-cell office:value-type="float" office:value="815.5077151" calcext:value-type="float">
            <text:p>815.5077151</text:p>
          </table:table-cell>
          <table:table-cell office:value-type="float" office:value="1749.924944" calcext:value-type="float">
            <text:p>1749.924944</text:p>
          </table:table-cell>
          <table:table-cell office:value-type="float" office:value="1749.256827" calcext:value-type="float">
            <text:p>1749.256827</text:p>
          </table:table-cell>
          <table:table-cell table:number-columns-repeated="1021"/>
        </table:table-row>
        <table:table-row table:style-name="ro1">
          <table:table-cell office:value-type="float" office:value="924.2250735" calcext:value-type="float">
            <text:p>924.2250735</text:p>
          </table:table-cell>
          <table:table-cell office:value-type="float" office:value="1750.250904" calcext:value-type="float">
            <text:p>1750.250904</text:p>
          </table:table-cell>
          <table:table-cell office:value-type="float" office:value="1750.519435" calcext:value-type="float">
            <text:p>1750.519435</text:p>
          </table:table-cell>
          <table:table-cell table:number-columns-repeated="1021"/>
        </table:table-row>
        <table:table-row table:style-name="ro1">
          <table:table-cell office:value-type="float" office:value="1108.539693" calcext:value-type="float">
            <text:p>1108.539693</text:p>
          </table:table-cell>
          <table:table-cell office:value-type="float" office:value="1753.219701" calcext:value-type="float">
            <text:p>1753.219701</text:p>
          </table:table-cell>
          <table:table-cell office:value-type="float" office:value="1751.333079" calcext:value-type="float">
            <text:p>1751.333079</text:p>
          </table:table-cell>
          <table:table-cell table:number-columns-repeated="1021"/>
        </table:table-row>
        <table:table-row table:style-name="ro1">
          <table:table-cell office:value-type="float" office:value="992.3287114" calcext:value-type="float">
            <text:p>992.3287114</text:p>
          </table:table-cell>
          <table:table-cell office:value-type="float" office:value="1749.240376" calcext:value-type="float">
            <text:p>1749.240376</text:p>
          </table:table-cell>
          <table:table-cell office:value-type="float" office:value="1751.596914" calcext:value-type="float">
            <text:p>1751.596914</text:p>
          </table:table-cell>
          <table:table-cell table:number-columns-repeated="1021"/>
        </table:table-row>
        <table:table-row table:style-name="ro1">
          <table:table-cell office:value-type="float" office:value="761.4223593" calcext:value-type="float">
            <text:p>761.4223593</text:p>
          </table:table-cell>
          <table:table-cell office:value-type="float" office:value="1747.918478" calcext:value-type="float">
            <text:p>1747.918478</text:p>
          </table:table-cell>
          <table:table-cell office:value-type="float" office:value="1749.687899" calcext:value-type="float">
            <text:p>1749.687899</text:p>
          </table:table-cell>
          <table:table-cell table:number-columns-repeated="1021"/>
        </table:table-row>
        <table:table-row table:style-name="ro1">
          <table:table-cell office:value-type="float" office:value="941.3755485" calcext:value-type="float">
            <text:p>941.3755485</text:p>
          </table:table-cell>
          <table:table-cell office:value-type="float" office:value="1747.829912" calcext:value-type="float">
            <text:p>1747.829912</text:p>
          </table:table-cell>
          <table:table-cell office:value-type="float" office:value="1751.798876" calcext:value-type="float">
            <text:p>1751.798876</text:p>
          </table:table-cell>
          <table:table-cell table:number-columns-repeated="1021"/>
        </table:table-row>
        <table:table-row table:style-name="ro1">
          <table:table-cell office:value-type="float" office:value="792.2432778" calcext:value-type="float">
            <text:p>792.2432778</text:p>
          </table:table-cell>
          <table:table-cell office:value-type="float" office:value="1748.927091" calcext:value-type="float">
            <text:p>1748.927091</text:p>
          </table:table-cell>
          <table:table-cell office:value-type="float" office:value="1749.736784" calcext:value-type="float">
            <text:p>1749.736784</text:p>
          </table:table-cell>
          <table:table-cell table:number-columns-repeated="1021"/>
        </table:table-row>
        <table:table-row table:style-name="ro1">
          <table:table-cell office:value-type="float" office:value="1066.422132" calcext:value-type="float">
            <text:p>1066.422132</text:p>
          </table:table-cell>
          <table:table-cell office:value-type="float" office:value="1751.472735" calcext:value-type="float">
            <text:p>1751.472735</text:p>
          </table:table-cell>
          <table:table-cell office:value-type="float" office:value="1751.404823" calcext:value-type="float">
            <text:p>1751.404823</text:p>
          </table:table-cell>
          <table:table-cell table:number-columns-repeated="1021"/>
        </table:table-row>
        <table:table-row table:style-name="ro1">
          <table:table-cell office:value-type="float" office:value="693.3439994" calcext:value-type="float">
            <text:p>693.3439994</text:p>
          </table:table-cell>
          <table:table-cell office:value-type="float" office:value="1748.832554" calcext:value-type="float">
            <text:p>1748.832554</text:p>
          </table:table-cell>
          <table:table-cell office:value-type="float" office:value="1748.520972" calcext:value-type="float">
            <text:p>1748.520972</text:p>
          </table:table-cell>
          <table:table-cell table:number-columns-repeated="1021"/>
        </table:table-row>
        <table:table-row table:style-name="ro1">
          <table:table-cell office:value-type="float" office:value="882.7549021" calcext:value-type="float">
            <text:p>882.7549021</text:p>
          </table:table-cell>
          <table:table-cell office:value-type="float" office:value="1750.121103" calcext:value-type="float">
            <text:p>1750.121103</text:p>
          </table:table-cell>
          <table:table-cell office:value-type="float" office:value="1750.032197" calcext:value-type="float">
            <text:p>1750.032197</text:p>
          </table:table-cell>
          <table:table-cell table:number-columns-repeated="1021"/>
        </table:table-row>
        <table:table-row table:style-name="ro1">
          <table:table-cell office:value-type="float" office:value="1096.714986" calcext:value-type="float">
            <text:p>1096.714986</text:p>
          </table:table-cell>
          <table:table-cell office:value-type="float" office:value="1750.247393" calcext:value-type="float">
            <text:p>1750.247393</text:p>
          </table:table-cell>
          <table:table-cell office:value-type="float" office:value="1752.416849" calcext:value-type="float">
            <text:p>1752.416849</text:p>
          </table:table-cell>
          <table:table-cell table:number-columns-repeated="1021"/>
        </table:table-row>
        <table:table-row table:style-name="ro1">
          <table:table-cell office:value-type="float" office:value="862.7710311" calcext:value-type="float">
            <text:p>862.7710311</text:p>
          </table:table-cell>
          <table:table-cell office:value-type="float" office:value="1752.358039" calcext:value-type="float">
            <text:p>1752.358039</text:p>
          </table:table-cell>
          <table:table-cell office:value-type="float" office:value="1748.993861" calcext:value-type="float">
            <text:p>1748.993861</text:p>
          </table:table-cell>
          <table:table-cell table:number-columns-repeated="1021"/>
        </table:table-row>
        <table:table-row table:style-name="ro1">
          <table:table-cell office:value-type="float" office:value="1267.825783" calcext:value-type="float">
            <text:p>1267.825783</text:p>
          </table:table-cell>
          <table:table-cell office:value-type="float" office:value="1753.123848" calcext:value-type="float">
            <text:p>1753.123848</text:p>
          </table:table-cell>
          <table:table-cell office:value-type="float" office:value="1753.036986" calcext:value-type="float">
            <text:p>1753.036986</text:p>
          </table:table-cell>
          <table:table-cell table:number-columns-repeated="1021"/>
        </table:table-row>
        <table:table-row table:style-name="ro1">
          <table:table-cell office:value-type="float" office:value="1248.566679" calcext:value-type="float">
            <text:p>1248.566679</text:p>
          </table:table-cell>
          <table:table-cell office:value-type="float" office:value="1750.112956" calcext:value-type="float">
            <text:p>1750.112956</text:p>
          </table:table-cell>
          <table:table-cell office:value-type="float" office:value="1754.083641" calcext:value-type="float">
            <text:p>1754.083641</text:p>
          </table:table-cell>
          <table:table-cell table:number-columns-repeated="1021"/>
        </table:table-row>
        <table:table-row table:style-name="ro1">
          <table:table-cell office:value-type="float" office:value="989.0857298" calcext:value-type="float">
            <text:p>989.0857298</text:p>
          </table:table-cell>
          <table:table-cell office:value-type="float" office:value="1751.789875" calcext:value-type="float">
            <text:p>1751.789875</text:p>
          </table:table-cell>
          <table:table-cell office:value-type="float" office:value="1750.492552" calcext:value-type="float">
            <text:p>1750.492552</text:p>
          </table:table-cell>
          <table:table-cell table:number-columns-repeated="1021"/>
        </table:table-row>
        <table:table-row table:style-name="ro1">
          <table:table-cell office:value-type="float" office:value="965.2540239" calcext:value-type="float">
            <text:p>965.2540239</text:p>
          </table:table-cell>
          <table:table-cell office:value-type="float" office:value="1748.768256" calcext:value-type="float">
            <text:p>1748.768256</text:p>
          </table:table-cell>
          <table:table-cell office:value-type="float" office:value="1751.550635" calcext:value-type="float">
            <text:p>1751.550635</text:p>
          </table:table-cell>
          <table:table-cell table:number-columns-repeated="1021"/>
        </table:table-row>
        <table:table-row table:style-name="ro1">
          <table:table-cell office:value-type="float" office:value="790.8208837" calcext:value-type="float">
            <text:p>790.8208837</text:p>
          </table:table-cell>
          <table:table-cell office:value-type="float" office:value="1751.10289" calcext:value-type="float">
            <text:p>1751.10289</text:p>
          </table:table-cell>
          <table:table-cell office:value-type="float" office:value="1748.576709" calcext:value-type="float">
            <text:p>1748.576709</text:p>
          </table:table-cell>
          <table:table-cell table:number-columns-repeated="1021"/>
        </table:table-row>
        <table:table-row table:style-name="ro1">
          <table:table-cell office:value-type="float" office:value="990.4426537" calcext:value-type="float">
            <text:p>990.4426537</text:p>
          </table:table-cell>
          <table:table-cell office:value-type="float" office:value="1749.824799" calcext:value-type="float">
            <text:p>1749.824799</text:p>
          </table:table-cell>
          <table:table-cell office:value-type="float" office:value="1751.564207" calcext:value-type="float">
            <text:p>1751.564207</text:p>
          </table:table-cell>
          <table:table-cell table:number-columns-repeated="1021"/>
        </table:table-row>
        <table:table-row table:style-name="ro1">
          <table:table-cell office:value-type="float" office:value="643.6358327" calcext:value-type="float">
            <text:p>643.6358327</text:p>
          </table:table-cell>
          <table:table-cell office:value-type="float" office:value="1748.694954" calcext:value-type="float">
            <text:p>1748.694954</text:p>
          </table:table-cell>
          <table:table-cell office:value-type="float" office:value="1748.081258" calcext:value-type="float">
            <text:p>1748.081258</text:p>
          </table:table-cell>
          <table:table-cell table:number-columns-repeated="1021"/>
        </table:table-row>
        <table:table-row table:style-name="ro1">
          <table:table-cell office:value-type="float" office:value="1008.562526" calcext:value-type="float">
            <text:p>1008.562526</text:p>
          </table:table-cell>
          <table:table-cell office:value-type="float" office:value="1752.187383" calcext:value-type="float">
            <text:p>1752.187383</text:p>
          </table:table-cell>
          <table:table-cell office:value-type="float" office:value="1750.689251" calcext:value-type="float">
            <text:p>1750.689251</text:p>
          </table:table-cell>
          <table:table-cell table:number-columns-repeated="1021"/>
        </table:table-row>
        <table:table-row table:style-name="ro1">
          <table:table-cell office:value-type="float" office:value="1013.999754" calcext:value-type="float">
            <text:p>1013.999754</text:p>
          </table:table-cell>
          <table:table-cell office:value-type="float" office:value="1749.059385" calcext:value-type="float">
            <text:p>1749.059385</text:p>
          </table:table-cell>
          <table:table-cell office:value-type="float" office:value="1752.103082" calcext:value-type="float">
            <text:p>1752.103082</text:p>
          </table:table-cell>
          <table:table-cell table:number-columns-repeated="1021"/>
        </table:table-row>
        <table:table-row table:style-name="ro1">
          <table:table-cell office:value-type="float" office:value="855.9208135" calcext:value-type="float">
            <text:p>855.9208135</text:p>
          </table:table-cell>
          <table:table-cell office:value-type="float" office:value="1749.463472" calcext:value-type="float">
            <text:p>1749.463472</text:p>
          </table:table-cell>
          <table:table-cell office:value-type="float" office:value="1749.919164" calcext:value-type="float">
            <text:p>1749.919164</text:p>
          </table:table-cell>
          <table:table-cell table:number-columns-repeated="1021"/>
        </table:table-row>
        <table:table-row table:style-name="ro1">
          <table:table-cell office:value-type="float" office:value="852.5788929" calcext:value-type="float">
            <text:p>852.5788929</text:p>
          </table:table-cell>
          <table:table-cell office:value-type="float" office:value="1751.026728" calcext:value-type="float">
            <text:p>1751.026728</text:p>
          </table:table-cell>
          <table:table-cell office:value-type="float" office:value="1749.324069" calcext:value-type="float">
            <text:p>1749.324069</text:p>
          </table:table-cell>
          <table:table-cell table:number-columns-repeated="1021"/>
        </table:table-row>
        <table:table-row table:style-name="ro1">
          <table:table-cell office:value-type="float" office:value="1086.957998" calcext:value-type="float">
            <text:p>1086.957998</text:p>
          </table:table-cell>
          <table:table-cell office:value-type="float" office:value="1751.707065" calcext:value-type="float">
            <text:p>1751.707065</text:p>
          </table:table-cell>
          <table:table-cell office:value-type="float" office:value="1751.578435" calcext:value-type="float">
            <text:p>1751.578435</text:p>
          </table:table-cell>
          <table:table-cell table:number-columns-repeated="1021"/>
        </table:table-row>
        <table:table-row table:style-name="ro1">
          <table:table-cell office:value-type="float" office:value="843.3373224" calcext:value-type="float">
            <text:p>843.3373224</text:p>
          </table:table-cell>
          <table:table-cell office:value-type="float" office:value="1747.899414" calcext:value-type="float">
            <text:p>1747.899414</text:p>
          </table:table-cell>
          <table:table-cell office:value-type="float" office:value="1750.593695" calcext:value-type="float">
            <text:p>1750.593695</text:p>
          </table:table-cell>
          <table:table-cell table:number-columns-repeated="1021"/>
        </table:table-row>
        <table:table-row table:style-name="ro1">
          <table:table-cell office:value-type="float" office:value="1226.72144" calcext:value-type="float">
            <text:p>1226.72144</text:p>
          </table:table-cell>
          <table:table-cell office:value-type="float" office:value="1752.822637" calcext:value-type="float">
            <text:p>1752.822637</text:p>
          </table:table-cell>
          <table:table-cell office:value-type="float" office:value="1752.769007" calcext:value-type="float">
            <text:p>1752.769007</text:p>
          </table:table-cell>
          <table:table-cell table:number-columns-repeated="1021"/>
        </table:table-row>
        <table:table-row table:style-name="ro1">
          <table:table-cell office:value-type="float" office:value="1049.984567" calcext:value-type="float">
            <text:p>1049.984567</text:p>
          </table:table-cell>
          <table:table-cell office:value-type="float" office:value="1749.308956" calcext:value-type="float">
            <text:p>1749.308956</text:p>
          </table:table-cell>
          <table:table-cell office:value-type="float" office:value="1752.342096" calcext:value-type="float">
            <text:p>1752.342096</text:p>
          </table:table-cell>
          <table:table-cell table:number-columns-repeated="1021"/>
        </table:table-row>
        <table:table-row table:style-name="ro1">
          <table:table-cell office:value-type="float" office:value="914.1280465" calcext:value-type="float">
            <text:p>914.1280465</text:p>
          </table:table-cell>
          <table:table-cell office:value-type="float" office:value="1749.005124" calcext:value-type="float">
            <text:p>1749.005124</text:p>
          </table:table-cell>
          <table:table-cell office:value-type="float" office:value="1751.009669" calcext:value-type="float">
            <text:p>1751.009669</text:p>
          </table:table-cell>
          <table:table-cell table:number-columns-repeated="1021"/>
        </table:table-row>
        <table:table-row table:style-name="ro1">
          <table:table-cell office:value-type="float" office:value="1131.941849" calcext:value-type="float">
            <text:p>1131.941849</text:p>
          </table:table-cell>
          <table:table-cell office:value-type="float" office:value="1752.039909" calcext:value-type="float">
            <text:p>1752.039909</text:p>
          </table:table-cell>
          <table:table-cell office:value-type="float" office:value="1751.888693" calcext:value-type="float">
            <text:p>1751.888693</text:p>
          </table:table-cell>
          <table:table-cell table:number-columns-repeated="1021"/>
        </table:table-row>
        <table:table-row table:style-name="ro1">
          <table:table-cell office:value-type="float" office:value="995.073078" calcext:value-type="float">
            <text:p>995.073078</text:p>
          </table:table-cell>
          <table:table-cell office:value-type="float" office:value="1749.739643" calcext:value-type="float">
            <text:p>1749.739643</text:p>
          </table:table-cell>
          <table:table-cell office:value-type="float" office:value="1751.4407" calcext:value-type="float">
            <text:p>1751.4407</text:p>
          </table:table-cell>
          <table:table-cell table:number-columns-repeated="1021"/>
        </table:table-row>
        <table:table-row table:style-name="ro1">
          <table:table-cell office:value-type="float" office:value="894.7719293" calcext:value-type="float">
            <text:p>894.7719293</text:p>
          </table:table-cell>
          <table:table-cell office:value-type="float" office:value="1752.576962" calcext:value-type="float">
            <text:p>1752.576962</text:p>
          </table:table-cell>
          <table:table-cell office:value-type="float" office:value="1748.899284" calcext:value-type="float">
            <text:p>1748.899284</text:p>
          </table:table-cell>
          <table:table-cell table:number-columns-repeated="1021"/>
        </table:table-row>
        <table:table-row table:style-name="ro1">
          <table:table-cell office:value-type="float" office:value="1331.139279" calcext:value-type="float">
            <text:p>1331.139279</text:p>
          </table:table-cell>
          <table:table-cell office:value-type="float" office:value="1753.52412" calcext:value-type="float">
            <text:p>1753.52412</text:p>
          </table:table-cell>
          <table:table-cell office:value-type="float" office:value="1753.734788" calcext:value-type="float">
            <text:p>1753.734788</text:p>
          </table:table-cell>
          <table:table-cell table:number-columns-repeated="1021"/>
        </table:table-row>
        <table:table-row table:style-name="ro1">
          <table:table-cell office:value-type="float" office:value="532.7570766" calcext:value-type="float">
            <text:p>532.7570766</text:p>
          </table:table-cell>
          <table:table-cell office:value-type="float" office:value="1749.967934" calcext:value-type="float">
            <text:p>1749.967934</text:p>
          </table:table-cell>
          <table:table-cell office:value-type="float" office:value="1745.945087" calcext:value-type="float">
            <text:p>1745.945087</text:p>
          </table:table-cell>
          <table:table-cell table:number-columns-repeated="1021"/>
        </table:table-row>
        <table:table-row table:style-name="ro1">
          <table:table-cell office:value-type="float" office:value="950.8111239" calcext:value-type="float">
            <text:p>950.8111239</text:p>
          </table:table-cell>
          <table:table-cell office:value-type="float" office:value="1746.653158" calcext:value-type="float">
            <text:p>1746.653158</text:p>
          </table:table-cell>
          <table:table-cell office:value-type="float" office:value="1752.336416" calcext:value-type="float">
            <text:p>1752.336416</text:p>
          </table:table-cell>
          <table:table-cell table:number-columns-repeated="1021"/>
        </table:table-row>
        <table:table-row table:style-name="ro1">
          <table:table-cell office:value-type="float" office:value="699.7664082" calcext:value-type="float">
            <text:p>699.7664082</text:p>
          </table:table-cell>
          <table:table-cell office:value-type="float" office:value="1750.720813" calcext:value-type="float">
            <text:p>1750.720813</text:p>
          </table:table-cell>
          <table:table-cell office:value-type="float" office:value="1747.544058" calcext:value-type="float">
            <text:p>1747.544058</text:p>
          </table:table-cell>
          <table:table-cell table:number-columns-repeated="1021"/>
        </table:table-row>
        <table:table-row table:style-name="ro1">
          <table:table-cell office:value-type="float" office:value="1024.044375" calcext:value-type="float">
            <text:p>1024.044375</text:p>
          </table:table-cell>
          <table:table-cell office:value-type="float" office:value="1753.759366" calcext:value-type="float">
            <text:p>1753.759366</text:p>
          </table:table-cell>
          <table:table-cell office:value-type="float" office:value="1749.991617" calcext:value-type="float">
            <text:p>1749.991617</text:p>
          </table:table-cell>
          <table:table-cell table:number-columns-repeated="1021"/>
        </table:table-row>
        <table:table-row table:style-name="ro1">
          <table:table-cell office:value-type="float" office:value="847.402171" calcext:value-type="float">
            <text:p>847.402171</text:p>
          </table:table-cell>
          <table:table-cell office:value-type="float" office:value="1750.804211" calcext:value-type="float">
            <text:p>1750.804211</text:p>
          </table:table-cell>
          <table:table-cell office:value-type="float" office:value="1749.304356" calcext:value-type="float">
            <text:p>1749.304356</text:p>
          </table:table-cell>
          <table:table-cell table:number-columns-repeated="1021"/>
        </table:table-row>
        <table:table-row table:style-name="ro1">
          <table:table-cell office:value-type="float" office:value="745.2263892" calcext:value-type="float">
            <text:p>745.2263892</text:p>
          </table:table-cell>
          <table:table-cell office:value-type="float" office:value="1751.384864" calcext:value-type="float">
            <text:p>1751.384864</text:p>
          </table:table-cell>
          <table:table-cell office:value-type="float" office:value="1748.063545" calcext:value-type="float">
            <text:p>1748.063545</text:p>
          </table:table-cell>
          <table:table-cell table:number-columns-repeated="1021"/>
        </table:table-row>
        <table:table-row table:style-name="ro1">
          <table:table-cell office:value-type="float" office:value="963.3311612" calcext:value-type="float">
            <text:p>963.3311612</text:p>
          </table:table-cell>
          <table:table-cell office:value-type="float" office:value="1750.89666" calcext:value-type="float">
            <text:p>1750.89666</text:p>
          </table:table-cell>
          <table:table-cell office:value-type="float" office:value="1750.672765" calcext:value-type="float">
            <text:p>1750.672765</text:p>
          </table:table-cell>
          <table:table-cell table:number-columns-repeated="1021"/>
        </table:table-row>
        <table:table-row table:style-name="ro1">
          <table:table-cell office:value-type="float" office:value="570.1409046" calcext:value-type="float">
            <text:p>570.1409046</text:p>
          </table:table-cell>
          <table:table-cell office:value-type="float" office:value="1749.986643" calcext:value-type="float">
            <text:p>1749.986643</text:p>
          </table:table-cell>
          <table:table-cell office:value-type="float" office:value="1746.596099" calcext:value-type="float">
            <text:p>1746.596099</text:p>
          </table:table-cell>
          <table:table-cell table:number-columns-repeated="1021"/>
        </table:table-row>
        <table:table-row table:style-name="ro1">
          <table:table-cell office:value-type="float" office:value="637.0612742" calcext:value-type="float">
            <text:p>637.0612742</text:p>
          </table:table-cell>
          <table:table-cell office:value-type="float" office:value="1747.128668" calcext:value-type="float">
            <text:p>1747.128668</text:p>
          </table:table-cell>
          <table:table-cell office:value-type="float" office:value="1748.668345" calcext:value-type="float">
            <text:p>1748.668345</text:p>
          </table:table-cell>
          <table:table-cell table:number-columns-repeated="1021"/>
        </table:table-row>
        <table:table-row table:style-name="ro1">
          <table:table-cell office:value-type="float" office:value="769.1189366" calcext:value-type="float">
            <text:p>769.1189366</text:p>
          </table:table-cell>
          <table:table-cell office:value-type="float" office:value="1750.688772" calcext:value-type="float">
            <text:p>1750.688772</text:p>
          </table:table-cell>
          <table:table-cell office:value-type="float" office:value="1748.561179" calcext:value-type="float">
            <text:p>1748.561179</text:p>
          </table:table-cell>
          <table:table-cell table:number-columns-repeated="1021"/>
        </table:table-row>
        <table:table-row table:style-name="ro1">
          <table:table-cell office:value-type="float" office:value="906.9604675" calcext:value-type="float">
            <text:p>906.9604675</text:p>
          </table:table-cell>
          <table:table-cell office:value-type="float" office:value="1749.888818" calcext:value-type="float">
            <text:p>1749.888818</text:p>
          </table:table-cell>
          <table:table-cell office:value-type="float" office:value="1750.414528" calcext:value-type="float">
            <text:p>1750.414528</text:p>
          </table:table-cell>
          <table:table-cell table:number-columns-repeated="1021"/>
        </table:table-row>
        <table:table-row table:style-name="ro1">
          <table:table-cell office:value-type="float" office:value="1214.479863" calcext:value-type="float">
            <text:p>1214.479863</text:p>
          </table:table-cell>
          <table:table-cell office:value-type="float" office:value="1752.06668" calcext:value-type="float">
            <text:p>1752.06668</text:p>
          </table:table-cell>
          <table:table-cell office:value-type="float" office:value="1752.995068" calcext:value-type="float">
            <text:p>1752.995068</text:p>
          </table:table-cell>
          <table:table-cell table:number-columns-repeated="1021"/>
        </table:table-row>
        <table:table-row table:style-name="ro1">
          <table:table-cell office:value-type="float" office:value="897.042478" calcext:value-type="float">
            <text:p>897.042478</text:p>
          </table:table-cell>
          <table:table-cell office:value-type="float" office:value="1748.259288" calcext:value-type="float">
            <text:p>1748.259288</text:p>
          </table:table-cell>
          <table:table-cell office:value-type="float" office:value="1751.02322" calcext:value-type="float">
            <text:p>1751.02322</text:p>
          </table:table-cell>
          <table:table-cell table:number-columns-repeated="1021"/>
        </table:table-row>
        <table:table-row table:style-name="ro1">
          <table:table-cell office:value-type="float" office:value="450.9959952" calcext:value-type="float">
            <text:p>450.9959952</text:p>
          </table:table-cell>
          <table:table-cell office:value-type="float" office:value="1747.451778" calcext:value-type="float">
            <text:p>1747.451778</text:p>
          </table:table-cell>
          <table:table-cell office:value-type="float" office:value="1746.377497" calcext:value-type="float">
            <text:p>1746.377497</text:p>
          </table:table-cell>
          <table:table-cell table:number-columns-repeated="1021"/>
        </table:table-row>
        <table:table-row table:style-name="ro1">
          <table:table-cell office:value-type="float" office:value="917.5676655" calcext:value-type="float">
            <text:p>917.5676655</text:p>
          </table:table-cell>
          <table:table-cell office:value-type="float" office:value="1749.67324" calcext:value-type="float">
            <text:p>1749.67324</text:p>
          </table:table-cell>
          <table:table-cell office:value-type="float" office:value="1750.656591" calcext:value-type="float">
            <text:p>1750.656591</text:p>
          </table:table-cell>
          <table:table-cell table:number-columns-repeated="1021"/>
        </table:table-row>
        <table:table-row table:style-name="ro1">
          <table:table-cell office:value-type="float" office:value="703.8421485" calcext:value-type="float">
            <text:p>703.8421485</text:p>
          </table:table-cell>
          <table:table-cell office:value-type="float" office:value="1747.912032" calcext:value-type="float">
            <text:p>1747.912032</text:p>
          </table:table-cell>
          <table:table-cell office:value-type="float" office:value="1748.980267" calcext:value-type="float">
            <text:p>1748.980267</text:p>
          </table:table-cell>
          <table:table-cell table:number-columns-repeated="1021"/>
        </table:table-row>
        <table:table-row table:style-name="ro1">
          <table:table-cell office:value-type="float" office:value="1014.740626" calcext:value-type="float">
            <text:p>1014.740626</text:p>
          </table:table-cell>
          <table:table-cell office:value-type="float" office:value="1754.751955" calcext:value-type="float">
            <text:p>1754.751955</text:p>
          </table:table-cell>
          <table:table-cell office:value-type="float" office:value="1749.388298" calcext:value-type="float">
            <text:p>1749.388298</text:p>
          </table:table-cell>
          <table:table-cell table:number-columns-repeated="1021"/>
        </table:table-row>
        <table:table-row table:style-name="ro1">
          <table:table-cell office:value-type="float" office:value="833.124652" calcext:value-type="float">
            <text:p>833.124652</text:p>
          </table:table-cell>
          <table:table-cell office:value-type="float" office:value="1749.271973" calcext:value-type="float">
            <text:p>1749.271973</text:p>
          </table:table-cell>
          <table:table-cell office:value-type="float" office:value="1750.077238" calcext:value-type="float">
            <text:p>1750.077238</text:p>
          </table:table-cell>
          <table:table-cell table:number-columns-repeated="1021"/>
        </table:table-row>
        <table:table-row table:style-name="ro1">
          <table:table-cell office:value-type="float" office:value="719.5724178" calcext:value-type="float">
            <text:p>719.5724178</text:p>
          </table:table-cell>
          <table:table-cell office:value-type="float" office:value="1751.045278" calcext:value-type="float">
            <text:p>1751.045278</text:p>
          </table:table-cell>
          <table:table-cell office:value-type="float" office:value="1747.864292" calcext:value-type="float">
            <text:p>1747.864292</text:p>
          </table:table-cell>
          <table:table-cell table:number-columns-repeated="1021"/>
        </table:table-row>
        <table:table-row table:style-name="ro1">
          <table:table-cell office:value-type="float" office:value="643.5861992" calcext:value-type="float">
            <text:p>643.5861992</text:p>
          </table:table-cell>
          <table:table-cell office:value-type="float" office:value="1750.137336" calcext:value-type="float">
            <text:p>1750.137336</text:p>
          </table:table-cell>
          <table:table-cell office:value-type="float" office:value="1747.280839" calcext:value-type="float">
            <text:p>1747.280839</text:p>
          </table:table-cell>
          <table:table-cell table:number-columns-repeated="1021"/>
        </table:table-row>
        <table:table-row table:style-name="ro1">
          <table:table-cell office:value-type="float" office:value="701.1111657" calcext:value-type="float">
            <text:p>701.1111657</text:p>
          </table:table-cell>
          <table:table-cell office:value-type="float" office:value="1750.136064" calcext:value-type="float">
            <text:p>1750.136064</text:p>
          </table:table-cell>
          <table:table-cell office:value-type="float" office:value="1747.940593" calcext:value-type="float">
            <text:p>1747.940593</text:p>
          </table:table-cell>
          <table:table-cell table:number-columns-repeated="1021"/>
        </table:table-row>
        <table:table-row table:style-name="ro1">
          <table:table-cell office:value-type="float" office:value="1066.766238" calcext:value-type="float">
            <text:p>1066.766238</text:p>
          </table:table-cell>
          <table:table-cell office:value-type="float" office:value="1750.580125" calcext:value-type="float">
            <text:p>1750.580125</text:p>
          </table:table-cell>
          <table:table-cell office:value-type="float" office:value="1751.8707" calcext:value-type="float">
            <text:p>1751.8707</text:p>
          </table:table-cell>
          <table:table-cell table:number-columns-repeated="1021"/>
        </table:table-row>
        <table:table-row table:style-name="ro1">
          <table:table-cell office:value-type="float" office:value="1071.822948" calcext:value-type="float">
            <text:p>1071.822948</text:p>
          </table:table-cell>
          <table:table-cell office:value-type="float" office:value="1752.20816" calcext:value-type="float">
            <text:p>1752.20816</text:p>
          </table:table-cell>
          <table:table-cell office:value-type="float" office:value="1751.218506" calcext:value-type="float">
            <text:p>1751.218506</text:p>
          </table:table-cell>
          <table:table-cell table:number-columns-repeated="1021"/>
        </table:table-row>
        <table:table-row table:style-name="ro1">
          <table:table-cell office:value-type="float" office:value="641.1683019" calcext:value-type="float">
            <text:p>641.1683019</text:p>
          </table:table-cell>
          <table:table-cell office:value-type="float" office:value="1748.711399" calcext:value-type="float">
            <text:p>1748.711399</text:p>
          </table:table-cell>
          <table:table-cell office:value-type="float" office:value="1748.052473" calcext:value-type="float">
            <text:p>1748.052473</text:p>
          </table:table-cell>
          <table:table-cell table:number-columns-repeated="1021"/>
        </table:table-row>
        <table:table-row table:style-name="ro1">
          <table:table-cell office:value-type="float" office:value="849.631825" calcext:value-type="float">
            <text:p>849.631825</text:p>
          </table:table-cell>
          <table:table-cell office:value-type="float" office:value="1749.47315" calcext:value-type="float">
            <text:p>1749.47315</text:p>
          </table:table-cell>
          <table:table-cell office:value-type="float" office:value="1750.034099" calcext:value-type="float">
            <text:p>1750.034099</text:p>
          </table:table-cell>
          <table:table-cell table:number-columns-repeated="1021"/>
        </table:table-row>
        <table:table-row table:style-name="ro1">
          <table:table-cell office:value-type="float" office:value="775.9448123" calcext:value-type="float">
            <text:p>775.9448123</text:p>
          </table:table-cell>
          <table:table-cell office:value-type="float" office:value="1749.722602" calcext:value-type="float">
            <text:p>1749.722602</text:p>
          </table:table-cell>
          <table:table-cell office:value-type="float" office:value="1749.037193" calcext:value-type="float">
            <text:p>1749.037193</text:p>
          </table:table-cell>
          <table:table-cell table:number-columns-repeated="1021"/>
        </table:table-row>
        <table:table-row table:style-name="ro1">
          <table:table-cell office:value-type="float" office:value="839.2458684" calcext:value-type="float">
            <text:p>839.2458684</text:p>
          </table:table-cell>
          <table:table-cell office:value-type="float" office:value="1748.082302" calcext:value-type="float">
            <text:p>1748.082302</text:p>
          </table:table-cell>
          <table:table-cell office:value-type="float" office:value="1750.394168" calcext:value-type="float">
            <text:p>1750.394168</text:p>
          </table:table-cell>
          <table:table-cell table:number-columns-repeated="1021"/>
        </table:table-row>
        <table:table-row table:style-name="ro1">
          <table:table-cell office:value-type="float" office:value="979.4723559" calcext:value-type="float">
            <text:p>979.4723559</text:p>
          </table:table-cell>
          <table:table-cell office:value-type="float" office:value="1750.28887" calcext:value-type="float">
            <text:p>1750.28887</text:p>
          </table:table-cell>
          <table:table-cell office:value-type="float" office:value="1751.164563" calcext:value-type="float">
            <text:p>1751.164563</text:p>
          </table:table-cell>
          <table:table-cell table:number-columns-repeated="1021"/>
        </table:table-row>
        <table:table-row table:style-name="ro1">
          <table:table-cell office:value-type="float" office:value="757.4378348" calcext:value-type="float">
            <text:p>757.4378348</text:p>
          </table:table-cell>
          <table:table-cell office:value-type="float" office:value="1747.476154" calcext:value-type="float">
            <text:p>1747.476154</text:p>
          </table:table-cell>
          <table:table-cell office:value-type="float" office:value="1749.566117" calcext:value-type="float">
            <text:p>1749.566117</text:p>
          </table:table-cell>
          <table:table-cell table:number-columns-repeated="1021"/>
        </table:table-row>
        <table:table-row table:style-name="ro1">
          <table:table-cell office:value-type="float" office:value="574.359632" calcext:value-type="float">
            <text:p>574.359632</text:p>
          </table:table-cell>
          <table:table-cell office:value-type="float" office:value="1748.53285" calcext:value-type="float">
            <text:p>1748.53285</text:p>
          </table:table-cell>
          <table:table-cell office:value-type="float" office:value="1747.259118" calcext:value-type="float">
            <text:p>1747.259118</text:p>
          </table:table-cell>
          <table:table-cell table:number-columns-repeated="1021"/>
        </table:table-row>
        <table:table-row table:style-name="ro1">
          <table:table-cell office:value-type="float" office:value="917.6495921" calcext:value-type="float">
            <text:p>917.6495921</text:p>
          </table:table-cell>
          <table:table-cell office:value-type="float" office:value="1750.976258" calcext:value-type="float">
            <text:p>1750.976258</text:p>
          </table:table-cell>
          <table:table-cell office:value-type="float" office:value="1750.095055" calcext:value-type="float">
            <text:p>1750.095055</text:p>
          </table:table-cell>
          <table:table-cell table:number-columns-repeated="1021"/>
        </table:table-row>
        <table:table-row table:style-name="ro1">
          <table:table-cell office:value-type="float" office:value="967.3631364" calcext:value-type="float">
            <text:p>967.3631364</text:p>
          </table:table-cell>
          <table:table-cell office:value-type="float" office:value="1751.754472" calcext:value-type="float">
            <text:p>1751.754472</text:p>
          </table:table-cell>
          <table:table-cell office:value-type="float" office:value="1750.041713" calcext:value-type="float">
            <text:p>1750.041713</text:p>
          </table:table-cell>
          <table:table-cell table:number-columns-repeated="1021"/>
        </table:table-row>
        <table:table-row table:style-name="ro1">
          <table:table-cell office:value-type="float" office:value="1103.573869" calcext:value-type="float">
            <text:p>1103.573869</text:p>
          </table:table-cell>
          <table:table-cell office:value-type="float" office:value="1748.953069" calcext:value-type="float">
            <text:p>1748.953069</text:p>
          </table:table-cell>
          <table:table-cell office:value-type="float" office:value="1753.097021" calcext:value-type="float">
            <text:p>1753.097021</text:p>
          </table:table-cell>
          <table:table-cell table:number-columns-repeated="1021"/>
        </table:table-row>
        <table:table-row table:style-name="ro1">
          <table:table-cell office:value-type="float" office:value="743.4188757" calcext:value-type="float">
            <text:p>743.4188757</text:p>
          </table:table-cell>
          <table:table-cell office:value-type="float" office:value="1751.346339" calcext:value-type="float">
            <text:p>1751.346339</text:p>
          </table:table-cell>
          <table:table-cell office:value-type="float" office:value="1747.910792" calcext:value-type="float">
            <text:p>1747.910792</text:p>
          </table:table-cell>
          <table:table-cell table:number-columns-repeated="1021"/>
        </table:table-row>
        <table:table-row table:style-name="ro1">
          <table:table-cell office:value-type="float" office:value="656.4907075" calcext:value-type="float">
            <text:p>656.4907075</text:p>
          </table:table-cell>
          <table:table-cell office:value-type="float" office:value="1747.850611" calcext:value-type="float">
            <text:p>1747.850611</text:p>
          </table:table-cell>
          <table:table-cell office:value-type="float" office:value="1748.655463" calcext:value-type="float">
            <text:p>1748.655463</text:p>
          </table:table-cell>
          <table:table-cell table:number-columns-repeated="1021"/>
        </table:table-row>
        <table:table-row table:style-name="ro1">
          <table:table-cell office:value-type="float" office:value="593.1339771" calcext:value-type="float">
            <text:p>593.1339771</text:p>
          </table:table-cell>
          <table:table-cell office:value-type="float" office:value="1747.904372" calcext:value-type="float">
            <text:p>1747.904372</text:p>
          </table:table-cell>
          <table:table-cell office:value-type="float" office:value="1747.684082" calcext:value-type="float">
            <text:p>1747.684082</text:p>
          </table:table-cell>
          <table:table-cell table:number-columns-repeated="1021"/>
        </table:table-row>
        <table:table-row table:style-name="ro1">
          <table:table-cell office:value-type="float" office:value="1005.795019" calcext:value-type="float">
            <text:p>1005.795019</text:p>
          </table:table-cell>
          <table:table-cell office:value-type="float" office:value="1748.414772" calcext:value-type="float">
            <text:p>1748.414772</text:p>
          </table:table-cell>
          <table:table-cell office:value-type="float" office:value="1752.154519" calcext:value-type="float">
            <text:p>1752.154519</text:p>
          </table:table-cell>
          <table:table-cell table:number-columns-repeated="1021"/>
        </table:table-row>
        <table:table-row table:style-name="ro1">
          <table:table-cell office:value-type="float" office:value="622.6759897" calcext:value-type="float">
            <text:p>622.6759897</text:p>
          </table:table-cell>
          <table:table-cell office:value-type="float" office:value="1749.850949" calcext:value-type="float">
            <text:p>1749.850949</text:p>
          </table:table-cell>
          <table:table-cell office:value-type="float" office:value="1747.23938" calcext:value-type="float">
            <text:p>1747.23938</text:p>
          </table:table-cell>
          <table:table-cell table:number-columns-repeated="1021"/>
        </table:table-row>
        <table:table-row table:style-name="ro1">
          <table:table-cell office:value-type="float" office:value="662.8884449" calcext:value-type="float">
            <text:p>662.8884449</text:p>
          </table:table-cell>
          <table:table-cell office:value-type="float" office:value="1748.716776" calcext:value-type="float">
            <text:p>1748.716776</text:p>
          </table:table-cell>
          <table:table-cell office:value-type="float" office:value="1748.235402" calcext:value-type="float">
            <text:p>1748.235402</text:p>
          </table:table-cell>
          <table:table-cell table:number-columns-repeated="1021"/>
        </table:table-row>
        <table:table-row table:style-name="ro1">
          <table:table-cell office:value-type="float" office:value="972.9996273" calcext:value-type="float">
            <text:p>972.9996273</text:p>
          </table:table-cell>
          <table:table-cell office:value-type="float" office:value="1746.83187" calcext:value-type="float">
            <text:p>1746.83187</text:p>
          </table:table-cell>
          <table:table-cell office:value-type="float" office:value="1752.537077" calcext:value-type="float">
            <text:p>1752.537077</text:p>
          </table:table-cell>
          <table:table-cell table:number-columns-repeated="1021"/>
        </table:table-row>
        <table:table-row table:style-name="ro1">
          <table:table-cell office:value-type="float" office:value="1124.148934" calcext:value-type="float">
            <text:p>1124.148934</text:p>
          </table:table-cell>
          <table:table-cell office:value-type="float" office:value="1750.613781" calcext:value-type="float">
            <text:p>1750.613781</text:p>
          </table:table-cell>
          <table:table-cell office:value-type="float" office:value="1752.610991" calcext:value-type="float">
            <text:p>1752.610991</text:p>
          </table:table-cell>
          <table:table-cell table:number-columns-repeated="1021"/>
        </table:table-row>
        <table:table-row table:style-name="ro1">
          <table:table-cell office:value-type="float" office:value="608.7835482" calcext:value-type="float">
            <text:p>608.7835482</text:p>
          </table:table-cell>
          <table:table-cell office:value-type="float" office:value="1747.466677" calcext:value-type="float">
            <text:p>1747.466677</text:p>
          </table:table-cell>
          <table:table-cell office:value-type="float" office:value="1748.181173" calcext:value-type="float">
            <text:p>1748.181173</text:p>
          </table:table-cell>
          <table:table-cell table:number-columns-repeated="1021"/>
        </table:table-row>
        <table:table-row table:style-name="ro1">
          <table:table-cell office:value-type="float" office:value="577.6440289" calcext:value-type="float">
            <text:p>577.6440289</text:p>
          </table:table-cell>
          <table:table-cell office:value-type="float" office:value="1748.096757" calcext:value-type="float">
            <text:p>1748.096757</text:p>
          </table:table-cell>
          <table:table-cell office:value-type="float" office:value="1747.348974" calcext:value-type="float">
            <text:p>1747.348974</text:p>
          </table:table-cell>
          <table:table-cell table:number-columns-repeated="1021"/>
        </table:table-row>
        <table:table-row table:style-name="ro1">
          <table:table-cell office:value-type="float" office:value="687.2326445" calcext:value-type="float">
            <text:p>687.2326445</text:p>
          </table:table-cell>
          <table:table-cell office:value-type="float" office:value="1751.623467" calcext:value-type="float">
            <text:p>1751.623467</text:p>
          </table:table-cell>
          <table:table-cell office:value-type="float" office:value="1747.060917" calcext:value-type="float">
            <text:p>1747.060917</text:p>
          </table:table-cell>
          <table:table-cell table:number-columns-repeated="1021"/>
        </table:table-row>
        <table:table-row table:style-name="ro1">
          <table:table-cell office:value-type="float" office:value="908.8212167" calcext:value-type="float">
            <text:p>908.8212167</text:p>
          </table:table-cell>
          <table:table-cell office:value-type="float" office:value="1749.674452" calcext:value-type="float">
            <text:p>1749.674452</text:p>
          </table:table-cell>
          <table:table-cell office:value-type="float" office:value="1750.602539" calcext:value-type="float">
            <text:p>1750.602539</text:p>
          </table:table-cell>
          <table:table-cell table:number-columns-repeated="1021"/>
        </table:table-row>
        <table:table-row table:style-name="ro1">
          <table:table-cell office:value-type="float" office:value="1072.318978" calcext:value-type="float">
            <text:p>1072.318978</text:p>
          </table:table-cell>
          <table:table-cell office:value-type="float" office:value="1751.59946" calcext:value-type="float">
            <text:p>1751.59946</text:p>
          </table:table-cell>
          <table:table-cell office:value-type="float" office:value="1751.596389" calcext:value-type="float">
            <text:p>1751.596389</text:p>
          </table:table-cell>
          <table:table-cell table:number-columns-repeated="1021"/>
        </table:table-row>
        <table:table-row table:style-name="ro1">
          <table:table-cell office:value-type="float" office:value="821.1820059" calcext:value-type="float">
            <text:p>821.1820059</text:p>
          </table:table-cell>
          <table:table-cell office:value-type="float" office:value="1750.11019" calcext:value-type="float">
            <text:p>1750.11019</text:p>
          </table:table-cell>
          <table:table-cell office:value-type="float" office:value="1749.279958" calcext:value-type="float">
            <text:p>1749.279958</text:p>
          </table:table-cell>
          <table:table-cell table:number-columns-repeated="1021"/>
        </table:table-row>
        <table:table-row table:style-name="ro1">
          <table:table-cell office:value-type="float" office:value="805.5599842" calcext:value-type="float">
            <text:p>805.5599842</text:p>
          </table:table-cell>
          <table:table-cell office:value-type="float" office:value="1751.175166" calcext:value-type="float">
            <text:p>1751.175166</text:p>
          </table:table-cell>
          <table:table-cell office:value-type="float" office:value="1748.632328" calcext:value-type="float">
            <text:p>1748.632328</text:p>
          </table:table-cell>
          <table:table-cell table:number-columns-repeated="1021"/>
        </table:table-row>
        <table:table-row table:style-name="ro1">
          <table:table-cell office:value-type="float" office:value="1130.95375" calcext:value-type="float">
            <text:p>1130.95375</text:p>
          </table:table-cell>
          <table:table-cell office:value-type="float" office:value="1749.073117" calcext:value-type="float">
            <text:p>1749.073117</text:p>
          </table:table-cell>
          <table:table-cell office:value-type="float" office:value="1753.273118" calcext:value-type="float">
            <text:p>1753.273118</text:p>
          </table:table-cell>
          <table:table-cell table:number-columns-repeated="1021"/>
        </table:table-row>
        <table:table-row table:style-name="ro1">
          <table:table-cell office:value-type="float" office:value="792.2853739" calcext:value-type="float">
            <text:p>792.2853739</text:p>
          </table:table-cell>
          <table:table-cell office:value-type="float" office:value="1750.874728" calcext:value-type="float">
            <text:p>1750.874728</text:p>
          </table:table-cell>
          <table:table-cell office:value-type="float" office:value="1748.613796" calcext:value-type="float">
            <text:p>1748.613796</text:p>
          </table:table-cell>
          <table:table-cell table:number-columns-repeated="1021"/>
        </table:table-row>
        <table:table-row table:style-name="ro1">
          <table:table-cell office:value-type="float" office:value="781.6579817" calcext:value-type="float">
            <text:p>781.6579817</text:p>
          </table:table-cell>
          <table:table-cell office:value-type="float" office:value="1750.440632" calcext:value-type="float">
            <text:p>1750.440632</text:p>
          </table:table-cell>
          <table:table-cell office:value-type="float" office:value="1748.788454" calcext:value-type="float">
            <text:p>1748.788454</text:p>
          </table:table-cell>
          <table:table-cell table:number-columns-repeated="1021"/>
        </table:table-row>
        <table:table-row table:style-name="ro1">
          <table:table-cell office:value-type="float" office:value="687.0112791" calcext:value-type="float">
            <text:p>687.0112791</text:p>
          </table:table-cell>
          <table:table-cell office:value-type="float" office:value="1748.268223" calcext:value-type="float">
            <text:p>1748.268223</text:p>
          </table:table-cell>
          <table:table-cell office:value-type="float" office:value="1748.798416" calcext:value-type="float">
            <text:p>1748.798416</text:p>
          </table:table-cell>
          <table:table-cell table:number-columns-repeated="1021"/>
        </table:table-row>
        <table:table-row table:style-name="ro1">
          <table:table-cell office:value-type="float" office:value="733.4466132" calcext:value-type="float">
            <text:p>733.4466132</text:p>
          </table:table-cell>
          <table:table-cell office:value-type="float" office:value="1749.3714" calcext:value-type="float">
            <text:p>1749.3714</text:p>
          </table:table-cell>
          <table:table-cell office:value-type="float" office:value="1748.636076" calcext:value-type="float">
            <text:p>1748.636076</text:p>
          </table:table-cell>
          <table:table-cell table:number-columns-repeated="1021"/>
        </table:table-row>
        <table:table-row table:style-name="ro1">
          <table:table-cell office:value-type="float" office:value="849.9249567" calcext:value-type="float">
            <text:p>849.9249567</text:p>
          </table:table-cell>
          <table:table-cell office:value-type="float" office:value="1750.9582" calcext:value-type="float">
            <text:p>1750.9582</text:p>
          </table:table-cell>
          <table:table-cell office:value-type="float" office:value="1749.292817" calcext:value-type="float">
            <text:p>1749.292817</text:p>
          </table:table-cell>
          <table:table-cell table:number-columns-repeated="1021"/>
        </table:table-row>
        <table:table-row table:style-name="ro1">
          <table:table-cell office:value-type="float" office:value="933.7138055" calcext:value-type="float">
            <text:p>933.7138055</text:p>
          </table:table-cell>
          <table:table-cell office:value-type="float" office:value="1749.411857" calcext:value-type="float">
            <text:p>1749.411857</text:p>
          </table:table-cell>
          <table:table-cell office:value-type="float" office:value="1751.028866" calcext:value-type="float">
            <text:p>1751.028866</text:p>
          </table:table-cell>
          <table:table-cell table:number-columns-repeated="1021"/>
        </table:table-row>
        <table:table-row table:style-name="ro1">
          <table:table-cell office:value-type="float" office:value="977.7039466" calcext:value-type="float">
            <text:p>977.7039466</text:p>
          </table:table-cell>
          <table:table-cell office:value-type="float" office:value="1750.378176" calcext:value-type="float">
            <text:p>1750.378176</text:p>
          </table:table-cell>
          <table:table-cell office:value-type="float" office:value="1750.969101" calcext:value-type="float">
            <text:p>1750.969101</text:p>
          </table:table-cell>
          <table:table-cell table:number-columns-repeated="1021"/>
        </table:table-row>
        <table:table-row table:style-name="ro1">
          <table:table-cell office:value-type="float" office:value="758.4765026" calcext:value-type="float">
            <text:p>758.4765026</text:p>
          </table:table-cell>
          <table:table-cell office:value-type="float" office:value="1749.178562" calcext:value-type="float">
            <text:p>1749.178562</text:p>
          </table:table-cell>
          <table:table-cell office:value-type="float" office:value="1749.155672" calcext:value-type="float">
            <text:p>1749.155672</text:p>
          </table:table-cell>
          <table:table-cell table:number-columns-repeated="1021"/>
        </table:table-row>
        <table:table-row table:style-name="ro1">
          <table:table-cell office:value-type="float" office:value="1002.187256" calcext:value-type="float">
            <text:p>1002.187256</text:p>
          </table:table-cell>
          <table:table-cell office:value-type="float" office:value="1751.065873" calcext:value-type="float">
            <text:p>1751.065873</text:p>
          </table:table-cell>
          <table:table-cell office:value-type="float" office:value="1750.98482" calcext:value-type="float">
            <text:p>1750.98482</text:p>
          </table:table-cell>
          <table:table-cell table:number-columns-repeated="1021"/>
        </table:table-row>
        <table:table-row table:style-name="ro1">
          <table:table-cell office:value-type="float" office:value="830.111273" calcext:value-type="float">
            <text:p>830.111273</text:p>
          </table:table-cell>
          <table:table-cell office:value-type="float" office:value="1752.46434" calcext:value-type="float">
            <text:p>1752.46434</text:p>
          </table:table-cell>
          <table:table-cell office:value-type="float" office:value="1748.471246" calcext:value-type="float">
            <text:p>1748.471246</text:p>
          </table:table-cell>
          <table:table-cell table:number-columns-repeated="1021"/>
        </table:table-row>
        <table:table-row table:style-name="ro1">
          <table:table-cell office:value-type="float" office:value="1028.047418" calcext:value-type="float">
            <text:p>1028.047418</text:p>
          </table:table-cell>
          <table:table-cell office:value-type="float" office:value="1751.783432" calcext:value-type="float">
            <text:p>1751.783432</text:p>
          </table:table-cell>
          <table:table-cell office:value-type="float" office:value="1750.904155" calcext:value-type="float">
            <text:p>1750.904155</text:p>
          </table:table-cell>
          <table:table-cell table:number-columns-repeated="1021"/>
        </table:table-row>
        <table:table-row table:style-name="ro1">
          <table:table-cell office:value-type="float" office:value="1056.308543" calcext:value-type="float">
            <text:p>1056.308543</text:p>
          </table:table-cell>
          <table:table-cell office:value-type="float" office:value="1750.046864" calcext:value-type="float">
            <text:p>1750.046864</text:p>
          </table:table-cell>
          <table:table-cell office:value-type="float" office:value="1752.146701" calcext:value-type="float">
            <text:p>1752.146701</text:p>
          </table:table-cell>
          <table:table-cell table:number-columns-repeated="1021"/>
        </table:table-row>
        <table:table-row table:style-name="ro1">
          <table:table-cell office:value-type="float" office:value="1189.81629" calcext:value-type="float">
            <text:p>1189.81629</text:p>
          </table:table-cell>
          <table:table-cell office:value-type="float" office:value="1747.544967" calcext:value-type="float">
            <text:p>1747.544967</text:p>
          </table:table-cell>
          <table:table-cell office:value-type="float" office:value="1754.666038" calcext:value-type="float">
            <text:p>1754.666038</text:p>
          </table:table-cell>
          <table:table-cell table:number-columns-repeated="1021"/>
        </table:table-row>
        <table:table-row table:style-name="ro1">
          <table:table-cell office:value-type="float" office:value="794.5497207" calcext:value-type="float">
            <text:p>794.5497207</text:p>
          </table:table-cell>
          <table:table-cell office:value-type="float" office:value="1747.296803" calcext:value-type="float">
            <text:p>1747.296803</text:p>
          </table:table-cell>
          <table:table-cell office:value-type="float" office:value="1750.240929" calcext:value-type="float">
            <text:p>1750.240929</text:p>
          </table:table-cell>
          <table:table-cell table:number-columns-repeated="1021"/>
        </table:table-row>
        <table:table-row table:style-name="ro1">
          <table:table-cell office:value-type="float" office:value="1122.268632" calcext:value-type="float">
            <text:p>1122.268632</text:p>
          </table:table-cell>
          <table:table-cell office:value-type="float" office:value="1752.073793" calcext:value-type="float">
            <text:p>1752.073793</text:p>
          </table:table-cell>
          <table:table-cell office:value-type="float" office:value="1751.924962" calcext:value-type="float">
            <text:p>1751.924962</text:p>
          </table:table-cell>
          <table:table-cell table:number-columns-repeated="1021"/>
        </table:table-row>
        <table:table-row table:style-name="ro1">
          <table:table-cell office:value-type="float" office:value="915.4712599" calcext:value-type="float">
            <text:p>915.4712599</text:p>
          </table:table-cell>
          <table:table-cell office:value-type="float" office:value="1749.058817" calcext:value-type="float">
            <text:p>1749.058817</text:p>
          </table:table-cell>
          <table:table-cell office:value-type="float" office:value="1750.96303" calcext:value-type="float">
            <text:p>1750.96303</text:p>
          </table:table-cell>
          <table:table-cell table:number-columns-repeated="1021"/>
        </table:table-row>
        <table:table-row table:style-name="ro1">
          <table:table-cell office:value-type="float" office:value="790.762734" calcext:value-type="float">
            <text:p>790.762734</text:p>
          </table:table-cell>
          <table:table-cell office:value-type="float" office:value="1750.994284" calcext:value-type="float">
            <text:p>1750.994284</text:p>
          </table:table-cell>
          <table:table-cell office:value-type="float" office:value="1748.688214" calcext:value-type="float">
            <text:p>1748.688214</text:p>
          </table:table-cell>
          <table:table-cell table:number-columns-repeated="1021"/>
        </table:table-row>
        <table:table-row table:style-name="ro1">
          <table:table-cell office:value-type="float" office:value="647.3503977" calcext:value-type="float">
            <text:p>647.3503977</text:p>
          </table:table-cell>
          <table:table-cell office:value-type="float" office:value="1749.384121" calcext:value-type="float">
            <text:p>1749.384121</text:p>
          </table:table-cell>
          <table:table-cell office:value-type="float" office:value="1747.817677" calcext:value-type="float">
            <text:p>1747.817677</text:p>
          </table:table-cell>
          <table:table-cell table:number-columns-repeated="1021"/>
        </table:table-row>
        <table:table-row table:style-name="ro1">
          <table:table-cell office:value-type="float" office:value="1053.710437" calcext:value-type="float">
            <text:p>1053.710437</text:p>
          </table:table-cell>
          <table:table-cell office:value-type="float" office:value="1750.472751" calcext:value-type="float">
            <text:p>1750.472751</text:p>
          </table:table-cell>
          <table:table-cell office:value-type="float" office:value="1751.886307" calcext:value-type="float">
            <text:p>1751.886307</text:p>
          </table:table-cell>
          <table:table-cell table:number-columns-repeated="1021"/>
        </table:table-row>
        <table:table-row table:style-name="ro1">
          <table:table-cell office:value-type="float" office:value="1031.246646" calcext:value-type="float">
            <text:p>1031.246646</text:p>
          </table:table-cell>
          <table:table-cell office:value-type="float" office:value="1749.981786" calcext:value-type="float">
            <text:p>1749.981786</text:p>
          </table:table-cell>
          <table:table-cell office:value-type="float" office:value="1751.713771" calcext:value-type="float">
            <text:p>1751.713771</text:p>
          </table:table-cell>
          <table:table-cell table:number-columns-repeated="1021"/>
        </table:table-row>
        <table:table-row table:style-name="ro1">
          <table:table-cell office:value-type="float" office:value="966.6278005" calcext:value-type="float">
            <text:p>966.6278005</text:p>
          </table:table-cell>
          <table:table-cell office:value-type="float" office:value="1748.993662" calcext:value-type="float">
            <text:p>1748.993662</text:p>
          </table:table-cell>
          <table:table-cell office:value-type="float" office:value="1751.572179" calcext:value-type="float">
            <text:p>1751.572179</text:p>
          </table:table-cell>
          <table:table-cell table:number-columns-repeated="1021"/>
        </table:table-row>
        <table:table-row table:style-name="ro1">
          <table:table-cell office:value-type="float" office:value="871.1863606" calcext:value-type="float">
            <text:p>871.1863606</text:p>
          </table:table-cell>
          <table:table-cell office:value-type="float" office:value="1750.689877" calcext:value-type="float">
            <text:p>1750.689877</text:p>
          </table:table-cell>
          <table:table-cell office:value-type="float" office:value="1749.501356" calcext:value-type="float">
            <text:p>1749.501356</text:p>
          </table:table-cell>
          <table:table-cell table:number-columns-repeated="1021"/>
        </table:table-row>
        <table:table-row table:style-name="ro1">
          <table:table-cell office:value-type="float" office:value="1129.98977" calcext:value-type="float">
            <text:p>1129.98977</text:p>
          </table:table-cell>
          <table:table-cell office:value-type="float" office:value="1750.261747" calcext:value-type="float">
            <text:p>1750.261747</text:p>
          </table:table-cell>
          <table:table-cell office:value-type="float" office:value="1752.761766" calcext:value-type="float">
            <text:p>1752.761766</text:p>
          </table:table-cell>
          <table:table-cell table:number-columns-repeated="1021"/>
        </table:table-row>
        <table:table-row table:style-name="ro1">
          <table:table-cell office:value-type="float" office:value="523.9402248" calcext:value-type="float">
            <text:p>523.9402248</text:p>
          </table:table-cell>
          <table:table-cell office:value-type="float" office:value="1750.686406" calcext:value-type="float">
            <text:p>1750.686406</text:p>
          </table:table-cell>
          <table:table-cell office:value-type="float" office:value="1745.792276" calcext:value-type="float">
            <text:p>1745.792276</text:p>
          </table:table-cell>
          <table:table-cell table:number-columns-repeated="1021"/>
        </table:table-row>
        <table:table-row table:style-name="ro1">
          <table:table-cell office:value-type="float" office:value="728.6567806" calcext:value-type="float">
            <text:p>728.6567806</text:p>
          </table:table-cell>
          <table:table-cell office:value-type="float" office:value="1747.889376" calcext:value-type="float">
            <text:p>1747.889376</text:p>
          </table:table-cell>
          <table:table-cell office:value-type="float" office:value="1749.540876" calcext:value-type="float">
            <text:p>1749.540876</text:p>
          </table:table-cell>
          <table:table-cell table:number-columns-repeated="1021"/>
        </table:table-row>
        <table:table-row table:style-name="ro1">
          <table:table-cell office:value-type="float" office:value="649.6421813" calcext:value-type="float">
            <text:p>649.6421813</text:p>
          </table:table-cell>
          <table:table-cell office:value-type="float" office:value="1745.827083" calcext:value-type="float">
            <text:p>1745.827083</text:p>
          </table:table-cell>
          <table:table-cell office:value-type="float" office:value="1749.255214" calcext:value-type="float">
            <text:p>1749.255214</text:p>
          </table:table-cell>
          <table:table-cell table:number-columns-repeated="1021"/>
        </table:table-row>
        <table:table-row table:style-name="ro1">
          <table:table-cell office:value-type="float" office:value="534.4888714" calcext:value-type="float">
            <text:p>534.4888714</text:p>
          </table:table-cell>
          <table:table-cell office:value-type="float" office:value="1751.526655" calcext:value-type="float">
            <text:p>1751.526655</text:p>
          </table:table-cell>
          <table:table-cell office:value-type="float" office:value="1745.428872" calcext:value-type="float">
            <text:p>1745.428872</text:p>
          </table:table-cell>
          <table:table-cell table:number-columns-repeated="1021"/>
        </table:table-row>
        <table:table-row table:style-name="ro1">
          <table:table-cell office:value-type="float" office:value="833.3412067" calcext:value-type="float">
            <text:p>833.3412067</text:p>
          </table:table-cell>
          <table:table-cell office:value-type="float" office:value="1749.835087" calcext:value-type="float">
            <text:p>1749.835087</text:p>
          </table:table-cell>
          <table:table-cell office:value-type="float" office:value="1749.804846" calcext:value-type="float">
            <text:p>1749.804846</text:p>
          </table:table-cell>
          <table:table-cell table:number-columns-repeated="1021"/>
        </table:table-row>
        <table:table-row table:style-name="ro1">
          <table:table-cell office:value-type="float" office:value="1256.948945" calcext:value-type="float">
            <text:p>1256.948945</text:p>
          </table:table-cell>
          <table:table-cell office:value-type="float" office:value="1749.797244" calcext:value-type="float">
            <text:p>1749.797244</text:p>
          </table:table-cell>
          <table:table-cell office:value-type="float" office:value="1754.433591" calcext:value-type="float">
            <text:p>1754.433591</text:p>
          </table:table-cell>
          <table:table-cell table:number-columns-repeated="1021"/>
        </table:table-row>
        <table:table-row table:style-name="ro1">
          <table:table-cell office:value-type="float" office:value="842.8801731" calcext:value-type="float">
            <text:p>842.8801731</text:p>
          </table:table-cell>
          <table:table-cell office:value-type="float" office:value="1750.45431" calcext:value-type="float">
            <text:p>1750.45431</text:p>
          </table:table-cell>
          <table:table-cell office:value-type="float" office:value="1749.41568" calcext:value-type="float">
            <text:p>1749.41568</text:p>
          </table:table-cell>
          <table:table-cell table:number-columns-repeated="1021"/>
        </table:table-row>
        <table:table-row table:style-name="ro1">
          <table:table-cell office:value-type="float" office:value="787.1451212" calcext:value-type="float">
            <text:p>787.1451212</text:p>
          </table:table-cell>
          <table:table-cell office:value-type="float" office:value="1749.192129" calcext:value-type="float">
            <text:p>1749.192129</text:p>
          </table:table-cell>
          <table:table-cell office:value-type="float" office:value="1749.383576" calcext:value-type="float">
            <text:p>1749.383576</text:p>
          </table:table-cell>
          <table:table-cell table:number-columns-repeated="1021"/>
        </table:table-row>
        <table:table-row table:style-name="ro1">
          <table:table-cell office:value-type="float" office:value="740.4790683" calcext:value-type="float">
            <text:p>740.4790683</text:p>
          </table:table-cell>
          <table:table-cell office:value-type="float" office:value="1751.568538" calcext:value-type="float">
            <text:p>1751.568538</text:p>
          </table:table-cell>
          <table:table-cell office:value-type="float" office:value="1747.722146" calcext:value-type="float">
            <text:p>1747.722146</text:p>
          </table:table-cell>
          <table:table-cell table:number-columns-repeated="1021"/>
        </table:table-row>
        <table:table-row table:style-name="ro1">
          <table:table-cell office:value-type="float" office:value="852.6573441" calcext:value-type="float">
            <text:p>852.6573441</text:p>
          </table:table-cell>
          <table:table-cell office:value-type="float" office:value="1749.240401" calcext:value-type="float">
            <text:p>1749.240401</text:p>
          </table:table-cell>
          <table:table-cell office:value-type="float" office:value="1750.02838" calcext:value-type="float">
            <text:p>1750.02838</text:p>
          </table:table-cell>
          <table:table-cell table:number-columns-repeated="1021"/>
        </table:table-row>
        <table:table-row table:style-name="ro1">
          <table:table-cell office:value-type="float" office:value="851.8022528" calcext:value-type="float">
            <text:p>851.8022528</text:p>
          </table:table-cell>
          <table:table-cell office:value-type="float" office:value="1748.659849" calcext:value-type="float">
            <text:p>1748.659849</text:p>
          </table:table-cell>
          <table:table-cell office:value-type="float" office:value="1750.452378" calcext:value-type="float">
            <text:p>1750.452378</text:p>
          </table:table-cell>
          <table:table-cell table:number-columns-repeated="1021"/>
        </table:table-row>
        <table:table-row table:style-name="ro1">
          <table:table-cell office:value-type="float" office:value="582.8915284" calcext:value-type="float">
            <text:p>582.8915284</text:p>
          </table:table-cell>
          <table:table-cell office:value-type="float" office:value="1750.734473" calcext:value-type="float">
            <text:p>1750.734473</text:p>
          </table:table-cell>
          <table:table-cell office:value-type="float" office:value="1746.287505" calcext:value-type="float">
            <text:p>1746.287505</text:p>
          </table:table-cell>
          <table:table-cell table:number-columns-repeated="1021"/>
        </table:table-row>
        <table:table-row table:style-name="ro1">
          <table:table-cell office:value-type="float" office:value="980.2370141" calcext:value-type="float">
            <text:p>980.2370141</text:p>
          </table:table-cell>
          <table:table-cell office:value-type="float" office:value="1751.003902" calcext:value-type="float">
            <text:p>1751.003902</text:p>
          </table:table-cell>
          <table:table-cell office:value-type="float" office:value="1750.717689" calcext:value-type="float">
            <text:p>1750.717689</text:p>
          </table:table-cell>
          <table:table-cell table:number-columns-repeated="1021"/>
        </table:table-row>
        <table:table-row table:style-name="ro1">
          <table:table-cell office:value-type="float" office:value="1245.401103" calcext:value-type="float">
            <text:p>1245.401103</text:p>
          </table:table-cell>
          <table:table-cell office:value-type="float" office:value="1750.621537" calcext:value-type="float">
            <text:p>1750.621537</text:p>
          </table:table-cell>
          <table:table-cell office:value-type="float" office:value="1753.856114" calcext:value-type="float">
            <text:p>1753.856114</text:p>
          </table:table-cell>
          <table:table-cell table:number-columns-repeated="1021"/>
        </table:table-row>
        <table:table-row table:style-name="ro1">
          <table:table-cell office:value-type="float" office:value="743.0694044" calcext:value-type="float">
            <text:p>743.0694044</text:p>
          </table:table-cell>
          <table:table-cell office:value-type="float" office:value="1747.289093" calcext:value-type="float">
            <text:p>1747.289093</text:p>
          </table:table-cell>
          <table:table-cell office:value-type="float" office:value="1749.781704" calcext:value-type="float">
            <text:p>1749.781704</text:p>
          </table:table-cell>
          <table:table-cell table:number-columns-repeated="1021"/>
        </table:table-row>
        <table:table-row table:style-name="ro1">
          <table:table-cell office:value-type="float" office:value="643.7987325" calcext:value-type="float">
            <text:p>643.7987325</text:p>
          </table:table-cell>
          <table:table-cell office:value-type="float" office:value="1751.304507" calcext:value-type="float">
            <text:p>1751.304507</text:p>
          </table:table-cell>
          <table:table-cell office:value-type="float" office:value="1746.923404" calcext:value-type="float">
            <text:p>1746.923404</text:p>
          </table:table-cell>
          <table:table-cell table:number-columns-repeated="1021"/>
        </table:table-row>
        <table:table-row table:style-name="ro1">
          <table:table-cell office:value-type="float" office:value="879.9817511" calcext:value-type="float">
            <text:p>879.9817511</text:p>
          </table:table-cell>
          <table:table-cell office:value-type="float" office:value="1751.411907" calcext:value-type="float">
            <text:p>1751.411907</text:p>
          </table:table-cell>
          <table:table-cell office:value-type="float" office:value="1749.430921" calcext:value-type="float">
            <text:p>1749.430921</text:p>
          </table:table-cell>
          <table:table-cell table:number-columns-repeated="1021"/>
        </table:table-row>
        <table:table-row table:style-name="ro1">
          <table:table-cell office:value-type="float" office:value="1157.037645" calcext:value-type="float">
            <text:p>1157.037645</text:p>
          </table:table-cell>
          <table:table-cell office:value-type="float" office:value="1752.959401" calcext:value-type="float">
            <text:p>1752.959401</text:p>
          </table:table-cell>
          <table:table-cell office:value-type="float" office:value="1751.842085" calcext:value-type="float">
            <text:p>1751.842085</text:p>
          </table:table-cell>
          <table:table-cell table:number-columns-repeated="1021"/>
        </table:table-row>
        <table:table-row table:style-name="ro1">
          <table:table-cell office:value-type="float" office:value="739.274262" calcext:value-type="float">
            <text:p>739.274262</text:p>
          </table:table-cell>
          <table:table-cell office:value-type="float" office:value="1749.49134" calcext:value-type="float">
            <text:p>1749.49134</text:p>
          </table:table-cell>
          <table:table-cell office:value-type="float" office:value="1748.658944" calcext:value-type="float">
            <text:p>1748.658944</text:p>
          </table:table-cell>
          <table:table-cell table:number-columns-repeated="1021"/>
        </table:table-row>
        <table:table-row table:style-name="ro1">
          <table:table-cell office:value-type="float" office:value="1072.273843" calcext:value-type="float">
            <text:p>1072.273843</text:p>
          </table:table-cell>
          <table:table-cell office:value-type="float" office:value="1751.306808" calcext:value-type="float">
            <text:p>1751.306808</text:p>
          </table:table-cell>
          <table:table-cell office:value-type="float" office:value="1751.582584" calcext:value-type="float">
            <text:p>1751.582584</text:p>
          </table:table-cell>
          <table:table-cell table:number-columns-repeated="1021"/>
        </table:table-row>
        <table:table-row table:style-name="ro1">
          <table:table-cell office:value-type="float" office:value="921.2831591" calcext:value-type="float">
            <text:p>921.2831591</text:p>
          </table:table-cell>
          <table:table-cell office:value-type="float" office:value="1748.349822" calcext:value-type="float">
            <text:p>1748.349822</text:p>
          </table:table-cell>
          <table:table-cell office:value-type="float" office:value="1751.322198" calcext:value-type="float">
            <text:p>1751.322198</text:p>
          </table:table-cell>
          <table:table-cell table:number-columns-repeated="1021"/>
        </table:table-row>
        <table:table-row table:style-name="ro1">
          <table:table-cell office:value-type="float" office:value="810.042854" calcext:value-type="float">
            <text:p>810.042854</text:p>
          </table:table-cell>
          <table:table-cell office:value-type="float" office:value="1750.179171" calcext:value-type="float">
            <text:p>1750.179171</text:p>
          </table:table-cell>
          <table:table-cell office:value-type="float" office:value="1749.084082" calcext:value-type="float">
            <text:p>1749.084082</text:p>
          </table:table-cell>
          <table:table-cell table:number-columns-repeated="1021"/>
        </table:table-row>
        <table:table-row table:style-name="ro1">
          <table:table-cell office:value-type="float" office:value="1005.512161" calcext:value-type="float">
            <text:p>1005.512161</text:p>
          </table:table-cell>
          <table:table-cell office:value-type="float" office:value="1751.013752" calcext:value-type="float">
            <text:p>1751.013752</text:p>
          </table:table-cell>
          <table:table-cell office:value-type="float" office:value="1751.041836" calcext:value-type="float">
            <text:p>1751.041836</text:p>
          </table:table-cell>
          <table:table-cell table:number-columns-repeated="1021"/>
        </table:table-row>
        <table:table-row table:style-name="ro1">
          <table:table-cell office:value-type="float" office:value="836.1609549" calcext:value-type="float">
            <text:p>836.1609549</text:p>
          </table:table-cell>
          <table:table-cell office:value-type="float" office:value="1749.275215" calcext:value-type="float">
            <text:p>1749.275215</text:p>
          </table:table-cell>
          <table:table-cell office:value-type="float" office:value="1749.913402" calcext:value-type="float">
            <text:p>1749.913402</text:p>
          </table:table-cell>
          <table:table-cell table:number-columns-repeated="1021"/>
        </table:table-row>
        <table:table-row table:style-name="ro1">
          <table:table-cell office:value-type="float" office:value="754.5802194" calcext:value-type="float">
            <text:p>754.5802194</text:p>
          </table:table-cell>
          <table:table-cell office:value-type="float" office:value="1749.444679" calcext:value-type="float">
            <text:p>1749.444679</text:p>
          </table:table-cell>
          <table:table-cell office:value-type="float" office:value="1748.893817" calcext:value-type="float">
            <text:p>1748.893817</text:p>
          </table:table-cell>
          <table:table-cell table:number-columns-repeated="1021"/>
        </table:table-row>
        <table:table-row table:style-name="ro1">
          <table:table-cell office:value-type="float" office:value="1043.475329" calcext:value-type="float">
            <text:p>1043.475329</text:p>
          </table:table-cell>
          <table:table-cell office:value-type="float" office:value="1750.675795" calcext:value-type="float">
            <text:p>1750.675795</text:p>
          </table:table-cell>
          <table:table-cell office:value-type="float" office:value="1751.43862" calcext:value-type="float">
            <text:p>1751.43862</text:p>
          </table:table-cell>
          <table:table-cell table:number-columns-repeated="1021"/>
        </table:table-row>
        <table:table-row table:style-name="ro1">
          <table:table-cell office:value-type="float" office:value="642.3298303" calcext:value-type="float">
            <text:p>642.3298303</text:p>
          </table:table-cell>
          <table:table-cell office:value-type="float" office:value="1748.009493" calcext:value-type="float">
            <text:p>1748.009493</text:p>
          </table:table-cell>
          <table:table-cell office:value-type="float" office:value="1748.524087" calcext:value-type="float">
            <text:p>1748.524087</text:p>
          </table:table-cell>
          <table:table-cell table:number-columns-repeated="1021"/>
        </table:table-row>
        <table:table-row table:style-name="ro1">
          <table:table-cell office:value-type="float" office:value="1068.018878" calcext:value-type="float">
            <text:p>1068.018878</text:p>
          </table:table-cell>
          <table:table-cell office:value-type="float" office:value="1750.193345" calcext:value-type="float">
            <text:p>1750.193345</text:p>
          </table:table-cell>
          <table:table-cell office:value-type="float" office:value="1752.061911" calcext:value-type="float">
            <text:p>1752.061911</text:p>
          </table:table-cell>
          <table:table-cell table:number-columns-repeated="1021"/>
        </table:table-row>
        <table:table-row table:style-name="ro1">
          <table:table-cell office:value-type="float" office:value="1004.216972" calcext:value-type="float">
            <text:p>1004.216972</text:p>
          </table:table-cell>
          <table:table-cell office:value-type="float" office:value="1750.805725" calcext:value-type="float">
            <text:p>1750.805725</text:p>
          </table:table-cell>
          <table:table-cell office:value-type="float" office:value="1750.971184" calcext:value-type="float">
            <text:p>1750.971184</text:p>
          </table:table-cell>
          <table:table-cell table:number-columns-repeated="1021"/>
        </table:table-row>
        <table:table-row table:style-name="ro1">
          <table:table-cell office:value-type="float" office:value="982.9427888" calcext:value-type="float">
            <text:p>982.9427888</text:p>
          </table:table-cell>
          <table:table-cell office:value-type="float" office:value="1748.737435" calcext:value-type="float">
            <text:p>1748.737435</text:p>
          </table:table-cell>
          <table:table-cell office:value-type="float" office:value="1751.78065" calcext:value-type="float">
            <text:p>1751.78065</text:p>
          </table:table-cell>
          <table:table-cell table:number-columns-repeated="1021"/>
        </table:table-row>
        <table:table-row table:style-name="ro1">
          <table:table-cell office:value-type="float" office:value="554.6635371" calcext:value-type="float">
            <text:p>554.6635371</text:p>
          </table:table-cell>
          <table:table-cell office:value-type="float" office:value="1749.824596" calcext:value-type="float">
            <text:p>1749.824596</text:p>
          </table:table-cell>
          <table:table-cell office:value-type="float" office:value="1746.499925" calcext:value-type="float">
            <text:p>1746.499925</text:p>
          </table:table-cell>
          <table:table-cell table:number-columns-repeated="1021"/>
        </table:table-row>
        <table:table-row table:style-name="ro1">
          <table:table-cell office:value-type="float" office:value="619.1209406" calcext:value-type="float">
            <text:p>619.1209406</text:p>
          </table:table-cell>
          <table:table-cell office:value-type="float" office:value="1749.582627" calcext:value-type="float">
            <text:p>1749.582627</text:p>
          </table:table-cell>
          <table:table-cell office:value-type="float" office:value="1747.231542" calcext:value-type="float">
            <text:p>1747.231542</text:p>
          </table:table-cell>
          <table:table-cell table:number-columns-repeated="1021"/>
        </table:table-row>
        <table:table-row table:style-name="ro1">
          <table:table-cell office:value-type="float" office:value="808.9241953" calcext:value-type="float">
            <text:p>808.9241953</text:p>
          </table:table-cell>
          <table:table-cell office:value-type="float" office:value="1748.809087" calcext:value-type="float">
            <text:p>1748.809087</text:p>
          </table:table-cell>
          <table:table-cell office:value-type="float" office:value="1749.938907" calcext:value-type="float">
            <text:p>1749.938907</text:p>
          </table:table-cell>
          <table:table-cell table:number-columns-repeated="1021"/>
        </table:table-row>
        <table:table-row table:style-name="ro1">
          <table:table-cell office:value-type="float" office:value="692.5542986" calcext:value-type="float">
            <text:p>692.5542986</text:p>
          </table:table-cell>
          <table:table-cell office:value-type="float" office:value="1749.227362" calcext:value-type="float">
            <text:p>1749.227362</text:p>
          </table:table-cell>
          <table:table-cell office:value-type="float" office:value="1748.183122" calcext:value-type="float">
            <text:p>1748.183122</text:p>
          </table:table-cell>
          <table:table-cell table:number-columns-repeated="1021"/>
        </table:table-row>
        <table:table-row table:style-name="ro1">
          <table:table-cell office:value-type="float" office:value="807.0640288" calcext:value-type="float">
            <text:p>807.0640288</text:p>
          </table:table-cell>
          <table:table-cell office:value-type="float" office:value="1748.84072" calcext:value-type="float">
            <text:p>1748.84072</text:p>
          </table:table-cell>
          <table:table-cell office:value-type="float" office:value="1749.818941" calcext:value-type="float">
            <text:p>1749.818941</text:p>
          </table:table-cell>
          <table:table-cell table:number-columns-repeated="1021"/>
        </table:table-row>
        <table:table-row table:style-name="ro1">
          <table:table-cell office:value-type="float" office:value="464.3079611" calcext:value-type="float">
            <text:p>464.3079611</text:p>
          </table:table-cell>
          <table:table-cell office:value-type="float" office:value="1751.047864" calcext:value-type="float">
            <text:p>1751.047864</text:p>
          </table:table-cell>
          <table:table-cell office:value-type="float" office:value="1744.812098" calcext:value-type="float">
            <text:p>1744.812098</text:p>
          </table:table-cell>
          <table:table-cell table:number-columns-repeated="1021"/>
        </table:table-row>
        <table:table-row table:style-name="ro1">
          <table:table-cell office:value-type="float" office:value="903.5005657" calcext:value-type="float">
            <text:p>903.5005657</text:p>
          </table:table-cell>
          <table:table-cell office:value-type="float" office:value="1750.243005" calcext:value-type="float">
            <text:p>1750.243005</text:p>
          </table:table-cell>
          <table:table-cell office:value-type="float" office:value="1750.138616" calcext:value-type="float">
            <text:p>1750.138616</text:p>
          </table:table-cell>
          <table:table-cell table:number-columns-repeated="1021"/>
        </table:table-row>
        <table:table-row table:style-name="ro1">
          <table:table-cell office:value-type="float" office:value="867.2012743" calcext:value-type="float">
            <text:p>867.2012743</text:p>
          </table:table-cell>
          <table:table-cell office:value-type="float" office:value="1751.359398" calcext:value-type="float">
            <text:p>1751.359398</text:p>
          </table:table-cell>
          <table:table-cell office:value-type="float" office:value="1749.131816" calcext:value-type="float">
            <text:p>1749.131816</text:p>
          </table:table-cell>
          <table:table-cell table:number-columns-repeated="1021"/>
        </table:table-row>
        <table:table-row table:style-name="ro1">
          <table:table-cell office:value-type="float" office:value="1146.302297" calcext:value-type="float">
            <text:p>1146.302297</text:p>
          </table:table-cell>
          <table:table-cell office:value-type="float" office:value="1751.488931" calcext:value-type="float">
            <text:p>1751.488931</text:p>
          </table:table-cell>
          <table:table-cell office:value-type="float" office:value="1752.22438" calcext:value-type="float">
            <text:p>1752.22438</text:p>
          </table:table-cell>
          <table:table-cell table:number-columns-repeated="1021"/>
        </table:table-row>
        <table:table-row table:style-name="ro1">
          <table:table-cell office:value-type="float" office:value="633.4462497" calcext:value-type="float">
            <text:p>633.4462497</text:p>
          </table:table-cell>
          <table:table-cell office:value-type="float" office:value="1751.750309" calcext:value-type="float">
            <text:p>1751.750309</text:p>
          </table:table-cell>
          <table:table-cell office:value-type="float" office:value="1746.516967" calcext:value-type="float">
            <text:p>1746.516967</text:p>
          </table:table-cell>
          <table:table-cell table:number-columns-repeated="1021"/>
        </table:table-row>
        <table:table-row table:style-name="ro1">
          <table:table-cell office:value-type="float" office:value="671.8852272" calcext:value-type="float">
            <text:p>671.8852272</text:p>
          </table:table-cell>
          <table:table-cell office:value-type="float" office:value="1746.568905" calcext:value-type="float">
            <text:p>1746.568905</text:p>
          </table:table-cell>
          <table:table-cell office:value-type="float" office:value="1749.346318" calcext:value-type="float">
            <text:p>1749.346318</text:p>
          </table:table-cell>
          <table:table-cell table:number-columns-repeated="1021"/>
        </table:table-row>
        <table:table-row table:style-name="ro1">
          <table:table-cell office:value-type="float" office:value="593.6214077" calcext:value-type="float">
            <text:p>593.6214077</text:p>
          </table:table-cell>
          <table:table-cell office:value-type="float" office:value="1749.373398" calcext:value-type="float">
            <text:p>1749.373398</text:p>
          </table:table-cell>
          <table:table-cell office:value-type="float" office:value="1747.148485" calcext:value-type="float">
            <text:p>1747.148485</text:p>
          </table:table-cell>
          <table:table-cell table:number-columns-repeated="1021"/>
        </table:table-row>
        <table:table-row table:style-name="ro1">
          <table:table-cell office:value-type="float" office:value="768.2097349" calcext:value-type="float">
            <text:p>768.2097349</text:p>
          </table:table-cell>
          <table:table-cell office:value-type="float" office:value="1750.904899" calcext:value-type="float">
            <text:p>1750.904899</text:p>
          </table:table-cell>
          <table:table-cell office:value-type="float" office:value="1748.401128" calcext:value-type="float">
            <text:p>1748.401128</text:p>
          </table:table-cell>
          <table:table-cell table:number-columns-repeated="1021"/>
        </table:table-row>
        <table:table-row table:style-name="ro1">
          <table:table-cell office:value-type="float" office:value="907.130692" calcext:value-type="float">
            <text:p>907.130692</text:p>
          </table:table-cell>
          <table:table-cell office:value-type="float" office:value="1751.191562" calcext:value-type="float">
            <text:p>1751.191562</text:p>
          </table:table-cell>
          <table:table-cell office:value-type="float" office:value="1749.512505" calcext:value-type="float">
            <text:p>1749.512505</text:p>
          </table:table-cell>
          <table:table-cell table:number-columns-repeated="1021"/>
        </table:table-row>
        <table:table-row table:style-name="ro1">
          <table:table-cell office:value-type="float" office:value="1027.371082" calcext:value-type="float">
            <text:p>1027.371082</text:p>
          </table:table-cell>
          <table:table-cell office:value-type="float" office:value="1750.082064" calcext:value-type="float">
            <text:p>1750.082064</text:p>
          </table:table-cell>
          <table:table-cell office:value-type="float" office:value="1751.670351" calcext:value-type="float">
            <text:p>1751.670351</text:p>
          </table:table-cell>
          <table:table-cell table:number-columns-repeated="1021"/>
        </table:table-row>
        <table:table-row table:style-name="ro1">
          <table:table-cell office:value-type="float" office:value="898.7798936" calcext:value-type="float">
            <text:p>898.7798936</text:p>
          </table:table-cell>
          <table:table-cell office:value-type="float" office:value="1752.408633" calcext:value-type="float">
            <text:p>1752.408633</text:p>
          </table:table-cell>
          <table:table-cell office:value-type="float" office:value="1749.167079" calcext:value-type="float">
            <text:p>1749.167079</text:p>
          </table:table-cell>
          <table:table-cell table:number-columns-repeated="1021"/>
        </table:table-row>
        <table:table-row table:style-name="ro1">
          <table:table-cell office:value-type="float" office:value="946.9756581" calcext:value-type="float">
            <text:p>946.9756581</text:p>
          </table:table-cell>
          <table:table-cell office:value-type="float" office:value="1747.873786" calcext:value-type="float">
            <text:p>1747.873786</text:p>
          </table:table-cell>
          <table:table-cell office:value-type="float" office:value="1751.793072" calcext:value-type="float">
            <text:p>1751.793072</text:p>
          </table:table-cell>
          <table:table-cell table:number-columns-repeated="1021"/>
        </table:table-row>
        <table:table-row table:style-name="ro1">
          <table:table-cell office:value-type="float" office:value="556.9240016" calcext:value-type="float">
            <text:p>556.9240016</text:p>
          </table:table-cell>
          <table:table-cell office:value-type="float" office:value="1749.557564" calcext:value-type="float">
            <text:p>1749.557564</text:p>
          </table:table-cell>
          <table:table-cell office:value-type="float" office:value="1746.592948" calcext:value-type="float">
            <text:p>1746.592948</text:p>
          </table:table-cell>
          <table:table-cell table:number-columns-repeated="1021"/>
        </table:table-row>
        <table:table-row table:style-name="ro1">
          <table:table-cell office:value-type="float" office:value="712.9683853" calcext:value-type="float">
            <text:p>712.9683853</text:p>
          </table:table-cell>
          <table:table-cell office:value-type="float" office:value="1749.197465" calcext:value-type="float">
            <text:p>1749.197465</text:p>
          </table:table-cell>
          <table:table-cell office:value-type="float" office:value="1748.589671" calcext:value-type="float">
            <text:p>1748.589671</text:p>
          </table:table-cell>
          <table:table-cell table:number-columns-repeated="1021"/>
        </table:table-row>
        <table:table-row table:style-name="ro1">
          <table:table-cell office:value-type="float" office:value="702.694934" calcext:value-type="float">
            <text:p>702.694934</text:p>
          </table:table-cell>
          <table:table-cell office:value-type="float" office:value="1750.826747" calcext:value-type="float">
            <text:p>1750.826747</text:p>
          </table:table-cell>
          <table:table-cell office:value-type="float" office:value="1747.742229" calcext:value-type="float">
            <text:p>1747.742229</text:p>
          </table:table-cell>
          <table:table-cell table:number-columns-repeated="1021"/>
        </table:table-row>
        <table:table-row table:style-name="ro1">
          <table:table-cell office:value-type="float" office:value="927.9834536" calcext:value-type="float">
            <text:p>927.9834536</text:p>
          </table:table-cell>
          <table:table-cell office:value-type="float" office:value="1748.790111" calcext:value-type="float">
            <text:p>1748.790111</text:p>
          </table:table-cell>
          <table:table-cell office:value-type="float" office:value="1751.229811" calcext:value-type="float">
            <text:p>1751.229811</text:p>
          </table:table-cell>
          <table:table-cell table:number-columns-repeated="1021"/>
        </table:table-row>
        <table:table-row table:style-name="ro1">
          <table:table-cell office:value-type="float" office:value="737.6766451" calcext:value-type="float">
            <text:p>737.6766451</text:p>
          </table:table-cell>
          <table:table-cell office:value-type="float" office:value="1746.064847" calcext:value-type="float">
            <text:p>1746.064847</text:p>
          </table:table-cell>
          <table:table-cell office:value-type="float" office:value="1750.319336" calcext:value-type="float">
            <text:p>1750.319336</text:p>
          </table:table-cell>
          <table:table-cell table:number-columns-repeated="1021"/>
        </table:table-row>
        <table:table-row table:style-name="ro1">
          <table:table-cell office:value-type="float" office:value="890.8516006" calcext:value-type="float">
            <text:p>890.8516006</text:p>
          </table:table-cell>
          <table:table-cell office:value-type="float" office:value="1751.432635" calcext:value-type="float">
            <text:p>1751.432635</text:p>
          </table:table-cell>
          <table:table-cell office:value-type="float" office:value="1749.35258" calcext:value-type="float">
            <text:p>1749.35258</text:p>
          </table:table-cell>
          <table:table-cell table:number-columns-repeated="1021"/>
        </table:table-row>
        <table:table-row table:style-name="ro1">
          <table:table-cell office:value-type="float" office:value="805.3217485" calcext:value-type="float">
            <text:p>805.3217485</text:p>
          </table:table-cell>
          <table:table-cell office:value-type="float" office:value="1748.152144" calcext:value-type="float">
            <text:p>1748.152144</text:p>
          </table:table-cell>
          <table:table-cell office:value-type="float" office:value="1750.074924" calcext:value-type="float">
            <text:p>1750.074924</text:p>
          </table:table-cell>
          <table:table-cell table:number-columns-repeated="1021"/>
        </table:table-row>
        <table:table-row table:style-name="ro1">
          <table:table-cell office:value-type="float" office:value="678.8122681" calcext:value-type="float">
            <text:p>678.8122681</text:p>
          </table:table-cell>
          <table:table-cell office:value-type="float" office:value="1747.085363" calcext:value-type="float">
            <text:p>1747.085363</text:p>
          </table:table-cell>
          <table:table-cell office:value-type="float" office:value="1749.174907" calcext:value-type="float">
            <text:p>1749.174907</text:p>
          </table:table-cell>
          <table:table-cell table:number-columns-repeated="1021"/>
        </table:table-row>
        <table:table-row table:style-name="ro1">
          <table:table-cell office:value-type="float" office:value="981.6411336" calcext:value-type="float">
            <text:p>981.6411336</text:p>
          </table:table-cell>
          <table:table-cell office:value-type="float" office:value="1750.330255" calcext:value-type="float">
            <text:p>1750.330255</text:p>
          </table:table-cell>
          <table:table-cell office:value-type="float" office:value="1750.946745" calcext:value-type="float">
            <text:p>1750.946745</text:p>
          </table:table-cell>
          <table:table-cell table:number-columns-repeated="1021"/>
        </table:table-row>
        <table:table-row table:style-name="ro1">
          <table:table-cell office:value-type="float" office:value="1026.479661" calcext:value-type="float">
            <text:p>1026.479661</text:p>
          </table:table-cell>
          <table:table-cell office:value-type="float" office:value="1752.564368" calcext:value-type="float">
            <text:p>1752.564368</text:p>
          </table:table-cell>
          <table:table-cell office:value-type="float" office:value="1750.41373" calcext:value-type="float">
            <text:p>1750.41373</text:p>
          </table:table-cell>
          <table:table-cell table:number-columns-repeated="1021"/>
        </table:table-row>
        <table:table-row table:style-name="ro1">
          <table:table-cell office:value-type="float" office:value="746.1348731" calcext:value-type="float">
            <text:p>746.1348731</text:p>
          </table:table-cell>
          <table:table-cell office:value-type="float" office:value="1747.277403" calcext:value-type="float">
            <text:p>1747.277403</text:p>
          </table:table-cell>
          <table:table-cell office:value-type="float" office:value="1749.647984" calcext:value-type="float">
            <text:p>1749.647984</text:p>
          </table:table-cell>
          <table:table-cell table:number-columns-repeated="1021"/>
        </table:table-row>
        <table:table-row table:style-name="ro1">
          <table:table-cell office:value-type="float" office:value="839.8585241" calcext:value-type="float">
            <text:p>839.8585241</text:p>
          </table:table-cell>
          <table:table-cell office:value-type="float" office:value="1752.415771" calcext:value-type="float">
            <text:p>1752.415771</text:p>
          </table:table-cell>
          <table:table-cell office:value-type="float" office:value="1748.394195" calcext:value-type="float">
            <text:p>1748.394195</text:p>
          </table:table-cell>
          <table:table-cell table:number-columns-repeated="1021"/>
        </table:table-row>
        <table:table-row table:style-name="ro1">
          <table:table-cell office:value-type="float" office:value="919.9831491" calcext:value-type="float">
            <text:p>919.9831491</text:p>
          </table:table-cell>
          <table:table-cell office:value-type="float" office:value="1748.911543" calcext:value-type="float">
            <text:p>1748.911543</text:p>
          </table:table-cell>
          <table:table-cell office:value-type="float" office:value="1751.071716" calcext:value-type="float">
            <text:p>1751.071716</text:p>
          </table:table-cell>
          <table:table-cell table:number-columns-repeated="1021"/>
        </table:table-row>
        <table:table-row table:style-name="ro1">
          <table:table-cell office:value-type="float" office:value="971.9865249" calcext:value-type="float">
            <text:p>971.9865249</text:p>
          </table:table-cell>
          <table:table-cell office:value-type="float" office:value="1752.108232" calcext:value-type="float">
            <text:p>1752.108232</text:p>
          </table:table-cell>
          <table:table-cell office:value-type="float" office:value="1750.055357" calcext:value-type="float">
            <text:p>1750.055357</text:p>
          </table:table-cell>
          <table:table-cell table:number-columns-repeated="1021"/>
        </table:table-row>
        <table:table-row table:style-name="ro1">
          <table:table-cell office:value-type="float" office:value="928.6952754" calcext:value-type="float">
            <text:p>928.6952754</text:p>
          </table:table-cell>
          <table:table-cell office:value-type="float" office:value="1748.374239" calcext:value-type="float">
            <text:p>1748.374239</text:p>
          </table:table-cell>
          <table:table-cell office:value-type="float" office:value="1751.217187" calcext:value-type="float">
            <text:p>1751.217187</text:p>
          </table:table-cell>
          <table:table-cell table:number-columns-repeated="1021"/>
        </table:table-row>
        <table:table-row table:style-name="ro1">
          <table:table-cell office:value-type="float" office:value="822.2766766" calcext:value-type="float">
            <text:p>822.2766766</text:p>
          </table:table-cell>
          <table:table-cell office:value-type="float" office:value="1750.999308" calcext:value-type="float">
            <text:p>1750.999308</text:p>
          </table:table-cell>
          <table:table-cell office:value-type="float" office:value="1748.948558" calcext:value-type="float">
            <text:p>1748.948558</text:p>
          </table:table-cell>
          <table:table-cell table:number-columns-repeated="1021"/>
        </table:table-row>
        <table:table-row table:style-name="ro1">
          <table:table-cell office:value-type="float" office:value="1061.051341" calcext:value-type="float">
            <text:p>1061.051341</text:p>
          </table:table-cell>
          <table:table-cell office:value-type="float" office:value="1752.930551" calcext:value-type="float">
            <text:p>1752.930551</text:p>
          </table:table-cell>
          <table:table-cell office:value-type="float" office:value="1750.784816" calcext:value-type="float">
            <text:p>1750.784816</text:p>
          </table:table-cell>
          <table:table-cell table:number-columns-repeated="1021"/>
        </table:table-row>
        <table:table-row table:style-name="ro1">
          <table:table-cell office:value-type="float" office:value="638.4911887" calcext:value-type="float">
            <text:p>638.4911887</text:p>
          </table:table-cell>
          <table:table-cell office:value-type="float" office:value="1749.930878" calcext:value-type="float">
            <text:p>1749.930878</text:p>
          </table:table-cell>
          <table:table-cell office:value-type="float" office:value="1747.313073" calcext:value-type="float">
            <text:p>1747.313073</text:p>
          </table:table-cell>
          <table:table-cell table:number-columns-repeated="1021"/>
        </table:table-row>
        <table:table-row table:style-name="ro1">
          <table:table-cell office:value-type="float" office:value="630.2813671" calcext:value-type="float">
            <text:p>630.2813671</text:p>
          </table:table-cell>
          <table:table-cell office:value-type="float" office:value="1748.453987" calcext:value-type="float">
            <text:p>1748.453987</text:p>
          </table:table-cell>
          <table:table-cell office:value-type="float" office:value="1747.906725" calcext:value-type="float">
            <text:p>1747.906725</text:p>
          </table:table-cell>
          <table:table-cell table:number-columns-repeated="1021"/>
        </table:table-row>
        <table:table-row table:style-name="ro1">
          <table:table-cell office:value-type="float" office:value="743.9357773" calcext:value-type="float">
            <text:p>743.9357773</text:p>
          </table:table-cell>
          <table:table-cell office:value-type="float" office:value="1749.439841" calcext:value-type="float">
            <text:p>1749.439841</text:p>
          </table:table-cell>
          <table:table-cell office:value-type="float" office:value="1748.651418" calcext:value-type="float">
            <text:p>1748.651418</text:p>
          </table:table-cell>
          <table:table-cell table:number-columns-repeated="1021"/>
        </table:table-row>
        <table:table-row table:style-name="ro1">
          <table:table-cell office:value-type="float" office:value="639.7315357" calcext:value-type="float">
            <text:p>639.7315357</text:p>
          </table:table-cell>
          <table:table-cell office:value-type="float" office:value="1748.83829" calcext:value-type="float">
            <text:p>1748.83829</text:p>
          </table:table-cell>
          <table:table-cell office:value-type="float" office:value="1747.861808" calcext:value-type="float">
            <text:p>1747.861808</text:p>
          </table:table-cell>
          <table:table-cell table:number-columns-repeated="1021"/>
        </table:table-row>
        <table:table-row table:style-name="ro1">
          <table:table-cell office:value-type="float" office:value="840.4027149" calcext:value-type="float">
            <text:p>840.4027149</text:p>
          </table:table-cell>
          <table:table-cell office:value-type="float" office:value="1749.752062" calcext:value-type="float">
            <text:p>1749.752062</text:p>
          </table:table-cell>
          <table:table-cell office:value-type="float" office:value="1749.846994" calcext:value-type="float">
            <text:p>1749.846994</text:p>
          </table:table-cell>
          <table:table-cell table:number-columns-repeated="1021"/>
        </table:table-row>
        <table:table-row table:style-name="ro1">
          <table:table-cell office:value-type="float" office:value="933.5974596" calcext:value-type="float">
            <text:p>933.5974596</text:p>
          </table:table-cell>
          <table:table-cell office:value-type="float" office:value="1750.597605" calcext:value-type="float">
            <text:p>1750.597605</text:p>
          </table:table-cell>
          <table:table-cell office:value-type="float" office:value="1750.506792" calcext:value-type="float">
            <text:p>1750.506792</text:p>
          </table:table-cell>
          <table:table-cell table:number-columns-repeated="1021"/>
        </table:table-row>
        <table:table-row table:style-name="ro1">
          <table:table-cell office:value-type="float" office:value="835.3123802" calcext:value-type="float">
            <text:p>835.3123802</text:p>
          </table:table-cell>
          <table:table-cell office:value-type="float" office:value="1752.790064" calcext:value-type="float">
            <text:p>1752.790064</text:p>
          </table:table-cell>
          <table:table-cell office:value-type="float" office:value="1748.174188" calcext:value-type="float">
            <text:p>1748.174188</text:p>
          </table:table-cell>
          <table:table-cell table:number-columns-repeated="1021"/>
        </table:table-row>
        <table:table-row table:style-name="ro1">
          <table:table-cell office:value-type="float" office:value="1198.877864" calcext:value-type="float">
            <text:p>1198.877864</text:p>
          </table:table-cell>
          <table:table-cell office:value-type="float" office:value="1753.655102" calcext:value-type="float">
            <text:p>1753.655102</text:p>
          </table:table-cell>
          <table:table-cell office:value-type="float" office:value="1751.800615" calcext:value-type="float">
            <text:p>1751.800615</text:p>
          </table:table-cell>
          <table:table-cell table:number-columns-repeated="1021"/>
        </table:table-row>
        <table:table-row table:style-name="ro1">
          <table:table-cell office:value-type="float" office:value="1042.743866" calcext:value-type="float">
            <text:p>1042.743866</text:p>
          </table:table-cell>
          <table:table-cell office:value-type="float" office:value="1751.399469" calcext:value-type="float">
            <text:p>1751.399469</text:p>
          </table:table-cell>
          <table:table-cell office:value-type="float" office:value="1751.258177" calcext:value-type="float">
            <text:p>1751.258177</text:p>
          </table:table-cell>
          <table:table-cell table:number-columns-repeated="1021"/>
        </table:table-row>
        <table:table-row table:style-name="ro1">
          <table:table-cell office:value-type="float" office:value="894.0375125" calcext:value-type="float">
            <text:p>894.0375125</text:p>
          </table:table-cell>
          <table:table-cell office:value-type="float" office:value="1746.96172" calcext:value-type="float">
            <text:p>1746.96172</text:p>
          </table:table-cell>
          <table:table-cell office:value-type="float" office:value="1751.610526" calcext:value-type="float">
            <text:p>1751.610526</text:p>
          </table:table-cell>
          <table:table-cell table:number-columns-repeated="1021"/>
        </table:table-row>
        <table:table-row table:style-name="ro1">
          <table:table-cell office:value-type="float" office:value="706.474211" calcext:value-type="float">
            <text:p>706.474211</text:p>
          </table:table-cell>
          <table:table-cell office:value-type="float" office:value="1749.652448" calcext:value-type="float">
            <text:p>1749.652448</text:p>
          </table:table-cell>
          <table:table-cell office:value-type="float" office:value="1748.289698" calcext:value-type="float">
            <text:p>1748.289698</text:p>
          </table:table-cell>
          <table:table-cell table:number-columns-repeated="1021"/>
        </table:table-row>
        <table:table-row table:style-name="ro1">
          <table:table-cell office:value-type="float" office:value="864.4373629" calcext:value-type="float">
            <text:p>864.4373629</text:p>
          </table:table-cell>
          <table:table-cell office:value-type="float" office:value="1748.718177" calcext:value-type="float">
            <text:p>1748.718177</text:p>
          </table:table-cell>
          <table:table-cell office:value-type="float" office:value="1750.598939" calcext:value-type="float">
            <text:p>1750.598939</text:p>
          </table:table-cell>
          <table:table-cell table:number-columns-repeated="1021"/>
        </table:table-row>
        <table:table-row table:style-name="ro1">
          <table:table-cell office:value-type="float" office:value="645.6101669" calcext:value-type="float">
            <text:p>645.6101669</text:p>
          </table:table-cell>
          <table:table-cell office:value-type="float" office:value="1750.684797" calcext:value-type="float">
            <text:p>1750.684797</text:p>
          </table:table-cell>
          <table:table-cell office:value-type="float" office:value="1747.142462" calcext:value-type="float">
            <text:p>1747.142462</text:p>
          </table:table-cell>
          <table:table-cell table:number-columns-repeated="1021"/>
        </table:table-row>
        <table:table-row table:style-name="ro1">
          <table:table-cell office:value-type="float" office:value="962.2333351" calcext:value-type="float">
            <text:p>962.2333351</text:p>
          </table:table-cell>
          <table:table-cell office:value-type="float" office:value="1749.691045" calcext:value-type="float">
            <text:p>1749.691045</text:p>
          </table:table-cell>
          <table:table-cell office:value-type="float" office:value="1751.125507" calcext:value-type="float">
            <text:p>1751.125507</text:p>
          </table:table-cell>
          <table:table-cell table:number-columns-repeated="1021"/>
        </table:table-row>
        <table:table-row table:style-name="ro1">
          <table:table-cell office:value-type="float" office:value="1053.093665" calcext:value-type="float">
            <text:p>1053.093665</text:p>
          </table:table-cell>
          <table:table-cell office:value-type="float" office:value="1751.812356" calcext:value-type="float">
            <text:p>1751.812356</text:p>
          </table:table-cell>
          <table:table-cell office:value-type="float" office:value="1751.139654" calcext:value-type="float">
            <text:p>1751.139654</text:p>
          </table:table-cell>
          <table:table-cell table:number-columns-repeated="1021"/>
        </table:table-row>
        <table:table-row table:style-name="ro1">
          <table:table-cell office:value-type="float" office:value="889.3568099" calcext:value-type="float">
            <text:p>889.3568099</text:p>
          </table:table-cell>
          <table:table-cell office:value-type="float" office:value="1750.837436" calcext:value-type="float">
            <text:p>1750.837436</text:p>
          </table:table-cell>
          <table:table-cell office:value-type="float" office:value="1749.641408" calcext:value-type="float">
            <text:p>1749.641408</text:p>
          </table:table-cell>
          <table:table-cell table:number-columns-repeated="1021"/>
        </table:table-row>
        <table:table-row table:style-name="ro1">
          <table:table-cell office:value-type="float" office:value="733.1275791" calcext:value-type="float">
            <text:p>733.1275791</text:p>
          </table:table-cell>
          <table:table-cell office:value-type="float" office:value="1749.412264" calcext:value-type="float">
            <text:p>1749.412264</text:p>
          </table:table-cell>
          <table:table-cell office:value-type="float" office:value="1748.523665" calcext:value-type="float">
            <text:p>1748.523665</text:p>
          </table:table-cell>
          <table:table-cell table:number-columns-repeated="1021"/>
        </table:table-row>
        <table:table-row table:style-name="ro1">
          <table:table-cell office:value-type="float" office:value="987.6443913" calcext:value-type="float">
            <text:p>987.6443913</text:p>
          </table:table-cell>
          <table:table-cell office:value-type="float" office:value="1753.324925" calcext:value-type="float">
            <text:p>1753.324925</text:p>
          </table:table-cell>
          <table:table-cell office:value-type="float" office:value="1749.778418" calcext:value-type="float">
            <text:p>1749.778418</text:p>
          </table:table-cell>
          <table:table-cell table:number-columns-repeated="1021"/>
        </table:table-row>
        <table:table-row table:style-name="ro1">
          <table:table-cell office:value-type="float" office:value="1057.193657" calcext:value-type="float">
            <text:p>1057.193657</text:p>
          </table:table-cell>
          <table:table-cell office:value-type="float" office:value="1749.790342" calcext:value-type="float">
            <text:p>1749.790342</text:p>
          </table:table-cell>
          <table:table-cell office:value-type="float" office:value="1752.331114" calcext:value-type="float">
            <text:p>1752.331114</text:p>
          </table:table-cell>
          <table:table-cell table:number-columns-repeated="1021"/>
        </table:table-row>
        <table:table-row table:style-name="ro1">
          <table:table-cell office:value-type="float" office:value="1048.740887" calcext:value-type="float">
            <text:p>1048.740887</text:p>
          </table:table-cell>
          <table:table-cell office:value-type="float" office:value="1751.355927" calcext:value-type="float">
            <text:p>1751.355927</text:p>
          </table:table-cell>
          <table:table-cell office:value-type="float" office:value="1751.29601" calcext:value-type="float">
            <text:p>1751.29601</text:p>
          </table:table-cell>
          <table:table-cell table:number-columns-repeated="1021"/>
        </table:table-row>
        <table:table-row table:style-name="ro1">
          <table:table-cell office:value-type="float" office:value="923.7913515" calcext:value-type="float">
            <text:p>923.7913515</text:p>
          </table:table-cell>
          <table:table-cell office:value-type="float" office:value="1750.346615" calcext:value-type="float">
            <text:p>1750.346615</text:p>
          </table:table-cell>
          <table:table-cell office:value-type="float" office:value="1750.65486" calcext:value-type="float">
            <text:p>1750.65486</text:p>
          </table:table-cell>
          <table:table-cell table:number-columns-repeated="1021"/>
        </table:table-row>
        <table:table-row table:style-name="ro1">
          <table:table-cell office:value-type="float" office:value="957.3775171" calcext:value-type="float">
            <text:p>957.3775171</text:p>
          </table:table-cell>
          <table:table-cell office:value-type="float" office:value="1751.323537" calcext:value-type="float">
            <text:p>1751.323537</text:p>
          </table:table-cell>
          <table:table-cell office:value-type="float" office:value="1750.237474" calcext:value-type="float">
            <text:p>1750.237474</text:p>
          </table:table-cell>
          <table:table-cell table:number-columns-repeated="1021"/>
        </table:table-row>
        <table:table-row table:style-name="ro1">
          <table:table-cell office:value-type="float" office:value="1009.56212" calcext:value-type="float">
            <text:p>1009.56212</text:p>
          </table:table-cell>
          <table:table-cell office:value-type="float" office:value="1752.692658" calcext:value-type="float">
            <text:p>1752.692658</text:p>
          </table:table-cell>
          <table:table-cell office:value-type="float" office:value="1750.299858" calcext:value-type="float">
            <text:p>1750.299858</text:p>
          </table:table-cell>
          <table:table-cell table:number-columns-repeated="1021"/>
        </table:table-row>
        <table:table-row table:style-name="ro1">
          <table:table-cell office:value-type="float" office:value="860.6549214" calcext:value-type="float">
            <text:p>860.6549214</text:p>
          </table:table-cell>
          <table:table-cell office:value-type="float" office:value="1749.334612" calcext:value-type="float">
            <text:p>1749.334612</text:p>
          </table:table-cell>
          <table:table-cell office:value-type="float" office:value="1750.349878" calcext:value-type="float">
            <text:p>1750.349878</text:p>
          </table:table-cell>
          <table:table-cell table:number-columns-repeated="1021"/>
        </table:table-row>
        <table:table-row table:style-name="ro1">
          <table:table-cell office:value-type="float" office:value="907.7360288" calcext:value-type="float">
            <text:p>907.7360288</text:p>
          </table:table-cell>
          <table:table-cell office:value-type="float" office:value="1750.436715" calcext:value-type="float">
            <text:p>1750.436715</text:p>
          </table:table-cell>
          <table:table-cell office:value-type="float" office:value="1750.227713" calcext:value-type="float">
            <text:p>1750.227713</text:p>
          </table:table-cell>
          <table:table-cell table:number-columns-repeated="1021"/>
        </table:table-row>
        <table:table-row table:style-name="ro1">
          <table:table-cell office:value-type="float" office:value="932.0964304" calcext:value-type="float">
            <text:p>932.0964304</text:p>
          </table:table-cell>
          <table:table-cell office:value-type="float" office:value="1750.192184" calcext:value-type="float">
            <text:p>1750.192184</text:p>
          </table:table-cell>
          <table:table-cell office:value-type="float" office:value="1750.522017" calcext:value-type="float">
            <text:p>1750.522017</text:p>
          </table:table-cell>
          <table:table-cell table:number-columns-repeated="1021"/>
        </table:table-row>
        <table:table-row table:style-name="ro1">
          <table:table-cell office:value-type="float" office:value="1199.128946" calcext:value-type="float">
            <text:p>1199.128946</text:p>
          </table:table-cell>
          <table:table-cell office:value-type="float" office:value="1750.208526" calcext:value-type="float">
            <text:p>1750.208526</text:p>
          </table:table-cell>
          <table:table-cell office:value-type="float" office:value="1753.505539" calcext:value-type="float">
            <text:p>1753.505539</text:p>
          </table:table-cell>
          <table:table-cell table:number-columns-repeated="1021"/>
        </table:table-row>
        <table:table-row table:style-name="ro1">
          <table:table-cell office:value-type="float" office:value="772.4276702" calcext:value-type="float">
            <text:p>772.4276702</text:p>
          </table:table-cell>
          <table:table-cell office:value-type="float" office:value="1750.740108" calcext:value-type="float">
            <text:p>1750.740108</text:p>
          </table:table-cell>
          <table:table-cell office:value-type="float" office:value="1748.448855" calcext:value-type="float">
            <text:p>1748.448855</text:p>
          </table:table-cell>
          <table:table-cell table:number-columns-repeated="1021"/>
        </table:table-row>
        <table:table-row table:style-name="ro1">
          <table:table-cell office:value-type="float" office:value="552.1581258" calcext:value-type="float">
            <text:p>552.1581258</text:p>
          </table:table-cell>
          <table:table-cell office:value-type="float" office:value="1748.538952" calcext:value-type="float">
            <text:p>1748.538952</text:p>
          </table:table-cell>
          <table:table-cell office:value-type="float" office:value="1747.137685" calcext:value-type="float">
            <text:p>1747.137685</text:p>
          </table:table-cell>
          <table:table-cell table:number-columns-repeated="1021"/>
        </table:table-row>
        <table:table-row table:style-name="ro1">
          <table:table-cell office:value-type="float" office:value="1017.645017" calcext:value-type="float">
            <text:p>1017.645017</text:p>
          </table:table-cell>
          <table:table-cell office:value-type="float" office:value="1749.204496" calcext:value-type="float">
            <text:p>1749.204496</text:p>
          </table:table-cell>
          <table:table-cell office:value-type="float" office:value="1751.93224" calcext:value-type="float">
            <text:p>1751.93224</text:p>
          </table:table-cell>
          <table:table-cell table:number-columns-repeated="1021"/>
        </table:table-row>
        <table:table-row table:style-name="ro1">
          <table:table-cell office:value-type="float" office:value="1024.024211" calcext:value-type="float">
            <text:p>1024.024211</text:p>
          </table:table-cell>
          <table:table-cell office:value-type="float" office:value="1751.401363" calcext:value-type="float">
            <text:p>1751.401363</text:p>
          </table:table-cell>
          <table:table-cell office:value-type="float" office:value="1751.073544" calcext:value-type="float">
            <text:p>1751.073544</text:p>
          </table:table-cell>
          <table:table-cell table:number-columns-repeated="1021"/>
        </table:table-row>
        <table:table-row table:style-name="ro1">
          <table:table-cell office:value-type="float" office:value="842.1107607" calcext:value-type="float">
            <text:p>842.1107607</text:p>
          </table:table-cell>
          <table:table-cell office:value-type="float" office:value="1750.607847" calcext:value-type="float">
            <text:p>1750.607847</text:p>
          </table:table-cell>
          <table:table-cell office:value-type="float" office:value="1749.466138" calcext:value-type="float">
            <text:p>1749.466138</text:p>
          </table:table-cell>
          <table:table-cell table:number-columns-repeated="1021"/>
        </table:table-row>
        <table:table-row table:style-name="ro1">
          <table:table-cell office:value-type="float" office:value="823.3059065" calcext:value-type="float">
            <text:p>823.3059065</text:p>
          </table:table-cell>
          <table:table-cell office:value-type="float" office:value="1751.813876" calcext:value-type="float">
            <text:p>1751.813876</text:p>
          </table:table-cell>
          <table:table-cell office:value-type="float" office:value="1748.633338" calcext:value-type="float">
            <text:p>1748.633338</text:p>
          </table:table-cell>
          <table:table-cell table:number-columns-repeated="1021"/>
        </table:table-row>
        <table:table-row table:style-name="ro1">
          <table:table-cell office:value-type="float" office:value="937.2014327" calcext:value-type="float">
            <text:p>937.2014327</text:p>
          </table:table-cell>
          <table:table-cell office:value-type="float" office:value="1749.103404" calcext:value-type="float">
            <text:p>1749.103404</text:p>
          </table:table-cell>
          <table:table-cell office:value-type="float" office:value="1751.103746" calcext:value-type="float">
            <text:p>1751.103746</text:p>
          </table:table-cell>
          <table:table-cell table:number-columns-repeated="1021"/>
        </table:table-row>
        <table:table-row table:style-name="ro1">
          <table:table-cell office:value-type="float" office:value="855.8507159" calcext:value-type="float">
            <text:p>855.8507159</text:p>
          </table:table-cell>
          <table:table-cell office:value-type="float" office:value="1748.810138" calcext:value-type="float">
            <text:p>1748.810138</text:p>
          </table:table-cell>
          <table:table-cell office:value-type="float" office:value="1750.185663" calcext:value-type="float">
            <text:p>1750.185663</text:p>
          </table:table-cell>
          <table:table-cell table:number-columns-repeated="1021"/>
        </table:table-row>
        <table:table-row table:style-name="ro1">
          <table:table-cell office:value-type="float" office:value="1280.141727" calcext:value-type="float">
            <text:p>1280.141727</text:p>
          </table:table-cell>
          <table:table-cell office:value-type="float" office:value="1750.285315" calcext:value-type="float">
            <text:p>1750.285315</text:p>
          </table:table-cell>
          <table:table-cell office:value-type="float" office:value="1754.484336" calcext:value-type="float">
            <text:p>1754.484336</text:p>
          </table:table-cell>
          <table:table-cell table:number-columns-repeated="1021"/>
        </table:table-row>
        <table:table-row table:style-name="ro1">
          <table:table-cell office:value-type="float" office:value="944.6381532" calcext:value-type="float">
            <text:p>944.6381532</text:p>
          </table:table-cell>
          <table:table-cell office:value-type="float" office:value="1749.361481" calcext:value-type="float">
            <text:p>1749.361481</text:p>
          </table:table-cell>
          <table:table-cell office:value-type="float" office:value="1751.117222" calcext:value-type="float">
            <text:p>1751.117222</text:p>
          </table:table-cell>
          <table:table-cell table:number-columns-repeated="1021"/>
        </table:table-row>
        <table:table-row table:style-name="ro1">
          <table:table-cell office:value-type="float" office:value="737.2189227" calcext:value-type="float">
            <text:p>737.2189227</text:p>
          </table:table-cell>
          <table:table-cell office:value-type="float" office:value="1746.317295" calcext:value-type="float">
            <text:p>1746.317295</text:p>
          </table:table-cell>
          <table:table-cell office:value-type="float" office:value="1750.150264" calcext:value-type="float">
            <text:p>1750.150264</text:p>
          </table:table-cell>
          <table:table-cell table:number-columns-repeated="1021"/>
        </table:table-row>
        <table:table-row table:style-name="ro1">
          <table:table-cell office:value-type="float" office:value="841.0484513" calcext:value-type="float">
            <text:p>841.0484513</text:p>
          </table:table-cell>
          <table:table-cell office:value-type="float" office:value="1750.364384" calcext:value-type="float">
            <text:p>1750.364384</text:p>
          </table:table-cell>
          <table:table-cell office:value-type="float" office:value="1749.462905" calcext:value-type="float">
            <text:p>1749.462905</text:p>
          </table:table-cell>
          <table:table-cell table:number-columns-repeated="1021"/>
        </table:table-row>
        <table:table-row table:style-name="ro1">
          <table:table-cell office:value-type="float" office:value="927.8681979" calcext:value-type="float">
            <text:p>927.8681979</text:p>
          </table:table-cell>
          <table:table-cell office:value-type="float" office:value="1750.888908" calcext:value-type="float">
            <text:p>1750.888908</text:p>
          </table:table-cell>
          <table:table-cell office:value-type="float" office:value="1750.200905" calcext:value-type="float">
            <text:p>1750.200905</text:p>
          </table:table-cell>
          <table:table-cell table:number-columns-repeated="1021"/>
        </table:table-row>
        <table:table-row table:style-name="ro1">
          <table:table-cell office:value-type="float" office:value="812.2027726" calcext:value-type="float">
            <text:p>812.2027726</text:p>
          </table:table-cell>
          <table:table-cell office:value-type="float" office:value="1750.853526" calcext:value-type="float">
            <text:p>1750.853526</text:p>
          </table:table-cell>
          <table:table-cell office:value-type="float" office:value="1748.81226" calcext:value-type="float">
            <text:p>1748.81226</text:p>
          </table:table-cell>
          <table:table-cell table:number-columns-repeated="1021"/>
        </table:table-row>
        <table:table-row table:style-name="ro1">
          <table:table-cell office:value-type="float" office:value="1108.577275" calcext:value-type="float">
            <text:p>1108.577275</text:p>
          </table:table-cell>
          <table:table-cell office:value-type="float" office:value="1752.811432" calcext:value-type="float">
            <text:p>1752.811432</text:p>
          </table:table-cell>
          <table:table-cell office:value-type="float" office:value="1751.404695" calcext:value-type="float">
            <text:p>1751.404695</text:p>
          </table:table-cell>
          <table:table-cell table:number-columns-repeated="1021"/>
        </table:table-row>
        <table:table-row table:style-name="ro1">
          <table:table-cell office:value-type="float" office:value="786.4782079" calcext:value-type="float">
            <text:p>786.4782079</text:p>
          </table:table-cell>
          <table:table-cell office:value-type="float" office:value="1750.959749" calcext:value-type="float">
            <text:p>1750.959749</text:p>
          </table:table-cell>
          <table:table-cell office:value-type="float" office:value="1748.630058" calcext:value-type="float">
            <text:p>1748.630058</text:p>
          </table:table-cell>
          <table:table-cell table:number-columns-repeated="1021"/>
        </table:table-row>
        <table:table-row table:style-name="ro1">
          <table:table-cell office:value-type="float" office:value="1111.857366" calcext:value-type="float">
            <text:p>1111.857366</text:p>
          </table:table-cell>
          <table:table-cell office:value-type="float" office:value="1751.663061" calcext:value-type="float">
            <text:p>1751.663061</text:p>
          </table:table-cell>
          <table:table-cell office:value-type="float" office:value="1752.024913" calcext:value-type="float">
            <text:p>1752.024913</text:p>
          </table:table-cell>
          <table:table-cell table:number-columns-repeated="1021"/>
        </table:table-row>
        <table:table-row table:style-name="ro1">
          <table:table-cell office:value-type="float" office:value="940.1861491" calcext:value-type="float">
            <text:p>940.1861491</text:p>
          </table:table-cell>
          <table:table-cell office:value-type="float" office:value="1750.304099" calcext:value-type="float">
            <text:p>1750.304099</text:p>
          </table:table-cell>
          <table:table-cell office:value-type="float" office:value="1750.8662" calcext:value-type="float">
            <text:p>1750.8662</text:p>
          </table:table-cell>
          <table:table-cell table:number-columns-repeated="1021"/>
        </table:table-row>
        <table:table-row table:style-name="ro1">
          <table:table-cell office:value-type="float" office:value="1001.666139" calcext:value-type="float">
            <text:p>1001.666139</text:p>
          </table:table-cell>
          <table:table-cell office:value-type="float" office:value="1748.93714" calcext:value-type="float">
            <text:p>1748.93714</text:p>
          </table:table-cell>
          <table:table-cell office:value-type="float" office:value="1752.058411" calcext:value-type="float">
            <text:p>1752.058411</text:p>
          </table:table-cell>
          <table:table-cell table:number-columns-repeated="1021"/>
        </table:table-row>
        <table:table-row table:style-name="ro1">
          <table:table-cell office:value-type="float" office:value="969.3331003" calcext:value-type="float">
            <text:p>969.3331003</text:p>
          </table:table-cell>
          <table:table-cell office:value-type="float" office:value="1750.582859" calcext:value-type="float">
            <text:p>1750.582859</text:p>
          </table:table-cell>
          <table:table-cell office:value-type="float" office:value="1750.76279" calcext:value-type="float">
            <text:p>1750.76279</text:p>
          </table:table-cell>
          <table:table-cell table:number-columns-repeated="1021"/>
        </table:table-row>
        <table:table-row table:style-name="ro1">
          <table:table-cell office:value-type="float" office:value="1078.893552" calcext:value-type="float">
            <text:p>1078.893552</text:p>
          </table:table-cell>
          <table:table-cell office:value-type="float" office:value="1751.107815" calcext:value-type="float">
            <text:p>1751.107815</text:p>
          </table:table-cell>
          <table:table-cell office:value-type="float" office:value="1751.661084" calcext:value-type="float">
            <text:p>1751.661084</text:p>
          </table:table-cell>
          <table:table-cell table:number-columns-repeated="1021"/>
        </table:table-row>
        <table:table-row table:style-name="ro1">
          <table:table-cell office:value-type="float" office:value="704.0185578" calcext:value-type="float">
            <text:p>704.0185578</text:p>
          </table:table-cell>
          <table:table-cell office:value-type="float" office:value="1749.197127" calcext:value-type="float">
            <text:p>1749.197127</text:p>
          </table:table-cell>
          <table:table-cell office:value-type="float" office:value="1748.497001" calcext:value-type="float">
            <text:p>1748.497001</text:p>
          </table:table-cell>
          <table:table-cell table:number-columns-repeated="1021"/>
        </table:table-row>
        <table:table-row table:style-name="ro1">
          <table:table-cell office:value-type="float" office:value="799.5749167" calcext:value-type="float">
            <text:p>799.5749167</text:p>
          </table:table-cell>
          <table:table-cell office:value-type="float" office:value="1748.004296" calcext:value-type="float">
            <text:p>1748.004296</text:p>
          </table:table-cell>
          <table:table-cell office:value-type="float" office:value="1750.024871" calcext:value-type="float">
            <text:p>1750.024871</text:p>
          </table:table-cell>
          <table:table-cell table:number-columns-repeated="1021"/>
        </table:table-row>
        <table:table-row table:style-name="ro1">
          <table:table-cell office:value-type="float" office:value="885.0577122" calcext:value-type="float">
            <text:p>885.0577122</text:p>
          </table:table-cell>
          <table:table-cell office:value-type="float" office:value="1750.447234" calcext:value-type="float">
            <text:p>1750.447234</text:p>
          </table:table-cell>
          <table:table-cell office:value-type="float" office:value="1749.834025" calcext:value-type="float">
            <text:p>1749.834025</text:p>
          </table:table-cell>
          <table:table-cell table:number-columns-repeated="1021"/>
        </table:table-row>
        <table:table-row table:style-name="ro1">
          <table:table-cell office:value-type="float" office:value="1052.867368" calcext:value-type="float">
            <text:p>1052.867368</text:p>
          </table:table-cell>
          <table:table-cell office:value-type="float" office:value="1749.554814" calcext:value-type="float">
            <text:p>1749.554814</text:p>
          </table:table-cell>
          <table:table-cell office:value-type="float" office:value="1752.092464" calcext:value-type="float">
            <text:p>1752.092464</text:p>
          </table:table-cell>
          <table:table-cell table:number-columns-repeated="1021"/>
        </table:table-row>
        <table:table-row table:style-name="ro1">
          <table:table-cell office:value-type="float" office:value="894.0515709" calcext:value-type="float">
            <text:p>894.0515709</text:p>
          </table:table-cell>
          <table:table-cell office:value-type="float" office:value="1747.729235" calcext:value-type="float">
            <text:p>1747.729235</text:p>
          </table:table-cell>
          <table:table-cell office:value-type="float" office:value="1751.206115" calcext:value-type="float">
            <text:p>1751.206115</text:p>
          </table:table-cell>
          <table:table-cell table:number-columns-repeated="1021"/>
        </table:table-row>
        <table:table-row table:style-name="ro1">
          <table:table-cell office:value-type="float" office:value="974.4561699" calcext:value-type="float">
            <text:p>974.4561699</text:p>
          </table:table-cell>
          <table:table-cell office:value-type="float" office:value="1750.020443" calcext:value-type="float">
            <text:p>1750.020443</text:p>
          </table:table-cell>
          <table:table-cell office:value-type="float" office:value="1751.19092" calcext:value-type="float">
            <text:p>1751.19092</text:p>
          </table:table-cell>
          <table:table-cell table:number-columns-repeated="1021"/>
        </table:table-row>
        <table:table-row table:style-name="ro1">
          <table:table-cell office:value-type="float" office:value="663.442186" calcext:value-type="float">
            <text:p>663.442186</text:p>
          </table:table-cell>
          <table:table-cell office:value-type="float" office:value="1749.103356" calcext:value-type="float">
            <text:p>1749.103356</text:p>
          </table:table-cell>
          <table:table-cell office:value-type="float" office:value="1748.014978" calcext:value-type="float">
            <text:p>1748.014978</text:p>
          </table:table-cell>
          <table:table-cell table:number-columns-repeated="1021"/>
        </table:table-row>
        <table:table-row table:style-name="ro1">
          <table:table-cell office:value-type="float" office:value="793.6194213" calcext:value-type="float">
            <text:p>793.6194213</text:p>
          </table:table-cell>
          <table:table-cell office:value-type="float" office:value="1748.6439" calcext:value-type="float">
            <text:p>1748.6439</text:p>
          </table:table-cell>
          <table:table-cell office:value-type="float" office:value="1749.600691" calcext:value-type="float">
            <text:p>1749.600691</text:p>
          </table:table-cell>
          <table:table-cell table:number-columns-repeated="1021"/>
        </table:table-row>
        <table:table-row table:style-name="ro1">
          <table:table-cell office:value-type="float" office:value="1040.70163" calcext:value-type="float">
            <text:p>1040.70163</text:p>
          </table:table-cell>
          <table:table-cell office:value-type="float" office:value="1753.050026" calcext:value-type="float">
            <text:p>1753.050026</text:p>
          </table:table-cell>
          <table:table-cell office:value-type="float" office:value="1750.613213" calcext:value-type="float">
            <text:p>1750.613213</text:p>
          </table:table-cell>
          <table:table-cell table:number-columns-repeated="1021"/>
        </table:table-row>
        <table:table-row table:style-name="ro1">
          <table:table-cell office:value-type="float" office:value="993.0614535" calcext:value-type="float">
            <text:p>993.0614535</text:p>
          </table:table-cell>
          <table:table-cell office:value-type="float" office:value="1751.927561" calcext:value-type="float">
            <text:p>1751.927561</text:p>
          </table:table-cell>
          <table:table-cell office:value-type="float" office:value="1750.519012" calcext:value-type="float">
            <text:p>1750.519012</text:p>
          </table:table-cell>
          <table:table-cell table:number-columns-repeated="1021"/>
        </table:table-row>
        <table:table-row table:style-name="ro1">
          <table:table-cell office:value-type="float" office:value="873.1245939" calcext:value-type="float">
            <text:p>873.1245939</text:p>
          </table:table-cell>
          <table:table-cell office:value-type="float" office:value="1748.790049" calcext:value-type="float">
            <text:p>1748.790049</text:p>
          </table:table-cell>
          <table:table-cell office:value-type="float" office:value="1750.714133" calcext:value-type="float">
            <text:p>1750.714133</text:p>
          </table:table-cell>
          <table:table-cell table:number-columns-repeated="1021"/>
        </table:table-row>
        <table:table-row table:style-name="ro1">
          <table:table-cell office:value-type="float" office:value="722.9262504" calcext:value-type="float">
            <text:p>722.9262504</text:p>
          </table:table-cell>
          <table:table-cell office:value-type="float" office:value="1749.619805" calcext:value-type="float">
            <text:p>1749.619805</text:p>
          </table:table-cell>
          <table:table-cell office:value-type="float" office:value="1748.490686" calcext:value-type="float">
            <text:p>1748.490686</text:p>
          </table:table-cell>
          <table:table-cell table:number-columns-repeated="1021"/>
        </table:table-row>
        <table:table-row table:style-name="ro1">
          <table:table-cell office:value-type="float" office:value="765.0681455" calcext:value-type="float">
            <text:p>765.0681455</text:p>
          </table:table-cell>
          <table:table-cell office:value-type="float" office:value="1748.990107" calcext:value-type="float">
            <text:p>1748.990107</text:p>
          </table:table-cell>
          <table:table-cell office:value-type="float" office:value="1749.131719" calcext:value-type="float">
            <text:p>1749.131719</text:p>
          </table:table-cell>
          <table:table-cell table:number-columns-repeated="1021"/>
        </table:table-row>
        <table:table-row table:style-name="ro1">
          <table:table-cell office:value-type="float" office:value="1224.534222" calcext:value-type="float">
            <text:p>1224.534222</text:p>
          </table:table-cell>
          <table:table-cell office:value-type="float" office:value="1750.537694" calcext:value-type="float">
            <text:p>1750.537694</text:p>
          </table:table-cell>
          <table:table-cell office:value-type="float" office:value="1753.724798" calcext:value-type="float">
            <text:p>1753.724798</text:p>
          </table:table-cell>
          <table:table-cell table:number-columns-repeated="1021"/>
        </table:table-row>
        <table:table-row table:style-name="ro1">
          <table:table-cell office:value-type="float" office:value="615.0008911" calcext:value-type="float">
            <text:p>615.0008911</text:p>
          </table:table-cell>
          <table:table-cell office:value-type="float" office:value="1750.543899" calcext:value-type="float">
            <text:p>1750.543899</text:p>
          </table:table-cell>
          <table:table-cell office:value-type="float" office:value="1746.727469" calcext:value-type="float">
            <text:p>1746.727469</text:p>
          </table:table-cell>
          <table:table-cell table:number-columns-repeated="1021"/>
        </table:table-row>
        <table:table-row table:style-name="ro1">
          <table:table-cell office:value-type="float" office:value="1038.153409" calcext:value-type="float">
            <text:p>1038.153409</text:p>
          </table:table-cell>
          <table:table-cell office:value-type="float" office:value="1754.189023" calcext:value-type="float">
            <text:p>1754.189023</text:p>
          </table:table-cell>
          <table:table-cell office:value-type="float" office:value="1749.8751" calcext:value-type="float">
            <text:p>1749.8751</text:p>
          </table:table-cell>
          <table:table-cell table:number-columns-repeated="1021"/>
        </table:table-row>
        <table:table-row table:style-name="ro1">
          <table:table-cell office:value-type="float" office:value="952.3172926" calcext:value-type="float">
            <text:p>952.3172926</text:p>
          </table:table-cell>
          <table:table-cell office:value-type="float" office:value="1752.125548" calcext:value-type="float">
            <text:p>1752.125548</text:p>
          </table:table-cell>
          <table:table-cell office:value-type="float" office:value="1749.717417" calcext:value-type="float">
            <text:p>1749.717417</text:p>
          </table:table-cell>
          <table:table-cell table:number-columns-repeated="1021"/>
        </table:table-row>
        <table:table-row table:style-name="ro1">
          <table:table-cell office:value-type="float" office:value="767.8365029" calcext:value-type="float">
            <text:p>767.8365029</text:p>
          </table:table-cell>
          <table:table-cell office:value-type="float" office:value="1749.060422" calcext:value-type="float">
            <text:p>1749.060422</text:p>
          </table:table-cell>
          <table:table-cell office:value-type="float" office:value="1749.229902" calcext:value-type="float">
            <text:p>1749.229902</text:p>
          </table:table-cell>
          <table:table-cell table:number-columns-repeated="1021"/>
        </table:table-row>
        <table:table-row table:style-name="ro1">
          <table:table-cell office:value-type="float" office:value="782.0347282" calcext:value-type="float">
            <text:p>782.0347282</text:p>
          </table:table-cell>
          <table:table-cell office:value-type="float" office:value="1748.778891" calcext:value-type="float">
            <text:p>1748.778891</text:p>
          </table:table-cell>
          <table:table-cell office:value-type="float" office:value="1749.557892" calcext:value-type="float">
            <text:p>1749.557892</text:p>
          </table:table-cell>
          <table:table-cell table:number-columns-repeated="1021"/>
        </table:table-row>
        <table:table-row table:style-name="ro1">
          <table:table-cell office:value-type="float" office:value="825.9901294" calcext:value-type="float">
            <text:p>825.9901294</text:p>
          </table:table-cell>
          <table:table-cell office:value-type="float" office:value="1752.452788" calcext:value-type="float">
            <text:p>1752.452788</text:p>
          </table:table-cell>
          <table:table-cell office:value-type="float" office:value="1748.281272" calcext:value-type="float">
            <text:p>1748.281272</text:p>
          </table:table-cell>
          <table:table-cell table:number-columns-repeated="1021"/>
        </table:table-row>
        <table:table-row table:style-name="ro1">
          <table:table-cell office:value-type="float" office:value="806.9960924" calcext:value-type="float">
            <text:p>806.9960924</text:p>
          </table:table-cell>
          <table:table-cell office:value-type="float" office:value="1752.859632" calcext:value-type="float">
            <text:p>1752.859632</text:p>
          </table:table-cell>
          <table:table-cell office:value-type="float" office:value="1747.916632" calcext:value-type="float">
            <text:p>1747.916632</text:p>
          </table:table-cell>
          <table:table-cell table:number-columns-repeated="1021"/>
        </table:table-row>
        <table:table-row table:style-name="ro1">
          <table:table-cell office:value-type="float" office:value="1206.053606" calcext:value-type="float">
            <text:p>1206.053606</text:p>
          </table:table-cell>
          <table:table-cell office:value-type="float" office:value="1752.116259" calcext:value-type="float">
            <text:p>1752.116259</text:p>
          </table:table-cell>
          <table:table-cell office:value-type="float" office:value="1752.662285" calcext:value-type="float">
            <text:p>1752.662285</text:p>
          </table:table-cell>
          <table:table-cell table:number-columns-repeated="1021"/>
        </table:table-row>
        <table:table-row table:style-name="ro1">
          <table:table-cell office:value-type="float" office:value="913.1447368" calcext:value-type="float">
            <text:p>913.1447368</text:p>
          </table:table-cell>
          <table:table-cell office:value-type="float" office:value="1748.724563" calcext:value-type="float">
            <text:p>1748.724563</text:p>
          </table:table-cell>
          <table:table-cell office:value-type="float" office:value="1750.909527" calcext:value-type="float">
            <text:p>1750.909527</text:p>
          </table:table-cell>
          <table:table-cell table:number-columns-repeated="1021"/>
        </table:table-row>
        <table:table-row table:style-name="ro1">
          <table:table-cell office:value-type="float" office:value="1056.80326" calcext:value-type="float">
            <text:p>1056.80326</text:p>
          </table:table-cell>
          <table:table-cell office:value-type="float" office:value="1750.740635" calcext:value-type="float">
            <text:p>1750.740635</text:p>
          </table:table-cell>
          <table:table-cell office:value-type="float" office:value="1751.757089" calcext:value-type="float">
            <text:p>1751.757089</text:p>
          </table:table-cell>
          <table:table-cell table:number-columns-repeated="1021"/>
        </table:table-row>
        <table:table-row table:style-name="ro1">
          <table:table-cell office:value-type="float" office:value="1146.934956" calcext:value-type="float">
            <text:p>1146.934956</text:p>
          </table:table-cell>
          <table:table-cell office:value-type="float" office:value="1748.419291" calcext:value-type="float">
            <text:p>1748.419291</text:p>
          </table:table-cell>
          <table:table-cell office:value-type="float" office:value="1753.781317" calcext:value-type="float">
            <text:p>1753.781317</text:p>
          </table:table-cell>
          <table:table-cell table:number-columns-repeated="1021"/>
        </table:table-row>
        <table:table-row table:style-name="ro1">
          <table:table-cell office:value-type="float" office:value="647.1251945" calcext:value-type="float">
            <text:p>647.1251945</text:p>
          </table:table-cell>
          <table:table-cell office:value-type="float" office:value="1747.868279" calcext:value-type="float">
            <text:p>1747.868279</text:p>
          </table:table-cell>
          <table:table-cell office:value-type="float" office:value="1748.425942" calcext:value-type="float">
            <text:p>1748.425942</text:p>
          </table:table-cell>
          <table:table-cell table:number-columns-repeated="1021"/>
        </table:table-row>
        <table:table-row table:style-name="ro1">
          <table:table-cell office:value-type="float" office:value="892.223301" calcext:value-type="float">
            <text:p>892.223301</text:p>
          </table:table-cell>
          <table:table-cell office:value-type="float" office:value="1749.225812" calcext:value-type="float">
            <text:p>1749.225812</text:p>
          </table:table-cell>
          <table:table-cell office:value-type="float" office:value="1750.466887" calcext:value-type="float">
            <text:p>1750.466887</text:p>
          </table:table-cell>
          <table:table-cell table:number-columns-repeated="1021"/>
        </table:table-row>
        <table:table-row table:style-name="ro1">
          <table:table-cell office:value-type="float" office:value="831.5577509" calcext:value-type="float">
            <text:p>831.5577509</text:p>
          </table:table-cell>
          <table:table-cell office:value-type="float" office:value="1749.506043" calcext:value-type="float">
            <text:p>1749.506043</text:p>
          </table:table-cell>
          <table:table-cell office:value-type="float" office:value="1749.689632" calcext:value-type="float">
            <text:p>1749.689632</text:p>
          </table:table-cell>
          <table:table-cell table:number-columns-repeated="1021"/>
        </table:table-row>
        <table:table-row table:style-name="ro1">
          <table:table-cell office:value-type="float" office:value="591.6579176" calcext:value-type="float">
            <text:p>591.6579176</text:p>
          </table:table-cell>
          <table:table-cell office:value-type="float" office:value="1747.023808" calcext:value-type="float">
            <text:p>1747.023808</text:p>
          </table:table-cell>
          <table:table-cell office:value-type="float" office:value="1748.074489" calcext:value-type="float">
            <text:p>1748.074489</text:p>
          </table:table-cell>
          <table:table-cell table:number-columns-repeated="1021"/>
        </table:table-row>
        <table:table-row table:style-name="ro1">
          <table:table-cell office:value-type="float" office:value="841.4107939" calcext:value-type="float">
            <text:p>841.4107939</text:p>
          </table:table-cell>
          <table:table-cell office:value-type="float" office:value="1748.216147" calcext:value-type="float">
            <text:p>1748.216147</text:p>
          </table:table-cell>
          <table:table-cell office:value-type="float" office:value="1750.650118" calcext:value-type="float">
            <text:p>1750.650118</text:p>
          </table:table-cell>
          <table:table-cell table:number-columns-repeated="1021"/>
        </table:table-row>
        <table:table-row table:style-name="ro1">
          <table:table-cell office:value-type="float" office:value="1027.788598" calcext:value-type="float">
            <text:p>1027.788598</text:p>
          </table:table-cell>
          <table:table-cell office:value-type="float" office:value="1750.42611" calcext:value-type="float">
            <text:p>1750.42611</text:p>
          </table:table-cell>
          <table:table-cell office:value-type="float" office:value="1751.62384" calcext:value-type="float">
            <text:p>1751.62384</text:p>
          </table:table-cell>
          <table:table-cell table:number-columns-repeated="1021"/>
        </table:table-row>
        <table:table-row table:style-name="ro1">
          <table:table-cell office:value-type="float" office:value="880.9325025" calcext:value-type="float">
            <text:p>880.9325025</text:p>
          </table:table-cell>
          <table:table-cell office:value-type="float" office:value="1748.308348" calcext:value-type="float">
            <text:p>1748.308348</text:p>
          </table:table-cell>
          <table:table-cell office:value-type="float" office:value="1750.772078" calcext:value-type="float">
            <text:p>1750.772078</text:p>
          </table:table-cell>
          <table:table-cell table:number-columns-repeated="1021"/>
        </table:table-row>
        <table:table-row table:style-name="ro1">
          <table:table-cell office:value-type="float" office:value="906.7237959" calcext:value-type="float">
            <text:p>906.7237959</text:p>
          </table:table-cell>
          <table:table-cell office:value-type="float" office:value="1750.460918" calcext:value-type="float">
            <text:p>1750.460918</text:p>
          </table:table-cell>
          <table:table-cell office:value-type="float" office:value="1750.139746" calcext:value-type="float">
            <text:p>1750.139746</text:p>
          </table:table-cell>
          <table:table-cell table:number-columns-repeated="1021"/>
        </table:table-row>
        <table:table-row table:style-name="ro1">
          <table:table-cell office:value-type="float" office:value="886.0937726" calcext:value-type="float">
            <text:p>886.0937726</text:p>
          </table:table-cell>
          <table:table-cell office:value-type="float" office:value="1750.454977" calcext:value-type="float">
            <text:p>1750.454977</text:p>
          </table:table-cell>
          <table:table-cell office:value-type="float" office:value="1750.065437" calcext:value-type="float">
            <text:p>1750.065437</text:p>
          </table:table-cell>
          <table:table-cell table:number-columns-repeated="1021"/>
        </table:table-row>
        <table:table-row table:style-name="ro1">
          <table:table-cell office:value-type="float" office:value="1132.882729" calcext:value-type="float">
            <text:p>1132.882729</text:p>
          </table:table-cell>
          <table:table-cell office:value-type="float" office:value="1750.115359" calcext:value-type="float">
            <text:p>1750.115359</text:p>
          </table:table-cell>
          <table:table-cell office:value-type="float" office:value="1752.780687" calcext:value-type="float">
            <text:p>1752.780687</text:p>
          </table:table-cell>
          <table:table-cell table:number-columns-repeated="1021"/>
        </table:table-row>
        <table:table-row table:style-name="ro1">
          <table:table-cell office:value-type="float" office:value="792.9919225" calcext:value-type="float">
            <text:p>792.9919225</text:p>
          </table:table-cell>
          <table:table-cell office:value-type="float" office:value="1751.597345" calcext:value-type="float">
            <text:p>1751.597345</text:p>
          </table:table-cell>
          <table:table-cell office:value-type="float" office:value="1748.40045" calcext:value-type="float">
            <text:p>1748.40045</text:p>
          </table:table-cell>
          <table:table-cell table:number-columns-repeated="1021"/>
        </table:table-row>
        <table:table-row table:style-name="ro1">
          <table:table-cell office:value-type="float" office:value="693.0874733" calcext:value-type="float">
            <text:p>693.0874733</text:p>
          </table:table-cell>
          <table:table-cell office:value-type="float" office:value="1750.114207" calcext:value-type="float">
            <text:p>1750.114207</text:p>
          </table:table-cell>
          <table:table-cell office:value-type="float" office:value="1748.070932" calcext:value-type="float">
            <text:p>1748.070932</text:p>
          </table:table-cell>
          <table:table-cell table:number-columns-repeated="1021"/>
        </table:table-row>
        <table:table-row table:style-name="ro1">
          <table:table-cell office:value-type="float" office:value="1071.884344" calcext:value-type="float">
            <text:p>1071.884344</text:p>
          </table:table-cell>
          <table:table-cell office:value-type="float" office:value="1747.961487" calcext:value-type="float">
            <text:p>1747.961487</text:p>
          </table:table-cell>
          <table:table-cell office:value-type="float" office:value="1753.297112" calcext:value-type="float">
            <text:p>1753.297112</text:p>
          </table:table-cell>
          <table:table-cell table:number-columns-repeated="1021"/>
        </table:table-row>
        <table:table-row table:style-name="ro1">
          <table:table-cell office:value-type="float" office:value="1083.133861" calcext:value-type="float">
            <text:p>1083.133861</text:p>
          </table:table-cell>
          <table:table-cell office:value-type="float" office:value="1752.990146" calcext:value-type="float">
            <text:p>1752.990146</text:p>
          </table:table-cell>
          <table:table-cell office:value-type="float" office:value="1750.954952" calcext:value-type="float">
            <text:p>1750.954952</text:p>
          </table:table-cell>
          <table:table-cell table:number-columns-repeated="1021"/>
        </table:table-row>
        <table:table-row table:style-name="ro1">
          <table:table-cell office:value-type="float" office:value="917.9956705" calcext:value-type="float">
            <text:p>917.9956705</text:p>
          </table:table-cell>
          <table:table-cell office:value-type="float" office:value="1752.152355" calcext:value-type="float">
            <text:p>1752.152355</text:p>
          </table:table-cell>
          <table:table-cell office:value-type="float" office:value="1749.377015" calcext:value-type="float">
            <text:p>1749.377015</text:p>
          </table:table-cell>
          <table:table-cell table:number-columns-repeated="1021"/>
        </table:table-row>
        <table:table-row table:style-name="ro1">
          <table:table-cell office:value-type="float" office:value="1165.608895" calcext:value-type="float">
            <text:p>1165.608895</text:p>
          </table:table-cell>
          <table:table-cell office:value-type="float" office:value="1750.796222" calcext:value-type="float">
            <text:p>1750.796222</text:p>
          </table:table-cell>
          <table:table-cell office:value-type="float" office:value="1752.960782" calcext:value-type="float">
            <text:p>1752.960782</text:p>
          </table:table-cell>
          <table:table-cell table:number-columns-repeated="1021"/>
        </table:table-row>
        <table:table-row table:style-name="ro1">
          <table:table-cell office:value-type="float" office:value="1151.4211" calcext:value-type="float">
            <text:p>1151.4211</text:p>
          </table:table-cell>
          <table:table-cell office:value-type="float" office:value="1753.253806" calcext:value-type="float">
            <text:p>1753.253806</text:p>
          </table:table-cell>
          <table:table-cell office:value-type="float" office:value="1751.796971" calcext:value-type="float">
            <text:p>1751.796971</text:p>
          </table:table-cell>
          <table:table-cell table:number-columns-repeated="1021"/>
        </table:table-row>
        <table:table-row table:style-name="ro1">
          <table:table-cell office:value-type="float" office:value="868.1208368" calcext:value-type="float">
            <text:p>868.1208368</text:p>
          </table:table-cell>
          <table:table-cell office:value-type="float" office:value="1749.123861" calcext:value-type="float">
            <text:p>1749.123861</text:p>
          </table:table-cell>
          <table:table-cell office:value-type="float" office:value="1750.326848" calcext:value-type="float">
            <text:p>1750.326848</text:p>
          </table:table-cell>
          <table:table-cell table:number-columns-repeated="1021"/>
        </table:table-row>
        <table:table-row table:style-name="ro1">
          <table:table-cell office:value-type="float" office:value="917.6718921" calcext:value-type="float">
            <text:p>917.6718921</text:p>
          </table:table-cell>
          <table:table-cell office:value-type="float" office:value="1748.774444" calcext:value-type="float">
            <text:p>1748.774444</text:p>
          </table:table-cell>
          <table:table-cell office:value-type="float" office:value="1750.96294" calcext:value-type="float">
            <text:p>1750.96294</text:p>
          </table:table-cell>
          <table:table-cell table:number-columns-repeated="1021"/>
        </table:table-row>
        <table:table-row table:style-name="ro1">
          <table:table-cell office:value-type="float" office:value="807.6083574" calcext:value-type="float">
            <text:p>807.6083574</text:p>
          </table:table-cell>
          <table:table-cell office:value-type="float" office:value="1750.794772" calcext:value-type="float">
            <text:p>1750.794772</text:p>
          </table:table-cell>
          <table:table-cell office:value-type="float" office:value="1748.885633" calcext:value-type="float">
            <text:p>1748.885633</text:p>
          </table:table-cell>
          <table:table-cell table:number-columns-repeated="1021"/>
        </table:table-row>
        <table:table-row table:style-name="ro1">
          <table:table-cell office:value-type="float" office:value="759.4971728" calcext:value-type="float">
            <text:p>759.4971728</text:p>
          </table:table-cell>
          <table:table-cell office:value-type="float" office:value="1750.107056" calcext:value-type="float">
            <text:p>1750.107056</text:p>
          </table:table-cell>
          <table:table-cell office:value-type="float" office:value="1748.628808" calcext:value-type="float">
            <text:p>1748.628808</text:p>
          </table:table-cell>
          <table:table-cell table:number-columns-repeated="1021"/>
        </table:table-row>
        <table:table-row table:style-name="ro1">
          <table:table-cell office:value-type="float" office:value="1001.547844" calcext:value-type="float">
            <text:p>1001.547844</text:p>
          </table:table-cell>
          <table:table-cell office:value-type="float" office:value="1751.443572" calcext:value-type="float">
            <text:p>1751.443572</text:p>
          </table:table-cell>
          <table:table-cell office:value-type="float" office:value="1750.622676" calcext:value-type="float">
            <text:p>1750.622676</text:p>
          </table:table-cell>
          <table:table-cell table:number-columns-repeated="1021"/>
        </table:table-row>
        <table:table-row table:style-name="ro1">
          <table:table-cell office:value-type="float" office:value="790.8712268" calcext:value-type="float">
            <text:p>790.8712268</text:p>
          </table:table-cell>
          <table:table-cell office:value-type="float" office:value="1751.783628" calcext:value-type="float">
            <text:p>1751.783628</text:p>
          </table:table-cell>
          <table:table-cell office:value-type="float" office:value="1748.019558" calcext:value-type="float">
            <text:p>1748.019558</text:p>
          </table:table-cell>
          <table:table-cell table:number-columns-repeated="1021"/>
        </table:table-row>
        <table:table-row table:style-name="ro1">
          <table:table-cell office:value-type="float" office:value="634.7041327" calcext:value-type="float">
            <text:p>634.7041327</text:p>
          </table:table-cell>
          <table:table-cell office:value-type="float" office:value="1750.382681" calcext:value-type="float">
            <text:p>1750.382681</text:p>
          </table:table-cell>
          <table:table-cell office:value-type="float" office:value="1747.171817" calcext:value-type="float">
            <text:p>1747.171817</text:p>
          </table:table-cell>
          <table:table-cell table:number-columns-repeated="1021"/>
        </table:table-row>
        <table:table-row table:style-name="ro1">
          <table:table-cell office:value-type="float" office:value="901.0658023" calcext:value-type="float">
            <text:p>901.0658023</text:p>
          </table:table-cell>
          <table:table-cell office:value-type="float" office:value="1750.650872" calcext:value-type="float">
            <text:p>1750.650872</text:p>
          </table:table-cell>
          <table:table-cell office:value-type="float" office:value="1750.053137" calcext:value-type="float">
            <text:p>1750.053137</text:p>
          </table:table-cell>
          <table:table-cell table:number-columns-repeated="1021"/>
        </table:table-row>
        <table:table-row table:style-name="ro1">
          <table:table-cell office:value-type="float" office:value="747.8967471" calcext:value-type="float">
            <text:p>747.8967471</text:p>
          </table:table-cell>
          <table:table-cell office:value-type="float" office:value="1749.429962" calcext:value-type="float">
            <text:p>1749.429962</text:p>
          </table:table-cell>
          <table:table-cell office:value-type="float" office:value="1748.700873" calcext:value-type="float">
            <text:p>1748.700873</text:p>
          </table:table-cell>
          <table:table-cell table:number-columns-repeated="1021"/>
        </table:table-row>
        <table:table-row table:style-name="ro1">
          <table:table-cell office:value-type="float" office:value="762.1488428" calcext:value-type="float">
            <text:p>762.1488428</text:p>
          </table:table-cell>
          <table:table-cell office:value-type="float" office:value="1747.863756" calcext:value-type="float">
            <text:p>1747.863756</text:p>
          </table:table-cell>
          <table:table-cell office:value-type="float" office:value="1749.593029" calcext:value-type="float">
            <text:p>1749.593029</text:p>
          </table:table-cell>
          <table:table-cell table:number-columns-repeated="1021"/>
        </table:table-row>
        <table:table-row table:style-name="ro1">
          <table:table-cell office:value-type="float" office:value="990.9755197" calcext:value-type="float">
            <text:p>990.9755197</text:p>
          </table:table-cell>
          <table:table-cell office:value-type="float" office:value="1750.973928" calcext:value-type="float">
            <text:p>1750.973928</text:p>
          </table:table-cell>
          <table:table-cell office:value-type="float" office:value="1750.937366" calcext:value-type="float">
            <text:p>1750.937366</text:p>
          </table:table-cell>
          <table:table-cell table:number-columns-repeated="1021"/>
        </table:table-row>
        <table:table-row table:style-name="ro1">
          <table:table-cell office:value-type="float" office:value="791.6516708" calcext:value-type="float">
            <text:p>791.6516708</text:p>
          </table:table-cell>
          <table:table-cell office:value-type="float" office:value="1749.98701" calcext:value-type="float">
            <text:p>1749.98701</text:p>
          </table:table-cell>
          <table:table-cell office:value-type="float" office:value="1748.976937" calcext:value-type="float">
            <text:p>1748.976937</text:p>
          </table:table-cell>
          <table:table-cell table:number-columns-repeated="1021"/>
        </table:table-row>
        <table:table-row table:style-name="ro1">
          <table:table-cell office:value-type="float" office:value="657.3402912" calcext:value-type="float">
            <text:p>657.3402912</text:p>
          </table:table-cell>
          <table:table-cell office:value-type="float" office:value="1749.424698" calcext:value-type="float">
            <text:p>1749.424698</text:p>
          </table:table-cell>
          <table:table-cell office:value-type="float" office:value="1747.862818" calcext:value-type="float">
            <text:p>1747.862818</text:p>
          </table:table-cell>
          <table:table-cell table:number-columns-repeated="1021"/>
        </table:table-row>
        <table:table-row table:style-name="ro1">
          <table:table-cell office:value-type="float" office:value="816.3578511" calcext:value-type="float">
            <text:p>816.3578511</text:p>
          </table:table-cell>
          <table:table-cell office:value-type="float" office:value="1749.536367" calcext:value-type="float">
            <text:p>1749.536367</text:p>
          </table:table-cell>
          <table:table-cell office:value-type="float" office:value="1749.495598" calcext:value-type="float">
            <text:p>1749.495598</text:p>
          </table:table-cell>
          <table:table-cell table:number-columns-repeated="1021"/>
        </table:table-row>
        <table:table-row table:style-name="ro1">
          <table:table-cell office:value-type="float" office:value="814.061551" calcext:value-type="float">
            <text:p>814.061551</text:p>
          </table:table-cell>
          <table:table-cell office:value-type="float" office:value="1747.055188" calcext:value-type="float">
            <text:p>1747.055188</text:p>
          </table:table-cell>
          <table:table-cell office:value-type="float" office:value="1750.611427" calcext:value-type="float">
            <text:p>1750.611427</text:p>
          </table:table-cell>
          <table:table-cell table:number-columns-repeated="1021"/>
        </table:table-row>
        <table:table-row table:style-name="ro1">
          <table:table-cell office:value-type="float" office:value="709.4502898" calcext:value-type="float">
            <text:p>709.4502898</text:p>
          </table:table-cell>
          <table:table-cell office:value-type="float" office:value="1749.329532" calcext:value-type="float">
            <text:p>1749.329532</text:p>
          </table:table-cell>
          <table:table-cell office:value-type="float" office:value="1748.50251" calcext:value-type="float">
            <text:p>1748.50251</text:p>
          </table:table-cell>
          <table:table-cell table:number-columns-repeated="1021"/>
        </table:table-row>
        <table:table-row table:style-name="ro1">
          <table:table-cell office:value-type="float" office:value="748.5472089" calcext:value-type="float">
            <text:p>748.5472089</text:p>
          </table:table-cell>
          <table:table-cell office:value-type="float" office:value="1750.476569" calcext:value-type="float">
            <text:p>1750.476569</text:p>
          </table:table-cell>
          <table:table-cell office:value-type="float" office:value="1748.39139" calcext:value-type="float">
            <text:p>1748.39139</text:p>
          </table:table-cell>
          <table:table-cell table:number-columns-repeated="1021"/>
        </table:table-row>
        <table:table-row table:style-name="ro1">
          <table:table-cell office:value-type="float" office:value="627.9885731" calcext:value-type="float">
            <text:p>627.9885731</text:p>
          </table:table-cell>
          <table:table-cell office:value-type="float" office:value="1750.758562" calcext:value-type="float">
            <text:p>1750.758562</text:p>
          </table:table-cell>
          <table:table-cell office:value-type="float" office:value="1746.897765" calcext:value-type="float">
            <text:p>1746.897765</text:p>
          </table:table-cell>
          <table:table-cell table:number-columns-repeated="1021"/>
        </table:table-row>
        <table:table-row table:style-name="ro1">
          <table:table-cell office:value-type="float" office:value="842.6835597" calcext:value-type="float">
            <text:p>842.6835597</text:p>
          </table:table-cell>
          <table:table-cell office:value-type="float" office:value="1749.568884" calcext:value-type="float">
            <text:p>1749.568884</text:p>
          </table:table-cell>
          <table:table-cell office:value-type="float" office:value="1749.874039" calcext:value-type="float">
            <text:p>1749.874039</text:p>
          </table:table-cell>
          <table:table-cell table:number-columns-repeated="1021"/>
        </table:table-row>
        <table:table-row table:style-name="ro1">
          <table:table-cell office:value-type="float" office:value="627.6901959" calcext:value-type="float">
            <text:p>627.6901959</text:p>
          </table:table-cell>
          <table:table-cell office:value-type="float" office:value="1747.703896" calcext:value-type="float">
            <text:p>1747.703896</text:p>
          </table:table-cell>
          <table:table-cell office:value-type="float" office:value="1748.301929" calcext:value-type="float">
            <text:p>1748.301929</text:p>
          </table:table-cell>
          <table:table-cell table:number-columns-repeated="1021"/>
        </table:table-row>
        <table:table-row table:style-name="ro1">
          <table:table-cell office:value-type="float" office:value="656.7956536" calcext:value-type="float">
            <text:p>656.7956536</text:p>
          </table:table-cell>
          <table:table-cell office:value-type="float" office:value="1750.968234" calcext:value-type="float">
            <text:p>1750.968234</text:p>
          </table:table-cell>
          <table:table-cell office:value-type="float" office:value="1747.064969" calcext:value-type="float">
            <text:p>1747.064969</text:p>
          </table:table-cell>
          <table:table-cell table:number-columns-repeated="1021"/>
        </table:table-row>
        <table:table-row table:style-name="ro1">
          <table:table-cell office:value-type="float" office:value="962.7493093" calcext:value-type="float">
            <text:p>962.7493093</text:p>
          </table:table-cell>
          <table:table-cell office:value-type="float" office:value="1750.701148" calcext:value-type="float">
            <text:p>1750.701148</text:p>
          </table:table-cell>
          <table:table-cell office:value-type="float" office:value="1750.686747" calcext:value-type="float">
            <text:p>1750.686747</text:p>
          </table:table-cell>
          <table:table-cell table:number-columns-repeated="1021"/>
        </table:table-row>
        <table:table-row table:style-name="ro1">
          <table:table-cell office:value-type="float" office:value="973.9519574" calcext:value-type="float">
            <text:p>973.9519574</text:p>
          </table:table-cell>
          <table:table-cell office:value-type="float" office:value="1749.560041" calcext:value-type="float">
            <text:p>1749.560041</text:p>
          </table:table-cell>
          <table:table-cell office:value-type="float" office:value="1751.236479" calcext:value-type="float">
            <text:p>1751.236479</text:p>
          </table:table-cell>
          <table:table-cell table:number-columns-repeated="1021"/>
        </table:table-row>
        <table:table-row table:style-name="ro1">
          <table:table-cell office:value-type="float" office:value="1041.916656" calcext:value-type="float">
            <text:p>1041.916656</text:p>
          </table:table-cell>
          <table:table-cell office:value-type="float" office:value="1751.48335" calcext:value-type="float">
            <text:p>1751.48335</text:p>
          </table:table-cell>
          <table:table-cell office:value-type="float" office:value="1751.202796" calcext:value-type="float">
            <text:p>1751.202796</text:p>
          </table:table-cell>
          <table:table-cell table:number-columns-repeated="1021"/>
        </table:table-row>
        <table:table-row table:style-name="ro1">
          <table:table-cell office:value-type="float" office:value="897.0216107" calcext:value-type="float">
            <text:p>897.0216107</text:p>
          </table:table-cell>
          <table:table-cell office:value-type="float" office:value="1748.917382" calcext:value-type="float">
            <text:p>1748.917382</text:p>
          </table:table-cell>
          <table:table-cell office:value-type="float" office:value="1750.838411" calcext:value-type="float">
            <text:p>1750.838411</text:p>
          </table:table-cell>
          <table:table-cell table:number-columns-repeated="1021"/>
        </table:table-row>
        <table:table-row table:style-name="ro1">
          <table:table-cell office:value-type="float" office:value="1163.832937" calcext:value-type="float">
            <text:p>1163.832937</text:p>
          </table:table-cell>
          <table:table-cell office:value-type="float" office:value="1752.221638" calcext:value-type="float">
            <text:p>1752.221638</text:p>
          </table:table-cell>
          <table:table-cell office:value-type="float" office:value="1752.349881" calcext:value-type="float">
            <text:p>1752.349881</text:p>
          </table:table-cell>
          <table:table-cell table:number-columns-repeated="1021"/>
        </table:table-row>
        <table:table-row table:style-name="ro1">
          <table:table-cell office:value-type="float" office:value="961.2584546" calcext:value-type="float">
            <text:p>961.2584546</text:p>
          </table:table-cell>
          <table:table-cell office:value-type="float" office:value="1749.820313" calcext:value-type="float">
            <text:p>1749.820313</text:p>
          </table:table-cell>
          <table:table-cell office:value-type="float" office:value="1750.944267" calcext:value-type="float">
            <text:p>1750.944267</text:p>
          </table:table-cell>
          <table:table-cell table:number-columns-repeated="1021"/>
        </table:table-row>
        <table:table-row table:style-name="ro1">
          <table:table-cell office:value-type="float" office:value="997.2783805" calcext:value-type="float">
            <text:p>997.2783805</text:p>
          </table:table-cell>
          <table:table-cell office:value-type="float" office:value="1749.879574" calcext:value-type="float">
            <text:p>1749.879574</text:p>
          </table:table-cell>
          <table:table-cell office:value-type="float" office:value="1751.456237" calcext:value-type="float">
            <text:p>1751.456237</text:p>
          </table:table-cell>
          <table:table-cell table:number-columns-repeated="1021"/>
        </table:table-row>
        <table:table-row table:style-name="ro1">
          <table:table-cell office:value-type="float" office:value="963.0134511" calcext:value-type="float">
            <text:p>963.0134511</text:p>
          </table:table-cell>
          <table:table-cell office:value-type="float" office:value="1750.300966" calcext:value-type="float">
            <text:p>1750.300966</text:p>
          </table:table-cell>
          <table:table-cell office:value-type="float" office:value="1750.871051" calcext:value-type="float">
            <text:p>1750.871051</text:p>
          </table:table-cell>
          <table:table-cell table:number-columns-repeated="1021"/>
        </table:table-row>
        <table:table-row table:style-name="ro1">
          <table:table-cell office:value-type="float" office:value="1062.983955" calcext:value-type="float">
            <text:p>1062.983955</text:p>
          </table:table-cell>
          <table:table-cell office:value-type="float" office:value="1750.377664" calcext:value-type="float">
            <text:p>1750.377664</text:p>
          </table:table-cell>
          <table:table-cell office:value-type="float" office:value="1751.916824" calcext:value-type="float">
            <text:p>1751.916824</text:p>
          </table:table-cell>
          <table:table-cell table:number-columns-repeated="1021"/>
        </table:table-row>
        <table:table-row table:style-name="ro1">
          <table:table-cell office:value-type="float" office:value="1080.41041" calcext:value-type="float">
            <text:p>1080.41041</text:p>
          </table:table-cell>
          <table:table-cell office:value-type="float" office:value="1750.400532" calcext:value-type="float">
            <text:p>1750.400532</text:p>
          </table:table-cell>
          <table:table-cell office:value-type="float" office:value="1752.122822" calcext:value-type="float">
            <text:p>1752.122822</text:p>
          </table:table-cell>
          <table:table-cell table:number-columns-repeated="1021"/>
        </table:table-row>
        <table:table-row table:style-name="ro1">
          <table:table-cell office:value-type="float" office:value="1073.496601" calcext:value-type="float">
            <text:p>1073.496601</text:p>
          </table:table-cell>
          <table:table-cell office:value-type="float" office:value="1750.26801" calcext:value-type="float">
            <text:p>1750.26801</text:p>
          </table:table-cell>
          <table:table-cell office:value-type="float" office:value="1752.080471" calcext:value-type="float">
            <text:p>1752.080471</text:p>
          </table:table-cell>
          <table:table-cell table:number-columns-repeated="1021"/>
        </table:table-row>
        <table:table-row table:style-name="ro1">
          <table:table-cell office:value-type="float" office:value="1058.002075" calcext:value-type="float">
            <text:p>1058.002075</text:p>
          </table:table-cell>
          <table:table-cell office:value-type="float" office:value="1751.708997" calcext:value-type="float">
            <text:p>1751.708997</text:p>
          </table:table-cell>
          <table:table-cell office:value-type="float" office:value="1751.300838" calcext:value-type="float">
            <text:p>1751.300838</text:p>
          </table:table-cell>
          <table:table-cell table:number-columns-repeated="1021"/>
        </table:table-row>
        <table:table-row table:style-name="ro1">
          <table:table-cell office:value-type="float" office:value="904.7251741" calcext:value-type="float">
            <text:p>904.7251741</text:p>
          </table:table-cell>
          <table:table-cell office:value-type="float" office:value="1751.326182" calcext:value-type="float">
            <text:p>1751.326182</text:p>
          </table:table-cell>
          <table:table-cell office:value-type="float" office:value="1749.800176" calcext:value-type="float">
            <text:p>1749.800176</text:p>
          </table:table-cell>
          <table:table-cell table:number-columns-repeated="1021"/>
        </table:table-row>
        <table:table-row table:style-name="ro1">
          <table:table-cell office:value-type="float" office:value="703.3163475" calcext:value-type="float">
            <text:p>703.3163475</text:p>
          </table:table-cell>
          <table:table-cell office:value-type="float" office:value="1746.808379" calcext:value-type="float">
            <text:p>1746.808379</text:p>
          </table:table-cell>
          <table:table-cell office:value-type="float" office:value="1749.503217" calcext:value-type="float">
            <text:p>1749.503217</text:p>
          </table:table-cell>
          <table:table-cell table:number-columns-repeated="1021"/>
        </table:table-row>
        <table:table-row table:style-name="ro1">
          <table:table-cell office:value-type="float" office:value="784.9687513" calcext:value-type="float">
            <text:p>784.9687513</text:p>
          </table:table-cell>
          <table:table-cell office:value-type="float" office:value="1750.035373" calcext:value-type="float">
            <text:p>1750.035373</text:p>
          </table:table-cell>
          <table:table-cell office:value-type="float" office:value="1748.938681" calcext:value-type="float">
            <text:p>1748.938681</text:p>
          </table:table-cell>
          <table:table-cell table:number-columns-repeated="1021"/>
        </table:table-row>
        <table:table-row table:style-name="ro1">
          <table:table-cell office:value-type="float" office:value="832.9072434" calcext:value-type="float">
            <text:p>832.9072434</text:p>
          </table:table-cell>
          <table:table-cell office:value-type="float" office:value="1749.973973" calcext:value-type="float">
            <text:p>1749.973973</text:p>
          </table:table-cell>
          <table:table-cell office:value-type="float" office:value="1749.631677" calcext:value-type="float">
            <text:p>1749.631677</text:p>
          </table:table-cell>
          <table:table-cell table:number-columns-repeated="1021"/>
        </table:table-row>
        <table:table-row table:style-name="ro1">
          <table:table-cell office:value-type="float" office:value="878.3108043" calcext:value-type="float">
            <text:p>878.3108043</text:p>
          </table:table-cell>
          <table:table-cell office:value-type="float" office:value="1750.820606" calcext:value-type="float">
            <text:p>1750.820606</text:p>
          </table:table-cell>
          <table:table-cell office:value-type="float" office:value="1749.424636" calcext:value-type="float">
            <text:p>1749.424636</text:p>
          </table:table-cell>
          <table:table-cell table:number-columns-repeated="1021"/>
        </table:table-row>
        <table:table-row table:style-name="ro1">
          <table:table-cell office:value-type="float" office:value="872.5997366" calcext:value-type="float">
            <text:p>872.5997366</text:p>
          </table:table-cell>
          <table:table-cell office:value-type="float" office:value="1751.114315" calcext:value-type="float">
            <text:p>1751.114315</text:p>
          </table:table-cell>
          <table:table-cell office:value-type="float" office:value="1749.312916" calcext:value-type="float">
            <text:p>1749.312916</text:p>
          </table:table-cell>
          <table:table-cell table:number-columns-repeated="1021"/>
        </table:table-row>
        <table:table-row table:style-name="ro1">
          <table:table-cell office:value-type="float" office:value="829.8594545" calcext:value-type="float">
            <text:p>829.8594545</text:p>
          </table:table-cell>
          <table:table-cell office:value-type="float" office:value="1749.290626" calcext:value-type="float">
            <text:p>1749.290626</text:p>
          </table:table-cell>
          <table:table-cell office:value-type="float" office:value="1749.81627" calcext:value-type="float">
            <text:p>1749.81627</text:p>
          </table:table-cell>
          <table:table-cell table:number-columns-repeated="1021"/>
        </table:table-row>
        <table:table-row table:style-name="ro1">
          <table:table-cell office:value-type="float" office:value="995.0583615" calcext:value-type="float">
            <text:p>995.0583615</text:p>
          </table:table-cell>
          <table:table-cell office:value-type="float" office:value="1749.50319" calcext:value-type="float">
            <text:p>1749.50319</text:p>
          </table:table-cell>
          <table:table-cell office:value-type="float" office:value="1751.582191" calcext:value-type="float">
            <text:p>1751.582191</text:p>
          </table:table-cell>
          <table:table-cell table:number-columns-repeated="1021"/>
        </table:table-row>
        <table:table-row table:style-name="ro1">
          <table:table-cell office:value-type="float" office:value="1222.218224" calcext:value-type="float">
            <text:p>1222.218224</text:p>
          </table:table-cell>
          <table:table-cell office:value-type="float" office:value="1751.944215" calcext:value-type="float">
            <text:p>1751.944215</text:p>
          </table:table-cell>
          <table:table-cell office:value-type="float" office:value="1753.102605" calcext:value-type="float">
            <text:p>1753.102605</text:p>
          </table:table-cell>
          <table:table-cell table:number-columns-repeated="1021"/>
        </table:table-row>
        <table:table-row table:style-name="ro1">
          <table:table-cell office:value-type="float" office:value="964.0692948" calcext:value-type="float">
            <text:p>964.0692948</text:p>
          </table:table-cell>
          <table:table-cell office:value-type="float" office:value="1752.748577" calcext:value-type="float">
            <text:p>1752.748577</text:p>
          </table:table-cell>
          <table:table-cell office:value-type="float" office:value="1749.870761" calcext:value-type="float">
            <text:p>1749.870761</text:p>
          </table:table-cell>
          <table:table-cell table:number-columns-repeated="1021"/>
        </table:table-row>
        <table:table-row table:style-name="ro1">
          <table:table-cell office:value-type="float" office:value="842.667647" calcext:value-type="float">
            <text:p>842.667647</text:p>
          </table:table-cell>
          <table:table-cell office:value-type="float" office:value="1751.137163" calcext:value-type="float">
            <text:p>1751.137163</text:p>
          </table:table-cell>
          <table:table-cell office:value-type="float" office:value="1749.186303" calcext:value-type="float">
            <text:p>1749.186303</text:p>
          </table:table-cell>
          <table:table-cell table:number-columns-repeated="1021"/>
        </table:table-row>
        <table:table-row table:style-name="ro1">
          <table:table-cell office:value-type="float" office:value="872.311284" calcext:value-type="float">
            <text:p>872.311284</text:p>
          </table:table-cell>
          <table:table-cell office:value-type="float" office:value="1751.694337" calcext:value-type="float">
            <text:p>1751.694337</text:p>
          </table:table-cell>
          <table:table-cell office:value-type="float" office:value="1749.318263" calcext:value-type="float">
            <text:p>1749.318263</text:p>
          </table:table-cell>
          <table:table-cell table:number-columns-repeated="1021"/>
        </table:table-row>
        <table:table-row table:style-name="ro1">
          <table:table-cell office:value-type="float" office:value="902.8267326" calcext:value-type="float">
            <text:p>902.8267326</text:p>
          </table:table-cell>
          <table:table-cell office:value-type="float" office:value="1748.122661" calcext:value-type="float">
            <text:p>1748.122661</text:p>
          </table:table-cell>
          <table:table-cell office:value-type="float" office:value="1751.075311" calcext:value-type="float">
            <text:p>1751.075311</text:p>
          </table:table-cell>
          <table:table-cell table:number-columns-repeated="1021"/>
        </table:table-row>
        <table:table-row table:style-name="ro1">
          <table:table-cell office:value-type="float" office:value="836.6405309" calcext:value-type="float">
            <text:p>836.6405309</text:p>
          </table:table-cell>
          <table:table-cell office:value-type="float" office:value="1750.82634" calcext:value-type="float">
            <text:p>1750.82634</text:p>
          </table:table-cell>
          <table:table-cell office:value-type="float" office:value="1749.072432" calcext:value-type="float">
            <text:p>1749.072432</text:p>
          </table:table-cell>
          <table:table-cell table:number-columns-repeated="1021"/>
        </table:table-row>
        <table:table-row table:style-name="ro1">
          <table:table-cell office:value-type="float" office:value="984.9828919" calcext:value-type="float">
            <text:p>984.9828919</text:p>
          </table:table-cell>
          <table:table-cell office:value-type="float" office:value="1749.868277" calcext:value-type="float">
            <text:p>1749.868277</text:p>
          </table:table-cell>
          <table:table-cell office:value-type="float" office:value="1751.238764" calcext:value-type="float">
            <text:p>1751.238764</text:p>
          </table:table-cell>
          <table:table-cell table:number-columns-repeated="1021"/>
        </table:table-row>
        <table:table-row table:style-name="ro1">
          <table:table-cell office:value-type="float" office:value="1012.41675" calcext:value-type="float">
            <text:p>1012.41675</text:p>
          </table:table-cell>
          <table:table-cell office:value-type="float" office:value="1752.5284" calcext:value-type="float">
            <text:p>1752.5284</text:p>
          </table:table-cell>
          <table:table-cell office:value-type="float" office:value="1750.377639" calcext:value-type="float">
            <text:p>1750.377639</text:p>
          </table:table-cell>
          <table:table-cell table:number-columns-repeated="1021"/>
        </table:table-row>
        <table:table-row table:style-name="ro1">
          <table:table-cell office:value-type="float" office:value="988.6724423" calcext:value-type="float">
            <text:p>988.6724423</text:p>
          </table:table-cell>
          <table:table-cell office:value-type="float" office:value="1751.025126" calcext:value-type="float">
            <text:p>1751.025126</text:p>
          </table:table-cell>
          <table:table-cell office:value-type="float" office:value="1750.961328" calcext:value-type="float">
            <text:p>1750.961328</text:p>
          </table:table-cell>
          <table:table-cell table:number-columns-repeated="1021"/>
        </table:table-row>
        <table:table-row table:style-name="ro1">
          <table:table-cell office:value-type="float" office:value="870.563272" calcext:value-type="float">
            <text:p>870.563272</text:p>
          </table:table-cell>
          <table:table-cell office:value-type="float" office:value="1749.720461" calcext:value-type="float">
            <text:p>1749.720461</text:p>
          </table:table-cell>
          <table:table-cell office:value-type="float" office:value="1749.988006" calcext:value-type="float">
            <text:p>1749.988006</text:p>
          </table:table-cell>
          <table:table-cell table:number-columns-repeated="1021"/>
        </table:table-row>
        <table:table-row table:style-name="ro1">
          <table:table-cell office:value-type="float" office:value="921.0995451" calcext:value-type="float">
            <text:p>921.0995451</text:p>
          </table:table-cell>
          <table:table-cell office:value-type="float" office:value="1752.110766" calcext:value-type="float">
            <text:p>1752.110766</text:p>
          </table:table-cell>
          <table:table-cell office:value-type="float" office:value="1749.61951" calcext:value-type="float">
            <text:p>1749.61951</text:p>
          </table:table-cell>
          <table:table-cell table:number-columns-repeated="1021"/>
        </table:table-row>
        <table:table-row table:style-name="ro1">
          <table:table-cell office:value-type="float" office:value="995.2811036" calcext:value-type="float">
            <text:p>995.2811036</text:p>
          </table:table-cell>
          <table:table-cell office:value-type="float" office:value="1752.518437" calcext:value-type="float">
            <text:p>1752.518437</text:p>
          </table:table-cell>
          <table:table-cell office:value-type="float" office:value="1750.335942" calcext:value-type="float">
            <text:p>1750.335942</text:p>
          </table:table-cell>
          <table:table-cell table:number-columns-repeated="1021"/>
        </table:table-row>
        <table:table-row table:style-name="ro1">
          <table:table-cell office:value-type="float" office:value="769.3884454" calcext:value-type="float">
            <text:p>769.3884454</text:p>
          </table:table-cell>
          <table:table-cell office:value-type="float" office:value="1747.88516" calcext:value-type="float">
            <text:p>1747.88516</text:p>
          </table:table-cell>
          <table:table-cell office:value-type="float" office:value="1749.758853" calcext:value-type="float">
            <text:p>1749.758853</text:p>
          </table:table-cell>
          <table:table-cell table:number-columns-repeated="1021"/>
        </table:table-row>
        <table:table-row table:style-name="ro1">
          <table:table-cell office:value-type="float" office:value="1093.736882" calcext:value-type="float">
            <text:p>1093.736882</text:p>
          </table:table-cell>
          <table:table-cell office:value-type="float" office:value="1748.752696" calcext:value-type="float">
            <text:p>1748.752696</text:p>
          </table:table-cell>
          <table:table-cell office:value-type="float" office:value="1753.097985" calcext:value-type="float">
            <text:p>1753.097985</text:p>
          </table:table-cell>
          <table:table-cell table:number-columns-repeated="1021"/>
        </table:table-row>
        <table:table-row table:style-name="ro1">
          <table:table-cell office:value-type="float" office:value="648.7981107" calcext:value-type="float">
            <text:p>648.7981107</text:p>
          </table:table-cell>
          <table:table-cell office:value-type="float" office:value="1748.53125" calcext:value-type="float">
            <text:p>1748.53125</text:p>
          </table:table-cell>
          <table:table-cell office:value-type="float" office:value="1748.08313" calcext:value-type="float">
            <text:p>1748.08313</text:p>
          </table:table-cell>
          <table:table-cell table:number-columns-repeated="1021"/>
        </table:table-row>
        <table:table-row table:style-name="ro1">
          <table:table-cell office:value-type="float" office:value="967.8844303" calcext:value-type="float">
            <text:p>967.8844303</text:p>
          </table:table-cell>
          <table:table-cell office:value-type="float" office:value="1750.749736" calcext:value-type="float">
            <text:p>1750.749736</text:p>
          </table:table-cell>
          <table:table-cell office:value-type="float" office:value="1750.597665" calcext:value-type="float">
            <text:p>1750.597665</text:p>
          </table:table-cell>
          <table:table-cell table:number-columns-repeated="1021"/>
        </table:table-row>
        <table:table-row table:style-name="ro1">
          <table:table-cell office:value-type="float" office:value="725.999535" calcext:value-type="float">
            <text:p>725.999535</text:p>
          </table:table-cell>
          <table:table-cell office:value-type="float" office:value="1747.476854" calcext:value-type="float">
            <text:p>1747.476854</text:p>
          </table:table-cell>
          <table:table-cell office:value-type="float" office:value="1749.619458" calcext:value-type="float">
            <text:p>1749.619458</text:p>
          </table:table-cell>
          <table:table-cell table:number-columns-repeated="1021"/>
        </table:table-row>
        <table:table-row table:style-name="ro1">
          <table:table-cell office:value-type="float" office:value="784.9085023" calcext:value-type="float">
            <text:p>784.9085023</text:p>
          </table:table-cell>
          <table:table-cell office:value-type="float" office:value="1749.710298" calcext:value-type="float">
            <text:p>1749.710298</text:p>
          </table:table-cell>
          <table:table-cell office:value-type="float" office:value="1748.919792" calcext:value-type="float">
            <text:p>1748.919792</text:p>
          </table:table-cell>
          <table:table-cell table:number-columns-repeated="1021"/>
        </table:table-row>
        <table:table-row table:style-name="ro1">
          <table:table-cell office:value-type="float" office:value="607.5844568" calcext:value-type="float">
            <text:p>607.5844568</text:p>
          </table:table-cell>
          <table:table-cell office:value-type="float" office:value="1749.903784" calcext:value-type="float">
            <text:p>1749.903784</text:p>
          </table:table-cell>
          <table:table-cell office:value-type="float" office:value="1746.953075" calcext:value-type="float">
            <text:p>1746.953075</text:p>
          </table:table-cell>
          <table:table-cell table:number-columns-repeated="1021"/>
        </table:table-row>
        <table:table-row table:style-name="ro1">
          <table:table-cell office:value-type="float" office:value="1105.231214" calcext:value-type="float">
            <text:p>1105.231214</text:p>
          </table:table-cell>
          <table:table-cell office:value-type="float" office:value="1751.025976" calcext:value-type="float">
            <text:p>1751.025976</text:p>
          </table:table-cell>
          <table:table-cell office:value-type="float" office:value="1752.057257" calcext:value-type="float">
            <text:p>1752.057257</text:p>
          </table:table-cell>
          <table:table-cell table:number-columns-repeated="1021"/>
        </table:table-row>
        <table:table-row table:style-name="ro1">
          <table:table-cell office:value-type="float" office:value="922.3506978" calcext:value-type="float">
            <text:p>922.3506978</text:p>
          </table:table-cell>
          <table:table-cell office:value-type="float" office:value="1747.401991" calcext:value-type="float">
            <text:p>1747.401991</text:p>
          </table:table-cell>
          <table:table-cell office:value-type="float" office:value="1751.559613" calcext:value-type="float">
            <text:p>1751.559613</text:p>
          </table:table-cell>
          <table:table-cell table:number-columns-repeated="1021"/>
        </table:table-row>
        <table:table-row table:style-name="ro1">
          <table:table-cell office:value-type="float" office:value="968.3173456" calcext:value-type="float">
            <text:p>968.3173456</text:p>
          </table:table-cell>
          <table:table-cell office:value-type="float" office:value="1751.920855" calcext:value-type="float">
            <text:p>1751.920855</text:p>
          </table:table-cell>
          <table:table-cell office:value-type="float" office:value="1750.389131" calcext:value-type="float">
            <text:p>1750.389131</text:p>
          </table:table-cell>
          <table:table-cell table:number-columns-repeated="1021"/>
        </table:table-row>
        <table:table-row table:style-name="ro1">
          <table:table-cell office:value-type="float" office:value="900.2098715" calcext:value-type="float">
            <text:p>900.2098715</text:p>
          </table:table-cell>
          <table:table-cell office:value-type="float" office:value="1747.194004" calcext:value-type="float">
            <text:p>1747.194004</text:p>
          </table:table-cell>
          <table:table-cell office:value-type="float" office:value="1751.571128" calcext:value-type="float">
            <text:p>1751.571128</text:p>
          </table:table-cell>
          <table:table-cell table:number-columns-repeated="1021"/>
        </table:table-row>
        <table:table-row table:style-name="ro1">
          <table:table-cell office:value-type="float" office:value="777.0957125" calcext:value-type="float">
            <text:p>777.0957125</text:p>
          </table:table-cell>
          <table:table-cell office:value-type="float" office:value="1749.191718" calcext:value-type="float">
            <text:p>1749.191718</text:p>
          </table:table-cell>
          <table:table-cell office:value-type="float" office:value="1749.195504" calcext:value-type="float">
            <text:p>1749.195504</text:p>
          </table:table-cell>
          <table:table-cell table:number-columns-repeated="1021"/>
        </table:table-row>
        <table:table-row table:style-name="ro1">
          <table:table-cell office:value-type="float" office:value="597.9538172" calcext:value-type="float">
            <text:p>597.9538172</text:p>
          </table:table-cell>
          <table:table-cell office:value-type="float" office:value="1749.686602" calcext:value-type="float">
            <text:p>1749.686602</text:p>
          </table:table-cell>
          <table:table-cell office:value-type="float" office:value="1746.99743" calcext:value-type="float">
            <text:p>1746.99743</text:p>
          </table:table-cell>
          <table:table-cell table:number-columns-repeated="1021"/>
        </table:table-row>
        <table:table-row table:style-name="ro1">
          <table:table-cell office:value-type="float" office:value="989.1874211" calcext:value-type="float">
            <text:p>989.1874211</text:p>
          </table:table-cell>
          <table:table-cell office:value-type="float" office:value="1753.506559" calcext:value-type="float">
            <text:p>1753.506559</text:p>
          </table:table-cell>
          <table:table-cell office:value-type="float" office:value="1749.871726" calcext:value-type="float">
            <text:p>1749.871726</text:p>
          </table:table-cell>
          <table:table-cell table:number-columns-repeated="1021"/>
        </table:table-row>
        <table:table-row table:style-name="ro1">
          <table:table-cell office:value-type="float" office:value="763.971162" calcext:value-type="float">
            <text:p>763.971162</text:p>
          </table:table-cell>
          <table:table-cell office:value-type="float" office:value="1750.47738" calcext:value-type="float">
            <text:p>1750.47738</text:p>
          </table:table-cell>
          <table:table-cell office:value-type="float" office:value="1748.570092" calcext:value-type="float">
            <text:p>1748.570092</text:p>
          </table:table-cell>
          <table:table-cell table:number-columns-repeated="1021"/>
        </table:table-row>
        <table:table-row table:style-name="ro1">
          <table:table-cell office:value-type="float" office:value="960.0751309" calcext:value-type="float">
            <text:p>960.0751309</text:p>
          </table:table-cell>
          <table:table-cell office:value-type="float" office:value="1749.130539" calcext:value-type="float">
            <text:p>1749.130539</text:p>
          </table:table-cell>
          <table:table-cell office:value-type="float" office:value="1751.252803" calcext:value-type="float">
            <text:p>1751.252803</text:p>
          </table:table-cell>
          <table:table-cell table:number-columns-repeated="1021"/>
        </table:table-row>
        <table:table-row table:style-name="ro1">
          <table:table-cell office:value-type="float" office:value="877.8386053" calcext:value-type="float">
            <text:p>877.8386053</text:p>
          </table:table-cell>
          <table:table-cell office:value-type="float" office:value="1749.19138" calcext:value-type="float">
            <text:p>1749.19138</text:p>
          </table:table-cell>
          <table:table-cell office:value-type="float" office:value="1750.522307" calcext:value-type="float">
            <text:p>1750.522307</text:p>
          </table:table-cell>
          <table:table-cell table:number-columns-repeated="1021"/>
        </table:table-row>
        <table:table-row table:style-name="ro1">
          <table:table-cell office:value-type="float" office:value="633.9362418" calcext:value-type="float">
            <text:p>633.9362418</text:p>
          </table:table-cell>
          <table:table-cell office:value-type="float" office:value="1747.377577" calcext:value-type="float">
            <text:p>1747.377577</text:p>
          </table:table-cell>
          <table:table-cell office:value-type="float" office:value="1748.351164" calcext:value-type="float">
            <text:p>1748.351164</text:p>
          </table:table-cell>
          <table:table-cell table:number-columns-repeated="1021"/>
        </table:table-row>
        <table:table-row table:style-name="ro1">
          <table:table-cell office:value-type="float" office:value="541.3727876" calcext:value-type="float">
            <text:p>541.3727876</text:p>
          </table:table-cell>
          <table:table-cell office:value-type="float" office:value="1746.156035" calcext:value-type="float">
            <text:p>1746.156035</text:p>
          </table:table-cell>
          <table:table-cell office:value-type="float" office:value="1748.027819" calcext:value-type="float">
            <text:p>1748.027819</text:p>
          </table:table-cell>
          <table:table-cell table:number-columns-repeated="1021"/>
        </table:table-row>
        <table:table-row table:style-name="ro1">
          <table:table-cell office:value-type="float" office:value="761.7077182" calcext:value-type="float">
            <text:p>761.7077182</text:p>
          </table:table-cell>
          <table:table-cell office:value-type="float" office:value="1746.266079" calcext:value-type="float">
            <text:p>1746.266079</text:p>
          </table:table-cell>
          <table:table-cell office:value-type="float" office:value="1750.344909" calcext:value-type="float">
            <text:p>1750.344909</text:p>
          </table:table-cell>
          <table:table-cell table:number-columns-repeated="1021"/>
        </table:table-row>
        <table:table-row table:style-name="ro1">
          <table:table-cell office:value-type="float" office:value="749.5532603" calcext:value-type="float">
            <text:p>749.5532603</text:p>
          </table:table-cell>
          <table:table-cell office:value-type="float" office:value="1749.08622" calcext:value-type="float">
            <text:p>1749.08622</text:p>
          </table:table-cell>
          <table:table-cell office:value-type="float" office:value="1748.820029" calcext:value-type="float">
            <text:p>1748.820029</text:p>
          </table:table-cell>
          <table:table-cell table:number-columns-repeated="1021"/>
        </table:table-row>
        <table:table-row table:style-name="ro1">
          <table:table-cell office:value-type="float" office:value="539.3910047" calcext:value-type="float">
            <text:p>539.3910047</text:p>
          </table:table-cell>
          <table:table-cell office:value-type="float" office:value="1750.727042" calcext:value-type="float">
            <text:p>1750.727042</text:p>
          </table:table-cell>
          <table:table-cell office:value-type="float" office:value="1745.942278" calcext:value-type="float">
            <text:p>1745.942278</text:p>
          </table:table-cell>
          <table:table-cell table:number-columns-repeated="1021"/>
        </table:table-row>
        <table:table-row table:style-name="ro1">
          <table:table-cell office:value-type="float" office:value="939.0336703" calcext:value-type="float">
            <text:p>939.0336703</text:p>
          </table:table-cell>
          <table:table-cell office:value-type="float" office:value="1749.074267" calcext:value-type="float">
            <text:p>1749.074267</text:p>
          </table:table-cell>
          <table:table-cell office:value-type="float" office:value="1751.227932" calcext:value-type="float">
            <text:p>1751.227932</text:p>
          </table:table-cell>
          <table:table-cell table:number-columns-repeated="1021"/>
        </table:table-row>
        <table:table-row table:style-name="ro1">
          <table:table-cell office:value-type="float" office:value="1355.213745" calcext:value-type="float">
            <text:p>1355.213745</text:p>
          </table:table-cell>
          <table:table-cell office:value-type="float" office:value="1752.467766" calcext:value-type="float">
            <text:p>1752.467766</text:p>
          </table:table-cell>
          <table:table-cell office:value-type="float" office:value="1754.244574" calcext:value-type="float">
            <text:p>1754.244574</text:p>
          </table:table-cell>
          <table:table-cell table:number-columns-repeated="1021"/>
        </table:table-row>
        <table:table-row table:style-name="ro1">
          <table:table-cell office:value-type="float" office:value="750.4756224" calcext:value-type="float">
            <text:p>750.4756224</text:p>
          </table:table-cell>
          <table:table-cell office:value-type="float" office:value="1751.063334" calcext:value-type="float">
            <text:p>1751.063334</text:p>
          </table:table-cell>
          <table:table-cell office:value-type="float" office:value="1748.308853" calcext:value-type="float">
            <text:p>1748.308853</text:p>
          </table:table-cell>
          <table:table-cell table:number-columns-repeated="1021"/>
        </table:table-row>
        <table:table-row table:style-name="ro1">
          <table:table-cell office:value-type="float" office:value="967.5559758" calcext:value-type="float">
            <text:p>967.5559758</text:p>
          </table:table-cell>
          <table:table-cell office:value-type="float" office:value="1747.413137" calcext:value-type="float">
            <text:p>1747.413137</text:p>
          </table:table-cell>
          <table:table-cell office:value-type="float" office:value="1752.077549" calcext:value-type="float">
            <text:p>1752.077549</text:p>
          </table:table-cell>
          <table:table-cell table:number-columns-repeated="1021"/>
        </table:table-row>
        <table:table-row table:style-name="ro1">
          <table:table-cell office:value-type="float" office:value="520.2643147" calcext:value-type="float">
            <text:p>520.2643147</text:p>
          </table:table-cell>
          <table:table-cell office:value-type="float" office:value="1750.196563" calcext:value-type="float">
            <text:p>1750.196563</text:p>
          </table:table-cell>
          <table:table-cell office:value-type="float" office:value="1745.949892" calcext:value-type="float">
            <text:p>1745.949892</text:p>
          </table:table-cell>
          <table:table-cell table:number-columns-repeated="1021"/>
        </table:table-row>
        <table:table-row table:style-name="ro1">
          <table:table-cell office:value-type="float" office:value="1116.252739" calcext:value-type="float">
            <text:p>1116.252739</text:p>
          </table:table-cell>
          <table:table-cell office:value-type="float" office:value="1751.369742" calcext:value-type="float">
            <text:p>1751.369742</text:p>
          </table:table-cell>
          <table:table-cell office:value-type="float" office:value="1751.999998" calcext:value-type="float">
            <text:p>1751.999998</text:p>
          </table:table-cell>
          <table:table-cell table:number-columns-repeated="1021"/>
        </table:table-row>
        <table:table-row table:style-name="ro1">
          <table:table-cell office:value-type="float" office:value="987.1951914" calcext:value-type="float">
            <text:p>987.1951914</text:p>
          </table:table-cell>
          <table:table-cell office:value-type="float" office:value="1753.666715" calcext:value-type="float">
            <text:p>1753.666715</text:p>
          </table:table-cell>
          <table:table-cell office:value-type="float" office:value="1749.585697" calcext:value-type="float">
            <text:p>1749.585697</text:p>
          </table:table-cell>
          <table:table-cell table:number-columns-repeated="1021"/>
        </table:table-row>
        <table:table-row table:style-name="ro1">
          <table:table-cell office:value-type="float" office:value="1134.017761" calcext:value-type="float">
            <text:p>1134.017761</text:p>
          </table:table-cell>
          <table:table-cell office:value-type="float" office:value="1751.054952" calcext:value-type="float">
            <text:p>1751.054952</text:p>
          </table:table-cell>
          <table:table-cell office:value-type="float" office:value="1752.414106" calcext:value-type="float">
            <text:p>1752.414106</text:p>
          </table:table-cell>
          <table:table-cell table:number-columns-repeated="1021"/>
        </table:table-row>
        <table:table-row table:style-name="ro1">
          <table:table-cell office:value-type="float" office:value="707.2262515" calcext:value-type="float">
            <text:p>707.2262515</text:p>
          </table:table-cell>
          <table:table-cell office:value-type="float" office:value="1748.323503" calcext:value-type="float">
            <text:p>1748.323503</text:p>
          </table:table-cell>
          <table:table-cell office:value-type="float" office:value="1748.974251" calcext:value-type="float">
            <text:p>1748.974251</text:p>
          </table:table-cell>
          <table:table-cell table:number-columns-repeated="1021"/>
        </table:table-row>
        <table:table-row table:style-name="ro1">
          <table:table-cell office:value-type="float" office:value="890.4446699" calcext:value-type="float">
            <text:p>890.4446699</text:p>
          </table:table-cell>
          <table:table-cell office:value-type="float" office:value="1748.176965" calcext:value-type="float">
            <text:p>1748.176965</text:p>
          </table:table-cell>
          <table:table-cell office:value-type="float" office:value="1750.933326" calcext:value-type="float">
            <text:p>1750.933326</text:p>
          </table:table-cell>
          <table:table-cell table:number-columns-repeated="1021"/>
        </table:table-row>
        <table:table-row table:style-name="ro1">
          <table:table-cell office:value-type="float" office:value="944.1958631" calcext:value-type="float">
            <text:p>944.1958631</text:p>
          </table:table-cell>
          <table:table-cell office:value-type="float" office:value="1749.348621" calcext:value-type="float">
            <text:p>1749.348621</text:p>
          </table:table-cell>
          <table:table-cell office:value-type="float" office:value="1750.918308" calcext:value-type="float">
            <text:p>1750.918308</text:p>
          </table:table-cell>
          <table:table-cell table:number-columns-repeated="1021"/>
        </table:table-row>
        <table:table-row table:style-name="ro1">
          <table:table-cell office:value-type="float" office:value="818.4199139" calcext:value-type="float">
            <text:p>818.4199139</text:p>
          </table:table-cell>
          <table:table-cell office:value-type="float" office:value="1749.311613" calcext:value-type="float">
            <text:p>1749.311613</text:p>
          </table:table-cell>
          <table:table-cell office:value-type="float" office:value="1749.69687" calcext:value-type="float">
            <text:p>1749.69687</text:p>
          </table:table-cell>
          <table:table-cell table:number-columns-repeated="1021"/>
        </table:table-row>
        <table:table-row table:style-name="ro1">
          <table:table-cell office:value-type="float" office:value="855.9680151" calcext:value-type="float">
            <text:p>855.9680151</text:p>
          </table:table-cell>
          <table:table-cell office:value-type="float" office:value="1751.132267" calcext:value-type="float">
            <text:p>1751.132267</text:p>
          </table:table-cell>
          <table:table-cell office:value-type="float" office:value="1749.30419" calcext:value-type="float">
            <text:p>1749.30419</text:p>
          </table:table-cell>
          <table:table-cell table:number-columns-repeated="1021"/>
        </table:table-row>
        <table:table-row table:style-name="ro1">
          <table:table-cell office:value-type="float" office:value="999.5795106" calcext:value-type="float">
            <text:p>999.5795106</text:p>
          </table:table-cell>
          <table:table-cell office:value-type="float" office:value="1750.961454" calcext:value-type="float">
            <text:p>1750.961454</text:p>
          </table:table-cell>
          <table:table-cell office:value-type="float" office:value="1750.952092" calcext:value-type="float">
            <text:p>1750.952092</text:p>
          </table:table-cell>
          <table:table-cell table:number-columns-repeated="1021"/>
        </table:table-row>
        <table:table-row table:style-name="ro1">
          <table:table-cell office:value-type="float" office:value="871.0148095" calcext:value-type="float">
            <text:p>871.0148095</text:p>
          </table:table-cell>
          <table:table-cell office:value-type="float" office:value="1751.855386" calcext:value-type="float">
            <text:p>1751.855386</text:p>
          </table:table-cell>
          <table:table-cell office:value-type="float" office:value="1749.310271" calcext:value-type="float">
            <text:p>1749.310271</text:p>
          </table:table-cell>
          <table:table-cell table:number-columns-repeated="1021"/>
        </table:table-row>
        <table:table-row table:style-name="ro1">
          <table:table-cell office:value-type="float" office:value="694.625345" calcext:value-type="float">
            <text:p>694.625345</text:p>
          </table:table-cell>
          <table:table-cell office:value-type="float" office:value="1748.027068" calcext:value-type="float">
            <text:p>1748.027068</text:p>
          </table:table-cell>
          <table:table-cell office:value-type="float" office:value="1748.970785" calcext:value-type="float">
            <text:p>1748.970785</text:p>
          </table:table-cell>
          <table:table-cell table:number-columns-repeated="1021"/>
        </table:table-row>
        <table:table-row table:style-name="ro1">
          <table:table-cell office:value-type="float" office:value="724.6937742" calcext:value-type="float">
            <text:p>724.6937742</text:p>
          </table:table-cell>
          <table:table-cell office:value-type="float" office:value="1748.248959" calcext:value-type="float">
            <text:p>1748.248959</text:p>
          </table:table-cell>
          <table:table-cell office:value-type="float" office:value="1749.234963" calcext:value-type="float">
            <text:p>1749.234963</text:p>
          </table:table-cell>
          <table:table-cell table:number-columns-repeated="1021"/>
        </table:table-row>
        <table:table-row table:style-name="ro1">
          <table:table-cell office:value-type="float" office:value="711.0047944" calcext:value-type="float">
            <text:p>711.0047944</text:p>
          </table:table-cell>
          <table:table-cell office:value-type="float" office:value="1746.746084" calcext:value-type="float">
            <text:p>1746.746084</text:p>
          </table:table-cell>
          <table:table-cell office:value-type="float" office:value="1749.58202" calcext:value-type="float">
            <text:p>1749.58202</text:p>
          </table:table-cell>
          <table:table-cell table:number-columns-repeated="1021"/>
        </table:table-row>
        <table:table-row table:style-name="ro1">
          <table:table-cell office:value-type="float" office:value="1014.227357" calcext:value-type="float">
            <text:p>1014.227357</text:p>
          </table:table-cell>
          <table:table-cell office:value-type="float" office:value="1748.864742" calcext:value-type="float">
            <text:p>1748.864742</text:p>
          </table:table-cell>
          <table:table-cell office:value-type="float" office:value="1752.253287" calcext:value-type="float">
            <text:p>1752.253287</text:p>
          </table:table-cell>
          <table:table-cell table:number-columns-repeated="1021"/>
        </table:table-row>
        <table:table-row table:style-name="ro1">
          <table:table-cell office:value-type="float" office:value="711.5781174" calcext:value-type="float">
            <text:p>711.5781174</text:p>
          </table:table-cell>
          <table:table-cell office:value-type="float" office:value="1751.158944" calcext:value-type="float">
            <text:p>1751.158944</text:p>
          </table:table-cell>
          <table:table-cell office:value-type="float" office:value="1747.677872" calcext:value-type="float">
            <text:p>1747.677872</text:p>
          </table:table-cell>
          <table:table-cell table:number-columns-repeated="1021"/>
        </table:table-row>
        <table:table-row table:style-name="ro1">
          <table:table-cell office:value-type="float" office:value="901.6266048" calcext:value-type="float">
            <text:p>901.6266048</text:p>
          </table:table-cell>
          <table:table-cell office:value-type="float" office:value="1750.796695" calcext:value-type="float">
            <text:p>1750.796695</text:p>
          </table:table-cell>
          <table:table-cell office:value-type="float" office:value="1750.088337" calcext:value-type="float">
            <text:p>1750.088337</text:p>
          </table:table-cell>
          <table:table-cell table:number-columns-repeated="1021"/>
        </table:table-row>
        <table:table-row table:style-name="ro1">
          <table:table-cell office:value-type="float" office:value="987.326926" calcext:value-type="float">
            <text:p>987.326926</text:p>
          </table:table-cell>
          <table:table-cell office:value-type="float" office:value="1750.181814" calcext:value-type="float">
            <text:p>1750.181814</text:p>
          </table:table-cell>
          <table:table-cell office:value-type="float" office:value="1751.126001" calcext:value-type="float">
            <text:p>1751.126001</text:p>
          </table:table-cell>
          <table:table-cell table:number-columns-repeated="1021"/>
        </table:table-row>
        <table:table-row table:style-name="ro1">
          <table:table-cell office:value-type="float" office:value="1012.530061" calcext:value-type="float">
            <text:p>1012.530061</text:p>
          </table:table-cell>
          <table:table-cell office:value-type="float" office:value="1749.052399" calcext:value-type="float">
            <text:p>1749.052399</text:p>
          </table:table-cell>
          <table:table-cell office:value-type="float" office:value="1751.861444" calcext:value-type="float">
            <text:p>1751.861444</text:p>
          </table:table-cell>
          <table:table-cell table:number-columns-repeated="1021"/>
        </table:table-row>
        <table:table-row table:style-name="ro1">
          <table:table-cell office:value-type="float" office:value="714.5008532" calcext:value-type="float">
            <text:p>714.5008532</text:p>
          </table:table-cell>
          <table:table-cell office:value-type="float" office:value="1750.71123" calcext:value-type="float">
            <text:p>1750.71123</text:p>
          </table:table-cell>
          <table:table-cell office:value-type="float" office:value="1747.870008" calcext:value-type="float">
            <text:p>1747.870008</text:p>
          </table:table-cell>
          <table:table-cell table:number-columns-repeated="1021"/>
        </table:table-row>
        <table:table-row table:style-name="ro1">
          <table:table-cell office:value-type="float" office:value="1017.699422" calcext:value-type="float">
            <text:p>1017.699422</text:p>
          </table:table-cell>
          <table:table-cell office:value-type="float" office:value="1751.049293" calcext:value-type="float">
            <text:p>1751.049293</text:p>
          </table:table-cell>
          <table:table-cell office:value-type="float" office:value="1751.17466" calcext:value-type="float">
            <text:p>1751.17466</text:p>
          </table:table-cell>
          <table:table-cell table:number-columns-repeated="1021"/>
        </table:table-row>
        <table:table-row table:style-name="ro1">
          <table:table-cell office:value-type="float" office:value="1168.092184" calcext:value-type="float">
            <text:p>1168.092184</text:p>
          </table:table-cell>
          <table:table-cell office:value-type="float" office:value="1753.816444" calcext:value-type="float">
            <text:p>1753.816444</text:p>
          </table:table-cell>
          <table:table-cell office:value-type="float" office:value="1751.537665" calcext:value-type="float">
            <text:p>1751.537665</text:p>
          </table:table-cell>
          <table:table-cell table:number-columns-repeated="1021"/>
        </table:table-row>
        <table:table-row table:style-name="ro1">
          <table:table-cell office:value-type="float" office:value="1090.014657" calcext:value-type="float">
            <text:p>1090.014657</text:p>
          </table:table-cell>
          <table:table-cell office:value-type="float" office:value="1749.722857" calcext:value-type="float">
            <text:p>1749.722857</text:p>
          </table:table-cell>
          <table:table-cell office:value-type="float" office:value="1752.460631" calcext:value-type="float">
            <text:p>1752.460631</text:p>
          </table:table-cell>
          <table:table-cell table:number-columns-repeated="1021"/>
        </table:table-row>
        <table:table-row table:style-name="ro1">
          <table:table-cell office:value-type="float" office:value="875.2328302" calcext:value-type="float">
            <text:p>875.2328302</text:p>
          </table:table-cell>
          <table:table-cell office:value-type="float" office:value="1751.740481" calcext:value-type="float">
            <text:p>1751.740481</text:p>
          </table:table-cell>
          <table:table-cell office:value-type="float" office:value="1749.393354" calcext:value-type="float">
            <text:p>1749.393354</text:p>
          </table:table-cell>
          <table:table-cell table:number-columns-repeated="1021"/>
        </table:table-row>
        <table:table-row table:style-name="ro1">
          <table:table-cell office:value-type="float" office:value="663.4797961" calcext:value-type="float">
            <text:p>663.4797961</text:p>
          </table:table-cell>
          <table:table-cell office:value-type="float" office:value="1749.402884" calcext:value-type="float">
            <text:p>1749.402884</text:p>
          </table:table-cell>
          <table:table-cell office:value-type="float" office:value="1747.663662" calcext:value-type="float">
            <text:p>1747.663662</text:p>
          </table:table-cell>
          <table:table-cell table:number-columns-repeated="1021"/>
        </table:table-row>
        <table:table-row table:style-name="ro1">
          <table:table-cell office:value-type="float" office:value="879.75909" calcext:value-type="float">
            <text:p>879.75909</text:p>
          </table:table-cell>
          <table:table-cell office:value-type="float" office:value="1749.86809" calcext:value-type="float">
            <text:p>1749.86809</text:p>
          </table:table-cell>
          <table:table-cell office:value-type="float" office:value="1750.020312" calcext:value-type="float">
            <text:p>1750.020312</text:p>
          </table:table-cell>
          <table:table-cell table:number-columns-repeated="1021"/>
        </table:table-row>
        <table:table-row table:style-name="ro1">
          <table:table-cell office:value-type="float" office:value="601.5369815" calcext:value-type="float">
            <text:p>601.5369815</text:p>
          </table:table-cell>
          <table:table-cell office:value-type="float" office:value="1748.07409" calcext:value-type="float">
            <text:p>1748.07409</text:p>
          </table:table-cell>
          <table:table-cell office:value-type="float" office:value="1747.803102" calcext:value-type="float">
            <text:p>1747.803102</text:p>
          </table:table-cell>
          <table:table-cell table:number-columns-repeated="1021"/>
        </table:table-row>
        <table:table-row table:style-name="ro1">
          <table:table-cell office:value-type="float" office:value="772.5982954" calcext:value-type="float">
            <text:p>772.5982954</text:p>
          </table:table-cell>
          <table:table-cell office:value-type="float" office:value="1749.455988" calcext:value-type="float">
            <text:p>1749.455988</text:p>
          </table:table-cell>
          <table:table-cell office:value-type="float" office:value="1749.09048" calcext:value-type="float">
            <text:p>1749.09048</text:p>
          </table:table-cell>
          <table:table-cell table:number-columns-repeated="1021"/>
        </table:table-row>
        <table:table-row table:style-name="ro1">
          <table:table-cell office:value-type="float" office:value="873.6216146" calcext:value-type="float">
            <text:p>873.6216146</text:p>
          </table:table-cell>
          <table:table-cell office:value-type="float" office:value="1750.234413" calcext:value-type="float">
            <text:p>1750.234413</text:p>
          </table:table-cell>
          <table:table-cell office:value-type="float" office:value="1749.911731" calcext:value-type="float">
            <text:p>1749.911731</text:p>
          </table:table-cell>
          <table:table-cell table:number-columns-repeated="1021"/>
        </table:table-row>
        <table:table-row table:style-name="ro1">
          <table:table-cell office:value-type="float" office:value="949.1335857" calcext:value-type="float">
            <text:p>949.1335857</text:p>
          </table:table-cell>
          <table:table-cell office:value-type="float" office:value="1749.727858" calcext:value-type="float">
            <text:p>1749.727858</text:p>
          </table:table-cell>
          <table:table-cell office:value-type="float" office:value="1750.923937" calcext:value-type="float">
            <text:p>1750.923937</text:p>
          </table:table-cell>
          <table:table-cell table:number-columns-repeated="1021"/>
        </table:table-row>
        <table:table-row table:style-name="ro1">
          <table:table-cell office:value-type="float" office:value="958.3420757" calcext:value-type="float">
            <text:p>958.3420757</text:p>
          </table:table-cell>
          <table:table-cell office:value-type="float" office:value="1753.125399" calcext:value-type="float">
            <text:p>1753.125399</text:p>
          </table:table-cell>
          <table:table-cell office:value-type="float" office:value="1749.575816" calcext:value-type="float">
            <text:p>1749.575816</text:p>
          </table:table-cell>
          <table:table-cell table:number-columns-repeated="1021"/>
        </table:table-row>
        <table:table-row table:style-name="ro1">
          <table:table-cell office:value-type="float" office:value="937.876582" calcext:value-type="float">
            <text:p>937.876582</text:p>
          </table:table-cell>
          <table:table-cell office:value-type="float" office:value="1753.343059" calcext:value-type="float">
            <text:p>1753.343059</text:p>
          </table:table-cell>
          <table:table-cell office:value-type="float" office:value="1749.063945" calcext:value-type="float">
            <text:p>1749.063945</text:p>
          </table:table-cell>
          <table:table-cell table:number-columns-repeated="1021"/>
        </table:table-row>
        <table:table-row table:style-name="ro1">
          <table:table-cell office:value-type="float" office:value="807.6613425" calcext:value-type="float">
            <text:p>807.6613425</text:p>
          </table:table-cell>
          <table:table-cell office:value-type="float" office:value="1751.228629" calcext:value-type="float">
            <text:p>1751.228629</text:p>
          </table:table-cell>
          <table:table-cell office:value-type="float" office:value="1748.738217" calcext:value-type="float">
            <text:p>1748.738217</text:p>
          </table:table-cell>
          <table:table-cell table:number-columns-repeated="1021"/>
        </table:table-row>
        <table:table-row table:style-name="ro1">
          <table:table-cell office:value-type="float" office:value="926.5190196" calcext:value-type="float">
            <text:p>926.5190196</text:p>
          </table:table-cell>
          <table:table-cell office:value-type="float" office:value="1747.899713" calcext:value-type="float">
            <text:p>1747.899713</text:p>
          </table:table-cell>
          <table:table-cell office:value-type="float" office:value="1751.604964" calcext:value-type="float">
            <text:p>1751.604964</text:p>
          </table:table-cell>
          <table:table-cell table:number-columns-repeated="1021"/>
        </table:table-row>
        <table:table-row table:style-name="ro1">
          <table:table-cell office:value-type="float" office:value="912.8278027" calcext:value-type="float">
            <text:p>912.8278027</text:p>
          </table:table-cell>
          <table:table-cell office:value-type="float" office:value="1748.076906" calcext:value-type="float">
            <text:p>1748.076906</text:p>
          </table:table-cell>
          <table:table-cell office:value-type="float" office:value="1751.311869" calcext:value-type="float">
            <text:p>1751.311869</text:p>
          </table:table-cell>
          <table:table-cell table:number-columns-repeated="1021"/>
        </table:table-row>
        <table:table-row table:style-name="ro1">
          <table:table-cell office:value-type="float" office:value="958.4976246" calcext:value-type="float">
            <text:p>958.4976246</text:p>
          </table:table-cell>
          <table:table-cell office:value-type="float" office:value="1751.717089" calcext:value-type="float">
            <text:p>1751.717089</text:p>
          </table:table-cell>
          <table:table-cell office:value-type="float" office:value="1750.159147" calcext:value-type="float">
            <text:p>1750.159147</text:p>
          </table:table-cell>
          <table:table-cell table:number-columns-repeated="1021"/>
        </table:table-row>
        <table:table-row table:style-name="ro1">
          <table:table-cell office:value-type="float" office:value="1022.666939" calcext:value-type="float">
            <text:p>1022.666939</text:p>
          </table:table-cell>
          <table:table-cell office:value-type="float" office:value="1750.246515" calcext:value-type="float">
            <text:p>1750.246515</text:p>
          </table:table-cell>
          <table:table-cell office:value-type="float" office:value="1751.459389" calcext:value-type="float">
            <text:p>1751.459389</text:p>
          </table:table-cell>
          <table:table-cell table:number-columns-repeated="1021"/>
        </table:table-row>
        <table:table-row table:style-name="ro1">
          <table:table-cell office:value-type="float" office:value="815.4996614" calcext:value-type="float">
            <text:p>815.4996614</text:p>
          </table:table-cell>
          <table:table-cell office:value-type="float" office:value="1746.899839" calcext:value-type="float">
            <text:p>1746.899839</text:p>
          </table:table-cell>
          <table:table-cell office:value-type="float" office:value="1750.73495" calcext:value-type="float">
            <text:p>1750.73495</text:p>
          </table:table-cell>
          <table:table-cell table:number-columns-repeated="1021"/>
        </table:table-row>
        <table:table-row table:style-name="ro1">
          <table:table-cell office:value-type="float" office:value="857.493814" calcext:value-type="float">
            <text:p>857.493814</text:p>
          </table:table-cell>
          <table:table-cell office:value-type="float" office:value="1749.680258" calcext:value-type="float">
            <text:p>1749.680258</text:p>
          </table:table-cell>
          <table:table-cell office:value-type="float" office:value="1749.890975" calcext:value-type="float">
            <text:p>1749.890975</text:p>
          </table:table-cell>
          <table:table-cell table:number-columns-repeated="1021"/>
        </table:table-row>
        <table:table-row table:style-name="ro1">
          <table:table-cell office:value-type="float" office:value="1110.431416" calcext:value-type="float">
            <text:p>1110.431416</text:p>
          </table:table-cell>
          <table:table-cell office:value-type="float" office:value="1753.146193" calcext:value-type="float">
            <text:p>1753.146193</text:p>
          </table:table-cell>
          <table:table-cell office:value-type="float" office:value="1750.976462" calcext:value-type="float">
            <text:p>1750.976462</text:p>
          </table:table-cell>
          <table:table-cell table:number-columns-repeated="1021"/>
        </table:table-row>
        <table:table-row table:style-name="ro1">
          <table:table-cell office:value-type="float" office:value="1119.682134" calcext:value-type="float">
            <text:p>1119.682134</text:p>
          </table:table-cell>
          <table:table-cell office:value-type="float" office:value="1752.425648" calcext:value-type="float">
            <text:p>1752.425648</text:p>
          </table:table-cell>
          <table:table-cell office:value-type="float" office:value="1751.637734" calcext:value-type="float">
            <text:p>1751.637734</text:p>
          </table:table-cell>
          <table:table-cell table:number-columns-repeated="1021"/>
        </table:table-row>
        <table:table-row table:style-name="ro1">
          <table:table-cell office:value-type="float" office:value="876.2632284" calcext:value-type="float">
            <text:p>876.2632284</text:p>
          </table:table-cell>
          <table:table-cell office:value-type="float" office:value="1750.194191" calcext:value-type="float">
            <text:p>1750.194191</text:p>
          </table:table-cell>
          <table:table-cell office:value-type="float" office:value="1750.019693" calcext:value-type="float">
            <text:p>1750.019693</text:p>
          </table:table-cell>
          <table:table-cell table:number-columns-repeated="1021"/>
        </table:table-row>
        <table:table-row table:style-name="ro1">
          <table:table-cell office:value-type="float" office:value="900.7141253" calcext:value-type="float">
            <text:p>900.7141253</text:p>
          </table:table-cell>
          <table:table-cell office:value-type="float" office:value="1751.624593" calcext:value-type="float">
            <text:p>1751.624593</text:p>
          </table:table-cell>
          <table:table-cell office:value-type="float" office:value="1749.410084" calcext:value-type="float">
            <text:p>1749.410084</text:p>
          </table:table-cell>
          <table:table-cell table:number-columns-repeated="1021"/>
        </table:table-row>
        <table:table-row table:style-name="ro1">
          <table:table-cell office:value-type="float" office:value="665.244736" calcext:value-type="float">
            <text:p>665.244736</text:p>
          </table:table-cell>
          <table:table-cell office:value-type="float" office:value="1749.510801" calcext:value-type="float">
            <text:p>1749.510801</text:p>
          </table:table-cell>
          <table:table-cell office:value-type="float" office:value="1747.964091" calcext:value-type="float">
            <text:p>1747.964091</text:p>
          </table:table-cell>
          <table:table-cell table:number-columns-repeated="1021"/>
        </table:table-row>
        <table:table-row table:style-name="ro1">
          <table:table-cell office:value-type="float" office:value="704.8800661" calcext:value-type="float">
            <text:p>704.8800661</text:p>
          </table:table-cell>
          <table:table-cell office:value-type="float" office:value="1747.615233" calcext:value-type="float">
            <text:p>1747.615233</text:p>
          </table:table-cell>
          <table:table-cell office:value-type="float" office:value="1749.218756" calcext:value-type="float">
            <text:p>1749.218756</text:p>
          </table:table-cell>
          <table:table-cell table:number-columns-repeated="1021"/>
        </table:table-row>
        <table:table-row table:style-name="ro1">
          <table:table-cell office:value-type="float" office:value="888.0255766" calcext:value-type="float">
            <text:p>888.0255766</text:p>
          </table:table-cell>
          <table:table-cell office:value-type="float" office:value="1753.274767" calcext:value-type="float">
            <text:p>1753.274767</text:p>
          </table:table-cell>
          <table:table-cell office:value-type="float" office:value="1748.56464" calcext:value-type="float">
            <text:p>1748.56464</text:p>
          </table:table-cell>
          <table:table-cell table:number-columns-repeated="1021"/>
        </table:table-row>
        <table:table-row table:style-name="ro1">
          <table:table-cell office:value-type="float" office:value="904.1585873" calcext:value-type="float">
            <text:p>904.1585873</text:p>
          </table:table-cell>
          <table:table-cell office:value-type="float" office:value="1749.967936" calcext:value-type="float">
            <text:p>1749.967936</text:p>
          </table:table-cell>
          <table:table-cell office:value-type="float" office:value="1750.227678" calcext:value-type="float">
            <text:p>1750.227678</text:p>
          </table:table-cell>
          <table:table-cell table:number-columns-repeated="1021"/>
        </table:table-row>
        <table:table-row table:style-name="ro1">
          <table:table-cell office:value-type="float" office:value="431.7945101" calcext:value-type="float">
            <text:p>431.7945101</text:p>
          </table:table-cell>
          <table:table-cell office:value-type="float" office:value="1748.698981" calcext:value-type="float">
            <text:p>1748.698981</text:p>
          </table:table-cell>
          <table:table-cell office:value-type="float" office:value="1745.669077" calcext:value-type="float">
            <text:p>1745.669077</text:p>
          </table:table-cell>
          <table:table-cell table:number-columns-repeated="1021"/>
        </table:table-row>
        <table:table-row table:style-name="ro1">
          <table:table-cell office:value-type="float" office:value="605.2401241" calcext:value-type="float">
            <text:p>605.2401241</text:p>
          </table:table-cell>
          <table:table-cell office:value-type="float" office:value="1746.939635" calcext:value-type="float">
            <text:p>1746.939635</text:p>
          </table:table-cell>
          <table:table-cell office:value-type="float" office:value="1748.368874" calcext:value-type="float">
            <text:p>1748.368874</text:p>
          </table:table-cell>
          <table:table-cell table:number-columns-repeated="1021"/>
        </table:table-row>
        <table:table-row table:style-name="ro1">
          <table:table-cell office:value-type="float" office:value="1274.947776" calcext:value-type="float">
            <text:p>1274.947776</text:p>
          </table:table-cell>
          <table:table-cell office:value-type="float" office:value="1750.898747" calcext:value-type="float">
            <text:p>1750.898747</text:p>
          </table:table-cell>
          <table:table-cell office:value-type="float" office:value="1753.899023" calcext:value-type="float">
            <text:p>1753.899023</text:p>
          </table:table-cell>
          <table:table-cell table:number-columns-repeated="1021"/>
        </table:table-row>
        <table:table-row table:style-name="ro1">
          <table:table-cell office:value-type="float" office:value="1038.580913" calcext:value-type="float">
            <text:p>1038.580913</text:p>
          </table:table-cell>
          <table:table-cell office:value-type="float" office:value="1749.931195" calcext:value-type="float">
            <text:p>1749.931195</text:p>
          </table:table-cell>
          <table:table-cell office:value-type="float" office:value="1751.744559" calcext:value-type="float">
            <text:p>1751.744559</text:p>
          </table:table-cell>
          <table:table-cell table:number-columns-repeated="1021"/>
        </table:table-row>
        <table:table-row table:style-name="ro1">
          <table:table-cell office:value-type="float" office:value="1090.345367" calcext:value-type="float">
            <text:p>1090.345367</text:p>
          </table:table-cell>
          <table:table-cell office:value-type="float" office:value="1750.437864" calcext:value-type="float">
            <text:p>1750.437864</text:p>
          </table:table-cell>
          <table:table-cell office:value-type="float" office:value="1752.385543" calcext:value-type="float">
            <text:p>1752.385543</text:p>
          </table:table-cell>
          <table:table-cell table:number-columns-repeated="1021"/>
        </table:table-row>
        <table:table-row table:style-name="ro1">
          <table:table-cell office:value-type="float" office:value="816.8772926" calcext:value-type="float">
            <text:p>816.8772926</text:p>
          </table:table-cell>
          <table:table-cell office:value-type="float" office:value="1749.998036" calcext:value-type="float">
            <text:p>1749.998036</text:p>
          </table:table-cell>
          <table:table-cell office:value-type="float" office:value="1749.458696" calcext:value-type="float">
            <text:p>1749.458696</text:p>
          </table:table-cell>
          <table:table-cell table:number-columns-repeated="1021"/>
        </table:table-row>
        <table:table-row table:style-name="ro1">
          <table:table-cell office:value-type="float" office:value="918.6923016" calcext:value-type="float">
            <text:p>918.6923016</text:p>
          </table:table-cell>
          <table:table-cell office:value-type="float" office:value="1751.968273" calcext:value-type="float">
            <text:p>1751.968273</text:p>
          </table:table-cell>
          <table:table-cell office:value-type="float" office:value="1749.559917" calcext:value-type="float">
            <text:p>1749.559917</text:p>
          </table:table-cell>
          <table:table-cell table:number-columns-repeated="1021"/>
        </table:table-row>
        <table:table-row table:style-name="ro1">
          <table:table-cell office:value-type="float" office:value="1217.602449" calcext:value-type="float">
            <text:p>1217.602449</text:p>
          </table:table-cell>
          <table:table-cell office:value-type="float" office:value="1749.479863" calcext:value-type="float">
            <text:p>1749.479863</text:p>
          </table:table-cell>
          <table:table-cell office:value-type="float" office:value="1754.062815" calcext:value-type="float">
            <text:p>1754.062815</text:p>
          </table:table-cell>
          <table:table-cell table:number-columns-repeated="1021"/>
        </table:table-row>
        <table:table-row table:style-name="ro1">
          <table:table-cell office:value-type="float" office:value="871.8325006" calcext:value-type="float">
            <text:p>871.8325006</text:p>
          </table:table-cell>
          <table:table-cell office:value-type="float" office:value="1749.722438" calcext:value-type="float">
            <text:p>1749.722438</text:p>
          </table:table-cell>
          <table:table-cell office:value-type="float" office:value="1750.101782" calcext:value-type="float">
            <text:p>1750.101782</text:p>
          </table:table-cell>
          <table:table-cell table:number-columns-repeated="1021"/>
        </table:table-row>
        <table:table-row table:style-name="ro1">
          <table:table-cell office:value-type="float" office:value="735.4180763" calcext:value-type="float">
            <text:p>735.4180763</text:p>
          </table:table-cell>
          <table:table-cell office:value-type="float" office:value="1749.862216" calcext:value-type="float">
            <text:p>1749.862216</text:p>
          </table:table-cell>
          <table:table-cell office:value-type="float" office:value="1748.477677" calcext:value-type="float">
            <text:p>1748.477677</text:p>
          </table:table-cell>
          <table:table-cell table:number-columns-repeated="1021"/>
        </table:table-row>
        <table:table-row table:style-name="ro1">
          <table:table-cell office:value-type="float" office:value="786.2044314" calcext:value-type="float">
            <text:p>786.2044314</text:p>
          </table:table-cell>
          <table:table-cell office:value-type="float" office:value="1746.850939" calcext:value-type="float">
            <text:p>1746.850939</text:p>
          </table:table-cell>
          <table:table-cell office:value-type="float" office:value="1750.295828" calcext:value-type="float">
            <text:p>1750.295828</text:p>
          </table:table-cell>
          <table:table-cell table:number-columns-repeated="1021"/>
        </table:table-row>
        <table:table-row table:style-name="ro1">
          <table:table-cell office:value-type="float" office:value="907.1103522" calcext:value-type="float">
            <text:p>907.1103522</text:p>
          </table:table-cell>
          <table:table-cell office:value-type="float" office:value="1751.939408" calcext:value-type="float">
            <text:p>1751.939408</text:p>
          </table:table-cell>
          <table:table-cell office:value-type="float" office:value="1749.354584" calcext:value-type="float">
            <text:p>1749.354584</text:p>
          </table:table-cell>
          <table:table-cell table:number-columns-repeated="1021"/>
        </table:table-row>
        <table:table-row table:style-name="ro1">
          <table:table-cell office:value-type="float" office:value="1065.128161" calcext:value-type="float">
            <text:p>1065.128161</text:p>
          </table:table-cell>
          <table:table-cell office:value-type="float" office:value="1751.930517" calcext:value-type="float">
            <text:p>1751.930517</text:p>
          </table:table-cell>
          <table:table-cell office:value-type="float" office:value="1751.306247" calcext:value-type="float">
            <text:p>1751.306247</text:p>
          </table:table-cell>
          <table:table-cell table:number-columns-repeated="1021"/>
        </table:table-row>
        <table:table-row table:style-name="ro1">
          <table:table-cell office:value-type="float" office:value="833.1474785" calcext:value-type="float">
            <text:p>833.1474785</text:p>
          </table:table-cell>
          <table:table-cell office:value-type="float" office:value="1752.205718" calcext:value-type="float">
            <text:p>1752.205718</text:p>
          </table:table-cell>
          <table:table-cell office:value-type="float" office:value="1748.441596" calcext:value-type="float">
            <text:p>1748.441596</text:p>
          </table:table-cell>
          <table:table-cell table:number-columns-repeated="1021"/>
        </table:table-row>
        <table:table-row table:style-name="ro1">
          <table:table-cell office:value-type="float" office:value="744.5549846" calcext:value-type="float">
            <text:p>744.5549846</text:p>
          </table:table-cell>
          <table:table-cell office:value-type="float" office:value="1752.154403" calcext:value-type="float">
            <text:p>1752.154403</text:p>
          </table:table-cell>
          <table:table-cell office:value-type="float" office:value="1747.614957" calcext:value-type="float">
            <text:p>1747.614957</text:p>
          </table:table-cell>
          <table:table-cell table:number-columns-repeated="1021"/>
        </table:table-row>
        <table:table-row table:style-name="ro1">
          <table:table-cell office:value-type="float" office:value="679.0456123" calcext:value-type="float">
            <text:p>679.0456123</text:p>
          </table:table-cell>
          <table:table-cell office:value-type="float" office:value="1751.206553" calcext:value-type="float">
            <text:p>1751.206553</text:p>
          </table:table-cell>
          <table:table-cell office:value-type="float" office:value="1747.335387" calcext:value-type="float">
            <text:p>1747.335387</text:p>
          </table:table-cell>
          <table:table-cell table:number-columns-repeated="1021"/>
        </table:table-row>
        <table:table-row table:style-name="ro1">
          <table:table-cell office:value-type="float" office:value="1042.202756" calcext:value-type="float">
            <text:p>1042.202756</text:p>
          </table:table-cell>
          <table:table-cell office:value-type="float" office:value="1750.435648" calcext:value-type="float">
            <text:p>1750.435648</text:p>
          </table:table-cell>
          <table:table-cell office:value-type="float" office:value="1751.767908" calcext:value-type="float">
            <text:p>1751.767908</text:p>
          </table:table-cell>
          <table:table-cell table:number-columns-repeated="1021"/>
        </table:table-row>
        <table:table-row table:style-name="ro1">
          <table:table-cell office:value-type="float" office:value="1060.881429" calcext:value-type="float">
            <text:p>1060.881429</text:p>
          </table:table-cell>
          <table:table-cell office:value-type="float" office:value="1752.201116" calcext:value-type="float">
            <text:p>1752.201116</text:p>
          </table:table-cell>
          <table:table-cell office:value-type="float" office:value="1751.071455" calcext:value-type="float">
            <text:p>1751.071455</text:p>
          </table:table-cell>
          <table:table-cell table:number-columns-repeated="1021"/>
        </table:table-row>
        <table:table-row table:style-name="ro1">
          <table:table-cell office:value-type="float" office:value="879.127048" calcext:value-type="float">
            <text:p>879.127048</text:p>
          </table:table-cell>
          <table:table-cell office:value-type="float" office:value="1750.333627" calcext:value-type="float">
            <text:p>1750.333627</text:p>
          </table:table-cell>
          <table:table-cell office:value-type="float" office:value="1749.880691" calcext:value-type="float">
            <text:p>1749.880691</text:p>
          </table:table-cell>
          <table:table-cell table:number-columns-repeated="1021"/>
        </table:table-row>
        <table:table-row table:style-name="ro1">
          <table:table-cell office:value-type="float" office:value="824.1862736" calcext:value-type="float">
            <text:p>824.1862736</text:p>
          </table:table-cell>
          <table:table-cell office:value-type="float" office:value="1748.134678" calcext:value-type="float">
            <text:p>1748.134678</text:p>
          </table:table-cell>
          <table:table-cell office:value-type="float" office:value="1750.323746" calcext:value-type="float">
            <text:p>1750.323746</text:p>
          </table:table-cell>
          <table:table-cell table:number-columns-repeated="1021"/>
        </table:table-row>
        <table:table-row table:style-name="ro1">
          <table:table-cell office:value-type="float" office:value="988.8845581" calcext:value-type="float">
            <text:p>988.8845581</text:p>
          </table:table-cell>
          <table:table-cell office:value-type="float" office:value="1748.699174" calcext:value-type="float">
            <text:p>1748.699174</text:p>
          </table:table-cell>
          <table:table-cell office:value-type="float" office:value="1751.809902" calcext:value-type="float">
            <text:p>1751.809902</text:p>
          </table:table-cell>
          <table:table-cell table:number-columns-repeated="1021"/>
        </table:table-row>
        <table:table-row table:style-name="ro1">
          <table:table-cell office:value-type="float" office:value="997.7948966" calcext:value-type="float">
            <text:p>997.7948966</text:p>
          </table:table-cell>
          <table:table-cell office:value-type="float" office:value="1750.507252" calcext:value-type="float">
            <text:p>1750.507252</text:p>
          </table:table-cell>
          <table:table-cell office:value-type="float" office:value="1751.173096" calcext:value-type="float">
            <text:p>1751.173096</text:p>
          </table:table-cell>
          <table:table-cell table:number-columns-repeated="1021"/>
        </table:table-row>
        <table:table-row table:style-name="ro1">
          <table:table-cell office:value-type="float" office:value="884.855797" calcext:value-type="float">
            <text:p>884.855797</text:p>
          </table:table-cell>
          <table:table-cell office:value-type="float" office:value="1748.302844" calcext:value-type="float">
            <text:p>1748.302844</text:p>
          </table:table-cell>
          <table:table-cell office:value-type="float" office:value="1750.753211" calcext:value-type="float">
            <text:p>1750.753211</text:p>
          </table:table-cell>
          <table:table-cell table:number-columns-repeated="1021"/>
        </table:table-row>
        <table:table-row table:style-name="ro1">
          <table:table-cell office:value-type="float" office:value="775.5771059" calcext:value-type="float">
            <text:p>775.5771059</text:p>
          </table:table-cell>
          <table:table-cell office:value-type="float" office:value="1752.900666" calcext:value-type="float">
            <text:p>1752.900666</text:p>
          </table:table-cell>
          <table:table-cell office:value-type="float" office:value="1747.516111" calcext:value-type="float">
            <text:p>1747.516111</text:p>
          </table:table-cell>
          <table:table-cell table:number-columns-repeated="1021"/>
        </table:table-row>
        <table:table-row table:style-name="ro1">
          <table:table-cell office:value-type="float" office:value="678.3805978" calcext:value-type="float">
            <text:p>678.3805978</text:p>
          </table:table-cell>
          <table:table-cell office:value-type="float" office:value="1747.10391" calcext:value-type="float">
            <text:p>1747.10391</text:p>
          </table:table-cell>
          <table:table-cell office:value-type="float" office:value="1749.14766" calcext:value-type="float">
            <text:p>1749.14766</text:p>
          </table:table-cell>
          <table:table-cell table:number-columns-repeated="1021"/>
        </table:table-row>
        <table:table-row table:style-name="ro1">
          <table:table-cell office:value-type="float" office:value="1037.326354" calcext:value-type="float">
            <text:p>1037.326354</text:p>
          </table:table-cell>
          <table:table-cell office:value-type="float" office:value="1750.496945" calcext:value-type="float">
            <text:p>1750.496945</text:p>
          </table:table-cell>
          <table:table-cell office:value-type="float" office:value="1751.463392" calcext:value-type="float">
            <text:p>1751.463392</text:p>
          </table:table-cell>
          <table:table-cell table:number-columns-repeated="1021"/>
        </table:table-row>
        <table:table-row table:style-name="ro1">
          <table:table-cell office:value-type="float" office:value="924.2545716" calcext:value-type="float">
            <text:p>924.2545716</text:p>
          </table:table-cell>
          <table:table-cell office:value-type="float" office:value="1749.960351" calcext:value-type="float">
            <text:p>1749.960351</text:p>
          </table:table-cell>
          <table:table-cell office:value-type="float" office:value="1750.593879" calcext:value-type="float">
            <text:p>1750.593879</text:p>
          </table:table-cell>
          <table:table-cell table:number-columns-repeated="1021"/>
        </table:table-row>
        <table:table-row table:style-name="ro1">
          <table:table-cell office:value-type="float" office:value="1067.660488" calcext:value-type="float">
            <text:p>1067.660488</text:p>
          </table:table-cell>
          <table:table-cell office:value-type="float" office:value="1749.004172" calcext:value-type="float">
            <text:p>1749.004172</text:p>
          </table:table-cell>
          <table:table-cell office:value-type="float" office:value="1752.532074" calcext:value-type="float">
            <text:p>1752.532074</text:p>
          </table:table-cell>
          <table:table-cell table:number-columns-repeated="1021"/>
        </table:table-row>
        <table:table-row table:style-name="ro1">
          <table:table-cell office:value-type="float" office:value="950.8166225" calcext:value-type="float">
            <text:p>950.8166225</text:p>
          </table:table-cell>
          <table:table-cell office:value-type="float" office:value="1750.224239" calcext:value-type="float">
            <text:p>1750.224239</text:p>
          </table:table-cell>
          <table:table-cell office:value-type="float" office:value="1750.75411" calcext:value-type="float">
            <text:p>1750.75411</text:p>
          </table:table-cell>
          <table:table-cell table:number-columns-repeated="1021"/>
        </table:table-row>
        <table:table-row table:style-name="ro1">
          <table:table-cell office:value-type="float" office:value="1139.943226" calcext:value-type="float">
            <text:p>1139.943226</text:p>
          </table:table-cell>
          <table:table-cell office:value-type="float" office:value="1752.797027" calcext:value-type="float">
            <text:p>1752.797027</text:p>
          </table:table-cell>
          <table:table-cell office:value-type="float" office:value="1751.510122" calcext:value-type="float">
            <text:p>1751.510122</text:p>
          </table:table-cell>
          <table:table-cell table:number-columns-repeated="1021"/>
        </table:table-row>
        <table:table-row table:style-name="ro1">
          <table:table-cell office:value-type="float" office:value="967.6004105" calcext:value-type="float">
            <text:p>967.6004105</text:p>
          </table:table-cell>
          <table:table-cell office:value-type="float" office:value="1749.447616" calcext:value-type="float">
            <text:p>1749.447616</text:p>
          </table:table-cell>
          <table:table-cell office:value-type="float" office:value="1751.173203" calcext:value-type="float">
            <text:p>1751.173203</text:p>
          </table:table-cell>
          <table:table-cell table:number-columns-repeated="1021"/>
        </table:table-row>
        <table:table-row table:style-name="ro1">
          <table:table-cell office:value-type="float" office:value="1160.118831" calcext:value-type="float">
            <text:p>1160.118831</text:p>
          </table:table-cell>
          <table:table-cell office:value-type="float" office:value="1751.053244" calcext:value-type="float">
            <text:p>1751.053244</text:p>
          </table:table-cell>
          <table:table-cell office:value-type="float" office:value="1752.731305" calcext:value-type="float">
            <text:p>1752.731305</text:p>
          </table:table-cell>
          <table:table-cell table:number-columns-repeated="1021"/>
        </table:table-row>
        <table:table-row table:style-name="ro1">
          <table:table-cell office:value-type="float" office:value="1000.48596" calcext:value-type="float">
            <text:p>1000.48596</text:p>
          </table:table-cell>
          <table:table-cell office:value-type="float" office:value="1750.381058" calcext:value-type="float">
            <text:p>1750.381058</text:p>
          </table:table-cell>
          <table:table-cell office:value-type="float" office:value="1751.269437" calcext:value-type="float">
            <text:p>1751.269437</text:p>
          </table:table-cell>
          <table:table-cell table:number-columns-repeated="1021"/>
        </table:table-row>
        <table:table-row table:style-name="ro1">
          <table:table-cell office:value-type="float" office:value="913.1053005" calcext:value-type="float">
            <text:p>913.1053005</text:p>
          </table:table-cell>
          <table:table-cell office:value-type="float" office:value="1746.907002" calcext:value-type="float">
            <text:p>1746.907002</text:p>
          </table:table-cell>
          <table:table-cell office:value-type="float" office:value="1751.789728" calcext:value-type="float">
            <text:p>1751.789728</text:p>
          </table:table-cell>
          <table:table-cell table:number-columns-repeated="1021"/>
        </table:table-row>
        <table:table-row table:style-name="ro1">
          <table:table-cell office:value-type="float" office:value="990.3883509" calcext:value-type="float">
            <text:p>990.3883509</text:p>
          </table:table-cell>
          <table:table-cell office:value-type="float" office:value="1746.959075" calcext:value-type="float">
            <text:p>1746.959075</text:p>
          </table:table-cell>
          <table:table-cell office:value-type="float" office:value="1752.501414" calcext:value-type="float">
            <text:p>1752.501414</text:p>
          </table:table-cell>
          <table:table-cell table:number-columns-repeated="1021"/>
        </table:table-row>
        <table:table-row table:style-name="ro1">
          <table:table-cell office:value-type="float" office:value="921.0118393" calcext:value-type="float">
            <text:p>921.0118393</text:p>
          </table:table-cell>
          <table:table-cell office:value-type="float" office:value="1748.738893" calcext:value-type="float">
            <text:p>1748.738893</text:p>
          </table:table-cell>
          <table:table-cell office:value-type="float" office:value="1751.043966" calcext:value-type="float">
            <text:p>1751.043966</text:p>
          </table:table-cell>
          <table:table-cell table:number-columns-repeated="1021"/>
        </table:table-row>
        <table:table-row table:style-name="ro1">
          <table:table-cell office:value-type="float" office:value="919.723311" calcext:value-type="float">
            <text:p>919.723311</text:p>
          </table:table-cell>
          <table:table-cell office:value-type="float" office:value="1752.231823" calcext:value-type="float">
            <text:p>1752.231823</text:p>
          </table:table-cell>
          <table:table-cell office:value-type="float" office:value="1749.375927" calcext:value-type="float">
            <text:p>1749.375927</text:p>
          </table:table-cell>
          <table:table-cell table:number-columns-repeated="1021"/>
        </table:table-row>
        <table:table-row table:style-name="ro1">
          <table:table-cell office:value-type="float" office:value="957.4757753" calcext:value-type="float">
            <text:p>957.4757753</text:p>
          </table:table-cell>
          <table:table-cell office:value-type="float" office:value="1749.788605" calcext:value-type="float">
            <text:p>1749.788605</text:p>
          </table:table-cell>
          <table:table-cell office:value-type="float" office:value="1751.120014" calcext:value-type="float">
            <text:p>1751.120014</text:p>
          </table:table-cell>
          <table:table-cell table:number-columns-repeated="1021"/>
        </table:table-row>
        <table:table-row table:style-name="ro1">
          <table:table-cell office:value-type="float" office:value="973.667746" calcext:value-type="float">
            <text:p>973.667746</text:p>
          </table:table-cell>
          <table:table-cell office:value-type="float" office:value="1748.74516" calcext:value-type="float">
            <text:p>1748.74516</text:p>
          </table:table-cell>
          <table:table-cell office:value-type="float" office:value="1751.577701" calcext:value-type="float">
            <text:p>1751.577701</text:p>
          </table:table-cell>
          <table:table-cell table:number-columns-repeated="1021"/>
        </table:table-row>
        <table:table-row table:style-name="ro1">
          <table:table-cell office:value-type="float" office:value="1126.217001" calcext:value-type="float">
            <text:p>1126.217001</text:p>
          </table:table-cell>
          <table:table-cell office:value-type="float" office:value="1754.217402" calcext:value-type="float">
            <text:p>1754.217402</text:p>
          </table:table-cell>
          <table:table-cell office:value-type="float" office:value="1750.853171" calcext:value-type="float">
            <text:p>1750.853171</text:p>
          </table:table-cell>
          <table:table-cell table:number-columns-repeated="1021"/>
        </table:table-row>
        <table:table-row table:style-name="ro1">
          <table:table-cell office:value-type="float" office:value="542.8339931" calcext:value-type="float">
            <text:p>542.8339931</text:p>
          </table:table-cell>
          <table:table-cell office:value-type="float" office:value="1747.509271" calcext:value-type="float">
            <text:p>1747.509271</text:p>
          </table:table-cell>
          <table:table-cell office:value-type="float" office:value="1747.315983" calcext:value-type="float">
            <text:p>1747.315983</text:p>
          </table:table-cell>
          <table:table-cell table:number-columns-repeated="1021"/>
        </table:table-row>
        <table:table-row table:style-name="ro1">
          <table:table-cell office:value-type="float" office:value="554.7040361" calcext:value-type="float">
            <text:p>554.7040361</text:p>
          </table:table-cell>
          <table:table-cell office:value-type="float" office:value="1749.018808" calcext:value-type="float">
            <text:p>1749.018808</text:p>
          </table:table-cell>
          <table:table-cell office:value-type="float" office:value="1746.789167" calcext:value-type="float">
            <text:p>1746.789167</text:p>
          </table:table-cell>
          <table:table-cell table:number-columns-repeated="1021"/>
        </table:table-row>
        <table:table-row table:style-name="ro1">
          <table:table-cell office:value-type="float" office:value="1017.183255" calcext:value-type="float">
            <text:p>1017.183255</text:p>
          </table:table-cell>
          <table:table-cell office:value-type="float" office:value="1752.902621" calcext:value-type="float">
            <text:p>1752.902621</text:p>
          </table:table-cell>
          <table:table-cell office:value-type="float" office:value="1750.394342" calcext:value-type="float">
            <text:p>1750.394342</text:p>
          </table:table-cell>
          <table:table-cell table:number-columns-repeated="1021"/>
        </table:table-row>
        <table:table-row table:style-name="ro1">
          <table:table-cell office:value-type="float" office:value="1182.580471" calcext:value-type="float">
            <text:p>1182.580471</text:p>
          </table:table-cell>
          <table:table-cell office:value-type="float" office:value="1749.917951" calcext:value-type="float">
            <text:p>1749.917951</text:p>
          </table:table-cell>
          <table:table-cell office:value-type="float" office:value="1753.428209" calcext:value-type="float">
            <text:p>1753.428209</text:p>
          </table:table-cell>
          <table:table-cell table:number-columns-repeated="1021"/>
        </table:table-row>
        <table:table-row table:style-name="ro1">
          <table:table-cell office:value-type="float" office:value="1115.225319" calcext:value-type="float">
            <text:p>1115.225319</text:p>
          </table:table-cell>
          <table:table-cell office:value-type="float" office:value="1752.267512" calcext:value-type="float">
            <text:p>1752.267512</text:p>
          </table:table-cell>
          <table:table-cell office:value-type="float" office:value="1751.74372" calcext:value-type="float">
            <text:p>1751.74372</text:p>
          </table:table-cell>
          <table:table-cell table:number-columns-repeated="1021"/>
        </table:table-row>
        <table:table-row table:style-name="ro1">
          <table:table-cell office:value-type="float" office:value="880.7236528" calcext:value-type="float">
            <text:p>880.7236528</text:p>
          </table:table-cell>
          <table:table-cell office:value-type="float" office:value="1749.689902" calcext:value-type="float">
            <text:p>1749.689902</text:p>
          </table:table-cell>
          <table:table-cell office:value-type="float" office:value="1750.312893" calcext:value-type="float">
            <text:p>1750.312893</text:p>
          </table:table-cell>
          <table:table-cell table:number-columns-repeated="1021"/>
        </table:table-row>
        <table:table-row table:style-name="ro1">
          <table:table-cell office:value-type="float" office:value="676.955265" calcext:value-type="float">
            <text:p>676.955265</text:p>
          </table:table-cell>
          <table:table-cell office:value-type="float" office:value="1748.922239" calcext:value-type="float">
            <text:p>1748.922239</text:p>
          </table:table-cell>
          <table:table-cell office:value-type="float" office:value="1748.258197" calcext:value-type="float">
            <text:p>1748.258197</text:p>
          </table:table-cell>
          <table:table-cell table:number-columns-repeated="1021"/>
        </table:table-row>
        <table:table-row table:style-name="ro1">
          <table:table-cell office:value-type="float" office:value="786.1489526" calcext:value-type="float">
            <text:p>786.1489526</text:p>
          </table:table-cell>
          <table:table-cell office:value-type="float" office:value="1750.95934" calcext:value-type="float">
            <text:p>1750.95934</text:p>
          </table:table-cell>
          <table:table-cell office:value-type="float" office:value="1748.708896" calcext:value-type="float">
            <text:p>1748.708896</text:p>
          </table:table-cell>
          <table:table-cell table:number-columns-repeated="1021"/>
        </table:table-row>
        <table:table-row table:style-name="ro1">
          <table:table-cell office:value-type="float" office:value="1092.273347" calcext:value-type="float">
            <text:p>1092.273347</text:p>
          </table:table-cell>
          <table:table-cell office:value-type="float" office:value="1751.082589" calcext:value-type="float">
            <text:p>1751.082589</text:p>
          </table:table-cell>
          <table:table-cell office:value-type="float" office:value="1751.958339" calcext:value-type="float">
            <text:p>1751.958339</text:p>
          </table:table-cell>
          <table:table-cell table:number-columns-repeated="1021"/>
        </table:table-row>
        <table:table-row table:style-name="ro1">
          <table:table-cell office:value-type="float" office:value="1239.031685" calcext:value-type="float">
            <text:p>1239.031685</text:p>
          </table:table-cell>
          <table:table-cell office:value-type="float" office:value="1755.613884" calcext:value-type="float">
            <text:p>1755.613884</text:p>
          </table:table-cell>
          <table:table-cell office:value-type="float" office:value="1751.527996" calcext:value-type="float">
            <text:p>1751.527996</text:p>
          </table:table-cell>
          <table:table-cell table:number-columns-repeated="1021"/>
        </table:table-row>
        <table:table-row table:style-name="ro1">
          <table:table-cell office:value-type="float" office:value="764.1719034" calcext:value-type="float">
            <text:p>764.1719034</text:p>
          </table:table-cell>
          <table:table-cell office:value-type="float" office:value="1750.817853" calcext:value-type="float">
            <text:p>1750.817853</text:p>
          </table:table-cell>
          <table:table-cell office:value-type="float" office:value="1748.374532" calcext:value-type="float">
            <text:p>1748.374532</text:p>
          </table:table-cell>
          <table:table-cell table:number-columns-repeated="1021"/>
        </table:table-row>
        <table:table-row table:style-name="ro1">
          <table:table-cell office:value-type="float" office:value="1019.296366" calcext:value-type="float">
            <text:p>1019.296366</text:p>
          </table:table-cell>
          <table:table-cell office:value-type="float" office:value="1751.506389" calcext:value-type="float">
            <text:p>1751.506389</text:p>
          </table:table-cell>
          <table:table-cell office:value-type="float" office:value="1751.146186" calcext:value-type="float">
            <text:p>1751.146186</text:p>
          </table:table-cell>
          <table:table-cell table:number-columns-repeated="1021"/>
        </table:table-row>
        <table:table-row table:style-name="ro1">
          <table:table-cell office:value-type="float" office:value="915.5296135" calcext:value-type="float">
            <text:p>915.5296135</text:p>
          </table:table-cell>
          <table:table-cell office:value-type="float" office:value="1753.249001" calcext:value-type="float">
            <text:p>1753.249001</text:p>
          </table:table-cell>
          <table:table-cell office:value-type="float" office:value="1749.100577" calcext:value-type="float">
            <text:p>1749.100577</text:p>
          </table:table-cell>
          <table:table-cell table:number-columns-repeated="1021"/>
        </table:table-row>
        <table:table-row table:style-name="ro1">
          <table:table-cell office:value-type="float" office:value="794.5238532" calcext:value-type="float">
            <text:p>794.5238532</text:p>
          </table:table-cell>
          <table:table-cell office:value-type="float" office:value="1750.358462" calcext:value-type="float">
            <text:p>1750.358462</text:p>
          </table:table-cell>
          <table:table-cell office:value-type="float" office:value="1748.809579" calcext:value-type="float">
            <text:p>1748.809579</text:p>
          </table:table-cell>
          <table:table-cell table:number-columns-repeated="1021"/>
        </table:table-row>
        <table:table-row table:style-name="ro1">
          <table:table-cell office:value-type="float" office:value="802.0775466" calcext:value-type="float">
            <text:p>802.0775466</text:p>
          </table:table-cell>
          <table:table-cell office:value-type="float" office:value="1749.487371" calcext:value-type="float">
            <text:p>1749.487371</text:p>
          </table:table-cell>
          <table:table-cell office:value-type="float" office:value="1749.411778" calcext:value-type="float">
            <text:p>1749.411778</text:p>
          </table:table-cell>
          <table:table-cell table:number-columns-repeated="1021"/>
        </table:table-row>
        <table:table-row table:style-name="ro1">
          <table:table-cell office:value-type="float" office:value="967.9846062" calcext:value-type="float">
            <text:p>967.9846062</text:p>
          </table:table-cell>
          <table:table-cell office:value-type="float" office:value="1751.201953" calcext:value-type="float">
            <text:p>1751.201953</text:p>
          </table:table-cell>
          <table:table-cell office:value-type="float" office:value="1750.695684" calcext:value-type="float">
            <text:p>1750.695684</text:p>
          </table:table-cell>
          <table:table-cell table:number-columns-repeated="1021"/>
        </table:table-row>
        <table:table-row table:style-name="ro1">
          <table:table-cell office:value-type="float" office:value="1007.451493" calcext:value-type="float">
            <text:p>1007.451493</text:p>
          </table:table-cell>
          <table:table-cell office:value-type="float" office:value="1750.044339" calcext:value-type="float">
            <text:p>1750.044339</text:p>
          </table:table-cell>
          <table:table-cell office:value-type="float" office:value="1751.520519" calcext:value-type="float">
            <text:p>1751.520519</text:p>
          </table:table-cell>
          <table:table-cell table:number-columns-repeated="1021"/>
        </table:table-row>
        <table:table-row table:style-name="ro1">
          <table:table-cell office:value-type="float" office:value="699.5570904" calcext:value-type="float">
            <text:p>699.5570904</text:p>
          </table:table-cell>
          <table:table-cell office:value-type="float" office:value="1747.180101" calcext:value-type="float">
            <text:p>1747.180101</text:p>
          </table:table-cell>
          <table:table-cell office:value-type="float" office:value="1749.228873" calcext:value-type="float">
            <text:p>1749.228873</text:p>
          </table:table-cell>
          <table:table-cell table:number-columns-repeated="1021"/>
        </table:table-row>
        <table:table-row table:style-name="ro1">
          <table:table-cell office:value-type="float" office:value="838.3161182" calcext:value-type="float">
            <text:p>838.3161182</text:p>
          </table:table-cell>
          <table:table-cell office:value-type="float" office:value="1749.687704" calcext:value-type="float">
            <text:p>1749.687704</text:p>
          </table:table-cell>
          <table:table-cell office:value-type="float" office:value="1749.797218" calcext:value-type="float">
            <text:p>1749.797218</text:p>
          </table:table-cell>
          <table:table-cell table:number-columns-repeated="1021"/>
        </table:table-row>
        <table:table-row table:style-name="ro1">
          <table:table-cell office:value-type="float" office:value="659.9882841" calcext:value-type="float">
            <text:p>659.9882841</text:p>
          </table:table-cell>
          <table:table-cell office:value-type="float" office:value="1749.572112" calcext:value-type="float">
            <text:p>1749.572112</text:p>
          </table:table-cell>
          <table:table-cell office:value-type="float" office:value="1747.800668" calcext:value-type="float">
            <text:p>1747.800668</text:p>
          </table:table-cell>
          <table:table-cell table:number-columns-repeated="1021"/>
        </table:table-row>
        <table:table-row table:style-name="ro1">
          <table:table-cell office:value-type="float" office:value="1070.73321" calcext:value-type="float">
            <text:p>1070.73321</text:p>
          </table:table-cell>
          <table:table-cell office:value-type="float" office:value="1750.056764" calcext:value-type="float">
            <text:p>1750.056764</text:p>
          </table:table-cell>
          <table:table-cell office:value-type="float" office:value="1752.134892" calcext:value-type="float">
            <text:p>1752.134892</text:p>
          </table:table-cell>
          <table:table-cell table:number-columns-repeated="1021"/>
        </table:table-row>
        <table:table-row table:style-name="ro1">
          <table:table-cell office:value-type="float" office:value="800.9674507" calcext:value-type="float">
            <text:p>800.9674507</text:p>
          </table:table-cell>
          <table:table-cell office:value-type="float" office:value="1751.264532" calcext:value-type="float">
            <text:p>1751.264532</text:p>
          </table:table-cell>
          <table:table-cell office:value-type="float" office:value="1748.625757" calcext:value-type="float">
            <text:p>1748.625757</text:p>
          </table:table-cell>
          <table:table-cell table:number-columns-repeated="1021"/>
        </table:table-row>
        <table:table-row table:style-name="ro1">
          <table:table-cell office:value-type="float" office:value="561.2021459" calcext:value-type="float">
            <text:p>561.2021459</text:p>
          </table:table-cell>
          <table:table-cell office:value-type="float" office:value="1749.550238" calcext:value-type="float">
            <text:p>1749.550238</text:p>
          </table:table-cell>
          <table:table-cell office:value-type="float" office:value="1746.621231" calcext:value-type="float">
            <text:p>1746.621231</text:p>
          </table:table-cell>
          <table:table-cell table:number-columns-repeated="1021"/>
        </table:table-row>
        <table:table-row table:style-name="ro1">
          <table:table-cell office:value-type="float" office:value="1063.413279" calcext:value-type="float">
            <text:p>1063.413279</text:p>
          </table:table-cell>
          <table:table-cell office:value-type="float" office:value="1753.020067" calcext:value-type="float">
            <text:p>1753.020067</text:p>
          </table:table-cell>
          <table:table-cell office:value-type="float" office:value="1750.764373" calcext:value-type="float">
            <text:p>1750.764373</text:p>
          </table:table-cell>
          <table:table-cell table:number-columns-repeated="1021"/>
        </table:table-row>
        <table:table-row table:style-name="ro1">
          <table:table-cell office:value-type="float" office:value="755.0897782" calcext:value-type="float">
            <text:p>755.0897782</text:p>
          </table:table-cell>
          <table:table-cell office:value-type="float" office:value="1751.799704" calcext:value-type="float">
            <text:p>1751.799704</text:p>
          </table:table-cell>
          <table:table-cell office:value-type="float" office:value="1747.943105" calcext:value-type="float">
            <text:p>1747.943105</text:p>
          </table:table-cell>
          <table:table-cell table:number-columns-repeated="1021"/>
        </table:table-row>
        <table:table-row table:style-name="ro1">
          <table:table-cell office:value-type="float" office:value="938.0103884" calcext:value-type="float">
            <text:p>938.0103884</text:p>
          </table:table-cell>
          <table:table-cell office:value-type="float" office:value="1752.685372" calcext:value-type="float">
            <text:p>1752.685372</text:p>
          </table:table-cell>
          <table:table-cell office:value-type="float" office:value="1749.38023" calcext:value-type="float">
            <text:p>1749.38023</text:p>
          </table:table-cell>
          <table:table-cell table:number-columns-repeated="1021"/>
        </table:table-row>
        <table:table-row table:style-name="ro1">
          <table:table-cell office:value-type="float" office:value="852.6929258" calcext:value-type="float">
            <text:p>852.6929258</text:p>
          </table:table-cell>
          <table:table-cell office:value-type="float" office:value="1749.295356" calcext:value-type="float">
            <text:p>1749.295356</text:p>
          </table:table-cell>
          <table:table-cell office:value-type="float" office:value="1750.131157" calcext:value-type="float">
            <text:p>1750.131157</text:p>
          </table:table-cell>
          <table:table-cell table:number-columns-repeated="1021"/>
        </table:table-row>
        <table:table-row table:style-name="ro1">
          <table:table-cell office:value-type="float" office:value="624.9530916" calcext:value-type="float">
            <text:p>624.9530916</text:p>
          </table:table-cell>
          <table:table-cell office:value-type="float" office:value="1750.553213" calcext:value-type="float">
            <text:p>1750.553213</text:p>
          </table:table-cell>
          <table:table-cell office:value-type="float" office:value="1746.852293" calcext:value-type="float">
            <text:p>1746.852293</text:p>
          </table:table-cell>
          <table:table-cell table:number-columns-repeated="1021"/>
        </table:table-row>
        <table:table-row table:style-name="ro1">
          <table:table-cell office:value-type="float" office:value="712.2061801" calcext:value-type="float">
            <text:p>712.2061801</text:p>
          </table:table-cell>
          <table:table-cell office:value-type="float" office:value="1753.042364" calcext:value-type="float">
            <text:p>1753.042364</text:p>
          </table:table-cell>
          <table:table-cell office:value-type="float" office:value="1746.84704" calcext:value-type="float">
            <text:p>1746.84704</text:p>
          </table:table-cell>
          <table:table-cell table:number-columns-repeated="1021"/>
        </table:table-row>
        <table:table-row table:style-name="ro1">
          <table:table-cell office:value-type="float" office:value="643.7979826" calcext:value-type="float">
            <text:p>643.7979826</text:p>
          </table:table-cell>
          <table:table-cell office:value-type="float" office:value="1748.66038" calcext:value-type="float">
            <text:p>1748.66038</text:p>
          </table:table-cell>
          <table:table-cell office:value-type="float" office:value="1747.919789" calcext:value-type="float">
            <text:p>1747.919789</text:p>
          </table:table-cell>
          <table:table-cell table:number-columns-repeated="1021"/>
        </table:table-row>
        <table:table-row table:style-name="ro1">
          <table:table-cell office:value-type="float" office:value="616.4945276" calcext:value-type="float">
            <text:p>616.4945276</text:p>
          </table:table-cell>
          <table:table-cell office:value-type="float" office:value="1748.930601" calcext:value-type="float">
            <text:p>1748.930601</text:p>
          </table:table-cell>
          <table:table-cell office:value-type="float" office:value="1747.552278" calcext:value-type="float">
            <text:p>1747.552278</text:p>
          </table:table-cell>
          <table:table-cell table:number-columns-repeated="1021"/>
        </table:table-row>
        <table:table-row table:style-name="ro1">
          <table:table-cell office:value-type="float" office:value="749.7572009" calcext:value-type="float">
            <text:p>749.7572009</text:p>
          </table:table-cell>
          <table:table-cell office:value-type="float" office:value="1749.848623" calcext:value-type="float">
            <text:p>1749.848623</text:p>
          </table:table-cell>
          <table:table-cell office:value-type="float" office:value="1748.581257" calcext:value-type="float">
            <text:p>1748.581257</text:p>
          </table:table-cell>
          <table:table-cell table:number-columns-repeated="1021"/>
        </table:table-row>
        <table:table-row table:style-name="ro1">
          <table:table-cell office:value-type="float" office:value="1180.044286" calcext:value-type="float">
            <text:p>1180.044286</text:p>
          </table:table-cell>
          <table:table-cell office:value-type="float" office:value="1750.306727" calcext:value-type="float">
            <text:p>1750.306727</text:p>
          </table:table-cell>
          <table:table-cell office:value-type="float" office:value="1753.080454" calcext:value-type="float">
            <text:p>1753.080454</text:p>
          </table:table-cell>
          <table:table-cell table:number-columns-repeated="1021"/>
        </table:table-row>
        <table:table-row table:style-name="ro1">
          <table:table-cell office:value-type="float" office:value="796.3118369" calcext:value-type="float">
            <text:p>796.3118369</text:p>
          </table:table-cell>
          <table:table-cell office:value-type="float" office:value="1748.504234" calcext:value-type="float">
            <text:p>1748.504234</text:p>
          </table:table-cell>
          <table:table-cell office:value-type="float" office:value="1749.683761" calcext:value-type="float">
            <text:p>1749.683761</text:p>
          </table:table-cell>
          <table:table-cell table:number-columns-repeated="1021"/>
        </table:table-row>
        <table:table-row table:style-name="ro1">
          <table:table-cell office:value-type="float" office:value="863.6918284" calcext:value-type="float">
            <text:p>863.6918284</text:p>
          </table:table-cell>
          <table:table-cell office:value-type="float" office:value="1749.356373" calcext:value-type="float">
            <text:p>1749.356373</text:p>
          </table:table-cell>
          <table:table-cell office:value-type="float" office:value="1750.211363" calcext:value-type="float">
            <text:p>1750.211363</text:p>
          </table:table-cell>
          <table:table-cell table:number-columns-repeated="1021"/>
        </table:table-row>
        <table:table-row table:style-name="ro1">
          <table:table-cell office:value-type="float" office:value="566.5565644" calcext:value-type="float">
            <text:p>566.5565644</text:p>
          </table:table-cell>
          <table:table-cell office:value-type="float" office:value="1748.250489" calcext:value-type="float">
            <text:p>1748.250489</text:p>
          </table:table-cell>
          <table:table-cell office:value-type="float" office:value="1747.271394" calcext:value-type="float">
            <text:p>1747.271394</text:p>
          </table:table-cell>
          <table:table-cell table:number-columns-repeated="1021"/>
        </table:table-row>
        <table:table-row table:style-name="ro1">
          <table:table-cell office:value-type="float" office:value="999.0301753" calcext:value-type="float">
            <text:p>999.0301753</text:p>
          </table:table-cell>
          <table:table-cell office:value-type="float" office:value="1753.905693" calcext:value-type="float">
            <text:p>1753.905693</text:p>
          </table:table-cell>
          <table:table-cell office:value-type="float" office:value="1749.666931" calcext:value-type="float">
            <text:p>1749.666931</text:p>
          </table:table-cell>
          <table:table-cell table:number-columns-repeated="1021"/>
        </table:table-row>
        <table:table-row table:style-name="ro1">
          <table:table-cell office:value-type="float" office:value="914.1187768" calcext:value-type="float">
            <text:p>914.1187768</text:p>
          </table:table-cell>
          <table:table-cell office:value-type="float" office:value="1749.509773" calcext:value-type="float">
            <text:p>1749.509773</text:p>
          </table:table-cell>
          <table:table-cell office:value-type="float" office:value="1750.71821" calcext:value-type="float">
            <text:p>1750.71821</text:p>
          </table:table-cell>
          <table:table-cell table:number-columns-repeated="1021"/>
        </table:table-row>
        <table:table-row table:style-name="ro1">
          <table:table-cell office:value-type="float" office:value="896.6488749" calcext:value-type="float">
            <text:p>896.6488749</text:p>
          </table:table-cell>
          <table:table-cell office:value-type="float" office:value="1750.747411" calcext:value-type="float">
            <text:p>1750.747411</text:p>
          </table:table-cell>
          <table:table-cell office:value-type="float" office:value="1749.799949" calcext:value-type="float">
            <text:p>1749.799949</text:p>
          </table:table-cell>
          <table:table-cell table:number-columns-repeated="1021"/>
        </table:table-row>
        <table:table-row table:style-name="ro1">
          <table:table-cell office:value-type="float" office:value="602.779429" calcext:value-type="float">
            <text:p>602.779429</text:p>
          </table:table-cell>
          <table:table-cell office:value-type="float" office:value="1748.501796" calcext:value-type="float">
            <text:p>1748.501796</text:p>
          </table:table-cell>
          <table:table-cell office:value-type="float" office:value="1747.718772" calcext:value-type="float">
            <text:p>1747.718772</text:p>
          </table:table-cell>
          <table:table-cell table:number-columns-repeated="1021"/>
        </table:table-row>
        <table:table-row table:style-name="ro1">
          <table:table-cell office:value-type="float" office:value="1056.025118" calcext:value-type="float">
            <text:p>1056.025118</text:p>
          </table:table-cell>
          <table:table-cell office:value-type="float" office:value="1749.44953" calcext:value-type="float">
            <text:p>1749.44953</text:p>
          </table:table-cell>
          <table:table-cell office:value-type="float" office:value="1752.288523" calcext:value-type="float">
            <text:p>1752.288523</text:p>
          </table:table-cell>
          <table:table-cell table:number-columns-repeated="1021"/>
        </table:table-row>
        <table:table-row table:style-name="ro1">
          <table:table-cell office:value-type="float" office:value="864.8459618" calcext:value-type="float">
            <text:p>864.8459618</text:p>
          </table:table-cell>
          <table:table-cell office:value-type="float" office:value="1749.509045" calcext:value-type="float">
            <text:p>1749.509045</text:p>
          </table:table-cell>
          <table:table-cell office:value-type="float" office:value="1750.202453" calcext:value-type="float">
            <text:p>1750.202453</text:p>
          </table:table-cell>
          <table:table-cell table:number-columns-repeated="1021"/>
        </table:table-row>
        <table:table-row table:style-name="ro1">
          <table:table-cell office:value-type="float" office:value="1090.432788" calcext:value-type="float">
            <text:p>1090.432788</text:p>
          </table:table-cell>
          <table:table-cell office:value-type="float" office:value="1750.560264" calcext:value-type="float">
            <text:p>1750.560264</text:p>
          </table:table-cell>
          <table:table-cell office:value-type="float" office:value="1752.233081" calcext:value-type="float">
            <text:p>1752.233081</text:p>
          </table:table-cell>
          <table:table-cell table:number-columns-repeated="1021"/>
        </table:table-row>
        <table:table-row table:style-name="ro1">
          <table:table-cell office:value-type="float" office:value="1077.234765" calcext:value-type="float">
            <text:p>1077.234765</text:p>
          </table:table-cell>
          <table:table-cell office:value-type="float" office:value="1753.531371" calcext:value-type="float">
            <text:p>1753.531371</text:p>
          </table:table-cell>
          <table:table-cell office:value-type="float" office:value="1750.716361" calcext:value-type="float">
            <text:p>1750.716361</text:p>
          </table:table-cell>
          <table:table-cell table:number-columns-repeated="1021"/>
        </table:table-row>
        <table:table-row table:style-name="ro1">
          <table:table-cell office:value-type="float" office:value="876.9166039" calcext:value-type="float">
            <text:p>876.9166039</text:p>
          </table:table-cell>
          <table:table-cell office:value-type="float" office:value="1748.691815" calcext:value-type="float">
            <text:p>1748.691815</text:p>
          </table:table-cell>
          <table:table-cell office:value-type="float" office:value="1750.574133" calcext:value-type="float">
            <text:p>1750.574133</text:p>
          </table:table-cell>
          <table:table-cell table:number-columns-repeated="1021"/>
        </table:table-row>
        <table:table-row table:style-name="ro1">
          <table:table-cell office:value-type="float" office:value="805.7540117" calcext:value-type="float">
            <text:p>805.7540117</text:p>
          </table:table-cell>
          <table:table-cell office:value-type="float" office:value="1747.318703" calcext:value-type="float">
            <text:p>1747.318703</text:p>
          </table:table-cell>
          <table:table-cell office:value-type="float" office:value="1750.378364" calcext:value-type="float">
            <text:p>1750.378364</text:p>
          </table:table-cell>
          <table:table-cell table:number-columns-repeated="1021"/>
        </table:table-row>
        <table:table-row table:style-name="ro1">
          <table:table-cell office:value-type="float" office:value="894.5890742" calcext:value-type="float">
            <text:p>894.5890742</text:p>
          </table:table-cell>
          <table:table-cell office:value-type="float" office:value="1747.213841" calcext:value-type="float">
            <text:p>1747.213841</text:p>
          </table:table-cell>
          <table:table-cell office:value-type="float" office:value="1751.482907" calcext:value-type="float">
            <text:p>1751.482907</text:p>
          </table:table-cell>
          <table:table-cell table:number-columns-repeated="1021"/>
        </table:table-row>
        <table:table-row table:style-name="ro1">
          <table:table-cell office:value-type="float" office:value="1083.433374" calcext:value-type="float">
            <text:p>1083.433374</text:p>
          </table:table-cell>
          <table:table-cell office:value-type="float" office:value="1747.902669" calcext:value-type="float">
            <text:p>1747.902669</text:p>
          </table:table-cell>
          <table:table-cell office:value-type="float" office:value="1753.223672" calcext:value-type="float">
            <text:p>1753.223672</text:p>
          </table:table-cell>
          <table:table-cell table:number-columns-repeated="1021"/>
        </table:table-row>
        <table:table-row table:style-name="ro1">
          <table:table-cell office:value-type="float" office:value="744.1073877" calcext:value-type="float">
            <text:p>744.1073877</text:p>
          </table:table-cell>
          <table:table-cell office:value-type="float" office:value="1750.628668" calcext:value-type="float">
            <text:p>1750.628668</text:p>
          </table:table-cell>
          <table:table-cell office:value-type="float" office:value="1748.209108" calcext:value-type="float">
            <text:p>1748.209108</text:p>
          </table:table-cell>
          <table:table-cell table:number-columns-repeated="1021"/>
        </table:table-row>
        <table:table-row table:style-name="ro1">
          <table:table-cell office:value-type="float" office:value="768.9266859" calcext:value-type="float">
            <text:p>768.9266859</text:p>
          </table:table-cell>
          <table:table-cell office:value-type="float" office:value="1750.61639" calcext:value-type="float">
            <text:p>1750.61639</text:p>
          </table:table-cell>
          <table:table-cell office:value-type="float" office:value="1748.566079" calcext:value-type="float">
            <text:p>1748.566079</text:p>
          </table:table-cell>
          <table:table-cell table:number-columns-repeated="1021"/>
        </table:table-row>
        <table:table-row table:style-name="ro1">
          <table:table-cell office:value-type="float" office:value="1067.014716" calcext:value-type="float">
            <text:p>1067.014716</text:p>
          </table:table-cell>
          <table:table-cell office:value-type="float" office:value="1751.351626" calcext:value-type="float">
            <text:p>1751.351626</text:p>
          </table:table-cell>
          <table:table-cell office:value-type="float" office:value="1751.425194" calcext:value-type="float">
            <text:p>1751.425194</text:p>
          </table:table-cell>
          <table:table-cell table:number-columns-repeated="1021"/>
        </table:table-row>
        <table:table-row table:style-name="ro1">
          <table:table-cell office:value-type="float" office:value="911.7030297" calcext:value-type="float">
            <text:p>911.7030297</text:p>
          </table:table-cell>
          <table:table-cell office:value-type="float" office:value="1748.186715" calcext:value-type="float">
            <text:p>1748.186715</text:p>
          </table:table-cell>
          <table:table-cell office:value-type="float" office:value="1751.270887" calcext:value-type="float">
            <text:p>1751.270887</text:p>
          </table:table-cell>
          <table:table-cell table:number-columns-repeated="1021"/>
        </table:table-row>
        <table:table-row table:style-name="ro1">
          <table:table-cell office:value-type="float" office:value="988.5928901" calcext:value-type="float">
            <text:p>988.5928901</text:p>
          </table:table-cell>
          <table:table-cell office:value-type="float" office:value="1750.675777" calcext:value-type="float">
            <text:p>1750.675777</text:p>
          </table:table-cell>
          <table:table-cell office:value-type="float" office:value="1751.069875" calcext:value-type="float">
            <text:p>1751.069875</text:p>
          </table:table-cell>
          <table:table-cell table:number-columns-repeated="1021"/>
        </table:table-row>
        <table:table-row table:style-name="ro1">
          <table:table-cell office:value-type="float" office:value="1005.502881" calcext:value-type="float">
            <text:p>1005.502881</text:p>
          </table:table-cell>
          <table:table-cell office:value-type="float" office:value="1748.591043" calcext:value-type="float">
            <text:p>1748.591043</text:p>
          </table:table-cell>
          <table:table-cell office:value-type="float" office:value="1752.007884" calcext:value-type="float">
            <text:p>1752.007884</text:p>
          </table:table-cell>
          <table:table-cell table:number-columns-repeated="1021"/>
        </table:table-row>
        <table:table-row table:style-name="ro1">
          <table:table-cell office:value-type="float" office:value="478.5071165" calcext:value-type="float">
            <text:p>478.5071165</text:p>
          </table:table-cell>
          <table:table-cell office:value-type="float" office:value="1751.177293" calcext:value-type="float">
            <text:p>1751.177293</text:p>
          </table:table-cell>
          <table:table-cell office:value-type="float" office:value="1744.994157" calcext:value-type="float">
            <text:p>1744.994157</text:p>
          </table:table-cell>
          <table:table-cell table:number-columns-repeated="1021"/>
        </table:table-row>
        <table:table-row table:style-name="ro1">
          <table:table-cell office:value-type="float" office:value="729.0144262" calcext:value-type="float">
            <text:p>729.0144262</text:p>
          </table:table-cell>
          <table:table-cell office:value-type="float" office:value="1747.983782" calcext:value-type="float">
            <text:p>1747.983782</text:p>
          </table:table-cell>
          <table:table-cell office:value-type="float" office:value="1749.338234" calcext:value-type="float">
            <text:p>1749.338234</text:p>
          </table:table-cell>
          <table:table-cell table:number-columns-repeated="1021"/>
        </table:table-row>
        <table:table-row table:style-name="ro1">
          <table:table-cell office:value-type="float" office:value="724.5070093" calcext:value-type="float">
            <text:p>724.5070093</text:p>
          </table:table-cell>
          <table:table-cell office:value-type="float" office:value="1748.480833" calcext:value-type="float">
            <text:p>1748.480833</text:p>
          </table:table-cell>
          <table:table-cell office:value-type="float" office:value="1749.071351" calcext:value-type="float">
            <text:p>1749.071351</text:p>
          </table:table-cell>
          <table:table-cell table:number-columns-repeated="1021"/>
        </table:table-row>
        <table:table-row table:style-name="ro1">
          <table:table-cell office:value-type="float" office:value="1054.461007" calcext:value-type="float">
            <text:p>1054.461007</text:p>
          </table:table-cell>
          <table:table-cell office:value-type="float" office:value="1752.378036" calcext:value-type="float">
            <text:p>1752.378036</text:p>
          </table:table-cell>
          <table:table-cell office:value-type="float" office:value="1750.873163" calcext:value-type="float">
            <text:p>1750.873163</text:p>
          </table:table-cell>
          <table:table-cell table:number-columns-repeated="1021"/>
        </table:table-row>
        <table:table-row table:style-name="ro1">
          <table:table-cell office:value-type="float" office:value="878.1744361" calcext:value-type="float">
            <text:p>878.1744361</text:p>
          </table:table-cell>
          <table:table-cell office:value-type="float" office:value="1748.281508" calcext:value-type="float">
            <text:p>1748.281508</text:p>
          </table:table-cell>
          <table:table-cell office:value-type="float" office:value="1750.919061" calcext:value-type="float">
            <text:p>1750.919061</text:p>
          </table:table-cell>
          <table:table-cell table:number-columns-repeated="1021"/>
        </table:table-row>
        <table:table-row table:style-name="ro1">
          <table:table-cell office:value-type="float" office:value="1150.203056" calcext:value-type="float">
            <text:p>1150.203056</text:p>
          </table:table-cell>
          <table:table-cell office:value-type="float" office:value="1755.271641" calcext:value-type="float">
            <text:p>1755.271641</text:p>
          </table:table-cell>
          <table:table-cell office:value-type="float" office:value="1750.745665" calcext:value-type="float">
            <text:p>1750.745665</text:p>
          </table:table-cell>
          <table:table-cell table:number-columns-repeated="1021"/>
        </table:table-row>
        <table:table-row table:style-name="ro1">
          <table:table-cell office:value-type="float" office:value="954.7741048" calcext:value-type="float">
            <text:p>954.7741048</text:p>
          </table:table-cell>
          <table:table-cell office:value-type="float" office:value="1748.698879" calcext:value-type="float">
            <text:p>1748.698879</text:p>
          </table:table-cell>
          <table:table-cell office:value-type="float" office:value="1751.415976" calcext:value-type="float">
            <text:p>1751.415976</text:p>
          </table:table-cell>
          <table:table-cell table:number-columns-repeated="1021"/>
        </table:table-row>
        <table:table-row table:style-name="ro1">
          <table:table-cell office:value-type="float" office:value="635.4500877" calcext:value-type="float">
            <text:p>635.4500877</text:p>
          </table:table-cell>
          <table:table-cell office:value-type="float" office:value="1748.074102" calcext:value-type="float">
            <text:p>1748.074102</text:p>
          </table:table-cell>
          <table:table-cell office:value-type="float" office:value="1748.102873" calcext:value-type="float">
            <text:p>1748.102873</text:p>
          </table:table-cell>
          <table:table-cell table:number-columns-repeated="1021"/>
        </table:table-row>
        <table:table-row table:style-name="ro1">
          <table:table-cell office:value-type="float" office:value="1027.42736" calcext:value-type="float">
            <text:p>1027.42736</text:p>
          </table:table-cell>
          <table:table-cell office:value-type="float" office:value="1752.997741" calcext:value-type="float">
            <text:p>1752.997741</text:p>
          </table:table-cell>
          <table:table-cell office:value-type="float" office:value="1750.37428" calcext:value-type="float">
            <text:p>1750.37428</text:p>
          </table:table-cell>
          <table:table-cell table:number-columns-repeated="1021"/>
        </table:table-row>
        <table:table-row table:style-name="ro1">
          <table:table-cell office:value-type="float" office:value="937.9704699" calcext:value-type="float">
            <text:p>937.9704699</text:p>
          </table:table-cell>
          <table:table-cell office:value-type="float" office:value="1750.82803" calcext:value-type="float">
            <text:p>1750.82803</text:p>
          </table:table-cell>
          <table:table-cell office:value-type="float" office:value="1750.329578" calcext:value-type="float">
            <text:p>1750.329578</text:p>
          </table:table-cell>
          <table:table-cell table:number-columns-repeated="1021"/>
        </table:table-row>
        <table:table-row table:style-name="ro1">
          <table:table-cell office:value-type="float" office:value="624.8277245" calcext:value-type="float">
            <text:p>624.8277245</text:p>
          </table:table-cell>
          <table:table-cell office:value-type="float" office:value="1747.367895" calcext:value-type="float">
            <text:p>1747.367895</text:p>
          </table:table-cell>
          <table:table-cell office:value-type="float" office:value="1748.210384" calcext:value-type="float">
            <text:p>1748.210384</text:p>
          </table:table-cell>
          <table:table-cell table:number-columns-repeated="1021"/>
        </table:table-row>
        <table:table-row table:style-name="ro1">
          <table:table-cell office:value-type="float" office:value="951.8573918" calcext:value-type="float">
            <text:p>951.8573918</text:p>
          </table:table-cell>
          <table:table-cell office:value-type="float" office:value="1753.982219" calcext:value-type="float">
            <text:p>1753.982219</text:p>
          </table:table-cell>
          <table:table-cell office:value-type="float" office:value="1749.209944" calcext:value-type="float">
            <text:p>1749.209944</text:p>
          </table:table-cell>
          <table:table-cell table:number-columns-repeated="1021"/>
        </table:table-row>
        <table:table-row table:style-name="ro1">
          <table:table-cell office:value-type="float" office:value="853.0716669" calcext:value-type="float">
            <text:p>853.0716669</text:p>
          </table:table-cell>
          <table:table-cell office:value-type="float" office:value="1750.299656" calcext:value-type="float">
            <text:p>1750.299656</text:p>
          </table:table-cell>
          <table:table-cell office:value-type="float" office:value="1749.779061" calcext:value-type="float">
            <text:p>1749.779061</text:p>
          </table:table-cell>
          <table:table-cell table:number-columns-repeated="1021"/>
        </table:table-row>
        <table:table-row table:style-name="ro1">
          <table:table-cell office:value-type="float" office:value="859.3160348" calcext:value-type="float">
            <text:p>859.3160348</text:p>
          </table:table-cell>
          <table:table-cell office:value-type="float" office:value="1747.754882" calcext:value-type="float">
            <text:p>1747.754882</text:p>
          </table:table-cell>
          <table:table-cell office:value-type="float" office:value="1751.008223" calcext:value-type="float">
            <text:p>1751.008223</text:p>
          </table:table-cell>
          <table:table-cell table:number-columns-repeated="1021"/>
        </table:table-row>
        <table:table-row table:style-name="ro1">
          <table:table-cell office:value-type="float" office:value="1081.71598" calcext:value-type="float">
            <text:p>1081.71598</text:p>
          </table:table-cell>
          <table:table-cell office:value-type="float" office:value="1750.459696" calcext:value-type="float">
            <text:p>1750.459696</text:p>
          </table:table-cell>
          <table:table-cell office:value-type="float" office:value="1752.197675" calcext:value-type="float">
            <text:p>1752.197675</text:p>
          </table:table-cell>
          <table:table-cell table:number-columns-repeated="1021"/>
        </table:table-row>
        <table:table-row table:style-name="ro1">
          <table:table-cell office:value-type="float" office:value="775.1337641" calcext:value-type="float">
            <text:p>775.1337641</text:p>
          </table:table-cell>
          <table:table-cell office:value-type="float" office:value="1748.572624" calcext:value-type="float">
            <text:p>1748.572624</text:p>
          </table:table-cell>
          <table:table-cell office:value-type="float" office:value="1749.62892" calcext:value-type="float">
            <text:p>1749.62892</text:p>
          </table:table-cell>
          <table:table-cell table:number-columns-repeated="1021"/>
        </table:table-row>
        <table:table-row table:style-name="ro1">
          <table:table-cell office:value-type="float" office:value="924.7702704" calcext:value-type="float">
            <text:p>924.7702704</text:p>
          </table:table-cell>
          <table:table-cell office:value-type="float" office:value="1751.13151" calcext:value-type="float">
            <text:p>1751.13151</text:p>
          </table:table-cell>
          <table:table-cell office:value-type="float" office:value="1749.79614" calcext:value-type="float">
            <text:p>1749.79614</text:p>
          </table:table-cell>
          <table:table-cell table:number-columns-repeated="1021"/>
        </table:table-row>
        <table:table-row table:style-name="ro1">
          <table:table-cell office:value-type="float" office:value="862.5282243" calcext:value-type="float">
            <text:p>862.5282243</text:p>
          </table:table-cell>
          <table:table-cell office:value-type="float" office:value="1748.805139" calcext:value-type="float">
            <text:p>1748.805139</text:p>
          </table:table-cell>
          <table:table-cell office:value-type="float" office:value="1750.417197" calcext:value-type="float">
            <text:p>1750.417197</text:p>
          </table:table-cell>
          <table:table-cell table:number-columns-repeated="1021"/>
        </table:table-row>
        <table:table-row table:style-name="ro1">
          <table:table-cell office:value-type="float" office:value="869.8267838" calcext:value-type="float">
            <text:p>869.8267838</text:p>
          </table:table-cell>
          <table:table-cell office:value-type="float" office:value="1748.549875" calcext:value-type="float">
            <text:p>1748.549875</text:p>
          </table:table-cell>
          <table:table-cell office:value-type="float" office:value="1750.654545" calcext:value-type="float">
            <text:p>1750.654545</text:p>
          </table:table-cell>
          <table:table-cell table:number-columns-repeated="1021"/>
        </table:table-row>
        <table:table-row table:style-name="ro1">
          <table:table-cell office:value-type="float" office:value="1061.020383" calcext:value-type="float">
            <text:p>1061.020383</text:p>
          </table:table-cell>
          <table:table-cell office:value-type="float" office:value="1748.310836" calcext:value-type="float">
            <text:p>1748.310836</text:p>
          </table:table-cell>
          <table:table-cell office:value-type="float" office:value="1752.765064" calcext:value-type="float">
            <text:p>1752.765064</text:p>
          </table:table-cell>
          <table:table-cell table:number-columns-repeated="1021"/>
        </table:table-row>
        <table:table-row table:style-name="ro1">
          <table:table-cell office:value-type="float" office:value="645.578578" calcext:value-type="float">
            <text:p>645.578578</text:p>
          </table:table-cell>
          <table:table-cell office:value-type="float" office:value="1749.629995" calcext:value-type="float">
            <text:p>1749.629995</text:p>
          </table:table-cell>
          <table:table-cell office:value-type="float" office:value="1747.578027" calcext:value-type="float">
            <text:p>1747.578027</text:p>
          </table:table-cell>
          <table:table-cell table:number-columns-repeated="1021"/>
        </table:table-row>
        <table:table-row table:style-name="ro1">
          <table:table-cell office:value-type="float" office:value="811.7080229" calcext:value-type="float">
            <text:p>811.7080229</text:p>
          </table:table-cell>
          <table:table-cell office:value-type="float" office:value="1748.618676" calcext:value-type="float">
            <text:p>1748.618676</text:p>
          </table:table-cell>
          <table:table-cell office:value-type="float" office:value="1749.855715" calcext:value-type="float">
            <text:p>1749.855715</text:p>
          </table:table-cell>
          <table:table-cell table:number-columns-repeated="1021"/>
        </table:table-row>
        <table:table-row table:style-name="ro1">
          <table:table-cell office:value-type="float" office:value="719.873633" calcext:value-type="float">
            <text:p>719.873633</text:p>
          </table:table-cell>
          <table:table-cell office:value-type="float" office:value="1750.118702" calcext:value-type="float">
            <text:p>1750.118702</text:p>
          </table:table-cell>
          <table:table-cell office:value-type="float" office:value="1748.203745" calcext:value-type="float">
            <text:p>1748.203745</text:p>
          </table:table-cell>
          <table:table-cell table:number-columns-repeated="1021"/>
        </table:table-row>
        <table:table-row table:style-name="ro1">
          <table:table-cell office:value-type="float" office:value="1172.871659" calcext:value-type="float">
            <text:p>1172.871659</text:p>
          </table:table-cell>
          <table:table-cell office:value-type="float" office:value="1752.061226" calcext:value-type="float">
            <text:p>1752.061226</text:p>
          </table:table-cell>
          <table:table-cell office:value-type="float" office:value="1752.378661" calcext:value-type="float">
            <text:p>1752.378661</text:p>
          </table:table-cell>
          <table:table-cell table:number-columns-repeated="1021"/>
        </table:table-row>
        <table:table-row table:style-name="ro1">
          <table:table-cell office:value-type="float" office:value="714.9141363" calcext:value-type="float">
            <text:p>714.9141363</text:p>
          </table:table-cell>
          <table:table-cell office:value-type="float" office:value="1746.816151" calcext:value-type="float">
            <text:p>1746.816151</text:p>
          </table:table-cell>
          <table:table-cell office:value-type="float" office:value="1749.466465" calcext:value-type="float">
            <text:p>1749.466465</text:p>
          </table:table-cell>
          <table:table-cell table:number-columns-repeated="1021"/>
        </table:table-row>
        <table:table-row table:style-name="ro1">
          <table:table-cell office:value-type="float" office:value="847.7636714" calcext:value-type="float">
            <text:p>847.7636714</text:p>
          </table:table-cell>
          <table:table-cell office:value-type="float" office:value="1750.021583" calcext:value-type="float">
            <text:p>1750.021583</text:p>
          </table:table-cell>
          <table:table-cell office:value-type="float" office:value="1749.728187" calcext:value-type="float">
            <text:p>1749.728187</text:p>
          </table:table-cell>
          <table:table-cell table:number-columns-repeated="1021"/>
        </table:table-row>
        <table:table-row table:style-name="ro1">
          <table:table-cell office:value-type="float" office:value="862.123371" calcext:value-type="float">
            <text:p>862.123371</text:p>
          </table:table-cell>
          <table:table-cell office:value-type="float" office:value="1750.4759" calcext:value-type="float">
            <text:p>1750.4759</text:p>
          </table:table-cell>
          <table:table-cell office:value-type="float" office:value="1749.532543" calcext:value-type="float">
            <text:p>1749.532543</text:p>
          </table:table-cell>
          <table:table-cell table:number-columns-repeated="1021"/>
        </table:table-row>
        <table:table-row table:style-name="ro1">
          <table:table-cell office:value-type="float" office:value="668.2427324" calcext:value-type="float">
            <text:p>668.2427324</text:p>
          </table:table-cell>
          <table:table-cell office:value-type="float" office:value="1748.354068" calcext:value-type="float">
            <text:p>1748.354068</text:p>
          </table:table-cell>
          <table:table-cell office:value-type="float" office:value="1748.463231" calcext:value-type="float">
            <text:p>1748.463231</text:p>
          </table:table-cell>
          <table:table-cell table:number-columns-repeated="1021"/>
        </table:table-row>
        <table:table-row table:style-name="ro1">
          <table:table-cell office:value-type="float" office:value="1074.429917" calcext:value-type="float">
            <text:p>1074.429917</text:p>
          </table:table-cell>
          <table:table-cell office:value-type="float" office:value="1751.055796" calcext:value-type="float">
            <text:p>1751.055796</text:p>
          </table:table-cell>
          <table:table-cell office:value-type="float" office:value="1751.738161" calcext:value-type="float">
            <text:p>1751.738161</text:p>
          </table:table-cell>
          <table:table-cell table:number-columns-repeated="1021"/>
        </table:table-row>
        <table:table-row table:style-name="ro1">
          <table:table-cell office:value-type="float" office:value="572.8804223" calcext:value-type="float">
            <text:p>572.8804223</text:p>
          </table:table-cell>
          <table:table-cell office:value-type="float" office:value="1749.972418" calcext:value-type="float">
            <text:p>1749.972418</text:p>
          </table:table-cell>
          <table:table-cell office:value-type="float" office:value="1746.754867" calcext:value-type="float">
            <text:p>1746.754867</text:p>
          </table:table-cell>
          <table:table-cell table:number-columns-repeated="1021"/>
        </table:table-row>
        <table:table-row table:style-name="ro1">
          <table:table-cell office:value-type="float" office:value="860.6367116" calcext:value-type="float">
            <text:p>860.6367116</text:p>
          </table:table-cell>
          <table:table-cell office:value-type="float" office:value="1750.311914" calcext:value-type="float">
            <text:p>1750.311914</text:p>
          </table:table-cell>
          <table:table-cell office:value-type="float" office:value="1749.598653" calcext:value-type="float">
            <text:p>1749.598653</text:p>
          </table:table-cell>
          <table:table-cell table:number-columns-repeated="1021"/>
        </table:table-row>
        <table:table-row table:style-name="ro1">
          <table:table-cell office:value-type="float" office:value="1024.527224" calcext:value-type="float">
            <text:p>1024.527224</text:p>
          </table:table-cell>
          <table:table-cell office:value-type="float" office:value="1752.805098" calcext:value-type="float">
            <text:p>1752.805098</text:p>
          </table:table-cell>
          <table:table-cell office:value-type="float" office:value="1750.367106" calcext:value-type="float">
            <text:p>1750.367106</text:p>
          </table:table-cell>
          <table:table-cell table:number-columns-repeated="1021"/>
        </table:table-row>
        <table:table-row table:style-name="ro1">
          <table:table-cell office:value-type="float" office:value="665.6904921" calcext:value-type="float">
            <text:p>665.6904921</text:p>
          </table:table-cell>
          <table:table-cell office:value-type="float" office:value="1748.712812" calcext:value-type="float">
            <text:p>1748.712812</text:p>
          </table:table-cell>
          <table:table-cell office:value-type="float" office:value="1748.164169" calcext:value-type="float">
            <text:p>1748.164169</text:p>
          </table:table-cell>
          <table:table-cell table:number-columns-repeated="1021"/>
        </table:table-row>
        <table:table-row table:style-name="ro1">
          <table:table-cell office:value-type="float" office:value="970.8346665" calcext:value-type="float">
            <text:p>970.8346665</text:p>
          </table:table-cell>
          <table:table-cell office:value-type="float" office:value="1751.87956" calcext:value-type="float">
            <text:p>1751.87956</text:p>
          </table:table-cell>
          <table:table-cell office:value-type="float" office:value="1750.158613" calcext:value-type="float">
            <text:p>1750.158613</text:p>
          </table:table-cell>
          <table:table-cell table:number-columns-repeated="1021"/>
        </table:table-row>
        <table:table-row table:style-name="ro1">
          <table:table-cell office:value-type="float" office:value="864.2491913" calcext:value-type="float">
            <text:p>864.2491913</text:p>
          </table:table-cell>
          <table:table-cell office:value-type="float" office:value="1749.192694" calcext:value-type="float">
            <text:p>1749.192694</text:p>
          </table:table-cell>
          <table:table-cell office:value-type="float" office:value="1750.35579" calcext:value-type="float">
            <text:p>1750.35579</text:p>
          </table:table-cell>
          <table:table-cell table:number-columns-repeated="1021"/>
        </table:table-row>
        <table:table-row table:style-name="ro1">
          <table:table-cell office:value-type="float" office:value="920.8688058" calcext:value-type="float">
            <text:p>920.8688058</text:p>
          </table:table-cell>
          <table:table-cell office:value-type="float" office:value="1749.998085" calcext:value-type="float">
            <text:p>1749.998085</text:p>
          </table:table-cell>
          <table:table-cell office:value-type="float" office:value="1750.541514" calcext:value-type="float">
            <text:p>1750.541514</text:p>
          </table:table-cell>
          <table:table-cell table:number-columns-repeated="1021"/>
        </table:table-row>
        <table:table-row table:style-name="ro1">
          <table:table-cell office:value-type="float" office:value="674.4439798" calcext:value-type="float">
            <text:p>674.4439798</text:p>
          </table:table-cell>
          <table:table-cell office:value-type="float" office:value="1750.883876" calcext:value-type="float">
            <text:p>1750.883876</text:p>
          </table:table-cell>
          <table:table-cell office:value-type="float" office:value="1747.289132" calcext:value-type="float">
            <text:p>1747.289132</text:p>
          </table:table-cell>
          <table:table-cell table:number-columns-repeated="1021"/>
        </table:table-row>
        <table:table-row table:style-name="ro1">
          <table:table-cell office:value-type="float" office:value="847.8077851" calcext:value-type="float">
            <text:p>847.8077851</text:p>
          </table:table-cell>
          <table:table-cell office:value-type="float" office:value="1748.416078" calcext:value-type="float">
            <text:p>1748.416078</text:p>
          </table:table-cell>
          <table:table-cell office:value-type="float" office:value="1750.419295" calcext:value-type="float">
            <text:p>1750.419295</text:p>
          </table:table-cell>
          <table:table-cell table:number-columns-repeated="1021"/>
        </table:table-row>
        <table:table-row table:style-name="ro1">
          <table:table-cell office:value-type="float" office:value="581.3983762" calcext:value-type="float">
            <text:p>581.3983762</text:p>
          </table:table-cell>
          <table:table-cell office:value-type="float" office:value="1748.309579" calcext:value-type="float">
            <text:p>1748.309579</text:p>
          </table:table-cell>
          <table:table-cell office:value-type="float" office:value="1747.610951" calcext:value-type="float">
            <text:p>1747.610951</text:p>
          </table:table-cell>
          <table:table-cell table:number-columns-repeated="1021"/>
        </table:table-row>
        <table:table-row table:style-name="ro1">
          <table:table-cell office:value-type="float" office:value="988.1761255" calcext:value-type="float">
            <text:p>988.1761255</text:p>
          </table:table-cell>
          <table:table-cell office:value-type="float" office:value="1750.693793" calcext:value-type="float">
            <text:p>1750.693793</text:p>
          </table:table-cell>
          <table:table-cell office:value-type="float" office:value="1750.929703" calcext:value-type="float">
            <text:p>1750.929703</text:p>
          </table:table-cell>
          <table:table-cell table:number-columns-repeated="1021"/>
        </table:table-row>
        <table:table-row table:style-name="ro1">
          <table:table-cell office:value-type="float" office:value="1136.520119" calcext:value-type="float">
            <text:p>1136.520119</text:p>
          </table:table-cell>
          <table:table-cell office:value-type="float" office:value="1751.475052" calcext:value-type="float">
            <text:p>1751.475052</text:p>
          </table:table-cell>
          <table:table-cell office:value-type="float" office:value="1752.125407" calcext:value-type="float">
            <text:p>1752.125407</text:p>
          </table:table-cell>
          <table:table-cell table:number-columns-repeated="1021"/>
        </table:table-row>
        <table:table-row table:style-name="ro1">
          <table:table-cell office:value-type="float" office:value="743.2736323" calcext:value-type="float">
            <text:p>743.2736323</text:p>
          </table:table-cell>
          <table:table-cell office:value-type="float" office:value="1751.199992" calcext:value-type="float">
            <text:p>1751.199992</text:p>
          </table:table-cell>
          <table:table-cell office:value-type="float" office:value="1747.817235" calcext:value-type="float">
            <text:p>1747.817235</text:p>
          </table:table-cell>
          <table:table-cell table:number-columns-repeated="1021"/>
        </table:table-row>
        <table:table-row table:style-name="ro1">
          <table:table-cell office:value-type="float" office:value="1081.652164" calcext:value-type="float">
            <text:p>1081.652164</text:p>
          </table:table-cell>
          <table:table-cell office:value-type="float" office:value="1751.019597" calcext:value-type="float">
            <text:p>1751.019597</text:p>
          </table:table-cell>
          <table:table-cell office:value-type="float" office:value="1751.83637" calcext:value-type="float">
            <text:p>1751.83637</text:p>
          </table:table-cell>
          <table:table-cell table:number-columns-repeated="1021"/>
        </table:table-row>
        <table:table-row table:style-name="ro1">
          <table:table-cell office:value-type="float" office:value="895.8123369" calcext:value-type="float">
            <text:p>895.8123369</text:p>
          </table:table-cell>
          <table:table-cell office:value-type="float" office:value="1748.827913" calcext:value-type="float">
            <text:p>1748.827913</text:p>
          </table:table-cell>
          <table:table-cell office:value-type="float" office:value="1750.903871" calcext:value-type="float">
            <text:p>1750.903871</text:p>
          </table:table-cell>
          <table:table-cell table:number-columns-repeated="1021"/>
        </table:table-row>
        <table:table-row table:style-name="ro1">
          <table:table-cell office:value-type="float" office:value="579.4629545" calcext:value-type="float">
            <text:p>579.4629545</text:p>
          </table:table-cell>
          <table:table-cell office:value-type="float" office:value="1749.154259" calcext:value-type="float">
            <text:p>1749.154259</text:p>
          </table:table-cell>
          <table:table-cell office:value-type="float" office:value="1746.924825" calcext:value-type="float">
            <text:p>1746.924825</text:p>
          </table:table-cell>
          <table:table-cell table:number-columns-repeated="1021"/>
        </table:table-row>
        <table:table-row table:style-name="ro1">
          <table:table-cell office:value-type="float" office:value="976.787165" calcext:value-type="float">
            <text:p>976.787165</text:p>
          </table:table-cell>
          <table:table-cell office:value-type="float" office:value="1747.150876" calcext:value-type="float">
            <text:p>1747.150876</text:p>
          </table:table-cell>
          <table:table-cell office:value-type="float" office:value="1752.538269" calcext:value-type="float">
            <text:p>1752.538269</text:p>
          </table:table-cell>
          <table:table-cell table:number-columns-repeated="1021"/>
        </table:table-row>
        <table:table-row table:style-name="ro1">
          <table:table-cell office:value-type="float" office:value="863.7468866" calcext:value-type="float">
            <text:p>863.7468866</text:p>
          </table:table-cell>
          <table:table-cell office:value-type="float" office:value="1750.60536" calcext:value-type="float">
            <text:p>1750.60536</text:p>
          </table:table-cell>
          <table:table-cell office:value-type="float" office:value="1749.494909" calcext:value-type="float">
            <text:p>1749.494909</text:p>
          </table:table-cell>
          <table:table-cell table:number-columns-repeated="1021"/>
        </table:table-row>
        <table:table-row table:style-name="ro1">
          <table:table-cell office:value-type="float" office:value="693.0975394" calcext:value-type="float">
            <text:p>693.0975394</text:p>
          </table:table-cell>
          <table:table-cell office:value-type="float" office:value="1749.687326" calcext:value-type="float">
            <text:p>1749.687326</text:p>
          </table:table-cell>
          <table:table-cell office:value-type="float" office:value="1748.168836" calcext:value-type="float">
            <text:p>1748.168836</text:p>
          </table:table-cell>
          <table:table-cell table:number-columns-repeated="1021"/>
        </table:table-row>
        <table:table-row table:style-name="ro1">
          <table:table-cell office:value-type="float" office:value="1104.899953" calcext:value-type="float">
            <text:p>1104.899953</text:p>
          </table:table-cell>
          <table:table-cell office:value-type="float" office:value="1751.12294" calcext:value-type="float">
            <text:p>1751.12294</text:p>
          </table:table-cell>
          <table:table-cell office:value-type="float" office:value="1752.205059" calcext:value-type="float">
            <text:p>1752.205059</text:p>
          </table:table-cell>
          <table:table-cell table:number-columns-repeated="1021"/>
        </table:table-row>
        <table:table-row table:style-name="ro1">
          <table:table-cell office:value-type="float" office:value="837.2785158" calcext:value-type="float">
            <text:p>837.2785158</text:p>
          </table:table-cell>
          <table:table-cell office:value-type="float" office:value="1749.396207" calcext:value-type="float">
            <text:p>1749.396207</text:p>
          </table:table-cell>
          <table:table-cell office:value-type="float" office:value="1750.064145" calcext:value-type="float">
            <text:p>1750.064145</text:p>
          </table:table-cell>
          <table:table-cell table:number-columns-repeated="1021"/>
        </table:table-row>
        <table:table-row table:style-name="ro1">
          <table:table-cell office:value-type="float" office:value="1099.95374" calcext:value-type="float">
            <text:p>1099.95374</text:p>
          </table:table-cell>
          <table:table-cell office:value-type="float" office:value="1750.588555" calcext:value-type="float">
            <text:p>1750.588555</text:p>
          </table:table-cell>
          <table:table-cell office:value-type="float" office:value="1752.148577" calcext:value-type="float">
            <text:p>1752.148577</text:p>
          </table:table-cell>
          <table:table-cell table:number-columns-repeated="1021"/>
        </table:table-row>
        <table:table-row table:style-name="ro1">
          <table:table-cell office:value-type="float" office:value="874.570807" calcext:value-type="float">
            <text:p>874.570807</text:p>
          </table:table-cell>
          <table:table-cell office:value-type="float" office:value="1752.460688" calcext:value-type="float">
            <text:p>1752.460688</text:p>
          </table:table-cell>
          <table:table-cell office:value-type="float" office:value="1748.998443" calcext:value-type="float">
            <text:p>1748.998443</text:p>
          </table:table-cell>
          <table:table-cell table:number-columns-repeated="1021"/>
        </table:table-row>
        <table:table-row table:style-name="ro1">
          <table:table-cell office:value-type="float" office:value="886.9410788" calcext:value-type="float">
            <text:p>886.9410788</text:p>
          </table:table-cell>
          <table:table-cell office:value-type="float" office:value="1752.611584" calcext:value-type="float">
            <text:p>1752.611584</text:p>
          </table:table-cell>
          <table:table-cell office:value-type="float" office:value="1748.804776" calcext:value-type="float">
            <text:p>1748.804776</text:p>
          </table:table-cell>
          <table:table-cell table:number-columns-repeated="1021"/>
        </table:table-row>
        <table:table-row table:style-name="ro1">
          <table:table-cell office:value-type="float" office:value="452.6270656" calcext:value-type="float">
            <text:p>452.6270656</text:p>
          </table:table-cell>
          <table:table-cell office:value-type="float" office:value="1744.852108" calcext:value-type="float">
            <text:p>1744.852108</text:p>
          </table:table-cell>
          <table:table-cell office:value-type="float" office:value="1747.557549" calcext:value-type="float">
            <text:p>1747.557549</text:p>
          </table:table-cell>
          <table:table-cell table:number-columns-repeated="1021"/>
        </table:table-row>
        <table:table-row table:style-name="ro1">
          <table:table-cell office:value-type="float" office:value="837.1269164" calcext:value-type="float">
            <text:p>837.1269164</text:p>
          </table:table-cell>
          <table:table-cell office:value-type="float" office:value="1749.599689" calcext:value-type="float">
            <text:p>1749.599689</text:p>
          </table:table-cell>
          <table:table-cell office:value-type="float" office:value="1749.898851" calcext:value-type="float">
            <text:p>1749.898851</text:p>
          </table:table-cell>
          <table:table-cell table:number-columns-repeated="1021"/>
        </table:table-row>
        <table:table-row table:style-name="ro1">
          <table:table-cell office:value-type="float" office:value="805.9493894" calcext:value-type="float">
            <text:p>805.9493894</text:p>
          </table:table-cell>
          <table:table-cell office:value-type="float" office:value="1748.667936" calcext:value-type="float">
            <text:p>1748.667936</text:p>
          </table:table-cell>
          <table:table-cell office:value-type="float" office:value="1749.72614" calcext:value-type="float">
            <text:p>1749.72614</text:p>
          </table:table-cell>
          <table:table-cell table:number-columns-repeated="1021"/>
        </table:table-row>
        <table:table-row table:style-name="ro1">
          <table:table-cell office:value-type="float" office:value="967.0966542" calcext:value-type="float">
            <text:p>967.0966542</text:p>
          </table:table-cell>
          <table:table-cell office:value-type="float" office:value="1750.178869" calcext:value-type="float">
            <text:p>1750.178869</text:p>
          </table:table-cell>
          <table:table-cell office:value-type="float" office:value="1750.954404" calcext:value-type="float">
            <text:p>1750.954404</text:p>
          </table:table-cell>
          <table:table-cell table:number-columns-repeated="1021"/>
        </table:table-row>
        <table:table-row table:style-name="ro1">
          <table:table-cell office:value-type="float" office:value="909.3142931" calcext:value-type="float">
            <text:p>909.3142931</text:p>
          </table:table-cell>
          <table:table-cell office:value-type="float" office:value="1748.254342" calcext:value-type="float">
            <text:p>1748.254342</text:p>
          </table:table-cell>
          <table:table-cell office:value-type="float" office:value="1751.168744" calcext:value-type="float">
            <text:p>1751.168744</text:p>
          </table:table-cell>
          <table:table-cell table:number-columns-repeated="1021"/>
        </table:table-row>
        <table:table-row table:style-name="ro1">
          <table:table-cell office:value-type="float" office:value="799.7283271" calcext:value-type="float">
            <text:p>799.7283271</text:p>
          </table:table-cell>
          <table:table-cell office:value-type="float" office:value="1749.877269" calcext:value-type="float">
            <text:p>1749.877269</text:p>
          </table:table-cell>
          <table:table-cell office:value-type="float" office:value="1749.306051" calcext:value-type="float">
            <text:p>1749.306051</text:p>
          </table:table-cell>
          <table:table-cell table:number-columns-repeated="1021"/>
        </table:table-row>
        <table:table-row table:style-name="ro1">
          <table:table-cell office:value-type="float" office:value="984.5954567" calcext:value-type="float">
            <text:p>984.5954567</text:p>
          </table:table-cell>
          <table:table-cell office:value-type="float" office:value="1752.192884" calcext:value-type="float">
            <text:p>1752.192884</text:p>
          </table:table-cell>
          <table:table-cell office:value-type="float" office:value="1750.175386" calcext:value-type="float">
            <text:p>1750.175386</text:p>
          </table:table-cell>
          <table:table-cell table:number-columns-repeated="1021"/>
        </table:table-row>
        <table:table-row table:style-name="ro1">
          <table:table-cell office:value-type="float" office:value="981.7276177" calcext:value-type="float">
            <text:p>981.7276177</text:p>
          </table:table-cell>
          <table:table-cell office:value-type="float" office:value="1751.924735" calcext:value-type="float">
            <text:p>1751.924735</text:p>
          </table:table-cell>
          <table:table-cell office:value-type="float" office:value="1750.294236" calcext:value-type="float">
            <text:p>1750.294236</text:p>
          </table:table-cell>
          <table:table-cell table:number-columns-repeated="1021"/>
        </table:table-row>
        <table:table-row table:style-name="ro1">
          <table:table-cell office:value-type="float" office:value="1029.424693" calcext:value-type="float">
            <text:p>1029.424693</text:p>
          </table:table-cell>
          <table:table-cell office:value-type="float" office:value="1748.267033" calcext:value-type="float">
            <text:p>1748.267033</text:p>
          </table:table-cell>
          <table:table-cell office:value-type="float" office:value="1752.598354" calcext:value-type="float">
            <text:p>1752.598354</text:p>
          </table:table-cell>
          <table:table-cell table:number-columns-repeated="1021"/>
        </table:table-row>
        <table:table-row table:style-name="ro1">
          <table:table-cell office:value-type="float" office:value="1014.003646" calcext:value-type="float">
            <text:p>1014.003646</text:p>
          </table:table-cell>
          <table:table-cell office:value-type="float" office:value="1753.556761" calcext:value-type="float">
            <text:p>1753.556761</text:p>
          </table:table-cell>
          <table:table-cell office:value-type="float" office:value="1749.939478" calcext:value-type="float">
            <text:p>1749.939478</text:p>
          </table:table-cell>
          <table:table-cell table:number-columns-repeated="1021"/>
        </table:table-row>
        <table:table-row table:style-name="ro1">
          <table:table-cell office:value-type="float" office:value="858.7055948" calcext:value-type="float">
            <text:p>858.7055948</text:p>
          </table:table-cell>
          <table:table-cell office:value-type="float" office:value="1749.202442" calcext:value-type="float">
            <text:p>1749.202442</text:p>
          </table:table-cell>
          <table:table-cell office:value-type="float" office:value="1750.054119" calcext:value-type="float">
            <text:p>1750.054119</text:p>
          </table:table-cell>
          <table:table-cell table:number-columns-repeated="1021"/>
        </table:table-row>
        <table:table-row table:style-name="ro1">
          <table:table-cell office:value-type="float" office:value="652.3605123" calcext:value-type="float">
            <text:p>652.3605123</text:p>
          </table:table-cell>
          <table:table-cell office:value-type="float" office:value="1748.174077" calcext:value-type="float">
            <text:p>1748.174077</text:p>
          </table:table-cell>
          <table:table-cell office:value-type="float" office:value="1748.258301" calcext:value-type="float">
            <text:p>1748.258301</text:p>
          </table:table-cell>
          <table:table-cell table:number-columns-repeated="1021"/>
        </table:table-row>
        <table:table-row table:style-name="ro1">
          <table:table-cell office:value-type="float" office:value="1185.233502" calcext:value-type="float">
            <text:p>1185.233502</text:p>
          </table:table-cell>
          <table:table-cell office:value-type="float" office:value="1753.363396" calcext:value-type="float">
            <text:p>1753.363396</text:p>
          </table:table-cell>
          <table:table-cell office:value-type="float" office:value="1751.996207" calcext:value-type="float">
            <text:p>1751.996207</text:p>
          </table:table-cell>
          <table:table-cell table:number-columns-repeated="1021"/>
        </table:table-row>
        <table:table-row table:style-name="ro1">
          <table:table-cell office:value-type="float" office:value="736.3408731" calcext:value-type="float">
            <text:p>736.3408731</text:p>
          </table:table-cell>
          <table:table-cell office:value-type="float" office:value="1747.313033" calcext:value-type="float">
            <text:p>1747.313033</text:p>
          </table:table-cell>
          <table:table-cell office:value-type="float" office:value="1749.713952" calcext:value-type="float">
            <text:p>1749.713952</text:p>
          </table:table-cell>
          <table:table-cell table:number-columns-repeated="1021"/>
        </table:table-row>
        <table:table-row table:style-name="ro1">
          <table:table-cell office:value-type="float" office:value="836.6511441" calcext:value-type="float">
            <text:p>836.6511441</text:p>
          </table:table-cell>
          <table:table-cell office:value-type="float" office:value="1748.475954" calcext:value-type="float">
            <text:p>1748.475954</text:p>
          </table:table-cell>
          <table:table-cell office:value-type="float" office:value="1750.333808" calcext:value-type="float">
            <text:p>1750.333808</text:p>
          </table:table-cell>
          <table:table-cell table:number-columns-repeated="1021"/>
        </table:table-row>
        <table:table-row table:style-name="ro1">
          <table:table-cell office:value-type="float" office:value="1065.398566" calcext:value-type="float">
            <text:p>1065.398566</text:p>
          </table:table-cell>
          <table:table-cell office:value-type="float" office:value="1749.7528" calcext:value-type="float">
            <text:p>1749.7528</text:p>
          </table:table-cell>
          <table:table-cell office:value-type="float" office:value="1752.177216" calcext:value-type="float">
            <text:p>1752.177216</text:p>
          </table:table-cell>
          <table:table-cell table:number-columns-repeated="1021"/>
        </table:table-row>
        <table:table-row table:style-name="ro1">
          <table:table-cell office:value-type="float" office:value="872.2006372" calcext:value-type="float">
            <text:p>872.2006372</text:p>
          </table:table-cell>
          <table:table-cell office:value-type="float" office:value="1750.485566" calcext:value-type="float">
            <text:p>1750.485566</text:p>
          </table:table-cell>
          <table:table-cell office:value-type="float" office:value="1749.834244" calcext:value-type="float">
            <text:p>1749.834244</text:p>
          </table:table-cell>
          <table:table-cell table:number-columns-repeated="1021"/>
        </table:table-row>
        <table:table-row table:style-name="ro1">
          <table:table-cell office:value-type="float" office:value="614.4076561" calcext:value-type="float">
            <text:p>614.4076561</text:p>
          </table:table-cell>
          <table:table-cell office:value-type="float" office:value="1746.763991" calcext:value-type="float">
            <text:p>1746.763991</text:p>
          </table:table-cell>
          <table:table-cell office:value-type="float" office:value="1748.440527" calcext:value-type="float">
            <text:p>1748.440527</text:p>
          </table:table-cell>
          <table:table-cell table:number-columns-repeated="1021"/>
        </table:table-row>
        <table:table-row table:style-name="ro1">
          <table:table-cell office:value-type="float" office:value="1058.393916" calcext:value-type="float">
            <text:p>1058.393916</text:p>
          </table:table-cell>
          <table:table-cell office:value-type="float" office:value="1751.426078" calcext:value-type="float">
            <text:p>1751.426078</text:p>
          </table:table-cell>
          <table:table-cell office:value-type="float" office:value="1751.621739" calcext:value-type="float">
            <text:p>1751.621739</text:p>
          </table:table-cell>
          <table:table-cell table:number-columns-repeated="1021"/>
        </table:table-row>
        <table:table-row table:style-name="ro1">
          <table:table-cell office:value-type="float" office:value="1022.514764" calcext:value-type="float">
            <text:p>1022.514764</text:p>
          </table:table-cell>
          <table:table-cell office:value-type="float" office:value="1750.561133" calcext:value-type="float">
            <text:p>1750.561133</text:p>
          </table:table-cell>
          <table:table-cell office:value-type="float" office:value="1751.286435" calcext:value-type="float">
            <text:p>1751.286435</text:p>
          </table:table-cell>
          <table:table-cell table:number-columns-repeated="1021"/>
        </table:table-row>
        <table:table-row table:style-name="ro1">
          <table:table-cell office:value-type="float" office:value="966.6450437" calcext:value-type="float">
            <text:p>966.6450437</text:p>
          </table:table-cell>
          <table:table-cell office:value-type="float" office:value="1748.653675" calcext:value-type="float">
            <text:p>1748.653675</text:p>
          </table:table-cell>
          <table:table-cell office:value-type="float" office:value="1751.694434" calcext:value-type="float">
            <text:p>1751.694434</text:p>
          </table:table-cell>
          <table:table-cell table:number-columns-repeated="1021"/>
        </table:table-row>
        <table:table-row table:style-name="ro1">
          <table:table-cell office:value-type="float" office:value="900.9986371" calcext:value-type="float">
            <text:p>900.9986371</text:p>
          </table:table-cell>
          <table:table-cell office:value-type="float" office:value="1749.675229" calcext:value-type="float">
            <text:p>1749.675229</text:p>
          </table:table-cell>
          <table:table-cell office:value-type="float" office:value="1750.287619" calcext:value-type="float">
            <text:p>1750.287619</text:p>
          </table:table-cell>
          <table:table-cell table:number-columns-repeated="1021"/>
        </table:table-row>
        <table:table-row table:style-name="ro1">
          <table:table-cell office:value-type="float" office:value="568.3173733" calcext:value-type="float">
            <text:p>568.3173733</text:p>
          </table:table-cell>
          <table:table-cell office:value-type="float" office:value="1748.828736" calcext:value-type="float">
            <text:p>1748.828736</text:p>
          </table:table-cell>
          <table:table-cell office:value-type="float" office:value="1747.123458" calcext:value-type="float">
            <text:p>1747.123458</text:p>
          </table:table-cell>
          <table:table-cell table:number-columns-repeated="1021"/>
        </table:table-row>
        <table:table-row table:style-name="ro1">
          <table:table-cell office:value-type="float" office:value="965.3876743" calcext:value-type="float">
            <text:p>965.3876743</text:p>
          </table:table-cell>
          <table:table-cell office:value-type="float" office:value="1748.908357" calcext:value-type="float">
            <text:p>1748.908357</text:p>
          </table:table-cell>
          <table:table-cell office:value-type="float" office:value="1751.472359" calcext:value-type="float">
            <text:p>1751.472359</text:p>
          </table:table-cell>
          <table:table-cell table:number-columns-repeated="1021"/>
        </table:table-row>
        <table:table-row table:style-name="ro1">
          <table:table-cell office:value-type="float" office:value="1131.2374" calcext:value-type="float">
            <text:p>1131.2374</text:p>
          </table:table-cell>
          <table:table-cell office:value-type="float" office:value="1750.829264" calcext:value-type="float">
            <text:p>1750.829264</text:p>
          </table:table-cell>
          <table:table-cell office:value-type="float" office:value="1752.529499" calcext:value-type="float">
            <text:p>1752.529499</text:p>
          </table:table-cell>
          <table:table-cell table:number-columns-repeated="1021"/>
        </table:table-row>
        <table:table-row table:style-name="ro1">
          <table:table-cell office:value-type="float" office:value="721.0284862" calcext:value-type="float">
            <text:p>721.0284862</text:p>
          </table:table-cell>
          <table:table-cell office:value-type="float" office:value="1750.741204" calcext:value-type="float">
            <text:p>1750.741204</text:p>
          </table:table-cell>
          <table:table-cell office:value-type="float" office:value="1747.872843" calcext:value-type="float">
            <text:p>1747.872843</text:p>
          </table:table-cell>
          <table:table-cell table:number-columns-repeated="1021"/>
        </table:table-row>
        <table:table-row table:style-name="ro1">
          <table:table-cell office:value-type="float" office:value="948.597673" calcext:value-type="float">
            <text:p>948.597673</text:p>
          </table:table-cell>
          <table:table-cell office:value-type="float" office:value="1753.328756" calcext:value-type="float">
            <text:p>1753.328756</text:p>
          </table:table-cell>
          <table:table-cell office:value-type="float" office:value="1749.340436" calcext:value-type="float">
            <text:p>1749.340436</text:p>
          </table:table-cell>
          <table:table-cell table:number-columns-repeated="1021"/>
        </table:table-row>
        <table:table-row table:style-name="ro1">
          <table:table-cell office:value-type="float" office:value="659.4354826" calcext:value-type="float">
            <text:p>659.4354826</text:p>
          </table:table-cell>
          <table:table-cell office:value-type="float" office:value="1750.422392" calcext:value-type="float">
            <text:p>1750.422392</text:p>
          </table:table-cell>
          <table:table-cell office:value-type="float" office:value="1747.359398" calcext:value-type="float">
            <text:p>1747.359398</text:p>
          </table:table-cell>
          <table:table-cell table:number-columns-repeated="1021"/>
        </table:table-row>
        <table:table-row table:style-name="ro1">
          <table:table-cell office:value-type="float" office:value="849.8969885" calcext:value-type="float">
            <text:p>849.8969885</text:p>
          </table:table-cell>
          <table:table-cell office:value-type="float" office:value="1750.781519" calcext:value-type="float">
            <text:p>1750.781519</text:p>
          </table:table-cell>
          <table:table-cell office:value-type="float" office:value="1749.307529" calcext:value-type="float">
            <text:p>1749.307529</text:p>
          </table:table-cell>
          <table:table-cell table:number-columns-repeated="1021"/>
        </table:table-row>
        <table:table-row table:style-name="ro1">
          <table:table-cell office:value-type="float" office:value="927.5018276" calcext:value-type="float">
            <text:p>927.5018276</text:p>
          </table:table-cell>
          <table:table-cell office:value-type="float" office:value="1752.524682" calcext:value-type="float">
            <text:p>1752.524682</text:p>
          </table:table-cell>
          <table:table-cell office:value-type="float" office:value="1749.562706" calcext:value-type="float">
            <text:p>1749.562706</text:p>
          </table:table-cell>
          <table:table-cell table:number-columns-repeated="1021"/>
        </table:table-row>
        <table:table-row table:style-name="ro1">
          <table:table-cell office:value-type="float" office:value="930.0941514" calcext:value-type="float">
            <text:p>930.0941514</text:p>
          </table:table-cell>
          <table:table-cell office:value-type="float" office:value="1751.58235" calcext:value-type="float">
            <text:p>1751.58235</text:p>
          </table:table-cell>
          <table:table-cell office:value-type="float" office:value="1750.039274" calcext:value-type="float">
            <text:p>1750.039274</text:p>
          </table:table-cell>
          <table:table-cell table:number-columns-repeated="1021"/>
        </table:table-row>
        <table:table-row table:style-name="ro1">
          <table:table-cell office:value-type="float" office:value="880.0779789" calcext:value-type="float">
            <text:p>880.0779789</text:p>
          </table:table-cell>
          <table:table-cell office:value-type="float" office:value="1747.815354" calcext:value-type="float">
            <text:p>1747.815354</text:p>
          </table:table-cell>
          <table:table-cell office:value-type="float" office:value="1751.211049" calcext:value-type="float">
            <text:p>1751.211049</text:p>
          </table:table-cell>
          <table:table-cell table:number-columns-repeated="1021"/>
        </table:table-row>
        <table:table-row table:style-name="ro1">
          <table:table-cell office:value-type="float" office:value="560.3987102" calcext:value-type="float">
            <text:p>560.3987102</text:p>
          </table:table-cell>
          <table:table-cell office:value-type="float" office:value="1749.394621" calcext:value-type="float">
            <text:p>1749.394621</text:p>
          </table:table-cell>
          <table:table-cell office:value-type="float" office:value="1746.603898" calcext:value-type="float">
            <text:p>1746.603898</text:p>
          </table:table-cell>
          <table:table-cell table:number-columns-repeated="1021"/>
        </table:table-row>
        <table:table-row table:style-name="ro1">
          <table:table-cell office:value-type="float" office:value="717.8015021" calcext:value-type="float">
            <text:p>717.8015021</text:p>
          </table:table-cell>
          <table:table-cell office:value-type="float" office:value="1749.673131" calcext:value-type="float">
            <text:p>1749.673131</text:p>
          </table:table-cell>
          <table:table-cell office:value-type="float" office:value="1748.463395" calcext:value-type="float">
            <text:p>1748.463395</text:p>
          </table:table-cell>
          <table:table-cell table:number-columns-repeated="1021"/>
        </table:table-row>
        <table:table-row table:style-name="ro1">
          <table:table-cell office:value-type="float" office:value="538.1120932" calcext:value-type="float">
            <text:p>538.1120932</text:p>
          </table:table-cell>
          <table:table-cell office:value-type="float" office:value="1748.061416" calcext:value-type="float">
            <text:p>1748.061416</text:p>
          </table:table-cell>
          <table:table-cell office:value-type="float" office:value="1747.01901" calcext:value-type="float">
            <text:p>1747.01901</text:p>
          </table:table-cell>
          <table:table-cell table:number-columns-repeated="1021"/>
        </table:table-row>
        <table:table-row table:style-name="ro1">
          <table:table-cell office:value-type="float" office:value="725.0627007" calcext:value-type="float">
            <text:p>725.0627007</text:p>
          </table:table-cell>
          <table:table-cell office:value-type="float" office:value="1748.132927" calcext:value-type="float">
            <text:p>1748.132927</text:p>
          </table:table-cell>
          <table:table-cell office:value-type="float" office:value="1748.936526" calcext:value-type="float">
            <text:p>1748.936526</text:p>
          </table:table-cell>
          <table:table-cell table:number-columns-repeated="1021"/>
        </table:table-row>
        <table:table-row table:style-name="ro1">
          <table:table-cell office:value-type="float" office:value="751.5770416" calcext:value-type="float">
            <text:p>751.5770416</text:p>
          </table:table-cell>
          <table:table-cell office:value-type="float" office:value="1748.765439" calcext:value-type="float">
            <text:p>1748.765439</text:p>
          </table:table-cell>
          <table:table-cell office:value-type="float" office:value="1749.183512" calcext:value-type="float">
            <text:p>1749.183512</text:p>
          </table:table-cell>
          <table:table-cell table:number-columns-repeated="1021"/>
        </table:table-row>
        <table:table-row table:style-name="ro1">
          <table:table-cell office:value-type="float" office:value="1069.902412" calcext:value-type="float">
            <text:p>1069.902412</text:p>
          </table:table-cell>
          <table:table-cell office:value-type="float" office:value="1751.731808" calcext:value-type="float">
            <text:p>1751.731808</text:p>
          </table:table-cell>
          <table:table-cell office:value-type="float" office:value="1751.350823" calcext:value-type="float">
            <text:p>1751.350823</text:p>
          </table:table-cell>
          <table:table-cell table:number-columns-repeated="1021"/>
        </table:table-row>
        <table:table-row table:style-name="ro1">
          <table:table-cell office:value-type="float" office:value="1014.121514" calcext:value-type="float">
            <text:p>1014.121514</text:p>
          </table:table-cell>
          <table:table-cell office:value-type="float" office:value="1750.446807" calcext:value-type="float">
            <text:p>1750.446807</text:p>
          </table:table-cell>
          <table:table-cell office:value-type="float" office:value="1751.454306" calcext:value-type="float">
            <text:p>1751.454306</text:p>
          </table:table-cell>
          <table:table-cell table:number-columns-repeated="1021"/>
        </table:table-row>
        <table:table-row table:style-name="ro1">
          <table:table-cell office:value-type="float" office:value="1130.234269" calcext:value-type="float">
            <text:p>1130.234269</text:p>
          </table:table-cell>
          <table:table-cell office:value-type="float" office:value="1749.505258" calcext:value-type="float">
            <text:p>1749.505258</text:p>
          </table:table-cell>
          <table:table-cell office:value-type="float" office:value="1753.188377" calcext:value-type="float">
            <text:p>1753.188377</text:p>
          </table:table-cell>
          <table:table-cell table:number-columns-repeated="1021"/>
        </table:table-row>
        <table:table-row table:style-name="ro1">
          <table:table-cell office:value-type="float" office:value="924.384777" calcext:value-type="float">
            <text:p>924.384777</text:p>
          </table:table-cell>
          <table:table-cell office:value-type="float" office:value="1747.975279" calcext:value-type="float">
            <text:p>1747.975279</text:p>
          </table:table-cell>
          <table:table-cell office:value-type="float" office:value="1751.482281" calcext:value-type="float">
            <text:p>1751.482281</text:p>
          </table:table-cell>
          <table:table-cell table:number-columns-repeated="1021"/>
        </table:table-row>
        <table:table-row table:style-name="ro1">
          <table:table-cell office:value-type="float" office:value="852.7738289" calcext:value-type="float">
            <text:p>852.7738289</text:p>
          </table:table-cell>
          <table:table-cell office:value-type="float" office:value="1749.393209" calcext:value-type="float">
            <text:p>1749.393209</text:p>
          </table:table-cell>
          <table:table-cell office:value-type="float" office:value="1750.095393" calcext:value-type="float">
            <text:p>1750.095393</text:p>
          </table:table-cell>
          <table:table-cell table:number-columns-repeated="1021"/>
        </table:table-row>
        <table:table-row table:style-name="ro1">
          <table:table-cell office:value-type="float" office:value="929.2380054" calcext:value-type="float">
            <text:p>929.2380054</text:p>
          </table:table-cell>
          <table:table-cell office:value-type="float" office:value="1752.548718" calcext:value-type="float">
            <text:p>1752.548718</text:p>
          </table:table-cell>
          <table:table-cell office:value-type="float" office:value="1749.527287" calcext:value-type="float">
            <text:p>1749.527287</text:p>
          </table:table-cell>
          <table:table-cell table:number-columns-repeated="1021"/>
        </table:table-row>
        <table:table-row table:style-name="ro1">
          <table:table-cell office:value-type="float" office:value="654.8458049" calcext:value-type="float">
            <text:p>654.8458049</text:p>
          </table:table-cell>
          <table:table-cell office:value-type="float" office:value="1750.418466" calcext:value-type="float">
            <text:p>1750.418466</text:p>
          </table:table-cell>
          <table:table-cell office:value-type="float" office:value="1747.480868" calcext:value-type="float">
            <text:p>1747.480868</text:p>
          </table:table-cell>
          <table:table-cell table:number-columns-repeated="1021"/>
        </table:table-row>
        <table:table-row table:style-name="ro1">
          <table:table-cell office:value-type="float" office:value="794.195197" calcext:value-type="float">
            <text:p>794.195197</text:p>
          </table:table-cell>
          <table:table-cell office:value-type="float" office:value="1749.053886" calcext:value-type="float">
            <text:p>1749.053886</text:p>
          </table:table-cell>
          <table:table-cell office:value-type="float" office:value="1749.527833" calcext:value-type="float">
            <text:p>1749.527833</text:p>
          </table:table-cell>
          <table:table-cell table:number-columns-repeated="1021"/>
        </table:table-row>
        <table:table-row table:style-name="ro1">
          <table:table-cell office:value-type="float" office:value="936.3298465" calcext:value-type="float">
            <text:p>936.3298465</text:p>
          </table:table-cell>
          <table:table-cell office:value-type="float" office:value="1751.787739" calcext:value-type="float">
            <text:p>1751.787739</text:p>
          </table:table-cell>
          <table:table-cell office:value-type="float" office:value="1749.991961" calcext:value-type="float">
            <text:p>1749.991961</text:p>
          </table:table-cell>
          <table:table-cell table:number-columns-repeated="1021"/>
        </table:table-row>
        <table:table-row table:style-name="ro1">
          <table:table-cell office:value-type="float" office:value="667.3945719" calcext:value-type="float">
            <text:p>667.3945719</text:p>
          </table:table-cell>
          <table:table-cell office:value-type="float" office:value="1749.717508" calcext:value-type="float">
            <text:p>1749.717508</text:p>
          </table:table-cell>
          <table:table-cell office:value-type="float" office:value="1747.718687" calcext:value-type="float">
            <text:p>1747.718687</text:p>
          </table:table-cell>
          <table:table-cell table:number-columns-repeated="1021"/>
        </table:table-row>
        <table:table-row table:style-name="ro1">
          <table:table-cell office:value-type="float" office:value="1151.00769" calcext:value-type="float">
            <text:p>1151.00769</text:p>
          </table:table-cell>
          <table:table-cell office:value-type="float" office:value="1748.802237" calcext:value-type="float">
            <text:p>1748.802237</text:p>
          </table:table-cell>
          <table:table-cell office:value-type="float" office:value="1753.70773" calcext:value-type="float">
            <text:p>1753.70773</text:p>
          </table:table-cell>
          <table:table-cell table:number-columns-repeated="1021"/>
        </table:table-row>
        <table:table-row table:style-name="ro1">
          <table:table-cell office:value-type="float" office:value="705.3594865" calcext:value-type="float">
            <text:p>705.3594865</text:p>
          </table:table-cell>
          <table:table-cell office:value-type="float" office:value="1750.294591" calcext:value-type="float">
            <text:p>1750.294591</text:p>
          </table:table-cell>
          <table:table-cell office:value-type="float" office:value="1747.803673" calcext:value-type="float">
            <text:p>1747.803673</text:p>
          </table:table-cell>
          <table:table-cell table:number-columns-repeated="1021"/>
        </table:table-row>
        <table:table-row table:style-name="ro1">
          <table:table-cell office:value-type="float" office:value="879.2103626" calcext:value-type="float">
            <text:p>879.2103626</text:p>
          </table:table-cell>
          <table:table-cell office:value-type="float" office:value="1749.635144" calcext:value-type="float">
            <text:p>1749.635144</text:p>
          </table:table-cell>
          <table:table-cell office:value-type="float" office:value="1750.037047" calcext:value-type="float">
            <text:p>1750.037047</text:p>
          </table:table-cell>
          <table:table-cell table:number-columns-repeated="1021"/>
        </table:table-row>
        <table:table-row table:style-name="ro1">
          <table:table-cell office:value-type="float" office:value="1071.852534" calcext:value-type="float">
            <text:p>1071.852534</text:p>
          </table:table-cell>
          <table:table-cell office:value-type="float" office:value="1750.737368" calcext:value-type="float">
            <text:p>1750.737368</text:p>
          </table:table-cell>
          <table:table-cell office:value-type="float" office:value="1751.928458" calcext:value-type="float">
            <text:p>1751.928458</text:p>
          </table:table-cell>
          <table:table-cell table:number-columns-repeated="1021"/>
        </table:table-row>
        <table:table-row table:style-name="ro1">
          <table:table-cell office:value-type="float" office:value="828.001528" calcext:value-type="float">
            <text:p>828.001528</text:p>
          </table:table-cell>
          <table:table-cell office:value-type="float" office:value="1748.803453" calcext:value-type="float">
            <text:p>1748.803453</text:p>
          </table:table-cell>
          <table:table-cell office:value-type="float" office:value="1750.013145" calcext:value-type="float">
            <text:p>1750.013145</text:p>
          </table:table-cell>
          <table:table-cell table:number-columns-repeated="1021"/>
        </table:table-row>
        <table:table-row table:style-name="ro1">
          <table:table-cell office:value-type="float" office:value="1134.872439" calcext:value-type="float">
            <text:p>1134.872439</text:p>
          </table:table-cell>
          <table:table-cell office:value-type="float" office:value="1750.16688" calcext:value-type="float">
            <text:p>1750.16688</text:p>
          </table:table-cell>
          <table:table-cell office:value-type="float" office:value="1752.885231" calcext:value-type="float">
            <text:p>1752.885231</text:p>
          </table:table-cell>
          <table:table-cell table:number-columns-repeated="1021"/>
        </table:table-row>
        <table:table-row table:style-name="ro1">
          <table:table-cell office:value-type="float" office:value="835.7877778" calcext:value-type="float">
            <text:p>835.7877778</text:p>
          </table:table-cell>
          <table:table-cell office:value-type="float" office:value="1749.155307" calcext:value-type="float">
            <text:p>1749.155307</text:p>
          </table:table-cell>
          <table:table-cell office:value-type="float" office:value="1750.003826" calcext:value-type="float">
            <text:p>1750.003826</text:p>
          </table:table-cell>
          <table:table-cell table:number-columns-repeated="1021"/>
        </table:table-row>
        <table:table-row table:style-name="ro1">
          <table:table-cell office:value-type="float" office:value="838.0000826" calcext:value-type="float">
            <text:p>838.0000826</text:p>
          </table:table-cell>
          <table:table-cell office:value-type="float" office:value="1749.668804" calcext:value-type="float">
            <text:p>1749.668804</text:p>
          </table:table-cell>
          <table:table-cell office:value-type="float" office:value="1749.674149" calcext:value-type="float">
            <text:p>1749.674149</text:p>
          </table:table-cell>
          <table:table-cell table:number-columns-repeated="1021"/>
        </table:table-row>
        <table:table-row table:style-name="ro1">
          <table:table-cell office:value-type="float" office:value="820.9479356" calcext:value-type="float">
            <text:p>820.9479356</text:p>
          </table:table-cell>
          <table:table-cell office:value-type="float" office:value="1747.541305" calcext:value-type="float">
            <text:p>1747.541305</text:p>
          </table:table-cell>
          <table:table-cell office:value-type="float" office:value="1750.305671" calcext:value-type="float">
            <text:p>1750.305671</text:p>
          </table:table-cell>
          <table:table-cell table:number-columns-repeated="1021"/>
        </table:table-row>
        <table:table-row table:style-name="ro1">
          <table:table-cell office:value-type="float" office:value="978.0354778" calcext:value-type="float">
            <text:p>978.0354778</text:p>
          </table:table-cell>
          <table:table-cell office:value-type="float" office:value="1750.50204" calcext:value-type="float">
            <text:p>1750.50204</text:p>
          </table:table-cell>
          <table:table-cell office:value-type="float" office:value="1750.976197" calcext:value-type="float">
            <text:p>1750.976197</text:p>
          </table:table-cell>
          <table:table-cell table:number-columns-repeated="1021"/>
        </table:table-row>
        <table:table-row table:style-name="ro1">
          <table:table-cell office:value-type="float" office:value="981.1865908" calcext:value-type="float">
            <text:p>981.1865908</text:p>
          </table:table-cell>
          <table:table-cell office:value-type="float" office:value="1749.619811" calcext:value-type="float">
            <text:p>1749.619811</text:p>
          </table:table-cell>
          <table:table-cell office:value-type="float" office:value="1751.162776" calcext:value-type="float">
            <text:p>1751.162776</text:p>
          </table:table-cell>
          <table:table-cell table:number-columns-repeated="1021"/>
        </table:table-row>
        <table:table-row table:style-name="ro1">
          <table:table-cell office:value-type="float" office:value="847.9801838" calcext:value-type="float">
            <text:p>847.9801838</text:p>
          </table:table-cell>
          <table:table-cell office:value-type="float" office:value="1749.500504" calcext:value-type="float">
            <text:p>1749.500504</text:p>
          </table:table-cell>
          <table:table-cell office:value-type="float" office:value="1750.109314" calcext:value-type="float">
            <text:p>1750.109314</text:p>
          </table:table-cell>
          <table:table-cell table:number-columns-repeated="1021"/>
        </table:table-row>
        <table:table-row table:style-name="ro1">
          <table:table-cell office:value-type="float" office:value="1055.197693" calcext:value-type="float">
            <text:p>1055.197693</text:p>
          </table:table-cell>
          <table:table-cell office:value-type="float" office:value="1751.193706" calcext:value-type="float">
            <text:p>1751.193706</text:p>
          </table:table-cell>
          <table:table-cell office:value-type="float" office:value="1751.610969" calcext:value-type="float">
            <text:p>1751.610969</text:p>
          </table:table-cell>
          <table:table-cell table:number-columns-repeated="1021"/>
        </table:table-row>
        <table:table-row table:style-name="ro1">
          <table:table-cell office:value-type="float" office:value="878.3045551" calcext:value-type="float">
            <text:p>878.3045551</text:p>
          </table:table-cell>
          <table:table-cell office:value-type="float" office:value="1747.409941" calcext:value-type="float">
            <text:p>1747.409941</text:p>
          </table:table-cell>
          <table:table-cell office:value-type="float" office:value="1751.223347" calcext:value-type="float">
            <text:p>1751.223347</text:p>
          </table:table-cell>
          <table:table-cell table:number-columns-repeated="1021"/>
        </table:table-row>
        <table:table-row table:style-name="ro1">
          <table:table-cell office:value-type="float" office:value="519.7322318" calcext:value-type="float">
            <text:p>519.7322318</text:p>
          </table:table-cell>
          <table:table-cell office:value-type="float" office:value="1746.894853" calcext:value-type="float">
            <text:p>1746.894853</text:p>
          </table:table-cell>
          <table:table-cell office:value-type="float" office:value="1747.327995" calcext:value-type="float">
            <text:p>1747.327995</text:p>
          </table:table-cell>
          <table:table-cell table:number-columns-repeated="1021"/>
        </table:table-row>
        <table:table-row table:style-name="ro1">
          <table:table-cell office:value-type="float" office:value="717.4170105" calcext:value-type="float">
            <text:p>717.4170105</text:p>
          </table:table-cell>
          <table:table-cell office:value-type="float" office:value="1750.263825" calcext:value-type="float">
            <text:p>1750.263825</text:p>
          </table:table-cell>
          <table:table-cell office:value-type="float" office:value="1748.120542" calcext:value-type="float">
            <text:p>1748.120542</text:p>
          </table:table-cell>
          <table:table-cell table:number-columns-repeated="1021"/>
        </table:table-row>
        <table:table-row table:style-name="ro1">
          <table:table-cell office:value-type="float" office:value="751.1254102" calcext:value-type="float">
            <text:p>751.1254102</text:p>
          </table:table-cell>
          <table:table-cell office:value-type="float" office:value="1750.328142" calcext:value-type="float">
            <text:p>1750.328142</text:p>
          </table:table-cell>
          <table:table-cell office:value-type="float" office:value="1748.618629" calcext:value-type="float">
            <text:p>1748.618629</text:p>
          </table:table-cell>
          <table:table-cell table:number-columns-repeated="1021"/>
        </table:table-row>
        <table:table-row table:style-name="ro1">
          <table:table-cell office:value-type="float" office:value="927.0095027" calcext:value-type="float">
            <text:p>927.0095027</text:p>
          </table:table-cell>
          <table:table-cell office:value-type="float" office:value="1751.088513" calcext:value-type="float">
            <text:p>1751.088513</text:p>
          </table:table-cell>
          <table:table-cell office:value-type="float" office:value="1750.194372" calcext:value-type="float">
            <text:p>1750.194372</text:p>
          </table:table-cell>
          <table:table-cell table:number-columns-repeated="1021"/>
        </table:table-row>
        <table:table-row table:style-name="ro1">
          <table:table-cell office:value-type="float" office:value="880.6282464" calcext:value-type="float">
            <text:p>880.6282464</text:p>
          </table:table-cell>
          <table:table-cell office:value-type="float" office:value="1747.759868" calcext:value-type="float">
            <text:p>1747.759868</text:p>
          </table:table-cell>
          <table:table-cell office:value-type="float" office:value="1751.210373" calcext:value-type="float">
            <text:p>1751.210373</text:p>
          </table:table-cell>
          <table:table-cell table:number-columns-repeated="1021"/>
        </table:table-row>
        <table:table-row table:style-name="ro1">
          <table:table-cell office:value-type="float" office:value="1149.145803" calcext:value-type="float">
            <text:p>1149.145803</text:p>
          </table:table-cell>
          <table:table-cell office:value-type="float" office:value="1749.561181" calcext:value-type="float">
            <text:p>1749.561181</text:p>
          </table:table-cell>
          <table:table-cell office:value-type="float" office:value="1753.276183" calcext:value-type="float">
            <text:p>1753.276183</text:p>
          </table:table-cell>
          <table:table-cell table:number-columns-repeated="1021"/>
        </table:table-row>
        <table:table-row table:style-name="ro1">
          <table:table-cell office:value-type="float" office:value="662.9250331" calcext:value-type="float">
            <text:p>662.9250331</text:p>
          </table:table-cell>
          <table:table-cell office:value-type="float" office:value="1748.689369" calcext:value-type="float">
            <text:p>1748.689369</text:p>
          </table:table-cell>
          <table:table-cell office:value-type="float" office:value="1748.270746" calcext:value-type="float">
            <text:p>1748.270746</text:p>
          </table:table-cell>
          <table:table-cell table:number-columns-repeated="1021"/>
        </table:table-row>
        <table:table-row table:style-name="ro1">
          <table:table-cell office:value-type="float" office:value="1098.370287" calcext:value-type="float">
            <text:p>1098.370287</text:p>
          </table:table-cell>
          <table:table-cell office:value-type="float" office:value="1751.91272" calcext:value-type="float">
            <text:p>1751.91272</text:p>
          </table:table-cell>
          <table:table-cell office:value-type="float" office:value="1751.67663" calcext:value-type="float">
            <text:p>1751.67663</text:p>
          </table:table-cell>
          <table:table-cell table:number-columns-repeated="1021"/>
        </table:table-row>
        <table:table-row table:style-name="ro1">
          <table:table-cell office:value-type="float" office:value="735.6243469" calcext:value-type="float">
            <text:p>735.6243469</text:p>
          </table:table-cell>
          <table:table-cell office:value-type="float" office:value="1749.125614" calcext:value-type="float">
            <text:p>1749.125614</text:p>
          </table:table-cell>
          <table:table-cell office:value-type="float" office:value="1748.790701" calcext:value-type="float">
            <text:p>1748.790701</text:p>
          </table:table-cell>
          <table:table-cell table:number-columns-repeated="1021"/>
        </table:table-row>
        <table:table-row table:style-name="ro1">
          <table:table-cell office:value-type="float" office:value="607.5916251" calcext:value-type="float">
            <text:p>607.5916251</text:p>
          </table:table-cell>
          <table:table-cell office:value-type="float" office:value="1748.089104" calcext:value-type="float">
            <text:p>1748.089104</text:p>
          </table:table-cell>
          <table:table-cell office:value-type="float" office:value="1747.86849" calcext:value-type="float">
            <text:p>1747.86849</text:p>
          </table:table-cell>
          <table:table-cell table:number-columns-repeated="1021"/>
        </table:table-row>
        <table:table-row table:style-name="ro1">
          <table:table-cell office:value-type="float" office:value="979.9319048" calcext:value-type="float">
            <text:p>979.9319048</text:p>
          </table:table-cell>
          <table:table-cell office:value-type="float" office:value="1752.774805" calcext:value-type="float">
            <text:p>1752.774805</text:p>
          </table:table-cell>
          <table:table-cell office:value-type="float" office:value="1750.062587" calcext:value-type="float">
            <text:p>1750.062587</text:p>
          </table:table-cell>
          <table:table-cell table:number-columns-repeated="1021"/>
        </table:table-row>
        <table:table-row table:style-name="ro1">
          <table:table-cell office:value-type="float" office:value="766.3320251" calcext:value-type="float">
            <text:p>766.3320251</text:p>
          </table:table-cell>
          <table:table-cell office:value-type="float" office:value="1747.497907" calcext:value-type="float">
            <text:p>1747.497907</text:p>
          </table:table-cell>
          <table:table-cell office:value-type="float" office:value="1750.085896" calcext:value-type="float">
            <text:p>1750.085896</text:p>
          </table:table-cell>
          <table:table-cell table:number-columns-repeated="1021"/>
        </table:table-row>
        <table:table-row table:style-name="ro1">
          <table:table-cell office:value-type="float" office:value="669.343475" calcext:value-type="float">
            <text:p>669.343475</text:p>
          </table:table-cell>
          <table:table-cell office:value-type="float" office:value="1749.308398" calcext:value-type="float">
            <text:p>1749.308398</text:p>
          </table:table-cell>
          <table:table-cell office:value-type="float" office:value="1748.08444" calcext:value-type="float">
            <text:p>1748.08444</text:p>
          </table:table-cell>
          <table:table-cell table:number-columns-repeated="1021"/>
        </table:table-row>
        <table:table-row table:style-name="ro1">
          <table:table-cell office:value-type="float" office:value="781.5718924" calcext:value-type="float">
            <text:p>781.5718924</text:p>
          </table:table-cell>
          <table:table-cell office:value-type="float" office:value="1751.1425" calcext:value-type="float">
            <text:p>1751.1425</text:p>
          </table:table-cell>
          <table:table-cell office:value-type="float" office:value="1748.488269" calcext:value-type="float">
            <text:p>1748.488269</text:p>
          </table:table-cell>
          <table:table-cell table:number-columns-repeated="1021"/>
        </table:table-row>
        <table:table-row table:style-name="ro1">
          <table:table-cell office:value-type="float" office:value="1013.151096" calcext:value-type="float">
            <text:p>1013.151096</text:p>
          </table:table-cell>
          <table:table-cell office:value-type="float" office:value="1751.212951" calcext:value-type="float">
            <text:p>1751.212951</text:p>
          </table:table-cell>
          <table:table-cell office:value-type="float" office:value="1751.070161" calcext:value-type="float">
            <text:p>1751.070161</text:p>
          </table:table-cell>
          <table:table-cell table:number-columns-repeated="1021"/>
        </table:table-row>
        <table:table-row table:style-name="ro1">
          <table:table-cell office:value-type="float" office:value="748.7497559" calcext:value-type="float">
            <text:p>748.7497559</text:p>
          </table:table-cell>
          <table:table-cell office:value-type="float" office:value="1748.725356" calcext:value-type="float">
            <text:p>1748.725356</text:p>
          </table:table-cell>
          <table:table-cell office:value-type="float" office:value="1749.284758" calcext:value-type="float">
            <text:p>1749.284758</text:p>
          </table:table-cell>
          <table:table-cell table:number-columns-repeated="1021"/>
        </table:table-row>
        <table:table-row table:style-name="ro1">
          <table:table-cell office:value-type="float" office:value="986.2713656" calcext:value-type="float">
            <text:p>986.2713656</text:p>
          </table:table-cell>
          <table:table-cell office:value-type="float" office:value="1752.192411" calcext:value-type="float">
            <text:p>1752.192411</text:p>
          </table:table-cell>
          <table:table-cell office:value-type="float" office:value="1750.311177" calcext:value-type="float">
            <text:p>1750.311177</text:p>
          </table:table-cell>
          <table:table-cell table:number-columns-repeated="1021"/>
        </table:table-row>
        <table:table-row table:style-name="ro1">
          <table:table-cell office:value-type="float" office:value="1056.227718" calcext:value-type="float">
            <text:p>1056.227718</text:p>
          </table:table-cell>
          <table:table-cell office:value-type="float" office:value="1750.751822" calcext:value-type="float">
            <text:p>1750.751822</text:p>
          </table:table-cell>
          <table:table-cell office:value-type="float" office:value="1751.709045" calcext:value-type="float">
            <text:p>1751.709045</text:p>
          </table:table-cell>
          <table:table-cell table:number-columns-repeated="1021"/>
        </table:table-row>
        <table:table-row table:style-name="ro1">
          <table:table-cell office:value-type="float" office:value="780.3958165" calcext:value-type="float">
            <text:p>780.3958165</text:p>
          </table:table-cell>
          <table:table-cell office:value-type="float" office:value="1746.691613" calcext:value-type="float">
            <text:p>1746.691613</text:p>
          </table:table-cell>
          <table:table-cell office:value-type="float" office:value="1750.536867" calcext:value-type="float">
            <text:p>1750.536867</text:p>
          </table:table-cell>
          <table:table-cell table:number-columns-repeated="1021"/>
        </table:table-row>
        <table:table-row table:style-name="ro1">
          <table:table-cell office:value-type="float" office:value="1010.304138" calcext:value-type="float">
            <text:p>1010.304138</text:p>
          </table:table-cell>
          <table:table-cell office:value-type="float" office:value="1750.86476" calcext:value-type="float">
            <text:p>1750.86476</text:p>
          </table:table-cell>
          <table:table-cell office:value-type="float" office:value="1751.156282" calcext:value-type="float">
            <text:p>1751.156282</text:p>
          </table:table-cell>
          <table:table-cell table:number-columns-repeated="1021"/>
        </table:table-row>
        <table:table-row table:style-name="ro1">
          <table:table-cell office:value-type="float" office:value="794.4504157" calcext:value-type="float">
            <text:p>794.4504157</text:p>
          </table:table-cell>
          <table:table-cell office:value-type="float" office:value="1752.355531" calcext:value-type="float">
            <text:p>1752.355531</text:p>
          </table:table-cell>
          <table:table-cell office:value-type="float" office:value="1748.048535" calcext:value-type="float">
            <text:p>1748.048535</text:p>
          </table:table-cell>
          <table:table-cell table:number-columns-repeated="1021"/>
        </table:table-row>
        <table:table-row table:style-name="ro1">
          <table:table-cell office:value-type="float" office:value="642.5316912" calcext:value-type="float">
            <text:p>642.5316912</text:p>
          </table:table-cell>
          <table:table-cell office:value-type="float" office:value="1746.694802" calcext:value-type="float">
            <text:p>1746.694802</text:p>
          </table:table-cell>
          <table:table-cell office:value-type="float" office:value="1748.773094" calcext:value-type="float">
            <text:p>1748.773094</text:p>
          </table:table-cell>
          <table:table-cell table:number-columns-repeated="1021"/>
        </table:table-row>
        <table:table-row table:style-name="ro1">
          <table:table-cell office:value-type="float" office:value="1035.131269" calcext:value-type="float">
            <text:p>1035.131269</text:p>
          </table:table-cell>
          <table:table-cell office:value-type="float" office:value="1751.29019" calcext:value-type="float">
            <text:p>1751.29019</text:p>
          </table:table-cell>
          <table:table-cell office:value-type="float" office:value="1751.238866" calcext:value-type="float">
            <text:p>1751.238866</text:p>
          </table:table-cell>
          <table:table-cell table:number-columns-repeated="1021"/>
        </table:table-row>
        <table:table-row table:style-name="ro1">
          <table:table-cell office:value-type="float" office:value="708.5805338" calcext:value-type="float">
            <text:p>708.5805338</text:p>
          </table:table-cell>
          <table:table-cell office:value-type="float" office:value="1748.955692" calcext:value-type="float">
            <text:p>1748.955692</text:p>
          </table:table-cell>
          <table:table-cell office:value-type="float" office:value="1748.660546" calcext:value-type="float">
            <text:p>1748.660546</text:p>
          </table:table-cell>
          <table:table-cell table:number-columns-repeated="1021"/>
        </table:table-row>
        <table:table-row table:style-name="ro1">
          <table:table-cell office:value-type="float" office:value="706.8307297" calcext:value-type="float">
            <text:p>706.8307297</text:p>
          </table:table-cell>
          <table:table-cell office:value-type="float" office:value="1749.92412" calcext:value-type="float">
            <text:p>1749.92412</text:p>
          </table:table-cell>
          <table:table-cell office:value-type="float" office:value="1748.10714" calcext:value-type="float">
            <text:p>1748.10714</text:p>
          </table:table-cell>
          <table:table-cell table:number-columns-repeated="1021"/>
        </table:table-row>
        <table:table-row table:style-name="ro1">
          <table:table-cell office:value-type="float" office:value="744.5945589" calcext:value-type="float">
            <text:p>744.5945589</text:p>
          </table:table-cell>
          <table:table-cell office:value-type="float" office:value="1747.933725" calcext:value-type="float">
            <text:p>1747.933725</text:p>
          </table:table-cell>
          <table:table-cell office:value-type="float" office:value="1749.634641" calcext:value-type="float">
            <text:p>1749.634641</text:p>
          </table:table-cell>
          <table:table-cell table:number-columns-repeated="1021"/>
        </table:table-row>
        <table:table-row table:style-name="ro1">
          <table:table-cell office:value-type="float" office:value="1151.150347" calcext:value-type="float">
            <text:p>1151.150347</text:p>
          </table:table-cell>
          <table:table-cell office:value-type="float" office:value="1753.727347" calcext:value-type="float">
            <text:p>1753.727347</text:p>
          </table:table-cell>
          <table:table-cell office:value-type="float" office:value="1751.428912" calcext:value-type="float">
            <text:p>1751.428912</text:p>
          </table:table-cell>
          <table:table-cell table:number-columns-repeated="1021"/>
        </table:table-row>
        <table:table-row table:style-name="ro1">
          <table:table-cell office:value-type="float" office:value="1162.890359" calcext:value-type="float">
            <text:p>1162.890359</text:p>
          </table:table-cell>
          <table:table-cell office:value-type="float" office:value="1753.913782" calcext:value-type="float">
            <text:p>1753.913782</text:p>
          </table:table-cell>
          <table:table-cell office:value-type="float" office:value="1751.577726" calcext:value-type="float">
            <text:p>1751.577726</text:p>
          </table:table-cell>
          <table:table-cell table:number-columns-repeated="1021"/>
        </table:table-row>
        <table:table-row table:style-name="ro1">
          <table:table-cell office:value-type="float" office:value="880.3382853" calcext:value-type="float">
            <text:p>880.3382853</text:p>
          </table:table-cell>
          <table:table-cell office:value-type="float" office:value="1745.959572" calcext:value-type="float">
            <text:p>1745.959572</text:p>
          </table:table-cell>
          <table:table-cell office:value-type="float" office:value="1752.044251" calcext:value-type="float">
            <text:p>1752.044251</text:p>
          </table:table-cell>
          <table:table-cell table:number-columns-repeated="1021"/>
        </table:table-row>
        <table:table-row table:style-name="ro1">
          <table:table-cell office:value-type="float" office:value="907.6682325" calcext:value-type="float">
            <text:p>907.6682325</text:p>
          </table:table-cell>
          <table:table-cell office:value-type="float" office:value="1751.613278" calcext:value-type="float">
            <text:p>1751.613278</text:p>
          </table:table-cell>
          <table:table-cell office:value-type="float" office:value="1749.740044" calcext:value-type="float">
            <text:p>1749.740044</text:p>
          </table:table-cell>
          <table:table-cell table:number-columns-repeated="1021"/>
        </table:table-row>
        <table:table-row table:style-name="ro1">
          <table:table-cell office:value-type="float" office:value="952.8728707" calcext:value-type="float">
            <text:p>952.8728707</text:p>
          </table:table-cell>
          <table:table-cell office:value-type="float" office:value="1751.852304" calcext:value-type="float">
            <text:p>1751.852304</text:p>
          </table:table-cell>
          <table:table-cell office:value-type="float" office:value="1750.148316" calcext:value-type="float">
            <text:p>1750.148316</text:p>
          </table:table-cell>
          <table:table-cell table:number-columns-repeated="1021"/>
        </table:table-row>
        <table:table-row table:style-name="ro1">
          <table:table-cell office:value-type="float" office:value="716.9343268" calcext:value-type="float">
            <text:p>716.9343268</text:p>
          </table:table-cell>
          <table:table-cell office:value-type="float" office:value="1748.964418" calcext:value-type="float">
            <text:p>1748.964418</text:p>
          </table:table-cell>
          <table:table-cell office:value-type="float" office:value="1748.707644" calcext:value-type="float">
            <text:p>1748.707644</text:p>
          </table:table-cell>
          <table:table-cell table:number-columns-repeated="1021"/>
        </table:table-row>
        <table:table-row table:style-name="ro1">
          <table:table-cell office:value-type="float" office:value="592.5022414" calcext:value-type="float">
            <text:p>592.5022414</text:p>
          </table:table-cell>
          <table:table-cell office:value-type="float" office:value="1747.840967" calcext:value-type="float">
            <text:p>1747.840967</text:p>
          </table:table-cell>
          <table:table-cell office:value-type="float" office:value="1747.751628" calcext:value-type="float">
            <text:p>1747.751628</text:p>
          </table:table-cell>
          <table:table-cell table:number-columns-repeated="1021"/>
        </table:table-row>
        <table:table-row table:style-name="ro1">
          <table:table-cell office:value-type="float" office:value="748.1022413" calcext:value-type="float">
            <text:p>748.1022413</text:p>
          </table:table-cell>
          <table:table-cell office:value-type="float" office:value="1746.923679" calcext:value-type="float">
            <text:p>1746.923679</text:p>
          </table:table-cell>
          <table:table-cell office:value-type="float" office:value="1749.830535" calcext:value-type="float">
            <text:p>1749.830535</text:p>
          </table:table-cell>
          <table:table-cell table:number-columns-repeated="1021"/>
        </table:table-row>
        <table:table-row table:style-name="ro1">
          <table:table-cell office:value-type="float" office:value="612.0064901" calcext:value-type="float">
            <text:p>612.0064901</text:p>
          </table:table-cell>
          <table:table-cell office:value-type="float" office:value="1746.699053" calcext:value-type="float">
            <text:p>1746.699053</text:p>
          </table:table-cell>
          <table:table-cell office:value-type="float" office:value="1748.533473" calcext:value-type="float">
            <text:p>1748.533473</text:p>
          </table:table-cell>
          <table:table-cell table:number-columns-repeated="1021"/>
        </table:table-row>
        <table:table-row table:style-name="ro1">
          <table:table-cell office:value-type="float" office:value="760.1764505" calcext:value-type="float">
            <text:p>760.1764505</text:p>
          </table:table-cell>
          <table:table-cell office:value-type="float" office:value="1748.28843" calcext:value-type="float">
            <text:p>1748.28843</text:p>
          </table:table-cell>
          <table:table-cell office:value-type="float" office:value="1749.4398" calcext:value-type="float">
            <text:p>1749.4398</text:p>
          </table:table-cell>
          <table:table-cell table:number-columns-repeated="1021"/>
        </table:table-row>
        <table:table-row table:style-name="ro1">
          <table:table-cell office:value-type="float" office:value="962.388641" calcext:value-type="float">
            <text:p>962.388641</text:p>
          </table:table-cell>
          <table:table-cell office:value-type="float" office:value="1749.845935" calcext:value-type="float">
            <text:p>1749.845935</text:p>
          </table:table-cell>
          <table:table-cell office:value-type="float" office:value="1751.166622" calcext:value-type="float">
            <text:p>1751.166622</text:p>
          </table:table-cell>
          <table:table-cell table:number-columns-repeated="1021"/>
        </table:table-row>
        <table:table-row table:style-name="ro1">
          <table:table-cell office:value-type="float" office:value="918.0318982" calcext:value-type="float">
            <text:p>918.0318982</text:p>
          </table:table-cell>
          <table:table-cell office:value-type="float" office:value="1749.588565" calcext:value-type="float">
            <text:p>1749.588565</text:p>
          </table:table-cell>
          <table:table-cell office:value-type="float" office:value="1750.579169" calcext:value-type="float">
            <text:p>1750.579169</text:p>
          </table:table-cell>
          <table:table-cell table:number-columns-repeated="1021"/>
        </table:table-row>
        <table:table-row table:style-name="ro1">
          <table:table-cell office:value-type="float" office:value="880.0915783" calcext:value-type="float">
            <text:p>880.0915783</text:p>
          </table:table-cell>
          <table:table-cell office:value-type="float" office:value="1745.191573" calcext:value-type="float">
            <text:p>1745.191573</text:p>
          </table:table-cell>
          <table:table-cell office:value-type="float" office:value="1752.481276" calcext:value-type="float">
            <text:p>1752.481276</text:p>
          </table:table-cell>
          <table:table-cell table:number-columns-repeated="1021"/>
        </table:table-row>
        <table:table-row table:style-name="ro1">
          <table:table-cell office:value-type="float" office:value="598.6033654" calcext:value-type="float">
            <text:p>598.6033654</text:p>
          </table:table-cell>
          <table:table-cell office:value-type="float" office:value="1750.215771" calcext:value-type="float">
            <text:p>1750.215771</text:p>
          </table:table-cell>
          <table:table-cell office:value-type="float" office:value="1746.630646" calcext:value-type="float">
            <text:p>1746.630646</text:p>
          </table:table-cell>
          <table:table-cell table:number-columns-repeated="1021"/>
        </table:table-row>
        <table:table-row table:style-name="ro1">
          <table:table-cell office:value-type="float" office:value="1088.556088" calcext:value-type="float">
            <text:p>1088.556088</text:p>
          </table:table-cell>
          <table:table-cell office:value-type="float" office:value="1750.656346" calcext:value-type="float">
            <text:p>1750.656346</text:p>
          </table:table-cell>
          <table:table-cell office:value-type="float" office:value="1752.142576" calcext:value-type="float">
            <text:p>1752.142576</text:p>
          </table:table-cell>
          <table:table-cell table:number-columns-repeated="1021"/>
        </table:table-row>
        <table:table-row table:style-name="ro1">
          <table:table-cell office:value-type="float" office:value="1145.968461" calcext:value-type="float">
            <text:p>1145.968461</text:p>
          </table:table-cell>
          <table:table-cell office:value-type="float" office:value="1754.484907" calcext:value-type="float">
            <text:p>1754.484907</text:p>
          </table:table-cell>
          <table:table-cell office:value-type="float" office:value="1750.968737" calcext:value-type="float">
            <text:p>1750.968737</text:p>
          </table:table-cell>
          <table:table-cell table:number-columns-repeated="1021"/>
        </table:table-row>
        <table:table-row table:style-name="ro1">
          <table:table-cell office:value-type="float" office:value="760.7140691" calcext:value-type="float">
            <text:p>760.7140691</text:p>
          </table:table-cell>
          <table:table-cell office:value-type="float" office:value="1749.90373" calcext:value-type="float">
            <text:p>1749.90373</text:p>
          </table:table-cell>
          <table:table-cell office:value-type="float" office:value="1748.98781" calcext:value-type="float">
            <text:p>1748.98781</text:p>
          </table:table-cell>
          <table:table-cell table:number-columns-repeated="1021"/>
        </table:table-row>
        <table:table-row table:style-name="ro1">
          <table:table-cell office:value-type="float" office:value="823.4706156" calcext:value-type="float">
            <text:p>823.4706156</text:p>
          </table:table-cell>
          <table:table-cell office:value-type="float" office:value="1750.82444" calcext:value-type="float">
            <text:p>1750.82444</text:p>
          </table:table-cell>
          <table:table-cell office:value-type="float" office:value="1748.962282" calcext:value-type="float">
            <text:p>1748.962282</text:p>
          </table:table-cell>
          <table:table-cell table:number-columns-repeated="1021"/>
        </table:table-row>
        <table:table-row table:style-name="ro1">
          <table:table-cell office:value-type="float" office:value="665.8348876" calcext:value-type="float">
            <text:p>665.8348876</text:p>
          </table:table-cell>
          <table:table-cell office:value-type="float" office:value="1749.797271" calcext:value-type="float">
            <text:p>1749.797271</text:p>
          </table:table-cell>
          <table:table-cell office:value-type="float" office:value="1747.573996" calcext:value-type="float">
            <text:p>1747.573996</text:p>
          </table:table-cell>
          <table:table-cell table:number-columns-repeated="1021"/>
        </table:table-row>
        <table:table-row table:style-name="ro1">
          <table:table-cell office:value-type="float" office:value="980.6680896" calcext:value-type="float">
            <text:p>980.6680896</text:p>
          </table:table-cell>
          <table:table-cell office:value-type="float" office:value="1752.083472" calcext:value-type="float">
            <text:p>1752.083472</text:p>
          </table:table-cell>
          <table:table-cell office:value-type="float" office:value="1750.430906" calcext:value-type="float">
            <text:p>1750.430906</text:p>
          </table:table-cell>
          <table:table-cell table:number-columns-repeated="1021"/>
        </table:table-row>
        <table:table-row table:style-name="ro1">
          <table:table-cell office:value-type="float" office:value="961.2003644" calcext:value-type="float">
            <text:p>961.2003644</text:p>
          </table:table-cell>
          <table:table-cell office:value-type="float" office:value="1748.787624" calcext:value-type="float">
            <text:p>1748.787624</text:p>
          </table:table-cell>
          <table:table-cell office:value-type="float" office:value="1751.462201" calcext:value-type="float">
            <text:p>1751.462201</text:p>
          </table:table-cell>
          <table:table-cell table:number-columns-repeated="1021"/>
        </table:table-row>
        <table:table-row table:style-name="ro1">
          <table:table-cell office:value-type="float" office:value="864.9403685" calcext:value-type="float">
            <text:p>864.9403685</text:p>
          </table:table-cell>
          <table:table-cell office:value-type="float" office:value="1749.979032" calcext:value-type="float">
            <text:p>1749.979032</text:p>
          </table:table-cell>
          <table:table-cell office:value-type="float" office:value="1749.863155" calcext:value-type="float">
            <text:p>1749.863155</text:p>
          </table:table-cell>
          <table:table-cell table:number-columns-repeated="1021"/>
        </table:table-row>
        <table:table-row table:style-name="ro1">
          <table:table-cell office:value-type="float" office:value="788.2434773" calcext:value-type="float">
            <text:p>788.2434773</text:p>
          </table:table-cell>
          <table:table-cell office:value-type="float" office:value="1750.145793" calcext:value-type="float">
            <text:p>1750.145793</text:p>
          </table:table-cell>
          <table:table-cell office:value-type="float" office:value="1748.836118" calcext:value-type="float">
            <text:p>1748.836118</text:p>
          </table:table-cell>
          <table:table-cell table:number-columns-repeated="1021"/>
        </table:table-row>
        <table:table-row table:style-name="ro1">
          <table:table-cell office:value-type="float" office:value="1040.970835" calcext:value-type="float">
            <text:p>1040.970835</text:p>
          </table:table-cell>
          <table:table-cell office:value-type="float" office:value="1750.067736" calcext:value-type="float">
            <text:p>1750.067736</text:p>
          </table:table-cell>
          <table:table-cell office:value-type="float" office:value="1751.91852" calcext:value-type="float">
            <text:p>1751.91852</text:p>
          </table:table-cell>
          <table:table-cell table:number-columns-repeated="1021"/>
        </table:table-row>
        <table:table-row table:style-name="ro1">
          <table:table-cell office:value-type="float" office:value="722.5870342" calcext:value-type="float">
            <text:p>722.5870342</text:p>
          </table:table-cell>
          <table:table-cell office:value-type="float" office:value="1750.46219" calcext:value-type="float">
            <text:p>1750.46219</text:p>
          </table:table-cell>
          <table:table-cell office:value-type="float" office:value="1748.099234" calcext:value-type="float">
            <text:p>1748.099234</text:p>
          </table:table-cell>
          <table:table-cell table:number-columns-repeated="1021"/>
        </table:table-row>
        <table:table-row table:style-name="ro1">
          <table:table-cell office:value-type="float" office:value="758.4904861" calcext:value-type="float">
            <text:p>758.4904861</text:p>
          </table:table-cell>
          <table:table-cell office:value-type="float" office:value="1750.798642" calcext:value-type="float">
            <text:p>1750.798642</text:p>
          </table:table-cell>
          <table:table-cell office:value-type="float" office:value="1748.415222" calcext:value-type="float">
            <text:p>1748.415222</text:p>
          </table:table-cell>
          <table:table-cell table:number-columns-repeated="1021"/>
        </table:table-row>
        <table:table-row table:style-name="ro1">
          <table:table-cell office:value-type="float" office:value="896.0871365" calcext:value-type="float">
            <text:p>896.0871365</text:p>
          </table:table-cell>
          <table:table-cell office:value-type="float" office:value="1749.16102" calcext:value-type="float">
            <text:p>1749.16102</text:p>
          </table:table-cell>
          <table:table-cell office:value-type="float" office:value="1750.586337" calcext:value-type="float">
            <text:p>1750.586337</text:p>
          </table:table-cell>
          <table:table-cell table:number-columns-repeated="1021"/>
        </table:table-row>
        <table:table-row table:style-name="ro1">
          <table:table-cell office:value-type="float" office:value="836.5842065" calcext:value-type="float">
            <text:p>836.5842065</text:p>
          </table:table-cell>
          <table:table-cell office:value-type="float" office:value="1750.569453" calcext:value-type="float">
            <text:p>1750.569453</text:p>
          </table:table-cell>
          <table:table-cell office:value-type="float" office:value="1749.401276" calcext:value-type="float">
            <text:p>1749.401276</text:p>
          </table:table-cell>
          <table:table-cell table:number-columns-repeated="1021"/>
        </table:table-row>
        <table:table-row table:style-name="ro1">
          <table:table-cell office:value-type="float" office:value="723.2745448" calcext:value-type="float">
            <text:p>723.2745448</text:p>
          </table:table-cell>
          <table:table-cell office:value-type="float" office:value="1747.793283" calcext:value-type="float">
            <text:p>1747.793283</text:p>
          </table:table-cell>
          <table:table-cell office:value-type="float" office:value="1749.147505" calcext:value-type="float">
            <text:p>1749.147505</text:p>
          </table:table-cell>
          <table:table-cell table:number-columns-repeated="1021"/>
        </table:table-row>
        <table:table-row table:style-name="ro1">
          <table:table-cell office:value-type="float" office:value="727.7298713" calcext:value-type="float">
            <text:p>727.7298713</text:p>
          </table:table-cell>
          <table:table-cell office:value-type="float" office:value="1749.768604" calcext:value-type="float">
            <text:p>1749.768604</text:p>
          </table:table-cell>
          <table:table-cell office:value-type="float" office:value="1748.589107" calcext:value-type="float">
            <text:p>1748.589107</text:p>
          </table:table-cell>
          <table:table-cell table:number-columns-repeated="1021"/>
        </table:table-row>
        <table:table-row table:style-name="ro1">
          <table:table-cell office:value-type="float" office:value="895.2752098" calcext:value-type="float">
            <text:p>895.2752098</text:p>
          </table:table-cell>
          <table:table-cell office:value-type="float" office:value="1748.127116" calcext:value-type="float">
            <text:p>1748.127116</text:p>
          </table:table-cell>
          <table:table-cell office:value-type="float" office:value="1751.151004" calcext:value-type="float">
            <text:p>1751.151004</text:p>
          </table:table-cell>
          <table:table-cell table:number-columns-repeated="1021"/>
        </table:table-row>
        <table:table-row table:style-name="ro1">
          <table:table-cell office:value-type="float" office:value="827.5599926" calcext:value-type="float">
            <text:p>827.5599926</text:p>
          </table:table-cell>
          <table:table-cell office:value-type="float" office:value="1748.382781" calcext:value-type="float">
            <text:p>1748.382781</text:p>
          </table:table-cell>
          <table:table-cell office:value-type="float" office:value="1750.342128" calcext:value-type="float">
            <text:p>1750.342128</text:p>
          </table:table-cell>
          <table:table-cell table:number-columns-repeated="1021"/>
        </table:table-row>
        <table:table-row table:style-name="ro1">
          <table:table-cell office:value-type="float" office:value="1151.380538" calcext:value-type="float">
            <text:p>1151.380538</text:p>
          </table:table-cell>
          <table:table-cell office:value-type="float" office:value="1750.501586" calcext:value-type="float">
            <text:p>1750.501586</text:p>
          </table:table-cell>
          <table:table-cell office:value-type="float" office:value="1752.829652" calcext:value-type="float">
            <text:p>1752.829652</text:p>
          </table:table-cell>
          <table:table-cell table:number-columns-repeated="1021"/>
        </table:table-row>
        <table:table-row table:style-name="ro1">
          <table:table-cell office:value-type="float" office:value="981.1621616" calcext:value-type="float">
            <text:p>981.1621616</text:p>
          </table:table-cell>
          <table:table-cell office:value-type="float" office:value="1749.395538" calcext:value-type="float">
            <text:p>1749.395538</text:p>
          </table:table-cell>
          <table:table-cell office:value-type="float" office:value="1751.534583" calcext:value-type="float">
            <text:p>1751.534583</text:p>
          </table:table-cell>
          <table:table-cell table:number-columns-repeated="1021"/>
        </table:table-row>
        <table:table-row table:style-name="ro1">
          <table:table-cell office:value-type="float" office:value="1028.550395" calcext:value-type="float">
            <text:p>1028.550395</text:p>
          </table:table-cell>
          <table:table-cell office:value-type="float" office:value="1751.934493" calcext:value-type="float">
            <text:p>1751.934493</text:p>
          </table:table-cell>
          <table:table-cell office:value-type="float" office:value="1750.827247" calcext:value-type="float">
            <text:p>1750.827247</text:p>
          </table:table-cell>
          <table:table-cell table:number-columns-repeated="1021"/>
        </table:table-row>
        <table:table-row table:style-name="ro1">
          <table:table-cell office:value-type="float" office:value="826.1184125" calcext:value-type="float">
            <text:p>826.1184125</text:p>
          </table:table-cell>
          <table:table-cell office:value-type="float" office:value="1751.129202" calcext:value-type="float">
            <text:p>1751.129202</text:p>
          </table:table-cell>
          <table:table-cell office:value-type="float" office:value="1748.979856" calcext:value-type="float">
            <text:p>1748.979856</text:p>
          </table:table-cell>
          <table:table-cell table:number-columns-repeated="1021"/>
        </table:table-row>
        <table:table-row table:style-name="ro1">
          <table:table-cell office:value-type="float" office:value="684.0096871" calcext:value-type="float">
            <text:p>684.0096871</text:p>
          </table:table-cell>
          <table:table-cell office:value-type="float" office:value="1748.124149" calcext:value-type="float">
            <text:p>1748.124149</text:p>
          </table:table-cell>
          <table:table-cell office:value-type="float" office:value="1748.701112" calcext:value-type="float">
            <text:p>1748.701112</text:p>
          </table:table-cell>
          <table:table-cell table:number-columns-repeated="1021"/>
        </table:table-row>
        <table:table-row table:style-name="ro1">
          <table:table-cell office:value-type="float" office:value="575.8673115" calcext:value-type="float">
            <text:p>575.8673115</text:p>
          </table:table-cell>
          <table:table-cell office:value-type="float" office:value="1748.127592" calcext:value-type="float">
            <text:p>1748.127592</text:p>
          </table:table-cell>
          <table:table-cell office:value-type="float" office:value="1747.436161" calcext:value-type="float">
            <text:p>1747.436161</text:p>
          </table:table-cell>
          <table:table-cell table:number-columns-repeated="1021"/>
        </table:table-row>
        <table:table-row table:style-name="ro1">
          <table:table-cell office:value-type="float" office:value="921.771779" calcext:value-type="float">
            <text:p>921.771779</text:p>
          </table:table-cell>
          <table:table-cell office:value-type="float" office:value="1749.063934" calcext:value-type="float">
            <text:p>1749.063934</text:p>
          </table:table-cell>
          <table:table-cell office:value-type="float" office:value="1750.906722" calcext:value-type="float">
            <text:p>1750.906722</text:p>
          </table:table-cell>
          <table:table-cell table:number-columns-repeated="1021"/>
        </table:table-row>
        <table:table-row table:style-name="ro1">
          <table:table-cell office:value-type="float" office:value="791.1791756" calcext:value-type="float">
            <text:p>791.1791756</text:p>
          </table:table-cell>
          <table:table-cell office:value-type="float" office:value="1751.448261" calcext:value-type="float">
            <text:p>1751.448261</text:p>
          </table:table-cell>
          <table:table-cell office:value-type="float" office:value="1748.341759" calcext:value-type="float">
            <text:p>1748.341759</text:p>
          </table:table-cell>
          <table:table-cell table:number-columns-repeated="1021"/>
        </table:table-row>
        <table:table-row table:style-name="ro1">
          <table:table-cell office:value-type="float" office:value="724.2764591" calcext:value-type="float">
            <text:p>724.2764591</text:p>
          </table:table-cell>
          <table:table-cell office:value-type="float" office:value="1751.532764" calcext:value-type="float">
            <text:p>1751.532764</text:p>
          </table:table-cell>
          <table:table-cell office:value-type="float" office:value="1747.527424" calcext:value-type="float">
            <text:p>1747.527424</text:p>
          </table:table-cell>
          <table:table-cell table:number-columns-repeated="1021"/>
        </table:table-row>
        <table:table-row table:style-name="ro1">
          <table:table-cell office:value-type="float" office:value="1166.272989" calcext:value-type="float">
            <text:p>1166.272989</text:p>
          </table:table-cell>
          <table:table-cell office:value-type="float" office:value="1751.445458" calcext:value-type="float">
            <text:p>1751.445458</text:p>
          </table:table-cell>
          <table:table-cell office:value-type="float" office:value="1752.65417" calcext:value-type="float">
            <text:p>1752.65417</text:p>
          </table:table-cell>
          <table:table-cell table:number-columns-repeated="1021"/>
        </table:table-row>
        <table:table-row table:style-name="ro1">
          <table:table-cell office:value-type="float" office:value="853.5961537" calcext:value-type="float">
            <text:p>853.5961537</text:p>
          </table:table-cell>
          <table:table-cell office:value-type="float" office:value="1751.523787" calcext:value-type="float">
            <text:p>1751.523787</text:p>
          </table:table-cell>
          <table:table-cell office:value-type="float" office:value="1749.004628" calcext:value-type="float">
            <text:p>1749.004628</text:p>
          </table:table-cell>
          <table:table-cell table:number-columns-repeated="1021"/>
        </table:table-row>
        <table:table-row table:style-name="ro1">
          <table:table-cell office:value-type="float" office:value="981.1162464" calcext:value-type="float">
            <text:p>981.1162464</text:p>
          </table:table-cell>
          <table:table-cell office:value-type="float" office:value="1751.045117" calcext:value-type="float">
            <text:p>1751.045117</text:p>
          </table:table-cell>
          <table:table-cell office:value-type="float" office:value="1750.685648" calcext:value-type="float">
            <text:p>1750.685648</text:p>
          </table:table-cell>
          <table:table-cell table:number-columns-repeated="1021"/>
        </table:table-row>
        <table:table-row table:style-name="ro1">
          <table:table-cell office:value-type="float" office:value="787.1683335" calcext:value-type="float">
            <text:p>787.1683335</text:p>
          </table:table-cell>
          <table:table-cell office:value-type="float" office:value="1748.671412" calcext:value-type="float">
            <text:p>1748.671412</text:p>
          </table:table-cell>
          <table:table-cell office:value-type="float" office:value="1749.539376" calcext:value-type="float">
            <text:p>1749.539376</text:p>
          </table:table-cell>
          <table:table-cell table:number-columns-repeated="1021"/>
        </table:table-row>
        <table:table-row table:style-name="ro1">
          <table:table-cell office:value-type="float" office:value="874.9095423" calcext:value-type="float">
            <text:p>874.9095423</text:p>
          </table:table-cell>
          <table:table-cell office:value-type="float" office:value="1751.023644" calcext:value-type="float">
            <text:p>1751.023644</text:p>
          </table:table-cell>
          <table:table-cell office:value-type="float" office:value="1749.584564" calcext:value-type="float">
            <text:p>1749.584564</text:p>
          </table:table-cell>
          <table:table-cell table:number-columns-repeated="1021"/>
        </table:table-row>
        <table:table-row table:style-name="ro1">
          <table:table-cell office:value-type="float" office:value="751.2185119" calcext:value-type="float">
            <text:p>751.2185119</text:p>
          </table:table-cell>
          <table:table-cell office:value-type="float" office:value="1750.317328" calcext:value-type="float">
            <text:p>1750.317328</text:p>
          </table:table-cell>
          <table:table-cell office:value-type="float" office:value="1748.385039" calcext:value-type="float">
            <text:p>1748.385039</text:p>
          </table:table-cell>
          <table:table-cell table:number-columns-repeated="1021"/>
        </table:table-row>
        <table:table-row table:style-name="ro1">
          <table:table-cell office:value-type="float" office:value="890.5955885" calcext:value-type="float">
            <text:p>890.5955885</text:p>
          </table:table-cell>
          <table:table-cell office:value-type="float" office:value="1749.074135" calcext:value-type="float">
            <text:p>1749.074135</text:p>
          </table:table-cell>
          <table:table-cell office:value-type="float" office:value="1750.49137" calcext:value-type="float">
            <text:p>1750.49137</text:p>
          </table:table-cell>
          <table:table-cell table:number-columns-repeated="1021"/>
        </table:table-row>
        <table:table-row table:style-name="ro1">
          <table:table-cell office:value-type="float" office:value="955.8568831" calcext:value-type="float">
            <text:p>955.8568831</text:p>
          </table:table-cell>
          <table:table-cell office:value-type="float" office:value="1750.270863" calcext:value-type="float">
            <text:p>1750.270863</text:p>
          </table:table-cell>
          <table:table-cell office:value-type="float" office:value="1750.84327" calcext:value-type="float">
            <text:p>1750.84327</text:p>
          </table:table-cell>
          <table:table-cell table:number-columns-repeated="1021"/>
        </table:table-row>
        <table:table-row table:style-name="ro1">
          <table:table-cell office:value-type="float" office:value="1087.794806" calcext:value-type="float">
            <text:p>1087.794806</text:p>
          </table:table-cell>
          <table:table-cell office:value-type="float" office:value="1751.300508" calcext:value-type="float">
            <text:p>1751.300508</text:p>
          </table:table-cell>
          <table:table-cell office:value-type="float" office:value="1751.693724" calcext:value-type="float">
            <text:p>1751.693724</text:p>
          </table:table-cell>
          <table:table-cell table:number-columns-repeated="1021"/>
        </table:table-row>
        <table:table-row table:style-name="ro1">
          <table:table-cell office:value-type="float" office:value="724.2231156" calcext:value-type="float">
            <text:p>724.2231156</text:p>
          </table:table-cell>
          <table:table-cell office:value-type="float" office:value="1748.518933" calcext:value-type="float">
            <text:p>1748.518933</text:p>
          </table:table-cell>
          <table:table-cell office:value-type="float" office:value="1748.874141" calcext:value-type="float">
            <text:p>1748.874141</text:p>
          </table:table-cell>
          <table:table-cell table:number-columns-repeated="1021"/>
        </table:table-row>
        <table:table-row table:style-name="ro1">
          <table:table-cell office:value-type="float" office:value="785.7956219" calcext:value-type="float">
            <text:p>785.7956219</text:p>
          </table:table-cell>
          <table:table-cell office:value-type="float" office:value="1751.69752" calcext:value-type="float">
            <text:p>1751.69752</text:p>
          </table:table-cell>
          <table:table-cell office:value-type="float" office:value="1748.171144" calcext:value-type="float">
            <text:p>1748.171144</text:p>
          </table:table-cell>
          <table:table-cell table:number-columns-repeated="1021"/>
        </table:table-row>
        <table:table-row table:style-name="ro1">
          <table:table-cell office:value-type="float" office:value="782.3430833" calcext:value-type="float">
            <text:p>782.3430833</text:p>
          </table:table-cell>
          <table:table-cell office:value-type="float" office:value="1750.888026" calcext:value-type="float">
            <text:p>1750.888026</text:p>
          </table:table-cell>
          <table:table-cell office:value-type="float" office:value="1748.535823" calcext:value-type="float">
            <text:p>1748.535823</text:p>
          </table:table-cell>
          <table:table-cell table:number-columns-repeated="1021"/>
        </table:table-row>
        <table:table-row table:style-name="ro1">
          <table:table-cell office:value-type="float" office:value="1042.101341" calcext:value-type="float">
            <text:p>1042.101341</text:p>
          </table:table-cell>
          <table:table-cell office:value-type="float" office:value="1749.635277" calcext:value-type="float">
            <text:p>1749.635277</text:p>
          </table:table-cell>
          <table:table-cell office:value-type="float" office:value="1752.085466" calcext:value-type="float">
            <text:p>1752.085466</text:p>
          </table:table-cell>
          <table:table-cell table:number-columns-repeated="1021"/>
        </table:table-row>
        <table:table-row table:style-name="ro1">
          <table:table-cell office:value-type="float" office:value="841.5353327" calcext:value-type="float">
            <text:p>841.5353327</text:p>
          </table:table-cell>
          <table:table-cell office:value-type="float" office:value="1748.386789" calcext:value-type="float">
            <text:p>1748.386789</text:p>
          </table:table-cell>
          <table:table-cell office:value-type="float" office:value="1750.22614" calcext:value-type="float">
            <text:p>1750.22614</text:p>
          </table:table-cell>
          <table:table-cell table:number-columns-repeated="1021"/>
        </table:table-row>
        <table:table-row table:style-name="ro1">
          <table:table-cell office:value-type="float" office:value="1168.489989" calcext:value-type="float">
            <text:p>1168.489989</text:p>
          </table:table-cell>
          <table:table-cell office:value-type="float" office:value="1750.155323" calcext:value-type="float">
            <text:p>1750.155323</text:p>
          </table:table-cell>
          <table:table-cell office:value-type="float" office:value="1753.243687" calcext:value-type="float">
            <text:p>1753.243687</text:p>
          </table:table-cell>
          <table:table-cell table:number-columns-repeated="1021"/>
        </table:table-row>
        <table:table-row table:style-name="ro1">
          <table:table-cell office:value-type="float" office:value="1040.56678" calcext:value-type="float">
            <text:p>1040.56678</text:p>
          </table:table-cell>
          <table:table-cell office:value-type="float" office:value="1750.575342" calcext:value-type="float">
            <text:p>1750.575342</text:p>
          </table:table-cell>
          <table:table-cell office:value-type="float" office:value="1751.605714" calcext:value-type="float">
            <text:p>1751.605714</text:p>
          </table:table-cell>
          <table:table-cell table:number-columns-repeated="1021"/>
        </table:table-row>
        <table:table-row table:style-name="ro1">
          <table:table-cell office:value-type="float" office:value="1050.075759" calcext:value-type="float">
            <text:p>1050.075759</text:p>
          </table:table-cell>
          <table:table-cell office:value-type="float" office:value="1750.279984" calcext:value-type="float">
            <text:p>1750.279984</text:p>
          </table:table-cell>
          <table:table-cell office:value-type="float" office:value="1751.729008" calcext:value-type="float">
            <text:p>1751.729008</text:p>
          </table:table-cell>
          <table:table-cell table:number-columns-repeated="1021"/>
        </table:table-row>
        <table:table-row table:style-name="ro1">
          <table:table-cell office:value-type="float" office:value="889.3496186" calcext:value-type="float">
            <text:p>889.3496186</text:p>
          </table:table-cell>
          <table:table-cell office:value-type="float" office:value="1752.059289" calcext:value-type="float">
            <text:p>1752.059289</text:p>
          </table:table-cell>
          <table:table-cell office:value-type="float" office:value="1749.168994" calcext:value-type="float">
            <text:p>1749.168994</text:p>
          </table:table-cell>
          <table:table-cell table:number-columns-repeated="1021"/>
        </table:table-row>
        <table:table-row table:style-name="ro1">
          <table:table-cell office:value-type="float" office:value="628.5913899" calcext:value-type="float">
            <text:p>628.5913899</text:p>
          </table:table-cell>
          <table:table-cell office:value-type="float" office:value="1746.987785" calcext:value-type="float">
            <text:p>1746.987785</text:p>
          </table:table-cell>
          <table:table-cell office:value-type="float" office:value="1748.556516" calcext:value-type="float">
            <text:p>1748.556516</text:p>
          </table:table-cell>
          <table:table-cell table:number-columns-repeated="1021"/>
        </table:table-row>
        <table:table-row table:style-name="ro1">
          <table:table-cell office:value-type="float" office:value="640.2957412" calcext:value-type="float">
            <text:p>640.2957412</text:p>
          </table:table-cell>
          <table:table-cell office:value-type="float" office:value="1747.600318" calcext:value-type="float">
            <text:p>1747.600318</text:p>
          </table:table-cell>
          <table:table-cell office:value-type="float" office:value="1748.537251" calcext:value-type="float">
            <text:p>1748.537251</text:p>
          </table:table-cell>
          <table:table-cell table:number-columns-repeated="1021"/>
        </table:table-row>
        <table:table-row table:style-name="ro1">
          <table:table-cell office:value-type="float" office:value="1009.292244" calcext:value-type="float">
            <text:p>1009.292244</text:p>
          </table:table-cell>
          <table:table-cell office:value-type="float" office:value="1750.001213" calcext:value-type="float">
            <text:p>1750.001213</text:p>
          </table:table-cell>
          <table:table-cell office:value-type="float" office:value="1751.531223" calcext:value-type="float">
            <text:p>1751.531223</text:p>
          </table:table-cell>
          <table:table-cell table:number-columns-repeated="1021"/>
        </table:table-row>
        <table:table-row table:style-name="ro1">
          <table:table-cell office:value-type="float" office:value="901.8190835" calcext:value-type="float">
            <text:p>901.8190835</text:p>
          </table:table-cell>
          <table:table-cell office:value-type="float" office:value="1751.820911" calcext:value-type="float">
            <text:p>1751.820911</text:p>
          </table:table-cell>
          <table:table-cell office:value-type="float" office:value="1749.665123" calcext:value-type="float">
            <text:p>1749.665123</text:p>
          </table:table-cell>
          <table:table-cell table:number-columns-repeated="1021"/>
        </table:table-row>
        <table:table-row table:style-name="ro1">
          <table:table-cell office:value-type="float" office:value="741.3954331" calcext:value-type="float">
            <text:p>741.3954331</text:p>
          </table:table-cell>
          <table:table-cell office:value-type="float" office:value="1749.678008" calcext:value-type="float">
            <text:p>1749.678008</text:p>
          </table:table-cell>
          <table:table-cell office:value-type="float" office:value="1748.725804" calcext:value-type="float">
            <text:p>1748.725804</text:p>
          </table:table-cell>
          <table:table-cell table:number-columns-repeated="1021"/>
        </table:table-row>
        <table:table-row table:style-name="ro1">
          <table:table-cell office:value-type="float" office:value="951.1114859" calcext:value-type="float">
            <text:p>951.1114859</text:p>
          </table:table-cell>
          <table:table-cell office:value-type="float" office:value="1749.076045" calcext:value-type="float">
            <text:p>1749.076045</text:p>
          </table:table-cell>
          <table:table-cell office:value-type="float" office:value="1750.958219" calcext:value-type="float">
            <text:p>1750.958219</text:p>
          </table:table-cell>
          <table:table-cell table:number-columns-repeated="1021"/>
        </table:table-row>
        <table:table-row table:style-name="ro1">
          <table:table-cell office:value-type="float" office:value="1010.262616" calcext:value-type="float">
            <text:p>1010.262616</text:p>
          </table:table-cell>
          <table:table-cell office:value-type="float" office:value="1750.554861" calcext:value-type="float">
            <text:p>1750.554861</text:p>
          </table:table-cell>
          <table:table-cell office:value-type="float" office:value="1751.357784" calcext:value-type="float">
            <text:p>1751.357784</text:p>
          </table:table-cell>
          <table:table-cell table:number-columns-repeated="1021"/>
        </table:table-row>
        <table:table-row table:style-name="ro1">
          <table:table-cell office:value-type="float" office:value="736.8531562" calcext:value-type="float">
            <text:p>736.8531562</text:p>
          </table:table-cell>
          <table:table-cell office:value-type="float" office:value="1751.923163" calcext:value-type="float">
            <text:p>1751.923163</text:p>
          </table:table-cell>
          <table:table-cell office:value-type="float" office:value="1747.482185" calcext:value-type="float">
            <text:p>1747.482185</text:p>
          </table:table-cell>
          <table:table-cell table:number-columns-repeated="1021"/>
        </table:table-row>
        <table:table-row table:style-name="ro1">
          <table:table-cell office:value-type="float" office:value="1093.890323" calcext:value-type="float">
            <text:p>1093.890323</text:p>
          </table:table-cell>
          <table:table-cell office:value-type="float" office:value="1753.018295" calcext:value-type="float">
            <text:p>1753.018295</text:p>
          </table:table-cell>
          <table:table-cell office:value-type="float" office:value="1751.117792" calcext:value-type="float">
            <text:p>1751.117792</text:p>
          </table:table-cell>
          <table:table-cell table:number-columns-repeated="1021"/>
        </table:table-row>
        <table:table-row table:style-name="ro1">
          <table:table-cell office:value-type="float" office:value="759.9817449" calcext:value-type="float">
            <text:p>759.9817449</text:p>
          </table:table-cell>
          <table:table-cell office:value-type="float" office:value="1747.967388" calcext:value-type="float">
            <text:p>1747.967388</text:p>
          </table:table-cell>
          <table:table-cell office:value-type="float" office:value="1749.485366" calcext:value-type="float">
            <text:p>1749.485366</text:p>
          </table:table-cell>
          <table:table-cell table:number-columns-repeated="1021"/>
        </table:table-row>
        <table:table-row table:style-name="ro1">
          <table:table-cell office:value-type="float" office:value="1151.034939" calcext:value-type="float">
            <text:p>1151.034939</text:p>
          </table:table-cell>
          <table:table-cell office:value-type="float" office:value="1750.957868" calcext:value-type="float">
            <text:p>1750.957868</text:p>
          </table:table-cell>
          <table:table-cell office:value-type="float" office:value="1752.740224" calcext:value-type="float">
            <text:p>1752.740224</text:p>
          </table:table-cell>
          <table:table-cell table:number-columns-repeated="1021"/>
        </table:table-row>
        <table:table-row table:style-name="ro1">
          <table:table-cell office:value-type="float" office:value="907.1232525" calcext:value-type="float">
            <text:p>907.1232525</text:p>
          </table:table-cell>
          <table:table-cell office:value-type="float" office:value="1750.222723" calcext:value-type="float">
            <text:p>1750.222723</text:p>
          </table:table-cell>
          <table:table-cell office:value-type="float" office:value="1750.165639" calcext:value-type="float">
            <text:p>1750.165639</text:p>
          </table:table-cell>
          <table:table-cell table:number-columns-repeated="1021"/>
        </table:table-row>
        <table:table-row table:style-name="ro1">
          <table:table-cell office:value-type="float" office:value="843.2599106" calcext:value-type="float">
            <text:p>843.2599106</text:p>
          </table:table-cell>
          <table:table-cell office:value-type="float" office:value="1748.180719" calcext:value-type="float">
            <text:p>1748.180719</text:p>
          </table:table-cell>
          <table:table-cell office:value-type="float" office:value="1750.423926" calcext:value-type="float">
            <text:p>1750.423926</text:p>
          </table:table-cell>
          <table:table-cell table:number-columns-repeated="1021"/>
        </table:table-row>
        <table:table-row table:style-name="ro1">
          <table:table-cell office:value-type="float" office:value="833.9206369" calcext:value-type="float">
            <text:p>833.9206369</text:p>
          </table:table-cell>
          <table:table-cell office:value-type="float" office:value="1750.033229" calcext:value-type="float">
            <text:p>1750.033229</text:p>
          </table:table-cell>
          <table:table-cell office:value-type="float" office:value="1749.427281" calcext:value-type="float">
            <text:p>1749.427281</text:p>
          </table:table-cell>
          <table:table-cell table:number-columns-repeated="1021"/>
        </table:table-row>
        <table:table-row table:style-name="ro1">
          <table:table-cell office:value-type="float" office:value="800.2980757" calcext:value-type="float">
            <text:p>800.2980757</text:p>
          </table:table-cell>
          <table:table-cell office:value-type="float" office:value="1747.996913" calcext:value-type="float">
            <text:p>1747.996913</text:p>
          </table:table-cell>
          <table:table-cell office:value-type="float" office:value="1750.035046" calcext:value-type="float">
            <text:p>1750.035046</text:p>
          </table:table-cell>
          <table:table-cell table:number-columns-repeated="1021"/>
        </table:table-row>
        <table:table-row table:style-name="ro1">
          <table:table-cell office:value-type="float" office:value="799.2617369" calcext:value-type="float">
            <text:p>799.2617369</text:p>
          </table:table-cell>
          <table:table-cell office:value-type="float" office:value="1752.540381" calcext:value-type="float">
            <text:p>1752.540381</text:p>
          </table:table-cell>
          <table:table-cell office:value-type="float" office:value="1747.98331" calcext:value-type="float">
            <text:p>1747.98331</text:p>
          </table:table-cell>
          <table:table-cell table:number-columns-repeated="1021"/>
        </table:table-row>
        <table:table-row table:style-name="ro1">
          <table:table-cell office:value-type="float" office:value="705.8022573" calcext:value-type="float">
            <text:p>705.8022573</text:p>
          </table:table-cell>
          <table:table-cell office:value-type="float" office:value="1751.34929" calcext:value-type="float">
            <text:p>1751.34929</text:p>
          </table:table-cell>
          <table:table-cell office:value-type="float" office:value="1747.484989" calcext:value-type="float">
            <text:p>1747.484989</text:p>
          </table:table-cell>
          <table:table-cell table:number-columns-repeated="1021"/>
        </table:table-row>
        <table:table-row table:style-name="ro1">
          <table:table-cell office:value-type="float" office:value="1048.892414" calcext:value-type="float">
            <text:p>1048.892414</text:p>
          </table:table-cell>
          <table:table-cell office:value-type="float" office:value="1748.656426" calcext:value-type="float">
            <text:p>1748.656426</text:p>
          </table:table-cell>
          <table:table-cell office:value-type="float" office:value="1752.539962" calcext:value-type="float">
            <text:p>1752.539962</text:p>
          </table:table-cell>
          <table:table-cell table:number-columns-repeated="1021"/>
        </table:table-row>
        <table:table-row table:style-name="ro1" table:number-rows-repeated="104757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Calibri Light" svg:font-family="'Calibri Light'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size-asian="12pt" style:font-size-complex="12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20_25__20_-_20_Accent1" style:display-name="Excel Built-in 20% - Accent1" style:family="table-cell" style:parent-style-name="Default">
      <style:table-cell-properties fo:background-color="#dae3f3"/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20_25__20_-_20_Accent2" style:display-name="Excel Built-in 20% - Accent2" style:family="table-cell" style:parent-style-name="Default">
      <style:table-cell-properties fo:background-color="#fbe5d6"/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20_25__20_-_20_Accent3" style:display-name="Excel Built-in 20% - Accent3" style:family="table-cell" style:parent-style-name="Default">
      <style:table-cell-properties fo:background-color="#ededed"/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20_25__20_-_20_Accent4" style:display-name="Excel Built-in 20% - Accent4" style:family="table-cell" style:parent-style-name="Default">
      <style:table-cell-properties fo:background-color="#fff2cc"/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20_25__20_-_20_Accent5" style:display-name="Excel Built-in 20% - Accent5" style:family="table-cell" style:parent-style-name="Default">
      <style:table-cell-properties fo:background-color="#deebf7"/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20_25__20_-_20_Accent6" style:display-name="Excel Built-in 20% - Accent6" style:family="table-cell" style:parent-style-name="Default">
      <style:table-cell-properties fo:background-color="#e2f0d9"/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40_25__20_-_20_Accent1" style:display-name="Excel Built-in 40% - Accent1" style:family="table-cell" style:parent-style-name="Default">
      <style:table-cell-properties fo:background-color="#b4c7e7"/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40_25__20_-_20_Accent2" style:display-name="Excel Built-in 40% - Accent2" style:family="table-cell" style:parent-style-name="Default">
      <style:table-cell-properties fo:background-color="#f8cbad"/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40_25__20_-_20_Accent3" style:display-name="Excel Built-in 40% - Accent3" style:family="table-cell" style:parent-style-name="Default">
      <style:table-cell-properties fo:background-color="#dbdbdb"/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40_25__20_-_20_Accent4" style:display-name="Excel Built-in 40% - Accent4" style:family="table-cell" style:parent-style-name="Default">
      <style:table-cell-properties fo:background-color="#ffe699"/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40_25__20_-_20_Accent5" style:display-name="Excel Built-in 40% - Accent5" style:family="table-cell" style:parent-style-name="Default">
      <style:table-cell-properties fo:background-color="#bdd7ee"/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40_25__20_-_20_Accent6" style:display-name="Excel Built-in 40% - Accent6" style:family="table-cell" style:parent-style-name="Default">
      <style:table-cell-properties fo:background-color="#c5e0b4"/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60_25__20_-_20_Accent1" style:display-name="Excel Built-in 60% - Accent1" style:family="table-cell" style:parent-style-name="Default">
      <style:table-cell-properties fo:background-color="#8faadc"/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60_25__20_-_20_Accent2" style:display-name="Excel Built-in 60% - Accent2" style:family="table-cell" style:parent-style-name="Default">
      <style:table-cell-properties fo:background-color="#f4b183"/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60_25__20_-_20_Accent3" style:display-name="Excel Built-in 60% - Accent3" style:family="table-cell" style:parent-style-name="Default">
      <style:table-cell-properties fo:background-color="#c9c9c9"/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60_25__20_-_20_Accent4" style:display-name="Excel Built-in 60% - Accent4" style:family="table-cell" style:parent-style-name="Default">
      <style:table-cell-properties fo:background-color="#ffd966"/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60_25__20_-_20_Accent5" style:display-name="Excel Built-in 60% - Accent5" style:family="table-cell" style:parent-style-name="Default">
      <style:table-cell-properties fo:background-color="#9dc3e6"/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60_25__20_-_20_Accent6" style:display-name="Excel Built-in 60% - Accent6" style:family="table-cell" style:parent-style-name="Default">
      <style:table-cell-properties fo:background-color="#a9d18e"/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Accent1" style:display-name="Excel Built-in Accent1" style:family="table-cell" style:parent-style-name="Default">
      <style:table-cell-properties fo:background-color="#4472c4"/>
      <style:text-properties fo:color="#ffffff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Accent2" style:display-name="Excel Built-in Accent2" style:family="table-cell" style:parent-style-name="Default">
      <style:table-cell-properties fo:background-color="#ed7d31"/>
      <style:text-properties fo:color="#ffffff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Accent3" style:display-name="Excel Built-in Accent3" style:family="table-cell" style:parent-style-name="Default">
      <style:table-cell-properties fo:background-color="#a5a5a5"/>
      <style:text-properties fo:color="#ffffff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Accent4" style:display-name="Excel Built-in Accent4" style:family="table-cell" style:parent-style-name="Default">
      <style:table-cell-properties fo:background-color="#ffc000"/>
      <style:text-properties fo:color="#ffffff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Accent5" style:display-name="Excel Built-in Accent5" style:family="table-cell" style:parent-style-name="Default">
      <style:table-cell-properties fo:background-color="#5b9bd5"/>
      <style:text-properties fo:color="#ffffff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Accent6" style:display-name="Excel Built-in Accent6" style:family="table-cell" style:parent-style-name="Default">
      <style:table-cell-properties fo:background-color="#70ad47"/>
      <style:text-properties fo:color="#ffffff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Calculation" style:display-name="Excel Built-in Calculation" style:family="table-cell" style:parent-style-name="Default">
      <style:table-cell-properties fo:background-color="#f2f2f2" style:diagonal-bl-tr="none" style:diagonal-tl-br="none" fo:border="0.74pt solid #7f7f7f"/>
      <style:text-properties fo:color="#fa7d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Excel_20_Built-in_20_Check_20_Cell" style:display-name="Excel Built-in Check Cell" style:family="table-cell" style:parent-style-name="Default">
      <style:table-cell-properties fo:background-color="#a5a5a5" style:diagonal-bl-tr="none" style:diagonal-tl-br="none" fo:border="1.76pt double-thin #3f3f3f" style:border-line-width="0.0071in 0.0102in 0.0071in"/>
      <style:text-properties fo:color="#ffffff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Excel_20_Built-in_20_Explanatory_20_Text" style:display-name="Excel Built-in Explanatory Text" style:family="table-cell" style:parent-style-name="Default">
      <style:text-properties fo:color="#7f7f7f" style:text-outline="false" style:text-line-through-style="none" style:text-line-through-type="none" style:font-name="Calibri" fo:font-family="Calibri" style:font-family-generic="swiss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Heading_20_1" style:display-name="Excel Built-in Heading 1" style:family="table-cell" style:parent-style-name="Default">
      <style:table-cell-properties fo:border-bottom="2.49pt solid #4472c4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Excel_20_Built-in_20_Heading_20_2" style:display-name="Excel Built-in Heading 2" style:family="table-cell" style:parent-style-name="Default">
      <style:table-cell-properties fo:border-bottom="2.49pt solid #a1b8e1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20_Built-in_20_Heading_20_3" style:display-name="Excel Built-in Heading 3" style:family="table-cell" style:parent-style-name="Default">
      <style:table-cell-properties fo:border-bottom="1.76pt solid #8faadc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Heading_20_4" style:display-name="Excel Built-in Heading 4" style:family="table-cell" style:parent-style-name="Default">
      <style:text-properties fo:color="#44546a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Input" style:display-name="Excel Built-in Input" style:family="table-cell" style:parent-style-name="Default">
      <style:table-cell-properties fo:background-color="#ffcc99" style:diagonal-bl-tr="none" style:diagonal-tl-br="none" fo:border="0.74pt solid #7f7f7f"/>
      <style:text-properties fo:color="#3f3f76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Linked_20_Cell" style:display-name="Excel Built-in Linked Cell" style:family="table-cell" style:parent-style-name="Default">
      <style:table-cell-properties fo:border-bottom="1.76pt double-thin #ff8001" style:border-line-width-bottom="0.0071in 0.0102in 0.0071in" style:diagonal-bl-tr="none" style:diagonal-tl-br="none" fo:border-left="none" fo:border-right="none" fo:border-top="none"/>
      <style:text-properties fo:color="#fa7d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57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fo:border="0.74pt solid #b2b2b2"/>
    </style:style>
    <style:style style:name="Excel_20_Built-in_20_Output" style:display-name="Excel Built-in Output" style:family="table-cell" style:parent-style-name="Default">
      <style:table-cell-properties fo:background-color="#f2f2f2" style:diagonal-bl-tr="none" style:diagonal-tl-br="none" fo:border="0.74pt solid #3f3f3f"/>
      <style:text-properties fo:color="#3f3f3f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Excel_20_Built-in_20_Title" style:display-name="Excel Built-in Title" style:family="table-cell" style:parent-style-name="Default">
      <style:text-properties fo:color="#44546a" style:text-outline="false" style:text-line-through-style="none" style:text-line-through-type="none" style:font-name="Calibri Light" fo:font-family="'Calibri Light'" style:font-family-generic="swiss" fo:font-size="18pt" fo:font-style="normal" fo:text-shadow="none" style:text-underline-style="none" fo:font-weight="normal" style:font-size-asian="18pt" style:font-style-asian="normal" style:font-weight-asian="normal" style:font-name-complex="Calibri Light" style:font-family-complex="'Calibri Light'" style:font-family-generic-complex="swiss" style:font-size-complex="18pt" style:font-style-complex="normal" style:font-weight-complex="normal"/>
    </style:style>
    <style:style style:name="Excel_20_Built-in_20_Total" style:display-name="Excel Built-in Total" style:family="table-cell" style:parent-style-name="Default">
      <style:table-cell-properties fo:border-bottom="1.76pt double-thin #4472c4" style:border-line-width-bottom="0.0071in 0.0102in 0.0071in" style:diagonal-bl-tr="none" style:diagonal-tl-br="none" fo:border-left="none" fo:border-right="none" fo:border-top="0.74pt solid #4472c4"/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Excel_20_Built-in_20_Warning_20_Text" style:display-name="Excel Built-in Warning Text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bisiklet_5f_fiyatları" style:display-name="PageStyle_bisiklet_fiyatları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til Samancioglu</meta:initial-creator>
    <dc:creator>Atil Samancioglu</dc:creator>
    <meta:creation-date>2020-08-03T17:25:55</meta:creation-date>
    <dc:date>2020-08-03T17:26:03</dc:date>
    <meta:generator>LibreOffice/7.3.7.2$Linux_X86_64 LibreOffice_project/30$Build-2</meta:generator>
    <meta:document-statistic meta:table-count="1" meta:cell-count="3003" meta:object-count="0"/>
    <meta:user-defined meta:name="AppVersion">16.0300</meta:user-defined>
  </office:meta>
</office:document-meta>
</file>